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400000003007D56E877.png" manifest:media-type="image/png"/>
  <manifest:file-entry manifest:full-path="Pictures/TablePreview6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3" svg:font-family="Menlo-Regular"/>
    <style:font-face style:name="F" svg:font-family="" style:font-family-generic="roman"/>
    <style:font-face style:name="01" svg:font-family="0" style:font-family-generic="roman"/>
    <style:font-face style:name="Menlo-Regular1" svg:font-family="Menlo-Regular" style:font-family-generic="roman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Courier 10 Pitch" svg:font-family="'Courier 10 Pitch'" style:font-pitch="variable"/>
    <style:font-face style:name="DejaVu Sans3" svg:font-family="'DejaVu Sans'" style:font-pitch="variable"/>
    <style:font-face style:name="Menlo-Regular2" svg:font-family="Menlo-Regular" style:font-pitch="variable"/>
    <style:font-face style:name="Times New Roman1" svg:font-family="'Times New Roman'" style:font-pitch="variable"/>
    <style:font-face style:name="Courier New1" svg:font-family="'Courier New'" style:font-family-generic="modern" style:font-pitch="variable"/>
    <style:font-face style:name="DejaVu Sans2" svg:font-family="'DejaVu Sans'" style:font-family-generic="modern" style:font-pitch="variable"/>
    <style:font-face style:name="Times New Roman2" svg:font-family="'Times New Roman'" style:font-family-generic="modern" style:font-pitch="variable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egrito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6.618cm" fo:min-width="12.7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4.39cm"/>
    </style:style>
    <style:style style:name="gr6" style:family="graphic" style:parent-style-name="standard">
      <style:graphic-properties draw:stroke="none" draw:fill="none" fo:min-height="0.722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7da647" draw:textarea-horizontal-align="center" draw:textarea-vertical-align="middle" draw:auto-grow-height="false" draw:auto-grow-width="false" fo:max-height="0cm" fo:min-height="3.717cm" fo:padding-top="0.175cm" fo:padding-bottom="0.175cm" fo:padding-left="0cm" fo:padding-right="0cm"/>
    </style:style>
    <style:style style:name="gr8" style:family="graphic" style:parent-style-name="standard">
      <style:graphic-properties draw:stroke="none" draw:fill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0" style:family="graphic" style:parent-style-name="objectwithoutfill">
      <style:graphic-properties svg:stroke-width="0.1cm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4.187cm"/>
    </style:style>
    <style:style style:name="gr12" style:family="graphic" style:parent-style-name="standard">
      <style:graphic-properties svg:stroke-width="0.051cm" draw:marker-start-width="0.376cm" draw:marker-end-width="0.3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76cm" draw:marker-end-width="0.3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horizontal-align="left" draw:textarea-vertical-align="top" draw:auto-grow-height="false" draw:auto-grow-width="false" fo:max-height="0cm" fo:min-height="7.667cm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33cc66" draw:textarea-horizontal-align="center" draw:textarea-vertical-align="middle" draw:auto-grow-height="false" draw:auto-grow-width="false" fo:max-height="0cm" fo:min-height="3.717cm" fo:padding-top="0.175cm" fo:padding-bottom="0.175cm" fo:padding-left="0.2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4.5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07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5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4.759cm"/>
    </style:style>
    <style:style style:name="gr24" style:family="graphic" style:parent-style-name="standard">
      <style:graphic-properties svg:stroke-width="0.305cm" draw:marker-start-width="0.755cm" draw:marker-end-width="0.755cm" draw:fill="solid" draw:fill-color="#333333" draw:textarea-horizontal-align="justify" draw:textarea-vertical-align="middle" draw:auto-grow-height="false" fo:padding-top="0.275cm" fo:padding-bottom="0.275cm" fo:padding-left="0.4cm" fo:padding-right="0.4cm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1cm" fo:min-width="2.542cm"/>
    </style:style>
    <style:style style:name="gr2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619cm" fo:min-width="2.542cm"/>
    </style:style>
    <style:style style:name="gr2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2.428cm" fo:min-width="5.082cm"/>
    </style:style>
    <style:style style:name="gr2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1cm" fo:min-width="8.89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4.187cm"/>
    </style:style>
    <style:style style:name="gr31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619cm" fo:min-width="6.983cm"/>
    </style:style>
    <style:style style:name="gr32" style:family="graphic" style:parent-style-name="standard">
      <style:graphic-properties svg:stroke-width="0.051cm" draw:marker-start-width="0.376cm" draw:marker-end-width="0.3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draw:marker-start-width="0.376cm" draw:marker-end-width="0.3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3.168cm"/>
    </style:style>
    <style:style style:name="gr35" style:family="graphic" style:parent-style-name="objectwithoutfill">
      <style:graphic-properties svg:stroke-width="0.051cm" draw:marker-start="Arrow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22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45cm"/>
    </style:style>
    <style:style style:name="gr40" style:family="graphic" style:parent-style-name="standard">
      <style:graphic-properties draw:stroke="dash" draw:stroke-dash="Ultrafine_20_Dashed" svg:stroke-width="0.102cm" svg:stroke-color="#ff3333" draw:marker-start-width="0.452cm" draw:marker-end-width="0.452cm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3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6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123cm"/>
    </style:style>
    <style:style style:name="gr45" style:family="graphic" style:parent-style-name="standard">
      <style:graphic-properties draw:stroke="dash" draw:stroke-dash="Ultrafine_20_Dashed" svg:stroke-width="0.102cm" svg:stroke-color="#ffcc00" draw:marker-start-width="0.452cm" draw:marker-end-width="0.452cm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28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8cm"/>
    </style:style>
    <style:style style:name="gr48" style:family="graphic" style:parent-style-name="Object_20_with_20_no_20_fill_20_and_20_no_20_line">
      <style:graphic-properties draw:stroke="none" draw:fill="none" draw:ole-draw-aspect="1" style:protect="siz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3.336cm"/>
    </style:style>
    <style:style style:name="gr50" style:family="graphic" style:parent-style-name="standard">
      <style:graphic-properties svg:stroke-width="0.051cm" draw:marker-start-width="0.376cm" draw:marker-end-width="0.376cm" draw:fill="solid" draw:fill-color="#ffff66" draw:textarea-horizontal-align="justify" draw:textarea-vertical-align="middle" draw:auto-grow-height="false" fo:min-height="0.923cm" fo:min-width="3.236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draw:marker-start-width="0.376cm" draw:marker-end-width="0.376cm" draw:fill="solid" draw:fill-color="#dddddd" draw:textarea-horizontal-align="justify" draw:textarea-vertical-align="middle" draw:auto-grow-height="false" fo:min-height="0.923cm" fo:min-width="0.774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draw:marker-start-width="0.376cm" draw:marker-end-width="0.376cm" draw:fill="solid" draw:fill-color="#ffff66" draw:textarea-horizontal-align="justify" draw:textarea-vertical-align="middle" draw:auto-grow-height="false" fo:min-height="0.923cm" fo:min-width="0.774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draw:marker-start-width="0.376cm" draw:marker-end-width="0.376cm" draw:fill="solid" draw:fill-color="#ffff66" draw:textarea-horizontal-align="justify" draw:textarea-vertical-align="middle" draw:auto-grow-height="false" fo:min-height="0.923cm" fo:min-width="0.918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draw:marker-start-width="0.376cm" draw:marker-end-width="0.376cm" draw:fill="solid" draw:fill-color="#ffff66" draw:textarea-horizontal-align="justify" draw:textarea-vertical-align="middle" draw:auto-grow-height="false" fo:min-height="0.923cm" fo:min-width="0.947cm" fo:padding-top="0.15cm" fo:padding-bottom="0.15cm" fo:padding-left="0.275cm" fo:padding-right="0.275cm"/>
    </style:style>
    <style:style style:name="gr55" style:family="graphic" style:parent-style-name="standard">
      <style:graphic-properties draw:textarea-horizontal-align="justify" draw:textarea-vertical-align="middle" draw:auto-grow-height="false" fo:min-height="0.17cm" fo:min-width="1.038cm"/>
    </style:style>
    <style:style style:name="gr56" style:family="graphic" style:parent-style-name="standard">
      <style:graphic-properties svg:stroke-width="0.305cm" draw:marker-start-width="0.755cm" draw:marker-end-width="0.755cm" draw:fill="solid" draw:fill-color="#333333" draw:textarea-horizontal-align="justify" draw:textarea-vertical-align="middle" draw:auto-grow-height="false" fo:min-height="6.763cm" fo:min-width="10.139cm" fo:padding-top="0.275cm" fo:padding-bottom="0.275cm" fo:padding-left="0.4cm" fo:padding-right="0.4cm"/>
    </style:style>
    <style:style style:name="gr57" style:family="graphic" style:parent-style-name="standard">
      <style:graphic-properties draw:fill="solid" draw:fill-color="#000000" draw:textarea-horizontal-align="justify" draw:textarea-vertical-align="middle" draw:auto-grow-height="false" fo:min-height="0.439cm" fo:min-width="0.789cm"/>
    </style:style>
    <style:style style:name="gr58" style:family="graphic" style:parent-style-name="standard">
      <style:graphic-properties draw:fill="solid" draw:fill-color="#000000" draw:textarea-horizontal-align="justify" draw:textarea-vertical-align="middle" draw:auto-grow-height="false" fo:min-height="0.028cm" fo:min-width="5.454cm"/>
    </style:style>
    <style:style style:name="gr59" style:family="graphic" style:parent-style-name="standard">
      <style:graphic-properties draw:textarea-horizontal-align="justify" draw:textarea-vertical-align="middle" draw:auto-grow-height="false" fo:min-height="0.034cm" fo:min-width="1.038cm"/>
    </style:style>
    <style:style style:name="gr60" style:family="graphic" style:parent-style-name="standard">
      <style:graphic-properties svg:stroke-width="0.051cm" draw:marker-start-width="0.376cm" draw:marker-end-width="0.376cm" draw:fill="solid" draw:fill-color="#ffff66" draw:textarea-horizontal-align="justify" draw:textarea-vertical-align="middle" draw:auto-grow-height="false" fo:min-height="0.923cm" fo:min-width="0.764cm" fo:padding-top="0.15cm" fo:padding-bottom="0.15cm" fo:padding-left="0.275cm" fo:padding-right="0.275cm"/>
    </style:style>
    <style:style style:name="gr61" style:family="graphic" style:parent-style-name="standard">
      <style:graphic-properties draw:textarea-horizontal-align="justify" draw:textarea-vertical-align="middle" draw:auto-grow-height="false" fo:min-height="0.034cm" fo:min-width="1.5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4.82cm"/>
    </style:style>
    <style:style style:name="gr63" style:family="graphic" style:parent-style-name="standard">
      <style:graphic-properties draw:stroke="solid" svg:stroke-color="#000000" draw:fill="solid" draw:fill-color="#e6ff00" draw:auto-grow-height="true" draw:auto-grow-width="false" fo:max-height="0cm" fo:min-height="0.725cm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standard">
      <style:graphic-properties draw:stroke="solid" svg:stroke-color="#000000" draw:fill="solid" draw:fill-color="#99ccff" draw:auto-grow-height="true" draw:auto-grow-width="false" fo:max-height="0cm" fo:min-height="0.708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fo:min-height="9.82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7.697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201cm"/>
    </style:style>
    <style:style style:name="pr9" style:family="presentation" style:parent-style-name="Default-outline1">
      <style:graphic-properties fo:min-height="1.844cm"/>
    </style:style>
    <style:style style:name="pr10" style:family="presentation" style:parent-style-name="Default-outline1">
      <style:graphic-properties fo:min-height="3.949cm"/>
    </style:style>
    <style:style style:name="pr11" style:family="presentation" style:parent-style-name="Default-outline1">
      <style:graphic-properties fo:min-height="14.939cm"/>
    </style:style>
    <style:style style:name="pr12" style:family="presentation" style:parent-style-name="Default-outline1">
      <style:graphic-properties fo:min-height="2.852cm"/>
    </style:style>
    <style:style style:name="pr13" style:family="presentation" style:parent-style-name="Default-outline1">
      <style:graphic-properties fo:min-height="8.872cm"/>
    </style:style>
    <style:style style:name="pr14" style:family="presentation" style:parent-style-name="Default-outline1">
      <style:graphic-properties fo:min-height="2.927cm"/>
    </style:style>
    <style:style style:name="co1" style:family="table-column">
      <style:table-column-properties style:column-width="5.993cm" style:use-optimal-column-width="false"/>
    </style:style>
    <style:style style:name="co2" style:family="table-column">
      <style:table-column-properties style:column-width="4.596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057cm"/>
    </style:style>
    <style:style style:name="ce1" style:family="table-cell">
      <loext:graphic-properties style:repeat="repeat"/>
      <style:paragraph-properties fo:text-align="center" fo:border="0.28pt solid #000000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 fo:border-left="0.28pt solid #000000" fo:border-right="0.28pt solid #000000" fo:border-top="0.28pt solid #000000" fo:border-bottom="none"/>
      <style:text-properties fo:font-size="20pt" style:font-size-asian="20pt" style:font-size-complex="20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944794" style:font-name="Trebuchet MS1" fo:font-size="32pt" fo:font-style="normal" fo:text-shadow="none" fo:font-weight="bold" style:font-size-asian="32pt" style:font-style-asian="italic" style:font-weight-asian="bold" style:font-size-complex="32pt" style:font-style-complex="italic" style:font-weight-complex="bold" style:font-relief="embossed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color="#000000" style:font-name="Courier 10 Pitch2" fo:font-size="180pt" style:font-size-asian="180pt" style:font-size-complex="180pt" style:font-relief="none"/>
    </style:style>
    <style:style style:name="P5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7" style:family="paragraph">
      <style:text-properties style:font-name="Trebuchet MS2" fo:font-size="32pt" style:font-size-asian="32pt" style:font-size-complex="32pt"/>
    </style:style>
    <style:style style:name="P8" style:family="paragraph">
      <style:text-properties fo:color="#000000"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color="#944794" style:font-name="DejaVu Sans" fo:font-size="66pt" fo:text-shadow="1pt 1pt" fo:font-weight="bold" style:font-size-asian="18pt" style:font-size-complex="18pt"/>
    </style:style>
    <style:style style:name="P12" style:family="paragraph">
      <loext:graphic-properties draw:fill="none"/>
      <style:paragraph-properties fo:text-align="start"/>
      <style:text-properties fo:color="#000080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paragraph-properties fo:text-align="start"/>
      <style:text-properties fo:color="#000080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left="0.03cm" fo:margin-right="0cm" fo:margin-top="0cm" fo:margin-bottom="0.6cm" fo:text-align="center" fo:text-indent="0cm"/>
    </style:style>
    <style:style style:name="P15" style:family="paragraph">
      <style:paragraph-properties fo:margin-left="0.03cm" fo:margin-right="0cm" fo:margin-top="0.08cm" fo:margin-bottom="0cm" fo:text-align="center" fo:text-indent="0cm"/>
    </style:style>
    <style:style style:name="P16" style:family="paragraph">
      <loext:graphic-properties draw:fill="solid" draw:fill-color="#7da647"/>
      <style:paragraph-properties fo:margin-left="0.03cm" fo:margin-right="0cm" fo:margin-top="0cm" fo:margin-bottom="0.6cm" fo:text-align="center" fo:text-indent="0cm"/>
      <style:text-properties fo:color="#ffffff" style:font-name="Courier New2" fo:font-size="40pt" fo:font-weight="bold" style:font-size-asian="40pt" style:font-weight-asian="bold" style:font-size-complex="40pt" style:font-weight-complex="bold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style:font-name="Courier New2"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none"/>
      <style:text-properties fo:font-size="18pt" style:font-size-asian="18pt" style:font-size-complex="18pt"/>
    </style:style>
    <style:style style:name="P23" style:family="paragraph">
      <loext:graphic-properties draw:fill="solid" draw:fill-color="#dddddd"/>
      <style:paragraph-properties fo:text-align="center"/>
    </style:style>
    <style:style style:name="P24" style:family="paragraph">
      <loext:graphic-properties draw:fill="solid" draw:fill-color="#ffff66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text-properties style:font-name="Courier New2" fo:font-size="16pt"/>
    </style:style>
    <style:style style:name="P27" style:family="paragraph">
      <loext:graphic-properties draw:fill="none" draw:fill-color="#ffffff"/>
      <style:text-properties style:font-name="Courier New2" fo:font-size="16pt" style:font-size-asian="16pt" style:font-size-complex="16pt"/>
    </style:style>
    <style:style style:name="P28" style:family="paragraph">
      <loext:graphic-properties draw:fill="solid" draw:fill-color="#008000"/>
      <style:paragraph-properties fo:text-align="center"/>
      <style:text-properties fo:color="#ffffff" style:font-name="Courier New2" fo:font-size="26pt" fo:font-weight="bold" style:font-size-asian="26pt" style:font-weight-asian="bold" style:font-size-complex="26pt" style:font-weight-complex="bold"/>
    </style:style>
    <style:style style:name="P29" style:family="paragraph">
      <loext:graphic-properties draw:fill="none" draw:fill-color="#ffffff"/>
      <style:text-properties style:font-name="Courier New3" fo:font-size="16pt" style:font-size-asian="18pt" style:font-size-complex="18pt"/>
    </style:style>
    <style:style style:name="P30" style:family="paragraph">
      <style:paragraph-properties fo:margin-left="0cm" fo:margin-right="0cm" fo:margin-top="0cm" fo:margin-bottom="0cm" fo:text-align="center" fo:text-indent="0cm"/>
    </style:style>
    <style:style style:name="P31" style:family="paragraph">
      <loext:graphic-properties draw:fill="solid" draw:fill-color="#33cc66"/>
      <style:paragraph-properties fo:margin-left="0cm" fo:margin-right="0cm" fo:margin-top="0cm" fo:margin-bottom="0cm" fo:text-align="center" fo:text-indent="0cm"/>
      <style:text-properties fo:color="#ff0000" style:font-name="Courier New2" fo:font-size="28pt" fo:font-weight="bold" style:font-size-asian="28pt" style:font-weight-asian="bold" style:font-size-complex="28pt" style:font-weight-complex="bold"/>
    </style:style>
    <style:style style:name="P32" style:family="paragraph">
      <loext:graphic-properties draw:fill="solid" draw:fill-color="#33cc66"/>
      <style:paragraph-properties fo:margin-left="0cm" fo:margin-right="0cm" fo:margin-top="0cm" fo:margin-bottom="0cm" fo:text-align="center" fo:text-indent="0cm"/>
      <style:text-properties fo:color="#ff0000" style:font-name="Courier New2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margin-top="0cm" fo:margin-bottom="1cm"/>
    </style:style>
    <style:style style:name="P34" style:family="paragraph">
      <style:paragraph-properties fo:margin-top="0cm" fo:margin-bottom="1cm"/>
      <style:text-properties fo:font-size="26pt" style:font-size-asian="26pt" style:font-size-complex="26pt"/>
    </style:style>
    <style:style style:name="P35" style:family="paragraph">
      <loext:graphic-properties draw:fill="none"/>
      <style:paragraph-properties fo:text-align="start" style:text-autospace="none">
        <style:tab-stops>
          <style:tab-stop style:position="0.933cm"/>
        </style:tab-stops>
      </style:paragraph-properties>
      <style:text-properties fo:color="#000080" style:font-name="Courier New2" fo:font-size="24pt" fo:font-weight="bold" style:font-size-asian="24pt" style:font-weight-asian="bold" style:font-size-complex="24pt" style:font-weight-complex="bold"/>
    </style:style>
    <style:style style:name="P36" style:family="paragraph">
      <style:paragraph-properties style:text-autospace="none">
        <style:tab-stops>
          <style:tab-stop style:position="0.933cm"/>
        </style:tab-stops>
      </style:paragraph-properties>
    </style:style>
    <style:style style:name="P37" style:family="paragraph">
      <loext:graphic-properties draw:fill="none"/>
      <style:paragraph-properties fo:text-align="start" style:text-autospace="none">
        <style:tab-stops>
          <style:tab-stop style:position="0.933cm"/>
        </style:tab-stops>
      </style:paragraph-properties>
      <style:text-properties fo:color="#000080" fo:font-size="22pt" fo:font-weight="bold" style:font-size-asian="22pt" style:font-weight-asian="bold" style:font-size-complex="22pt" style:font-weight-complex="bold"/>
    </style:style>
    <style:style style:name="P38" style:family="paragraph">
      <loext:graphic-properties draw:fill="solid" draw:fill-color="#ffff66"/>
      <style:paragraph-properties fo:text-align="center"/>
      <style:text-properties fo:font-size="18pt"/>
    </style:style>
    <style:style style:name="P39" style:family="paragraph">
      <loext:graphic-properties draw:fill="solid" draw:fill-color="#dddddd"/>
      <style:paragraph-properties fo:text-align="center"/>
      <style:text-properties fo:font-size="18pt"/>
    </style:style>
    <style:style style:name="P40" style:family="paragraph">
      <loext:graphic-properties draw:fill="none"/>
      <style:paragraph-properties fo:text-align="start" style:text-autospace="none">
        <style:tab-stops>
          <style:tab-stop style:position="0.933cm"/>
        </style:tab-stops>
      </style:paragraph-properties>
      <style:text-properties fo:color="#000080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none"/>
      <style:paragraph-properties fo:text-align="start"/>
      <style:text-properties fo:color="#000080" style:font-name="Courier New2" fo:font-size="28pt" fo:font-weight="bold" style:font-size-asian="28pt" style:font-weight-asian="bold" style:font-size-complex="28pt" style:font-weight-complex="bold"/>
    </style:style>
    <style:style style:name="P43" style:family="paragraph">
      <loext:graphic-properties draw:fill="none"/>
      <style:paragraph-properties fo:text-align="start" style:text-autospace="none">
        <style:tab-stops>
          <style:tab-stop style:position="0.933cm"/>
        </style:tab-stops>
      </style:paragraph-properties>
      <style:text-properties fo:color="#000080" style:font-name="Courier New2" fo:font-size="22pt" fo:font-weight="bold" style:font-size-asian="22pt" style:font-weight-asian="bold" style:font-size-complex="22pt" style:font-weight-complex="bold"/>
    </style:style>
    <style:style style:name="P44" style:family="paragraph">
      <loext:graphic-properties draw:fill="none"/>
      <style:paragraph-properties fo:text-align="start"/>
      <style:text-properties fo:color="#000080" style:font-name="Courier New2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solid" draw:fill-color="#333333"/>
      <style:paragraph-properties fo:text-align="center"/>
    </style:style>
    <style:style style:name="P47" style:family="paragraph">
      <loext:graphic-properties draw:fill="solid" draw:fill-color="#000000"/>
      <style:paragraph-properties fo:text-align="center"/>
    </style:style>
    <style:style style:name="P48" style:family="paragraph">
      <loext:graphic-properties draw:fill="none" draw:fill-color="#ffffff"/>
      <style:text-properties fo:color="#ffffff" style:font-name="Courier New1" fo:font-size="20pt" fo:font-weight="bold" style:font-size-asian="20pt" style:font-weight-asian="bold" style:font-size-complex="20pt" style:font-weight-complex="bold"/>
    </style:style>
    <style:style style:name="P49" style:family="paragraph">
      <loext:graphic-properties draw:fill="none"/>
      <style:paragraph-properties fo:text-align="start" style:text-autospace="none">
        <style:tab-stops>
          <style:tab-stop style:position="0.933cm"/>
        </style:tab-stops>
      </style:paragraph-properties>
      <style:text-properties fo:color="#000080" style:font-name="Courier New" fo:font-size="22pt" fo:font-weight="bold" style:font-size-asian="22pt" style:font-weight-asian="bold" style:font-size-complex="22pt" style:font-weight-complex="bold"/>
    </style:style>
    <style:style style:name="P50" style:family="paragraph">
      <loext:graphic-properties draw:fill="none"/>
      <style:paragraph-properties fo:text-align="start"/>
      <style:text-properties fo:color="#000080" fo:font-size="18pt" fo:font-weight="bold" style:font-size-asian="18pt" style:font-weight-asian="bold" style:font-size-complex="18pt" style:font-weight-complex="bold"/>
    </style:style>
    <style:style style:name="P51" style:family="paragraph">
      <loext:graphic-properties draw:fill="none"/>
      <style:paragraph-properties fo:text-align="start"/>
      <style:text-properties fo:color="#000080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none"/>
      <style:paragraph-properties fo:text-align="start"/>
      <style:text-properties fo:color="#000080" style:font-name="Courier New2" fo:font-size="22pt" fo:font-weight="bold" style:font-size-asian="22pt" style:font-weight-asian="bold" style:font-size-complex="22pt" style:font-weight-complex="bold"/>
    </style:style>
    <style:style style:name="P53" style:family="paragraph">
      <loext:graphic-properties draw:fill="solid" draw:fill-color="#6666ff"/>
      <style:paragraph-properties fo:text-align="center"/>
    </style:style>
    <style:style style:name="P54" style:family="paragraph">
      <loext:graphic-properties draw:fill="solid" draw:fill-color="#ff6600"/>
      <style:paragraph-properties fo:text-align="center"/>
    </style:style>
    <style:style style:name="P55" style:family="paragraph">
      <loext:graphic-properties draw:fill="none" draw:fill-color="#ffffff"/>
    </style:style>
    <style:style style:name="P56" style:family="paragraph">
      <loext:graphic-properties draw:fill="none" draw:fill-color="#ffffff"/>
      <style:text-properties fo:font-size="24pt" style:font-size-asian="24pt" style:font-size-complex="24pt"/>
    </style:style>
    <style:style style:name="P57" style:family="paragraph">
      <style:paragraph-properties fo:margin-left="0cm" fo:margin-right="0cm" fo:text-align="center" fo:text-indent="0cm"/>
      <style:text-properties fo:font-size="66pt"/>
    </style:style>
    <style:style style:name="P58" style:family="paragraph">
      <style:text-properties fo:font-size="28pt" style:font-size-asian="28pt" style:font-size-complex="28pt"/>
    </style:style>
    <style:style style:name="P59" style:family="paragraph">
      <style:paragraph-properties fo:text-align="center"/>
      <style:text-properties fo:font-size="18pt"/>
    </style:style>
    <style:style style:name="P60" style:family="paragraph">
      <loext:graphic-properties draw:fill="none"/>
      <style:paragraph-properties fo:text-align="center"/>
      <style:text-properties fo:font-weight="bold"/>
    </style:style>
    <style:style style:name="P61" style:family="paragraph">
      <style:text-properties fo:font-size="24pt"/>
    </style:style>
    <style:style style:name="P62" style:family="paragraph">
      <style:paragraph-properties style:text-autospace="none">
        <style:tab-stops>
          <style:tab-stop style:position="0.933cm"/>
        </style:tab-stops>
      </style:paragraph-properties>
      <style:text-properties fo:font-size="22pt"/>
    </style:style>
    <style:style style:name="P63" style:family="paragraph">
      <style:text-properties fo:font-size="22pt"/>
    </style:style>
    <style:style style:name="P64" style:family="paragraph">
      <style:paragraph-properties fo:text-align="center"/>
      <style:text-properties fo:color="#800000" fo:font-size="18pt" fo:font-weight="bold" style:font-weight-asian="bold" style:font-weight-complex="bold"/>
    </style:style>
    <style:style style:name="P65" style:family="paragraph">
      <loext:graphic-properties draw:fill="solid" draw:fill-color="#dddddd"/>
      <style:paragraph-properties fo:text-align="center"/>
      <style:text-properties fo:color="#800000" fo:font-size="18pt" fo:font-weight="bold" style:font-weight-asian="bold" style:font-weight-complex="bold"/>
    </style:style>
    <style:style style:name="P66" style:family="paragraph">
      <style:paragraph-properties fo:text-align="center"/>
      <style:text-properties fo:color="#000000" fo:font-size="18pt" fo:font-weight="normal" style:font-weight-asian="normal" style:font-weight-complex="normal"/>
    </style:style>
    <style:style style:name="P67" style:family="paragraph">
      <loext:graphic-properties draw:fill="solid" draw:fill-color="#dddddd"/>
      <style:paragraph-properties fo:text-align="center"/>
      <style:text-properties fo:color="#000000" fo:font-size="18pt" fo:font-weight="normal" style:font-weight-asian="normal" style:font-weight-complex="normal"/>
    </style:style>
    <style:style style:name="P68" style:family="paragraph">
      <style:text-properties fo:font-size="18pt" style:font-size-asian="18pt" style:font-size-complex="18pt"/>
    </style:style>
    <style:style style:name="P69" style:family="paragraph">
      <style:text-properties fo:font-size="20pt"/>
    </style:style>
    <style:style style:name="P70" style:family="paragraph">
      <style:text-properties fo:font-size="22pt" style:font-size-asian="22pt" style:font-size-complex="22pt"/>
    </style:style>
    <style:style style:name="P71" style:family="paragraph">
      <style:paragraph-properties style:text-autospace="none">
        <style:tab-stops>
          <style:tab-stop style:position="1.189cm"/>
        </style:tab-stops>
      </style:paragraph-properties>
      <style:text-properties style:font-name="F" fo:font-size="22pt" style:font-size-asian="22pt" style:font-size-complex="22pt"/>
    </style:style>
    <style:style style:name="P72" style:family="paragraph">
      <style:text-properties fo:font-size="14pt" style:font-size-asian="14pt" style:font-size-complex="14pt"/>
    </style:style>
    <style:style style:name="P73" style:family="paragraph">
      <style:paragraph-properties style:text-autospace="none">
        <style:tab-stops>
          <style:tab-stop style:position="1.189cm"/>
        </style:tab-stops>
      </style:paragraph-properties>
      <style:text-properties style:font-name="F" fo:font-size="14pt" style:font-size-asian="14pt" style:font-size-complex="14pt"/>
    </style:style>
    <style:style style:name="P74" style:family="paragraph">
      <loext:graphic-properties draw:fill="none"/>
      <style:paragraph-properties fo:text-align="start"/>
      <style:text-properties fo:color="#000080" fo:font-size="14pt" fo:font-weight="bold" style:font-size-asian="14pt" style:font-weight-asian="bold" style:font-size-complex="14pt" style:font-weight-complex="bold"/>
    </style:style>
    <style:style style:name="P75" style:family="paragraph">
      <style:text-properties fo:font-size="18pt"/>
    </style:style>
    <style:style style:name="P76" style:family="paragraph">
      <loext:graphic-properties draw:fill="none"/>
      <style:text-properties fo:font-size="18pt"/>
    </style:style>
    <style:style style:name="P77" style:family="paragraph">
      <loext:graphic-properties draw:fill="none" draw:fill-color="#ffffff"/>
      <style:paragraph-properties fo:margin-left="0cm" fo:margin-right="0cm" fo:text-align="center" fo:text-indent="0cm"/>
      <style:text-properties fo:color="#944794" style:font-name="DejaVu Sans" fo:font-size="66pt" fo:text-shadow="1pt 1pt" fo:font-weight="bold" style:font-size-asian="66pt" style:font-size-complex="66pt"/>
    </style:style>
    <style:style style:name="P78" style:family="paragraph">
      <loext:graphic-properties draw:fill="solid" draw:fill-color="#e6ff00"/>
      <style:text-properties style:font-name="Courier New3" fo:font-size="18pt" style:font-size-asian="18pt" style:font-size-complex="18pt"/>
    </style:style>
    <style:style style:name="P79" style:family="paragraph">
      <loext:graphic-properties draw:fill="solid" draw:fill-color="#99ccff"/>
    </style:style>
    <style:style style:name="P80" style:family="paragraph">
      <loext:graphic-properties draw:fill="solid" draw:fill-color="#99ccff"/>
      <style:paragraph-properties fo:text-align="center"/>
    </style:style>
    <style:style style:name="P8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2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Trebuchet MS1"/>
    </style:style>
    <style:style style:name="T2" style:family="text">
      <style:text-properties fo:color="#000080" style:font-name="Courier New" fo:font-size="26pt" fo:language="zxx" fo:country="none" style:font-size-asian="26pt" style:font-name-complex="Courier New" style:font-size-complex="26pt"/>
    </style:style>
    <style:style style:name="T3" style:family="text">
      <style:text-properties style:font-name="Times New Roman" fo:font-size="26pt" style:font-size-asian="26pt" style:font-size-complex="26pt"/>
    </style:style>
    <style:style style:name="T4" style:family="text">
      <style:text-properties fo:color="#008000" style:font-name="Courier New" fo:font-size="26pt" fo:language="zxx" fo:country="none" style:font-size-asian="26pt" style:font-name-complex="Courier New" style:font-size-complex="26pt"/>
    </style:style>
    <style:style style:name="T5" style:family="text">
      <style:text-properties fo:color="#008000" style:font-name="Courier New" fo:font-size="26pt" style:font-size-asian="26pt" style:font-name-complex="Courier New" style:font-size-complex="26pt"/>
    </style:style>
    <style:style style:name="T6" style:family="text">
      <style:text-properties fo:color="#000080" style:font-name="Courier New" fo:font-size="26pt" style:font-size-asian="26pt" style:font-name-complex="Courier New" style:font-size-complex="26pt"/>
    </style:style>
    <style:style style:name="T7" style:family="text">
      <style:text-properties fo:color="#000080" style:font-name="Courier New2" fo:font-size="26pt" fo:language="zxx" fo:country="none" style:font-size-asian="26pt" style:font-size-complex="26pt"/>
    </style:style>
    <style:style style:name="T8" style:family="text">
      <style:text-properties fo:color="#008000" style:font-name="Courier New2" fo:font-size="26pt" style:font-size-asian="26pt" style:font-name-complex="Courier New" style:font-size-complex="26pt"/>
    </style:style>
    <style:style style:name="T9" style:family="text">
      <style:text-properties fo:color="#000080" style:font-name="Courier New2" fo:font-size="26pt" fo:language="zxx" fo:country="none" style:font-size-asian="26pt" style:font-name-complex="Courier New" style:font-size-complex="26pt"/>
    </style:style>
    <style:style style:name="T10" style:family="text">
      <style:text-properties fo:color="#ff0000" style:font-name="Courier New2" fo:font-size="26pt" style:font-name-asian="Courier New3" style:font-size-asian="26pt" style:font-name-complex="Courier New3" style:font-size-complex="26pt"/>
    </style:style>
    <style:style style:name="T11" style:family="text">
      <style:text-properties fo:color="#ff0000" style:font-name="Courier New2" fo:font-size="26pt" fo:language="en" fo:country="US" style:font-size-asian="26pt" style:font-name-complex="Courier New" style:font-size-complex="26pt"/>
    </style:style>
    <style:style style:name="T12" style:family="text">
      <style:text-properties fo:color="#ff0000" style:font-name="Courier New2" fo:font-size="26pt" style:font-size-asian="26pt" style:font-size-complex="26pt"/>
    </style:style>
    <style:style style:name="T13" style:family="text">
      <style:text-properties fo:color="#ff0000" style:font-name="Courier New2" fo:font-size="26pt" fo:language="zxx" fo:country="none" style:font-size-asian="26pt" style:font-name-complex="Courier New" style:font-size-complex="26pt"/>
    </style:style>
    <style:style style:name="T14" style:family="text">
      <style:text-properties fo:color="#ff0000" style:font-name="Courier New2" fo:font-size="26pt" fo:language="zxx" fo:country="none" style:font-name-asian="Courier New3" style:font-size-asian="26pt" style:font-name-complex="Courier New3" style:font-size-complex="26pt"/>
    </style:style>
    <style:style style:name="T15" style:family="text">
      <style:text-properties fo:color="#000000" style:font-name="Courier 10 Pitch2" fo:font-size="88pt" style:font-size-asian="88pt" style:font-size-complex="88pt" style:font-relief="none"/>
    </style:style>
    <style:style style:name="T16" style:family="text">
      <style:text-properties fo:color="#000000" style:font-name="Courier 10 Pitch1" fo:font-size="162pt" fo:text-shadow="none" fo:font-weight="normal" style:font-size-asian="162pt" style:font-weight-asian="normal" style:font-size-complex="162pt" style:font-weight-complex="normal" style:font-relief="none"/>
    </style:style>
    <style:style style:name="T17" style:family="text">
      <style:text-properties style:font-name="Courier 10 Pitch1" fo:font-size="28pt" style:font-size-asian="28pt" style:font-size-complex="28pt"/>
    </style:style>
    <style:style style:name="T18" style:family="text">
      <style:text-properties style:font-name="Trebuchet MS2" fo:font-size="32pt" style:font-size-asian="32pt" style:font-size-complex="32pt"/>
    </style:style>
    <style:style style:name="T19" style:family="text">
      <style:text-properties fo:color="#000000" fo:font-size="26pt" style:font-size-asian="26pt" style:font-size-complex="26pt"/>
    </style:style>
    <style:style style:name="T20" style:family="text">
      <style:text-properties fo:color="#000000" style:font-name="Courier New1" fo:font-size="26pt" style:font-size-asian="26pt" style:font-size-complex="26pt"/>
    </style:style>
    <style:style style:name="T21" style:family="text">
      <style:text-properties fo:color="#944794" style:font-name="DejaVu Sans" fo:font-size="66pt" fo:text-shadow="1pt 1pt" fo:font-weight="bold" style:font-size-asian="18pt" style:font-size-complex="18pt"/>
    </style:style>
    <style:style style:name="T22" style:family="text">
      <style:text-properties fo:color="#000080" style:font-name="Courier New2" fo:font-size="24pt" fo:font-weight="bold" style:font-size-asian="24pt" style:font-weight-asian="bold" style:font-name-complex="Courier New" style:font-size-complex="24pt" style:font-weight-complex="bold"/>
    </style:style>
    <style:style style:name="T23" style:family="text">
      <style:text-properties fo:color="#008000" style:font-name="Courier New2" fo:font-size="24pt" fo:font-weight="bold" style:font-size-asian="24pt" style:font-weight-asian="bold" style:font-name-complex="Courier New" style:font-size-complex="24pt" style:font-weight-complex="bold"/>
    </style:style>
    <style:style style:name="T24" style:family="text">
      <style:text-properties fo:color="#ff0000" style:font-name="Courier New2" fo:font-size="24pt" fo:font-weight="bold" style:font-size-asian="24pt" style:font-weight-asian="bold" style:font-name-complex="Courier New" style:font-size-complex="24pt" style:font-weight-complex="bold"/>
    </style:style>
    <style:style style:name="T25" style:family="text">
      <style:text-properties fo:color="#000080" style:font-name="Courier New2" fo:font-size="22pt" fo:font-weight="bold" style:font-size-asian="22pt" style:font-weight-asian="bold" style:font-name-complex="Courier New" style:font-size-complex="22pt" style:font-weight-complex="bold"/>
    </style:style>
    <style:style style:name="T26" style:family="text">
      <style:text-properties fo:color="#008000" style:font-name="Courier New2" fo:font-size="22pt" fo:font-weight="bold" style:font-size-asian="22pt" style:font-weight-asian="bold" style:font-name-complex="Courier New" style:font-size-complex="22pt" style:font-weight-complex="bold"/>
    </style:style>
    <style:style style:name="T27" style:family="text">
      <style:text-properties fo:color="#ff0000" style:font-name="Courier New2" fo:font-size="22pt" fo:font-weight="bold" style:font-size-asian="22pt" style:font-weight-asian="bold" style:font-name-complex="Courier New" style:font-size-complex="22pt" style:font-weight-complex="bold"/>
    </style:style>
    <style:style style:name="T28" style:family="text">
      <style:text-properties fo:color="#ffffff" style:font-name="Courier New2" fo:font-size="40pt" fo:font-weight="bold" style:font-size-asian="40pt" style:font-weight-asian="bold" style:font-size-complex="40pt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000080" style:font-name="Courier New2" fo:font-size="26pt" style:font-size-asian="26pt" style:font-size-complex="26pt"/>
    </style:style>
    <style:style style:name="T31" style:family="text">
      <style:text-properties fo:color="#000080" fo:font-size="26pt" style:font-size-asian="26pt" style:font-size-complex="26pt"/>
    </style:style>
    <style:style style:name="T32" style:family="text">
      <style:text-properties style:font-name="Courier New2" fo:font-size="18pt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color="#000080" style:font-name="Courier New1" fo:font-size="26pt" style:font-size-asian="26pt" style:font-size-complex="26pt"/>
    </style:style>
    <style:style style:name="T35" style:family="text">
      <style:text-properties style:font-name="Courier New1" fo:font-size="26pt" style:font-size-asian="26pt" style:font-size-complex="26pt"/>
    </style:style>
    <style:style style:name="T36" style:family="text">
      <style:text-properties fo:color="#000080" style:font-name="Courier New2" fo:font-size="18pt" fo:font-weight="bold" style:font-size-asian="18pt" style:font-weight-asian="bold" style:font-name-complex="Courier New" style:font-size-complex="18pt" style:font-weight-complex="bold"/>
    </style:style>
    <style:style style:name="T37" style:family="text">
      <style:text-properties fo:color="#008000" style:font-name="Courier New2" fo:font-size="18pt" fo:font-weight="bold" style:font-size-asian="18pt" style:font-weight-asian="bold" style:font-name-complex="Courier New" style:font-size-complex="18pt" style:font-weight-complex="bold"/>
    </style:style>
    <style:style style:name="T38" style:family="text">
      <style:text-properties fo:color="#ff0000" style:font-name="Courier New2" fo:font-size="18pt" fo:font-weight="bold" style:font-size-asian="18pt" style:font-weight-asian="bold" style:font-name-complex="Courier New" style:font-size-complex="18pt" style:font-weight-complex="bold"/>
    </style:style>
    <style:style style:name="T39" style:family="text">
      <style:text-properties style:font-name="Courier New2" fo:font-size="22pt" fo:font-weight="bold" style:font-size-asian="22pt" style:font-weight-asian="bold" style:font-name-complex="Courier New" style:font-size-complex="22pt" style:font-weight-complex="bold"/>
    </style:style>
    <style:style style:name="T40" style:family="text">
      <style:text-properties style:font-name="Courier New2" fo:font-size="16pt"/>
    </style:style>
    <style:style style:name="T41" style:family="text">
      <style:text-properties style:font-name="Courier New2" fo:font-size="16pt" style:font-size-asian="16pt" style:font-size-complex="16pt"/>
    </style:style>
    <style:style style:name="T42" style:family="text">
      <style:text-properties fo:color="#ffffff" style:font-name="Courier New2" fo:font-size="26pt" fo:font-weight="bold" style:font-size-asian="26pt" style:font-weight-asian="bold" style:font-size-complex="26pt" style:font-weight-complex="bold"/>
    </style:style>
    <style:style style:name="T43" style:family="text">
      <style:text-properties style:font-name="Courier New3" fo:font-size="16pt" style:font-size-asian="18pt" style:font-size-complex="18pt"/>
    </style:style>
    <style:style style:name="T44" style:family="text">
      <style:text-properties fo:color="#ff0000" style:font-name="Courier New2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ff0000" style:font-name="Courier New2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00008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47" style:family="text">
      <style:text-properties fo:color="#000000" style:text-outline="false" style:text-line-through-style="none" style:text-line-through-type="none" style:font-name="Menlo-Regular1" fo:font-size="28pt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48" style:family="text">
      <style:text-properties fo:color="#008000" style:text-outline="false" style:text-line-through-style="none" style:text-line-through-type="none" style:font-name="Courier New" fo:font-size="28pt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49" style:family="text">
      <style:text-properties fo:color="#000080" style:text-outline="false" style:text-line-through-style="none" style:text-line-through-type="none" style:font-name="Courier New2" fo:font-size="28pt" fo:language="zxx" fo:country="none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50" style:family="text">
      <style:text-properties fo:color="#000000" style:text-outline="false" style:text-line-through-style="none" style:text-line-through-type="none" style:font-name="Courier New2" fo:font-size="28pt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51" style:family="text">
      <style:text-properties fo:color="#008000" style:text-outline="false" style:text-line-through-style="none" style:text-line-through-type="none" style:font-name="Courier New2" fo:font-size="28pt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52" style:family="text">
      <style:text-properties style:text-outline="false" style:text-line-through-style="none" style:text-line-through-type="none" style:font-name="Menlo-Regular3" fo:font-size="28pt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53" style:family="text">
      <style:text-properties fo:color="#ff0000" style:text-outline="false" style:text-line-through-style="none" style:text-line-through-type="none" style:font-name="Courier New" fo:font-size="28pt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54" style:family="text">
      <style:text-properties fo:color="#000080" style:font-name="Courier New2" fo:font-size="28pt" fo:language="zxx" fo:country="none" fo:font-weight="bold" style:font-name-asian="Menlo-Regular3" style:font-size-asian="28pt" style:font-weight-asian="bold" style:font-name-complex="Menlo-Regular3" style:font-size-complex="28pt" style:font-weight-complex="bold"/>
    </style:style>
    <style:style style:name="T55" style:family="text">
      <style:text-properties fo:color="#000000" style:font-name="Courier New2" fo:font-size="28pt" fo:font-weight="bold" style:font-name-asian="Menlo-Regular3" style:font-size-asian="28pt" style:font-weight-asian="bold" style:font-name-complex="Menlo-Regular3" style:font-size-complex="28pt" style:font-weight-complex="bold"/>
    </style:style>
    <style:style style:name="T56" style:family="text">
      <style:text-properties fo:color="#008000" style:font-name="Courier New2" fo:font-size="28pt" fo:font-weight="bold" style:font-name-asian="Menlo-Regular3" style:font-size-asian="28pt" style:font-weight-asian="bold" style:font-name-complex="Menlo-Regular3" style:font-size-complex="28pt" style:font-weight-complex="bold"/>
    </style:style>
    <style:style style:name="T57" style:family="text">
      <style:text-properties fo:color="#008000" style:font-name="Courier New2" fo:font-size="28pt" fo:language="zxx" fo:country="none" fo:font-weight="bold" style:font-name-asian="Menlo-Regular3" style:font-size-asian="28pt" style:font-weight-asian="bold" style:font-name-complex="Menlo-Regular3" style:font-size-complex="28pt" style:font-weight-complex="bold"/>
    </style:style>
    <style:style style:name="T58" style:family="text">
      <style:text-properties style:font-name="Courier New2" fo:font-size="28pt" fo:font-weight="bold" style:font-name-asian="Menlo-Regular3" style:font-size-asian="28pt" style:font-weight-asian="bold" style:font-name-complex="Menlo-Regular3" style:font-size-complex="28pt" style:font-weight-complex="bold"/>
    </style:style>
    <style:style style:name="T59" style:family="text">
      <style:text-properties fo:color="#000080" style:font-name="Courier New2" fo:font-size="28pt" fo:font-weight="bold" style:font-name-asian="Menlo-Regular3" style:font-size-asian="28pt" style:font-weight-asian="bold" style:font-name-complex="Menlo-Regular3" style:font-size-complex="28pt" style:font-weight-complex="bold"/>
    </style:style>
    <style:style style:name="T60" style:family="text">
      <style:text-properties fo:color="#000000" style:font-name="Courier New2" fo:font-size="28pt" fo:language="zxx" fo:country="none" fo:font-weight="bold" style:font-name-asian="Menlo-Regular3" style:font-size-asian="28pt" style:font-weight-asian="bold" style:font-name-complex="Menlo-Regular3" style:font-size-complex="28pt" style:font-weight-complex="bold"/>
    </style:style>
    <style:style style:name="T61" style:family="text">
      <style:text-properties fo:color="#008000" style:text-outline="false" style:text-line-through-style="none" style:text-line-through-type="none" style:font-name="Courier New" fo:font-size="22pt" fo:font-style="normal" fo:text-shadow="none" style:text-underline-style="none" fo:font-weight="bold" style:font-name-asian="Menlo-Regular3" style:font-size-asian="22pt" style:font-style-asian="normal" style:font-weight-asian="bold" style:font-name-complex="Menlo-Regular3" style:font-size-complex="22pt" style:font-style-complex="normal" style:font-weight-complex="bold" style:text-emphasize="none" style:font-relief="none"/>
    </style:style>
    <style:style style:name="T62" style:family="text">
      <style:text-properties fo:color="#000080" style:text-outline="false" style:text-line-through-style="none" style:text-line-through-type="none" style:font-name="Courier New" fo:font-size="22pt" fo:language="zxx" fo:country="none" fo:font-style="normal" fo:text-shadow="none" style:text-underline-style="none" fo:font-weight="bold" style:font-name-asian="Menlo-Regular3" style:font-size-asian="22pt" style:font-style-asian="normal" style:font-weight-asian="bold" style:font-name-complex="Menlo-Regular3" style:font-size-complex="22pt" style:font-style-complex="normal" style:font-weight-complex="bold" style:text-emphasize="none" style:font-relief="none"/>
    </style:style>
    <style:style style:name="T63" style:family="text">
      <style:text-properties fo:color="#000080" style:text-outline="false" style:text-line-through-style="none" style:text-line-through-type="none" style:font-name="Courier New" fo:font-size="22pt" fo:font-style="normal" fo:text-shadow="none" style:text-underline-style="none" fo:font-weight="bold" style:font-name-asian="Menlo-Regular3" style:font-size-asian="22pt" style:font-style-asian="normal" style:font-weight-asian="bold" style:font-name-complex="Menlo-Regular3" style:font-size-complex="22pt" style:font-style-complex="normal" style:font-weight-complex="bold" style:text-emphasize="none" style:font-relief="none"/>
    </style:style>
    <style:style style:name="T64" style:family="text">
      <style:text-properties fo:color="#000000" style:font-name="Menlo-Regular3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65" style:family="text">
      <style:text-properties fo:color="#000080" style:font-name="Menlo-Regular3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66" style:family="text">
      <style:text-properties style:font-name="Menlo-Regular3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67" style:family="text">
      <style:text-properties fo:font-size="18pt"/>
    </style:style>
    <style:style style:name="T68" style:family="text">
      <style:text-properties fo:color="#000080" style:font-name="Courier New" fo:font-size="18pt" fo:language="zxx" fo:country="none" fo:font-weight="bold" style:font-name-asian="Menlo-Regular3" style:font-size-asian="18pt" style:font-weight-asian="bold" style:font-name-complex="Menlo-Regular3" style:font-size-complex="18pt" style:font-weight-complex="bold"/>
    </style:style>
    <style:style style:name="T69" style:family="text">
      <style:text-properties fo:color="#000000" style:font-name="Menlo-Regular1" fo:font-size="18pt" fo:font-weight="bold" style:font-name-asian="Menlo-Regular3" style:font-size-asian="18pt" style:font-weight-asian="bold" style:font-name-complex="Menlo-Regular3" style:font-size-complex="18pt" style:font-weight-complex="bold"/>
    </style:style>
    <style:style style:name="T70" style:family="text">
      <style:text-properties fo:color="#008000" style:font-name="Courier New" fo:font-size="18pt" fo:font-weight="bold" style:font-name-asian="Menlo-Regular3" style:font-size-asian="18pt" style:font-weight-asian="bold" style:font-name-complex="Menlo-Regular3" style:font-size-complex="18pt" style:font-weight-complex="bold"/>
    </style:style>
    <style:style style:name="T71" style:family="text">
      <style:text-properties fo:color="#000080" style:font-name="Courier New" fo:font-size="18pt" fo:font-weight="bold" style:font-name-asian="Menlo-Regular3" style:font-size-asian="18pt" style:font-weight-asian="bold" style:font-name-complex="Menlo-Regular3" style:font-size-complex="18pt" style:font-weight-complex="bold"/>
    </style:style>
    <style:style style:name="T72" style:family="text">
      <style:text-properties fo:color="#000080" style:font-name="Courier New2" fo:font-size="18pt" fo:language="zxx" fo:country="none" fo:font-weight="bold" style:font-name-asian="Menlo-Regular3" style:font-size-asian="18pt" style:font-weight-asian="bold" style:font-name-complex="Menlo-Regular3" style:font-size-complex="18pt" style:font-weight-complex="bold"/>
    </style:style>
    <style:style style:name="T73" style:family="text">
      <style:text-properties fo:color="#000000" style:font-name="Courier New2" fo:font-size="18pt" fo:font-weight="bold" style:font-name-asian="Menlo-Regular3" style:font-size-asian="18pt" style:font-weight-asian="bold" style:font-name-complex="Menlo-Regular3" style:font-size-complex="18pt" style:font-weight-complex="bold"/>
    </style:style>
    <style:style style:name="T74" style:family="text">
      <style:text-properties fo:color="#008000" style:font-name="Courier New2" fo:font-size="18pt" fo:font-weight="bold" style:font-name-asian="Menlo-Regular3" style:font-size-asian="18pt" style:font-weight-asian="bold" style:font-name-complex="Menlo-Regular3" style:font-size-complex="18pt" style:font-weight-complex="bold"/>
    </style:style>
    <style:style style:name="T75" style:family="text">
      <style:text-properties fo:color="#008000" style:font-name="Courier New2" fo:font-size="18pt" fo:language="zxx" fo:country="none" fo:font-weight="bold" style:font-name-asian="Menlo-Regular3" style:font-size-asian="18pt" style:font-weight-asian="bold" style:font-name-complex="Menlo-Regular3" style:font-size-complex="18pt" style:font-weight-complex="bold"/>
    </style:style>
    <style:style style:name="T76" style:family="text">
      <style:text-properties fo:font-size="24pt" fo:font-weight="bold" style:font-size-asian="24pt" style:font-weight-asian="bold" style:font-size-complex="24pt" style:font-weight-complex="bold"/>
    </style:style>
    <style:style style:name="T77" style:family="text">
      <style:text-properties fo:color="#008000" style:font-name="Courier New" fo:font-size="18pt" fo:language="zxx" fo:country="none" fo:font-weight="bold" style:font-name-asian="Menlo-Regular3" style:font-size-asian="18pt" style:font-weight-asian="bold" style:font-name-complex="Menlo-Regular3" style:font-size-complex="18pt" style:font-weight-complex="bold"/>
    </style:style>
    <style:style style:name="T78" style:family="text">
      <style:text-properties fo:color="#000080" style:font-name="Courier New" fo:font-size="28pt" fo:font-weight="bold" style:font-name-asian="Menlo-Regular3" style:font-size-asian="28pt" style:font-weight-asian="bold" style:font-name-complex="Menlo-Regular3" style:font-size-complex="28pt" style:font-weight-complex="bold"/>
    </style:style>
    <style:style style:name="T79" style:family="text">
      <style:text-properties fo:color="#008000" style:font-name="Courier New" fo:font-size="28pt" fo:font-weight="bold" style:font-name-asian="Menlo-Regular3" style:font-size-asian="28pt" style:font-weight-asian="bold" style:font-name-complex="Menlo-Regular3" style:font-size-complex="28pt" style:font-weight-complex="bold"/>
    </style:style>
    <style:style style:name="T80" style:family="text">
      <style:text-properties fo:color="#000080" style:font-name="Courier New" fo:font-size="28pt" fo:language="zxx" fo:country="none" fo:font-weight="bold" style:font-name-asian="Menlo-Regular3" style:font-size-asian="28pt" style:font-weight-asian="bold" style:font-name-complex="Menlo-Regular3" style:font-size-complex="28pt" style:font-weight-complex="bold"/>
    </style:style>
    <style:style style:name="T81" style:family="text">
      <style:text-properties fo:color="#008000" style:font-name="Courier New" fo:font-size="28pt" fo:language="zxx" fo:country="none" fo:font-weight="bold" style:font-name-asian="Menlo-Regular3" style:font-size-asian="28pt" style:font-weight-asian="bold" style:font-name-complex="Menlo-Regular3" style:font-size-complex="28pt" style:font-weight-complex="bold"/>
    </style:style>
    <style:style style:name="T82" style:family="text">
      <style:text-properties fo:color="#ff0000" style:font-name="Courier New2" fo:font-size="28pt" fo:font-weight="bold" style:font-name-asian="Menlo-Regular3" style:font-size-asian="28pt" style:font-weight-asian="bold" style:font-name-complex="Menlo-Regular3" style:font-size-complex="28pt" style:font-weight-complex="bold"/>
    </style:style>
    <style:style style:name="T83" style:family="text">
      <style:text-properties fo:color="#000080" style:font-name="Courier New2" fo:font-size="28pt" fo:font-weight="bold" style:font-size-asian="28pt" style:font-weight-asian="bold" style:font-name-complex="Courier New" style:font-size-complex="28pt" style:font-weight-complex="bold"/>
    </style:style>
    <style:style style:name="T84" style:family="text">
      <style:text-properties fo:color="#008000" style:text-outline="false" style:text-line-through-style="none" style:text-line-through-type="none" style:font-name="Courier New2" fo:font-size="22pt" fo:font-style="normal" fo:text-shadow="none" style:text-underline-style="none" fo:font-weight="bold" style:font-name-asian="Menlo-Regular3" style:font-size-asian="22pt" style:font-style-asian="normal" style:font-weight-asian="bold" style:font-name-complex="Menlo-Regular3" style:font-size-complex="22pt" style:font-style-complex="normal" style:font-weight-complex="bold" style:text-emphasize="none" style:font-relief="none"/>
    </style:style>
    <style:style style:name="T85" style:family="text">
      <style:text-properties fo:color="#000080" style:text-outline="false" style:text-line-through-style="none" style:text-line-through-type="none" style:font-name="Courier New2" fo:font-size="22pt" fo:language="zxx" fo:country="none" fo:font-style="normal" fo:text-shadow="none" style:text-underline-style="none" fo:font-weight="bold" style:font-name-asian="Menlo-Regular3" style:font-size-asian="22pt" style:font-style-asian="normal" style:font-weight-asian="bold" style:font-name-complex="Menlo-Regular3" style:font-size-complex="22pt" style:font-style-complex="normal" style:font-weight-complex="bold" style:text-emphasize="none" style:font-relief="none"/>
    </style:style>
    <style:style style:name="T86" style:family="text">
      <style:text-properties fo:color="#000080" style:text-outline="false" style:text-line-through-style="none" style:text-line-through-type="none" style:font-name="Courier New2" fo:font-size="22pt" fo:font-style="normal" fo:text-shadow="none" style:text-underline-style="none" fo:font-weight="bold" style:font-name-asian="Menlo-Regular3" style:font-size-asian="22pt" style:font-style-asian="normal" style:font-weight-asian="bold" style:font-name-complex="Menlo-Regular3" style:font-size-complex="22pt" style:font-style-complex="normal" style:font-weight-complex="bold" style:text-emphasize="none" style:font-relief="none"/>
    </style:style>
    <style:style style:name="T87" style:family="text">
      <style:text-properties fo:color="#000080" style:font-name="Courier New2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88" style:family="text">
      <style:text-properties style:font-name="Courier New2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89" style:family="text">
      <style:text-properties fo:color="#000080" style:font-name="Courier New2" fo:font-size="18pt" fo:font-weight="bold" style:font-name-asian="Menlo-Regular3" style:font-size-asian="18pt" style:font-weight-asian="bold" style:font-name-complex="Menlo-Regular3" style:font-size-complex="18pt" style:font-weight-complex="bold"/>
    </style:style>
    <style:style style:name="T90" style:family="text">
      <style:text-properties fo:color="#ff0000" style:font-name="Courier New2" fo:font-size="18pt" fo:font-weight="bold" style:font-name-asian="Menlo-Regular3" style:font-size-asian="18pt" style:font-weight-asian="bold" style:font-name-complex="Menlo-Regular3" style:font-size-complex="18pt" style:font-weight-complex="bold"/>
    </style:style>
    <style:style style:name="T91" style:family="text">
      <style:text-properties fo:color="#000000" style:font-name="Menlo-Regular1" fo:font-size="28pt" fo:font-weight="bold" style:font-name-asian="Menlo-Regular3" style:font-size-asian="28pt" style:font-weight-asian="bold" style:font-name-complex="Menlo-Regular3" style:font-size-complex="28pt" style:font-weight-complex="bold"/>
    </style:style>
    <style:style style:name="T92" style:family="text">
      <style:text-properties style:font-name="Menlo-Regular3" fo:font-size="28pt" fo:font-weight="bold" style:font-name-asian="Menlo-Regular3" style:font-size-asian="28pt" style:font-weight-asian="bold" style:font-name-complex="Menlo-Regular3" style:font-size-complex="28pt" style:font-weight-complex="bold"/>
    </style:style>
    <style:style style:name="T93" style:family="text">
      <style:text-properties fo:color="#ff0000" style:font-name="Courier New" fo:font-size="18pt" fo:font-weight="bold" style:font-name-asian="Menlo-Regular3" style:font-size-asian="18pt" style:font-weight-asian="bold" style:font-name-complex="Menlo-Regular3" style:font-size-complex="18pt" style:font-weight-complex="bold"/>
    </style:style>
    <style:style style:name="T94" style:family="text">
      <style:text-properties style:font-name="Menlo-Regular3" fo:font-size="18pt" fo:font-weight="bold" style:font-name-asian="Menlo-Regular3" style:font-size-asian="18pt" style:font-weight-asian="bold" style:font-name-complex="Menlo-Regular3" style:font-size-complex="18pt" style:font-weight-complex="bold"/>
    </style:style>
    <style:style style:name="T95" style:family="text">
      <style:text-properties fo:color="#008000" style:text-outline="false" style:text-line-through-style="none" style:text-line-through-type="none" style:font-name="Courier New" fo:font-size="22pt" fo:language="zxx" fo:country="none" fo:font-style="normal" fo:text-shadow="none" style:text-underline-style="none" fo:font-weight="bold" style:font-name-asian="Menlo-Regular3" style:font-size-asian="22pt" style:font-style-asian="normal" style:font-weight-asian="bold" style:font-name-complex="Menlo-Regular3" style:font-size-complex="22pt" style:font-style-complex="normal" style:font-weight-complex="bold" style:text-emphasize="none" style:font-relief="none"/>
    </style:style>
    <style:style style:name="T96" style:family="text">
      <style:text-properties fo:color="#ffffff" style:font-name="Courier New1" fo:font-size="20pt" fo:font-weight="bold" style:font-size-asian="20pt" style:font-weight-asian="bold" style:font-size-complex="20pt" style:font-weight-complex="bold"/>
    </style:style>
    <style:style style:name="T97" style:family="text">
      <style:text-properties fo:color="#000080" style:font-name="Menlo-Regular3" fo:font-size="18pt" fo:language="zxx" fo:country="none" fo:font-weight="bold" style:font-name-asian="Menlo-Regular3" style:font-size-asian="18pt" style:font-weight-asian="bold" style:font-name-complex="Menlo-Regular3" style:font-size-complex="18pt" style:font-weight-complex="bold"/>
    </style:style>
    <style:style style:name="T98" style:family="text">
      <style:text-properties fo:color="#ff0000" style:text-outline="false" style:text-line-through-style="none" style:text-line-through-type="none" style:font-name="Courier New" fo:font-size="22pt" fo:language="zxx" fo:country="none" fo:font-style="normal" fo:text-shadow="none" style:text-underline-style="none" fo:font-weight="bold" style:font-name-asian="Menlo-Regular3" style:font-size-asian="22pt" style:font-style-asian="normal" style:font-weight-asian="bold" style:font-name-complex="Menlo-Regular3" style:font-size-complex="22pt" style:font-style-complex="normal" style:font-weight-complex="bold" style:text-emphasize="none" style:font-relief="none"/>
    </style:style>
    <style:style style:name="T99" style:family="text">
      <style:text-properties fo:color="#000080" style:text-outline="false" style:text-line-through-style="none" style:text-line-through-type="none" style:font-name="Courier New" fo:font-size="18pt" fo:language="zxx" fo:country="none" fo:font-style="normal" fo:text-shadow="none" style:text-underline-style="none" fo:font-weight="bold" style:font-name-asian="Menlo-Regular3" style:font-size-asian="18pt" style:font-style-asian="normal" style:font-weight-asian="bold" style:font-name-complex="Menlo-Regular3" style:font-size-complex="18pt" style:font-style-complex="normal" style:font-weight-complex="bold" style:text-emphasize="none" style:font-relief="none"/>
    </style:style>
    <style:style style:name="T100" style:family="text">
      <style:text-properties fo:color="#000080" style:font-name="01" fo:font-size="18pt" fo:font-weight="bold" style:font-name-asian="Menlo-Regular3" style:font-size-asian="18pt" style:font-weight-asian="bold" style:font-name-complex="Menlo-Regular3" style:font-size-complex="18pt" style:font-weight-complex="bold"/>
    </style:style>
    <style:style style:name="T101" style:family="text">
      <style:text-properties fo:color="#000080" style:font-name="Courier New" fo:font-size="22pt" fo:language="zxx" fo:country="none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02" style:family="text">
      <style:text-properties fo:color="#000000" style:font-name="Menlo-Regular1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03" style:family="text">
      <style:text-properties fo:color="#008000" style:font-name="Courier New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04" style:family="text">
      <style:text-properties fo:color="#000080" style:font-name="Courier New2" fo:font-size="22pt" fo:language="zxx" fo:country="none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05" style:family="text">
      <style:text-properties fo:color="#ff0000" style:font-name="Courier New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06" style:family="text">
      <style:text-properties fo:color="#000080" style:font-name="Courier New" fo:font-size="16pt" fo:language="zxx" fo:country="none" fo:font-weight="bold" style:font-name-asian="Menlo-Regular3" style:font-size-asian="16pt" style:font-weight-asian="bold" style:font-name-complex="Menlo-Regular3" style:font-size-complex="16pt" style:font-weight-complex="bold"/>
    </style:style>
    <style:style style:name="T107" style:family="text">
      <style:text-properties fo:color="#000000" style:font-name="Menlo-Regular1" fo:font-size="16pt" fo:font-weight="bold" style:font-name-asian="Menlo-Regular3" style:font-size-asian="16pt" style:font-weight-asian="bold" style:font-name-complex="Menlo-Regular3" style:font-size-complex="16pt" style:font-weight-complex="bold"/>
    </style:style>
    <style:style style:name="T108" style:family="text">
      <style:text-properties fo:color="#008000" style:font-name="Courier New" fo:font-size="16pt" fo:font-weight="bold" style:font-name-asian="Menlo-Regular3" style:font-size-asian="16pt" style:font-weight-asian="bold" style:font-name-complex="Menlo-Regular3" style:font-size-complex="16pt" style:font-weight-complex="bold"/>
    </style:style>
    <style:style style:name="T109" style:family="text">
      <style:text-properties fo:color="#000080" style:font-name="Courier New2" fo:font-size="16pt" fo:language="zxx" fo:country="none" fo:font-weight="bold" style:font-name-asian="Menlo-Regular3" style:font-size-asian="16pt" style:font-weight-asian="bold" style:font-name-complex="Menlo-Regular3" style:font-size-complex="16pt" style:font-weight-complex="bold"/>
    </style:style>
    <style:style style:name="T110" style:family="text">
      <style:text-properties fo:color="#ff0000" style:font-name="Courier New" fo:font-size="16pt" fo:font-weight="bold" style:font-name-asian="Menlo-Regular3" style:font-size-asian="16pt" style:font-weight-asian="bold" style:font-name-complex="Menlo-Regular3" style:font-size-complex="16pt" style:font-weight-complex="bold"/>
    </style:style>
    <style:style style:name="T111" style:family="text">
      <style:text-properties fo:color="#000000" style:font-name="Courier New2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12" style:family="text">
      <style:text-properties fo:color="#008000" style:font-name="Courier New2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13" style:family="text">
      <style:text-properties fo:color="#ff0000" style:font-name="Courier New2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14" style:family="text">
      <style:text-properties fo:color="#008000" style:font-name="Courier New2" fo:font-size="22pt" fo:language="zxx" fo:country="none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15" style:family="text">
      <style:text-properties fo:color="#ff0000" style:font-name="Courier New2" fo:font-size="22pt" fo:language="zxx" fo:country="none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16" style:family="text">
      <style:text-properties fo:color="#4c4c4c" style:font-name="Courier New2" fo:font-size="22pt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17" style:family="text">
      <style:text-properties style:font-name="Courier New1"/>
    </style:style>
    <style:style style:name="T118" style:family="text">
      <style:text-properties fo:font-size="24pt" style:font-size-asian="24pt" style:font-size-complex="24pt"/>
    </style:style>
    <style:style style:name="T119" style:family="text">
      <style:text-properties fo:font-size="28pt" style:font-size-asian="28pt" style:font-size-complex="28pt"/>
    </style:style>
    <style:style style:name="T120" style:family="text">
      <style:text-properties style:text-position="33% 58%" fo:font-size="28pt" style:font-size-asian="28pt" style:font-size-complex="28pt"/>
    </style:style>
    <style:style style:name="T121" style:family="text">
      <style:text-properties fo:color="#000000" style:text-outline="false" style:text-line-through-style="none" style:text-line-through-type="none" style:font-name="Courier New2" fo:font-size="28pt" fo:language="zxx" fo:country="none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122" style:family="text">
      <style:text-properties fo:color="#008000" style:text-outline="false" style:text-line-through-style="none" style:text-line-through-type="none" style:font-name="Courier New2" fo:font-size="28pt" fo:language="zxx" fo:country="none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123" style:family="text">
      <style:text-properties fo:color="#008000" style:font-name="Courier New2" fo:font-size="28pt" fo:language="pt" fo:country="BR" fo:font-weight="bold" style:font-name-asian="Menlo-Regular3" style:font-size-asian="28pt" style:font-weight-asian="bold" style:font-name-complex="Menlo-Regular3" style:font-size-complex="28pt" style:font-weight-complex="bold"/>
    </style:style>
    <style:style style:name="T124" style:family="text">
      <style:text-properties fo:color="#000000" style:text-outline="false" style:text-line-through-style="none" style:text-line-through-type="none" style:font-name="Menlo-Regular1" fo:font-size="28pt" fo:language="zxx" fo:country="none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125" style:family="text">
      <style:text-properties fo:color="#ff000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bold" style:font-name-asian="Menlo-Regular3" style:font-size-asian="28pt" style:font-style-asian="normal" style:font-weight-asian="bold" style:font-name-complex="Menlo-Regular3" style:font-size-complex="28pt" style:font-style-complex="normal" style:font-weight-complex="bold" style:text-emphasize="none" style:font-relief="none"/>
    </style:style>
    <style:style style:name="T126" style:family="text">
      <style:text-properties fo:color="#000080" style:font-name="Courier New2" fo:font-size="24pt" fo:language="zxx" fo:country="none" fo:font-weight="bold" style:font-name-asian="Menlo-Regular3" style:font-size-asian="24pt" style:font-weight-asian="bold" style:font-name-complex="Menlo-Regular3" style:font-size-complex="24pt" style:font-weight-complex="bold"/>
    </style:style>
    <style:style style:name="T127" style:family="text">
      <style:text-properties fo:color="#000000" style:font-name="Courier New2" fo:font-size="24pt" fo:font-weight="bold" style:font-name-asian="Menlo-Regular3" style:font-size-asian="24pt" style:font-weight-asian="bold" style:font-name-complex="Menlo-Regular3" style:font-size-complex="24pt" style:font-weight-complex="bold"/>
    </style:style>
    <style:style style:name="T128" style:family="text">
      <style:text-properties fo:color="#008000" style:font-name="Courier New2" fo:font-size="24pt" fo:font-weight="bold" style:font-name-asian="Menlo-Regular3" style:font-size-asian="24pt" style:font-weight-asian="bold" style:font-name-complex="Menlo-Regular3" style:font-size-complex="24pt" style:font-weight-complex="bold"/>
    </style:style>
    <style:style style:name="T129" style:family="text">
      <style:text-properties fo:color="#000080" style:font-name="Courier New2" fo:font-size="24pt" fo:font-weight="bold" style:font-name-asian="Menlo-Regular3" style:font-size-asian="24pt" style:font-weight-asian="bold" style:font-name-complex="Menlo-Regular3" style:font-size-complex="24pt" style:font-weight-complex="bold"/>
    </style:style>
    <style:style style:name="T130" style:family="text">
      <style:text-properties fo:color="#000000" style:font-name="Courier New2" fo:font-size="24pt" fo:language="zxx" fo:country="none" fo:font-weight="bold" style:font-name-asian="Menlo-Regular3" style:font-size-asian="24pt" style:font-weight-asian="bold" style:font-name-complex="Menlo-Regular3" style:font-size-complex="24pt" style:font-weight-complex="bold"/>
    </style:style>
    <style:style style:name="T131" style:family="text">
      <style:text-properties fo:color="#008000" style:font-name="Courier New2" fo:font-size="24pt" fo:language="zxx" fo:country="none" fo:font-weight="bold" style:font-name-asian="Menlo-Regular3" style:font-size-asian="24pt" style:font-weight-asian="bold" style:font-name-complex="Menlo-Regular3" style:font-size-complex="24pt" style:font-weight-complex="bold"/>
    </style:style>
    <style:style style:name="T132" style:family="text">
      <style:text-properties fo:color="#008000" style:text-outline="false" style:text-line-through-style="none" style:text-line-through-type="none" style:font-name="Courier New2" fo:font-size="22pt" fo:language="zxx" fo:country="none" fo:font-style="normal" fo:text-shadow="none" style:text-underline-style="none" fo:font-weight="bold" style:font-name-asian="Menlo-Regular3" style:font-size-asian="22pt" style:font-style-asian="normal" style:font-weight-asian="bold" style:font-name-complex="Menlo-Regular3" style:font-size-complex="22pt" style:font-style-complex="normal" style:font-weight-complex="bold" style:text-emphasize="none" style:font-relief="none"/>
    </style:style>
    <style:style style:name="T133" style:family="text">
      <style:text-properties fo:color="#000000" style:font-name="Courier New2" fo:font-size="18pt" fo:language="zxx" fo:country="none" fo:font-weight="bold" style:font-name-asian="Menlo-Regular3" style:font-size-asian="18pt" style:font-weight-asian="bold" style:font-name-complex="Menlo-Regular3" style:font-size-complex="18pt" style:font-weight-complex="bold"/>
    </style:style>
    <style:style style:name="T134" style:family="text">
      <style:text-properties fo:color="#800000" fo:font-weight="bold" style:font-weight-asian="bold" style:font-weight-complex="bold"/>
    </style:style>
    <style:style style:name="T135" style:family="text">
      <style:text-properties fo:color="#000000" fo:font-weight="normal" style:font-weight-asian="normal" style:font-weight-complex="normal"/>
    </style:style>
    <style:style style:name="T136" style:family="text">
      <style:text-properties fo:color="#ff0000" style:font-name="Courier New2" fo:font-size="24pt" fo:font-weight="bold" style:font-name-asian="Menlo-Regular3" style:font-size-asian="24pt" style:font-weight-asian="bold" style:font-name-complex="Menlo-Regular3" style:font-size-complex="24pt" style:font-weight-complex="bold"/>
    </style:style>
    <style:style style:name="T137" style:family="text">
      <style:text-properties style:font-name="Courier New2" fo:font-size="18pt" fo:font-weight="bold" style:font-name-asian="Menlo-Regular3" style:font-size-asian="18pt" style:font-weight-asian="bold" style:font-name-complex="Menlo-Regular3" style:font-size-complex="18pt" style:font-weight-complex="bold"/>
    </style:style>
    <style:style style:name="T138" style:family="text">
      <style:text-properties fo:color="#000000" style:font-name="Courier New2" fo:font-size="22pt" fo:language="zxx" fo:country="none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39" style:family="text">
      <style:text-properties fo:color="#000000" style:font-name="Menlo-Regular3" fo:font-size="22pt" fo:language="zxx" fo:country="none" fo:font-weight="bold" style:font-name-asian="Menlo-Regular3" style:font-size-asian="22pt" style:font-weight-asian="bold" style:font-name-complex="Menlo-Regular3" style:font-size-complex="22pt" style:font-weight-complex="bold"/>
    </style:style>
    <style:style style:name="T140" style:family="text">
      <style:text-properties fo:color="#000080" style:font-name="Courier New2" fo:font-size="14pt" fo:language="zxx" fo:country="none" fo:font-weight="bold" style:font-name-asian="Menlo-Regular3" style:font-size-asian="14pt" style:font-weight-asian="bold" style:font-name-complex="Menlo-Regular3" style:font-size-complex="14pt" style:font-weight-complex="bold"/>
    </style:style>
    <style:style style:name="T141" style:family="text">
      <style:text-properties fo:color="#000000" style:font-name="Courier New2" fo:font-size="14pt" fo:language="zxx" fo:country="none" fo:font-weight="bold" style:font-name-asian="Menlo-Regular3" style:font-size-asian="14pt" style:font-weight-asian="bold" style:font-name-complex="Menlo-Regular3" style:font-size-complex="14pt" style:font-weight-complex="bold"/>
    </style:style>
    <style:style style:name="T142" style:family="text">
      <style:text-properties fo:color="#008000" style:font-name="Courier New2" fo:font-size="14pt" fo:language="zxx" fo:country="none" fo:font-weight="bold" style:font-name-asian="Menlo-Regular3" style:font-size-asian="14pt" style:font-weight-asian="bold" style:font-name-complex="Menlo-Regular3" style:font-size-complex="14pt" style:font-weight-complex="bold"/>
    </style:style>
    <style:style style:name="T143" style:family="text">
      <style:text-properties fo:color="#000000" style:font-name="Courier New2" fo:font-size="14pt" fo:font-weight="bold" style:font-name-asian="Menlo-Regular3" style:font-size-asian="14pt" style:font-weight-asian="bold" style:font-name-complex="Menlo-Regular3" style:font-size-complex="14pt" style:font-weight-complex="bold"/>
    </style:style>
    <style:style style:name="T144" style:family="text">
      <style:text-properties fo:color="#008000" style:font-name="Courier New2" fo:font-size="14pt" fo:font-weight="bold" style:font-name-asian="Menlo-Regular3" style:font-size-asian="14pt" style:font-weight-asian="bold" style:font-name-complex="Menlo-Regular3" style:font-size-complex="14pt" style:font-weight-complex="bold"/>
    </style:style>
    <style:style style:name="T145" style:family="text">
      <style:text-properties fo:color="#000000" style:font-name="Menlo-Regular3" fo:font-size="14pt" fo:language="zxx" fo:country="none" fo:font-weight="bold" style:font-name-asian="Menlo-Regular3" style:font-size-asian="14pt" style:font-weight-asian="bold" style:font-name-complex="Menlo-Regular3" style:font-size-complex="14pt" style:font-weight-complex="bold"/>
    </style:style>
    <style:style style:name="T146" style:family="text">
      <style:text-properties fo:color="#ff0000" style:font-name="Courier New2" fo:font-size="14pt" fo:font-weight="bold" style:font-name-asian="Menlo-Regular3" style:font-size-asian="14pt" style:font-weight-asian="bold" style:font-name-complex="Menlo-Regular3" style:font-size-complex="14pt" style:font-weight-complex="bold"/>
    </style:style>
    <style:style style:name="T147" style:family="text">
      <style:text-properties style:font-name="Courier New2" fo:font-size="14pt" fo:font-weight="bold" style:font-name-asian="Menlo-Regular3" style:font-size-asian="14pt" style:font-weight-asian="bold" style:font-name-complex="Menlo-Regular3" style:font-size-complex="14pt" style:font-weight-complex="bold"/>
    </style:style>
    <style:style style:name="T148" style:family="text">
      <style:text-properties style:font-name="Menlo-Regular3" fo:font-size="14pt" fo:font-weight="bold" style:font-name-asian="Menlo-Regular3" style:font-size-asian="14pt" style:font-weight-asian="bold" style:font-name-complex="Menlo-Regular3" style:font-size-complex="14pt" style:font-weight-complex="bold"/>
    </style:style>
    <style:style style:name="T149" style:family="text">
      <style:text-properties fo:color="#000080" style:font-name="Courier New2" fo:font-size="14pt" fo:font-weight="bold" style:font-size-asian="14pt" style:font-weight-asian="bold" style:font-name-complex="Courier New" style:font-size-complex="14pt" style:font-weight-complex="bold"/>
    </style:style>
    <style:style style:name="T150" style:family="text">
      <style:text-properties fo:color="#ff0000" style:font-name="Courier New2" fo:font-size="28pt" fo:language="zxx" fo:country="none" fo:font-weight="bold" style:font-name-asian="Menlo-Regular3" style:font-size-asian="28pt" style:font-weight-asian="bold" style:font-name-complex="Menlo-Regular3" style:font-size-complex="28pt" style:font-weight-complex="bold"/>
    </style:style>
    <style:style style:name="T151" style:family="text">
      <style:text-properties fo:color="#944794" style:font-name="DejaVu Sans" fo:font-size="66pt" fo:text-shadow="1pt 1pt" fo:font-weight="bold" style:font-size-asian="66pt" style:font-size-complex="66pt"/>
    </style:style>
    <style:style style:name="T152" style:family="text">
      <style:text-properties style:font-name="Courier New3" fo:font-size="18pt" style:font-size-asian="18pt" style:font-size-complex="18pt"/>
    </style:style>
    <style:style style:name="T15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efoto.eng.uerj.br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5.199cm" svg:height="3cm" svg:x="1.4cm" svg:y="-0.027cm" presentation:class="title" presentation:user-transformed="true">
          <draw:text-box>
            <text:p text:style-name="P1"><text:span text:style-name="T1">Unidade VIII – Estruturas autorreferenciadas</text:span></text:p>
          </draw:text-box>
        </draw:frame>
        <draw:frame draw:style-name="gr1" draw:text-style-name="P3" draw:layer="layout" svg:width="17cm" svg:height="6.926cm" svg:x="3.1cm" svg:y="13.8cm">
          <draw:text-box>
            <text:p><text:span text:style-name="T2">#include</text:span><text:span text:style-name="T3"> <text:s/></text:span><text:span text:style-name="T4">&lt;</text:span><text:span text:style-name="T5">stdio</text:span><text:span text:style-name="T4">.</text:span><text:span text:style-name="T5">h</text:span><text:span text:style-name="T4">&gt;</text:span></text:p>
            <text:p><text:span text:style-name="T6">int main</text:span><text:span text:style-name="T3"> <text:s/></text:span><text:span text:style-name="T2">()</text:span></text:p>
            <text:p><text:span text:style-name="T7">{</text:span></text:p>
            <text:p><text:span text:style-name="T8"><text:tab/></text:span><text:span text:style-name="T8">printf</text:span><text:span text:style-name="T9">(</text:span><text:span text:style-name="T10">"</text:span><text:span text:style-name="T11">Hello</text:span><text:span text:style-name="T12"> </text:span><text:span text:style-name="T11">World</text:span><text:span text:style-name="T13">!</text:span><text:span text:style-name="T14">"</text:span><text:span text:style-name="T9">);</text:span></text:p>
            <text:p><text:span text:style-name="T9"><text:tab/></text:span><text:span text:style-name="T9">return </text:span><text:span text:style-name="T13">0</text:span><text:span text:style-name="T9">;</text:span></text:p>
            <text:p><text:span text:style-name="T7">}</text:span></text:p>
          </draw:text-box>
        </draw:frame>
        <draw:frame draw:style-name="gr2" draw:text-style-name="P4" draw:layer="layout" svg:width="13.279cm" svg:height="7.901cm" svg:x="13.933cm" svg:y="7.525cm">
          <draw:text-box>
            <text:p><text:span text:style-name="T15">ANSI </text:span><text:span text:style-name="T16">C</text:span></text:p>
          </draw:text-box>
        </draw:frame>
        <draw:frame draw:style-name="gr3" draw:text-style-name="P5" draw:layer="layout" svg:width="27cm" svg:height="4.214cm" svg:x="1cm" svg:y="4.32cm">
          <draw:text-box>
            <text:p><text:span text:style-name="T17">Disciplina Linguagens de Programação I</text:span></text:p>
            <text:p><text:span text:style-name="T17">Bacharelado em Ciência da Computação da Uerj</text:span></text:p>
            <text:p><text:span text:style-name="T17">Professores Guilherme Mota e Leandro Marzul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7" draw:layer="layout" svg:width="25.199cm" svg:height="3cm" svg:x="1.4cm" svg:y="-0.027cm" presentation:class="title" presentation:user-transformed="true">
          <draw:text-box>
            <text:p><text:span text:style-name="T18">Que assuntos serão abordados nesta unidade?</text:span></text:p>
          </draw:text-box>
        </draw:frame>
        <draw:frame presentation:style-name="pr4" draw:text-style-name="P8" draw:layer="layout" svg:width="25.5cm" svg:height="15.513cm" svg:x="1cm" svg:y="3.8cm" presentation:class="outline" presentation:user-transformed="true">
          <draw:text-box>
            <text:list text:style-name="L2">
              <text:list-item>
                <text:p><text:span text:style-name="T19">Alocação dinâmica de structs</text:span></text:p>
                <text:list>
                  <text:list-item>
                    <text:p><text:span text:style-name="T19">Arrays de structs</text:span></text:p>
                  </text:list-item>
                  <text:list-item>
                    <text:p><text:span text:style-name="T19">operador </text:span><text:span text:style-name="T20">-&gt; </text:span></text:p>
                  </text:list-item>
                </text:list>
              </text:list-item>
              <text:list-item>
                <text:p><text:span text:style-name="T19">Listas encadeadas </text:span></text:p>
                <text:list>
                  <text:list-item>
                    <text:p><text:span text:style-name="T19">Inserção</text:span></text:p>
                  </text:list-item>
                  <text:list-item>
                    <text:p><text:span text:style-name="T19">Busca</text:span></text:p>
                  </text:list-item>
                  <text:list-item>
                    <text:p><text:span text:style-name="T19">Exclusão</text:span></text:p>
                  </text:list-item>
                </text:list>
              </text:list-item>
              <text:list-item>
                <text:p><text:span text:style-name="T19">Árvore Binária</text:span></text:p>
                <text:list>
                  <text:list-item>
                    <text:p><text:span text:style-name="T19">Inserção sem balanceamento</text:span></text:p>
                  </text:list-item>
                  <text:list-item>
                    <text:p><text:span text:style-name="T19">Busca</text:span></text:p>
                  </text:list-item>
                  <text:list-item>
                    <text:p><text:span text:style-name="T19">Exclusão to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draw:style-name="gr5" draw:text-style-name="P11" draw:layer="layout" svg:width="24.89cm" svg:height="5.679cm" svg:x="1.608cm" svg:y="9.085cm">
          <draw:text-box>
            <text:p text:style-name="P10"><text:span text:style-name="T21">Alocação dinâmica</text:span></text:p>
            <text:p text:style-name="P10"><text:span text:style-name="T21">de stru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rray estático de structs</text:p>
          </draw:text-box>
        </draw:frame>
        <draw:frame draw:style-name="gr6" draw:text-style-name="P12" draw:layer="layout" svg:width="13.602cm" svg:height="13.282cm" svg:x="1.074cm" svg:y="3.991cm">
          <draw:text-box>
            <text:p><text:span text:style-name="T22">struct </text:span><text:span text:style-name="T23">coord</text:span><text:span text:style-name="T22"> </text:span></text:p>
            <text:p><text:span text:style-name="T22">{</text:span></text:p>
            <text:p><text:span text:style-name="T22"><text:tab/></text:span><text:span text:style-name="T22">short </text:span><text:span text:style-name="T23">x</text:span><text:span text:style-name="T22">,</text:span><text:span text:style-name="T23">y</text:span><text:span text:style-name="T22">;</text:span></text:p>
            <text:p><text:span text:style-name="T22">};</text:span></text:p>
            <text:p><text:span text:style-name="T22"/></text:p>
            <text:p><text:span text:style-name="T22">struct </text:span><text:span text:style-name="T23">coord</text:span><text:span text:style-name="T22"> </text:span><text:span text:style-name="T23">clist</text:span><text:span text:style-name="T22">[</text:span><text:span text:style-name="T24">2</text:span><text:span text:style-name="T22">];</text:span></text:p>
            <text:p><text:span text:style-name="T22"/></text:p>
            <text:p><text:span text:style-name="T22"/></text:p>
            <text:p><text:span text:style-name="T22">...</text:span></text:p>
            <text:p><text:span text:style-name="T22"/></text:p>
            <text:p><text:span text:style-name="T23">clist</text:span><text:span text:style-name="T22">[</text:span><text:span text:style-name="T24">1</text:span><text:span text:style-name="T22">].</text:span><text:span text:style-name="T23">x</text:span><text:span text:style-name="T22"> = </text:span><text:span text:style-name="T24">10</text:span><text:span text:style-name="T22">;</text:span></text:p>
            <text:p><text:span text:style-name="T23">clist</text:span><text:span text:style-name="T22">[</text:span><text:span text:style-name="T24">1</text:span><text:span text:style-name="T22">].</text:span><text:span text:style-name="T23">y</text:span><text:span text:style-name="T22"> = </text:span><text:span text:style-name="T24">5</text:span><text:span text:style-name="T22">;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rray dinâmico de structs</text:p>
          </draw:text-box>
        </draw:frame>
        <draw:frame draw:style-name="gr6" draw:text-style-name="P13" draw:layer="layout" svg:width="27.239cm" svg:height="17.846cm" svg:x="0.653cm" svg:y="3.673cm">
          <draw:text-box>
            <text:p><text:span text:style-name="T25">struct </text:span><text:span text:style-name="T26">coord</text:span><text:span text:style-name="T25"> </text:span></text:p>
            <text:p><text:span text:style-name="T25">{</text:span></text:p>
            <text:p><text:span text:style-name="T25"><text:tab/></text:span><text:span text:style-name="T25">short </text:span><text:span text:style-name="T26">x</text:span><text:span text:style-name="T25">,</text:span><text:span text:style-name="T26">y</text:span><text:span text:style-name="T25">;</text:span></text:p>
            <text:p><text:span text:style-name="T25">};</text:span></text:p>
            <text:p><text:span text:style-name="T25"/></text:p>
            <text:p><text:span text:style-name="T25">struct </text:span><text:span text:style-name="T26">coord</text:span><text:span text:style-name="T25"> * </text:span><text:span text:style-name="T26">clist</text:span><text:span text:style-name="T25">;</text:span></text:p>
            <text:p><text:span text:style-name="T25"><text:tab/></text:span><text:span text:style-name="T25">...</text:span></text:p>
            <text:p><text:span text:style-name="T26">clist</text:span><text:span text:style-name="T25"> =(struct </text:span><text:span text:style-name="T26">coord</text:span><text:span text:style-name="T25"> *) </text:span><text:span text:style-name="T26">malloc</text:span><text:span text:style-name="T25"> (</text:span><text:span text:style-name="T27">2</text:span><text:span text:style-name="T25">*sizeof(struct </text:span><text:span text:style-name="T26">coord</text:span><text:span text:style-name="T25">));</text:span></text:p>
            <text:p><text:span text:style-name="T25">int </text:span><text:span text:style-name="T26">i</text:span><text:span text:style-name="T25">;</text:span></text:p>
            <text:p><text:span text:style-name="T25">for(</text:span><text:span text:style-name="T26">i</text:span><text:span text:style-name="T25">=</text:span><text:span text:style-name="T27">0</text:span><text:span text:style-name="T25">; </text:span><text:span text:style-name="T26">i</text:span><text:span text:style-name="T25">&lt;</text:span><text:span text:style-name="T27">2</text:span><text:span text:style-name="T25">; </text:span><text:span text:style-name="T26">i</text:span><text:span text:style-name="T25">++)</text:span></text:p>
            <text:p><text:span text:style-name="T25">{</text:span></text:p>
            <text:p><text:span text:style-name="T25"><text:tab/></text:span><text:span text:style-name="T26">clist</text:span><text:span text:style-name="T25">[</text:span><text:span text:style-name="T26">i</text:span><text:span text:style-name="T25">].</text:span><text:span text:style-name="T26">x</text:span><text:span text:style-name="T25"> = </text:span><text:span text:style-name="T26">i</text:span><text:span text:style-name="T25">;</text:span></text:p>
            <text:p><text:span text:style-name="T25"><text:tab/></text:span><text:span text:style-name="T25">(*(</text:span><text:span text:style-name="T26">clist</text:span><text:span text:style-name="T25">+</text:span><text:span text:style-name="T26">i</text:span><text:span text:style-name="T25">)).</text:span><text:span text:style-name="T26">y</text:span><text:span text:style-name="T25"> = </text:span><text:span text:style-name="T27">2</text:span><text:span text:style-name="T25"> * </text:span><text:span text:style-name="T26">i</text:span><text:span text:style-name="T25">;</text:span><text:span text:style-name="T25"><text:tab/></text:span><text:span text:style-name="T25"><text:tab/></text:span><text:span text:style-name="T25"> </text:span></text:p>
            <text:p><text:span text:style-name="T25"><text:tab/></text:span><text:span text:style-name="T26">printf</text:span><text:span text:style-name="T25">(</text:span><text:span text:style-name="T27">"X = (%d, %d)\n"</text:span><text:span text:style-name="T25">,(</text:span><text:span text:style-name="T26">clist</text:span><text:span text:style-name="T25">+</text:span><text:span text:style-name="T26">i</text:span><text:span text:style-name="T25">)-&gt;</text:span><text:span text:style-name="T26">x</text:span><text:span text:style-name="T25">,(</text:span><text:span text:style-name="T26">clist</text:span><text:span text:style-name="T25">+</text:span><text:span text:style-name="T26">i</text:span><text:span text:style-name="T25">)-&gt;</text:span><text:span text:style-name="T26">y</text:span><text:span text:style-name="T25">);</text:span></text:p>
            <text:p><text:span text:style-name="T25">}</text:span></text:p>
            <text:p><text:span text:style-name="T26">free</text:span><text:span text:style-name="T25">(</text:span><text:span text:style-name="T26">clist</text:span><text:span text:style-name="T25">);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 presentation:use-footer-name="ftr1">
        <office:forms form:automatic-focus="false" form:apply-design-mode="false"/>
        <draw:frame draw:style-name="gr7" draw:text-style-name="P16" draw:layer="layout" svg:width="4.069cm" svg:height="4.231cm" svg:x="22.804cm" svg:y="12.146cm">
          <draw:text-box>
            <text:p text:style-name="P14"><text:span text:style-name="T28">P1.x</text:span></text:p>
            <text:p text:style-name="P15"><text:span text:style-name="T28">P1.y</text:span></text:p>
          </draw:text-box>
        </draw:frame>
        <draw:frame presentation:style-name="pr3" draw:text-style-name="P7" draw:layer="layout" svg:width="25.199cm" svg:height="3cm" svg:x="1.4cm" svg:y="-0.027cm" presentation:class="title" presentation:user-transformed="true">
          <draw:text-box>
            <text:p><text:span text:style-name="T18">Operador . Vs Operador -&gt;</text:span></text:p>
          </draw:text-box>
        </draw:frame>
        <draw:frame presentation:style-name="pr6" draw:text-style-name="P17" draw:layer="layout" svg:width="25.5cm" svg:height="7.697cm" svg:x="1cm" svg:y="3.8cm" presentation:class="outline" presentation:user-transformed="true">
          <draw:text-box>
            <text:list text:style-name="L2">
              <text:list-item>
                <text:p><text:span text:style-name="T29">Em uma </text:span><text:span text:style-name="T30">struct</text:span><text:span text:style-name="T29"> alocada de forma automática o operador </text:span><text:span text:style-name="T31">.</text:span><text:span text:style-name="T29"> é usado para acessar os seus membros.</text:span></text:p>
                <text:p><text:span text:style-name="T29"><text:s/></text:span></text:p>
              </text:list-item>
              <text:list-item>
                <text:p><text:span text:style-name="T29">Este operador apenas adiciona o deslocamento ao endereço base associado ao nome da </text:span><text:span text:style-name="T30">struct</text:span><text:span text:style-name="T29">. </text:span></text:p>
              </text:list-item>
            </text:list>
          </draw:text-box>
        </draw:frame>
        <draw:frame draw:style-name="gr8" draw:text-style-name="P18" draw:layer="layout" svg:width="17.911cm" svg:height="8.347cm" svg:x="3.678cm" svg:y="10.681cm">
          <draw:text-box>
            <text:p><text:span text:style-name="T25">struct </text:span><text:span text:style-name="T26">coord</text:span><text:span text:style-name="T25"> </text:span></text:p>
            <text:p><text:span text:style-name="T25">{</text:span></text:p>
            <text:p><text:span text:style-name="T25"><text:tab/></text:span><text:span text:style-name="T25">short </text:span><text:span text:style-name="T26">x</text:span><text:span text:style-name="T25">,</text:span><text:span text:style-name="T26">y</text:span><text:span text:style-name="T25">;</text:span></text:p>
            <text:p><text:span text:style-name="T25">};</text:span></text:p>
            <text:p><text:span text:style-name="T25"/></text:p>
            <text:p><text:span text:style-name="T25">struct </text:span><text:span text:style-name="T26">coord</text:span><text:span text:style-name="T25"> </text:span><text:span text:style-name="T26">P1</text:span><text:span text:style-name="T25">;</text:span></text:p>
            <text:p><text:span text:style-name="T26">P1</text:span><text:span text:style-name="T25">.</text:span><text:span text:style-name="T26">x</text:span><text:span text:style-name="T25"> = </text:span><text:span text:style-name="T27">10</text:span><text:span text:style-name="T25">;</text:span></text:p>
            <text:p><text:span text:style-name="T26">P1</text:span><text:span text:style-name="T25">.</text:span><text:span text:style-name="T26">y</text:span><text:span text:style-name="T25"> = </text:span><text:span text:style-name="T27">20</text:span><text:span text:style-name="T25">;</text:span></text:p>
          </draw:text-box>
        </draw:frame>
        <draw:frame draw:style-name="gr9" draw:text-style-name="P19" draw:layer="layout" svg:width="8.5cm" svg:height="0.975cm" svg:x="12.371cm" svg:y="12.228cm">
          <draw:text-box>
            <text:p><text:span text:style-name="T32">0x03CE10D4</text:span></text:p>
          </draw:text-box>
        </draw:frame>
        <draw:frame draw:style-name="standard" draw:layer="layout" svg:width="5.992cm" svg:height="6.333cm" svg:x="16.797cm" svg:y="11.06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33">0xA5</text:span></text:p>
              </table:table-cell>
            </table:table-row>
            <table:table-row table:style-name="ro2">
              <table:table-cell table:style-name="ce1">
                <text:p text:style-name="P20"><text:span text:style-name="T33">0xFD</text:span></text:p>
              </table:table-cell>
            </table:table-row>
            <table:table-row table:style-name="ro2">
              <table:table-cell table:style-name="ce1">
                <text:p text:style-name="P20"><text:span text:style-name="T33">0x01</text:span></text:p>
              </table:table-cell>
            </table:table-row>
            <table:table-row table:style-name="ro2">
              <table:table-cell table:style-name="ce1">
                <text:p text:style-name="P20"><text:span text:style-name="T33">0xFF</text:span></text:p>
              </table:table-cell>
            </table:table-row>
            <table:table-row table:style-name="ro2">
              <table:table-cell table:style-name="ce1">
                <text:p text:style-name="P20"><text:span text:style-name="T33">0x96</text:span></text:p>
              </table:table-cell>
            </table:table-row>
            <table:table-row table:style-name="ro2">
              <table:table-cell table:style-name="ce2">
                <text:p text:style-name="P20"><text:span text:style-name="T33">0xB7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0" draw:text-style-name="P21" draw:layer="layout" svg:x1="22.852cm" svg:y1="14.227cm" svg:x2="26.873cm" svg:y2="14.231cm">
          <text:p/>
        </draw:line>
        <draw:frame draw:style-name="gr7" draw:text-style-name="P16" draw:layer="layout" svg:width="6.034cm" svg:height="4.231cm" svg:x="16.755cm" svg:y="12.143cm">
          <draw:text-box>
            <text:p text:style-name="P14"><text:span text:style-name="T28">P1</text:span></text:p>
          </draw:text-box>
        </draw:frame>
        <draw:frame draw:style-name="gr9" draw:text-style-name="P19" draw:layer="layout" svg:width="8.5cm" svg:height="0.975cm" svg:x="12.371cm" svg:y="13.275cm">
          <draw:text-box>
            <text:p><text:span text:style-name="T32">0x03CE10D5</text:span></text:p>
          </draw:text-box>
        </draw:frame>
        <draw:frame draw:style-name="gr9" draw:text-style-name="P19" draw:layer="layout" svg:width="8.5cm" svg:height="0.975cm" svg:x="12.371cm" svg:y="14.329cm">
          <draw:text-box>
            <text:p><text:span text:style-name="T32">0x03CE10D6</text:span></text:p>
          </draw:text-box>
        </draw:frame>
        <draw:frame draw:style-name="gr9" draw:text-style-name="P19" draw:layer="layout" svg:width="8.5cm" svg:height="0.975cm" svg:x="12.371cm" svg:y="15.429cm">
          <draw:text-box>
            <text:p><text:span text:style-name="T32">0x03CE10D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7" draw:layer="layout" svg:width="25.199cm" svg:height="3cm" svg:x="1.4cm" svg:y="-0.027cm" presentation:class="title" presentation:user-transformed="true">
          <draw:text-box>
            <text:p><text:span text:style-name="T18">Operador . Vs Operador -&gt;</text:span></text:p>
          </draw:text-box>
        </draw:frame>
        <draw:frame presentation:style-name="pr6" draw:text-style-name="P17" draw:layer="layout" svg:width="25.5cm" svg:height="7.697cm" svg:x="1cm" svg:y="3.8cm" presentation:class="outline" presentation:user-transformed="true">
          <draw:text-box>
            <text:list text:style-name="L2">
              <text:list-item>
                <text:p><text:span text:style-name="T29">Para referências através de um apontador por uma </text:span><text:span text:style-name="T30">struct</text:span><text:span text:style-name="T29"> pode ser usado o operador </text:span><text:span text:style-name="T34">-&gt;</text:span><text:span text:style-name="T29"> </text:span></text:p>
              </text:list-item>
              <text:list-item>
                <text:p><text:span text:style-name="T29">O operador </text:span><text:span text:style-name="T34">-&gt;</text:span><text:span text:style-name="T35"> </text:span><text:span text:style-name="T29">busca o endereço base da </text:span><text:span text:style-name="T30">struct</text:span><text:span text:style-name="T29"> na variável apontador, aplica a indireção e depois aplica o deslocamento para acessar o campo selecionado.</text:span></text:p>
              </text:list-item>
            </text:list>
          </draw:text-box>
        </draw:frame>
        <draw:frame draw:style-name="gr7" draw:text-style-name="P16" draw:layer="layout" svg:width="4.069cm" svg:height="4.231cm" svg:x="22.805cm" svg:y="12.447cm">
          <draw:text-box>
            <text:p text:style-name="P14"><text:span text:style-name="T28">P1.x</text:span></text:p>
            <text:p text:style-name="P15"><text:span text:style-name="T28">P1.y</text:span></text:p>
          </draw:text-box>
        </draw:frame>
        <draw:frame draw:style-name="gr8" draw:text-style-name="P22" draw:layer="layout" svg:width="24.507cm" svg:height="8.347cm" svg:x="1.779cm" svg:y="10.982cm">
          <draw:text-box>
            <text:p><text:span text:style-name="T36">struct </text:span><text:span text:style-name="T37">coord</text:span><text:span text:style-name="T36"> </text:span></text:p>
            <text:p><text:span text:style-name="T36">{</text:span></text:p>
            <text:p><text:span text:style-name="T36"><text:tab/></text:span><text:span text:style-name="T36">short </text:span><text:span text:style-name="T37">x</text:span><text:span text:style-name="T36">,</text:span><text:span text:style-name="T37">y</text:span><text:span text:style-name="T36">;</text:span></text:p>
            <text:p><text:span text:style-name="T36">};</text:span></text:p>
            <text:p><text:span text:style-name="T36"/></text:p>
            <text:p><text:span text:style-name="T36">struct </text:span><text:span text:style-name="T37">coord</text:span><text:span text:style-name="T36"> *</text:span><text:span text:style-name="T37">pCoord</text:span><text:span text:style-name="T36">, </text:span><text:span text:style-name="T37">P1</text:span><text:span text:style-name="T36">;</text:span></text:p>
            <text:p><text:span text:style-name="T37">pCoord</text:span><text:span text:style-name="T36"> = &amp;</text:span><text:span text:style-name="T37">P1</text:span><text:span text:style-name="T36">;</text:span></text:p>
            <text:p><text:span text:style-name="T36">(*</text:span><text:span text:style-name="T37">pCoord</text:span><text:span text:style-name="T36">).</text:span><text:span text:style-name="T37">x</text:span><text:span text:style-name="T36"> = </text:span><text:span text:style-name="T38">10</text:span><text:span text:style-name="T36">;</text:span></text:p>
            <text:p><text:span text:style-name="T37">pCoord</text:span><text:span text:style-name="T36">-&gt;</text:span><text:span text:style-name="T37">y </text:span><text:span text:style-name="T36">= </text:span><text:span text:style-name="T38">20</text:span><text:span text:style-name="T36">;</text:span></text:p>
            <text:p><text:span text:style-name="T36"/></text:p>
          </draw:text-box>
        </draw:frame>
        <draw:frame draw:style-name="gr9" draw:text-style-name="P19" draw:layer="layout" svg:width="8.5cm" svg:height="0.975cm" svg:x="12.372cm" svg:y="12.529cm">
          <draw:text-box>
            <text:p><text:span text:style-name="T32">0x03CE10D4</text:span></text:p>
          </draw:text-box>
        </draw:frame>
        <draw:frame draw:style-name="standard" draw:layer="layout" svg:width="5.992cm" svg:height="6.333cm" svg:x="16.798cm" svg:y="11.3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33">0xA5</text:span></text:p>
              </table:table-cell>
            </table:table-row>
            <table:table-row table:style-name="ro2">
              <table:table-cell table:style-name="ce1">
                <text:p text:style-name="P20"><text:span text:style-name="T33">0xFD</text:span></text:p>
              </table:table-cell>
            </table:table-row>
            <table:table-row table:style-name="ro2">
              <table:table-cell table:style-name="ce1">
                <text:p text:style-name="P20"><text:span text:style-name="T33">0x01</text:span></text:p>
              </table:table-cell>
            </table:table-row>
            <table:table-row table:style-name="ro2">
              <table:table-cell table:style-name="ce1">
                <text:p text:style-name="P20"><text:span text:style-name="T33">0xFF</text:span></text:p>
              </table:table-cell>
            </table:table-row>
            <table:table-row table:style-name="ro2">
              <table:table-cell table:style-name="ce1">
                <text:p text:style-name="P20"><text:span text:style-name="T33">0x96</text:span></text:p>
              </table:table-cell>
            </table:table-row>
            <table:table-row table:style-name="ro2">
              <table:table-cell table:style-name="ce2">
                <text:p text:style-name="P20"><text:span text:style-name="T33">0xB7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0" draw:text-style-name="P21" draw:layer="layout" svg:x1="22.853cm" svg:y1="14.528cm" svg:x2="26.874cm" svg:y2="14.532cm">
          <text:p/>
        </draw:line>
        <draw:frame draw:style-name="gr7" draw:text-style-name="P16" draw:layer="layout" svg:width="6.034cm" svg:height="4.231cm" svg:x="16.756cm" svg:y="12.444cm">
          <draw:text-box>
            <text:p text:style-name="P14"><text:span text:style-name="T28">P1</text:span></text:p>
          </draw:text-box>
        </draw:frame>
        <draw:frame draw:style-name="gr9" draw:text-style-name="P19" draw:layer="layout" svg:width="8.5cm" svg:height="0.975cm" svg:x="12.372cm" svg:y="13.576cm">
          <draw:text-box>
            <text:p><text:span text:style-name="T32">0x03CE10D5</text:span></text:p>
          </draw:text-box>
        </draw:frame>
        <draw:frame draw:style-name="gr9" draw:text-style-name="P19" draw:layer="layout" svg:width="8.5cm" svg:height="0.975cm" svg:x="12.372cm" svg:y="14.63cm">
          <draw:text-box>
            <text:p><text:span text:style-name="T32">0x03CE10D6</text:span></text:p>
          </draw:text-box>
        </draw:frame>
        <draw:frame draw:style-name="gr9" draw:text-style-name="P19" draw:layer="layout" svg:width="8.5cm" svg:height="0.975cm" svg:x="12.372cm" svg:y="15.73cm">
          <draw:text-box>
            <text:p><text:span text:style-name="T32">0x03CE10D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7" draw:layer="layout" svg:width="25.199cm" svg:height="3cm" svg:x="1.4cm" svg:y="-0.027cm" presentation:class="title" presentation:user-transformed="true">
          <draw:text-box>
            <text:p><text:span text:style-name="T18">Operador . Vs Operador -&gt;</text:span></text:p>
          </draw:text-box>
        </draw:frame>
        <draw:frame presentation:style-name="pr6" draw:text-style-name="P17" draw:layer="layout" svg:width="25.5cm" svg:height="7.697cm" svg:x="1cm" svg:y="3.8cm" presentation:class="outline" presentation:user-transformed="true">
          <draw:text-box>
            <text:list text:style-name="L2">
              <text:list-item>
                <text:p><text:span text:style-name="T29">Com matrizes de </text:span><text:span text:style-name="T30">structs</text:span><text:span text:style-name="T29">, os operadores </text:span><text:span text:style-name="T31">[]</text:span><text:span text:style-name="T29"> ou </text:span><text:span text:style-name="T31">*</text:span><text:span text:style-name="T29"> são usados inicialmente para fazer o deslocamento e a indireção para o elemento antes de acessar o membro usando o operador </text:span><text:span text:style-name="T31">.</text:span></text:p>
              </text:list-item>
            </text:list>
          </draw:text-box>
        </draw:frame>
        <draw:frame draw:style-name="gr8" draw:text-style-name="P18" draw:layer="layout" svg:width="17.911cm" svg:height="11.914cm" svg:x="3.579cm" svg:y="7.606cm">
          <draw:text-box>
            <text:p><text:span text:style-name="T25">struct </text:span><text:span text:style-name="T26">coord</text:span><text:span text:style-name="T25"> </text:span></text:p>
            <text:p><text:span text:style-name="T25">{</text:span></text:p>
            <text:p><text:span text:style-name="T25"><text:tab/></text:span><text:span text:style-name="T25">short </text:span><text:span text:style-name="T26">x</text:span><text:span text:style-name="T25">,</text:span><text:span text:style-name="T26">y</text:span><text:span text:style-name="T25">;</text:span></text:p>
            <text:p><text:span text:style-name="T25">};</text:span></text:p>
            <text:p><text:span text:style-name="T25"/></text:p>
            <text:p><text:span text:style-name="T25">struct </text:span><text:span text:style-name="T26">coord Vetor</text:span><text:span text:style-name="T25">[</text:span><text:span text:style-name="T27">5</text:span><text:span text:style-name="T25">];</text:span></text:p>
            <text:p><text:span text:style-name="T25"/></text:p>
            <text:p><text:span text:style-name="T26">Vetor</text:span><text:span text:style-name="T25">[</text:span><text:span text:style-name="T27">3</text:span><text:span text:style-name="T25">].</text:span><text:span text:style-name="T26">y </text:span><text:span text:style-name="T25">=</text:span><text:span text:style-name="T26"> </text:span><text:span text:style-name="T27">10</text:span><text:span text:style-name="T25">;</text:span></text:p>
            <text:p><text:span text:style-name="T25"/></text:p>
            <text:p><text:span text:style-name="T25">(*(Vetor+3)).</text:span><text:span text:style-name="T26">y</text:span><text:span text:style-name="T25"> = </text:span><text:span text:style-name="T27">10</text:span><text:span text:style-name="T25">;</text:span></text:p>
            <text:p><text:span text:style-name="T25"/></text:p>
            <text:p><text:span text:style-name="T25">(Vetor+3)-&gt;</text:span><text:span text:style-name="T26">y</text:span><text:span text:style-name="T25"> = </text:span><text:span text:style-name="T27">10</text:span><text:span text:style-name="T25">;</text:span></text:p>
            <text:p><text:span text:style-name="T25"><text:s/></text:span></text:p>
            <text:p><text:span text:style-name="T39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>
        <office:forms form:automatic-focus="false" form:apply-design-mode="false"/>
        <draw:frame draw:style-name="gr11" draw:text-style-name="P11" draw:layer="layout" svg:width="24.687cm" svg:height="3cm" svg:x="1.608cm" svg:y="9.085cm">
          <draw:text-box>
            <text:p text:style-name="P10"><text:span text:style-name="T21">Listas Encadead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7" draw:layer="layout" svg:width="25.199cm" svg:height="3cm" svg:x="1.4cm" svg:y="-0.027cm" presentation:class="title" presentation:user-transformed="true">
          <draw:text-box>
            <text:p><text:span text:style-name="T18">O que é uma lista encadeada?</text:span></text:p>
          </draw:text-box>
        </draw:frame>
        <draw:frame presentation:style-name="pr6" draw:text-style-name="P17" draw:layer="layout" svg:width="25.5cm" svg:height="7.697cm" svg:x="1.162cm" svg:y="3.514cm" presentation:class="outline" presentation:user-transformed="true">
          <draw:text-box>
            <text:list text:style-name="L2">
              <text:list-item>
                <text:p><text:span text:style-name="T29">É uma lista cujos elementos estão espalhados em qualquer lugar da memória (em qualquer ordem).</text:span></text:p>
              </text:list-item>
              <text:list-item>
                <text:p><text:span text:style-name="T29">Temos um apontador para o primeiro elemento da lista</text:span></text:p>
              </text:list-item>
              <text:list-item>
                <text:p><text:span text:style-name="T29">Cada elemento da lista aponta para o seguinte.</text:span></text:p>
              </text:list-item>
            </text:list>
          </draw:text-box>
        </draw:frame>
        <draw:custom-shape draw:style-name="gr12" draw:text-style-name="P23" xml:id="id2" draw:id="id2" draw:layer="layout" svg:width="3.786cm" svg:height="1.223cm" svg:x="7.888cm" svg:y="10.747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7.888cm" svg:y="11.971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3" draw:id="id3" draw:layer="layout" svg:width="3.786cm" svg:height="1.223cm" svg:x="7.888cm" svg:y="13.194cm">
          <text:p text:style-name="P20">next</text:p>
          <draw:enhanced-geometry svg:viewBox="0 0 21600 21600" draw:type="rectangle" draw:enhanced-path="M 0 0 L 21600 0 21600 21600 0 21600 0 0 Z N"/>
        </draw:custom-shape>
        <draw:custom-shape draw:style-name="gr13" draw:text-style-name="P24" xml:id="id1" draw:id="id1" draw:layer="layout" svg:width="3.786cm" svg:height="1.223cm" svg:x="1.262cm" svg:y="10.769cm">
          <text:p text:style-name="P20">phead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48cm" svg:y1="11.38cm" svg:x2="7.888cm" svg:y2="11.358cm" draw:start-shape="id1" draw:start-glue-point="1" draw:end-shape="id2" draw:end-glue-point="3" svg:d="M5048 11380l2840-22" svg:viewBox="0 0 2841 23">
          <text:p/>
        </draw:connector>
        <draw:custom-shape draw:style-name="gr12" draw:text-style-name="P23" xml:id="id4" draw:id="id4" draw:layer="layout" svg:width="3.786cm" svg:height="1.223cm" svg:x="13.288cm" svg:y="10.747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13.288cm" svg:y="11.971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5" draw:id="id5" draw:layer="layout" svg:width="3.786cm" svg:height="1.223cm" svg:x="13.288cm" svg:y="13.194cm">
          <text:p text:style-name="P20">next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674cm" svg:y1="13.805cm" svg:x2="13.288cm" svg:y2="11.358cm" draw:start-shape="id3" draw:start-glue-point="1" draw:end-shape="id4" draw:end-glue-point="3" svg:d="M11674 13805h807v-2447h807" svg:viewBox="0 0 1615 2448">
          <text:p/>
        </draw:connector>
        <draw:custom-shape draw:style-name="gr12" draw:text-style-name="P23" xml:id="id6" draw:id="id6" draw:layer="layout" svg:width="3.786cm" svg:height="1.223cm" svg:x="18.688cm" svg:y="10.747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18.688cm" svg:y="11.971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7" draw:id="id7" draw:layer="layout" svg:width="3.786cm" svg:height="1.223cm" svg:x="18.688cm" svg:y="13.194cm">
          <text:p text:style-name="P20">next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74cm" svg:y1="13.805cm" svg:x2="18.688cm" svg:y2="11.358cm" draw:start-shape="id5" draw:start-glue-point="1" draw:end-shape="id6" draw:end-glue-point="3" svg:d="M17074 13805h807v-2447h807" svg:viewBox="0 0 1615 2448">
          <text:p/>
        </draw:connector>
        <draw:g xml:id="id8" draw:id="id8">
          <draw:line draw:style-name="gr15" draw:text-style-name="P25" draw:layer="layout" svg:x1="23.686cm" svg:y1="15.296cm" svg:x2="24.988cm" svg:y2="15.296cm">
            <text:p/>
          </draw:line>
          <draw:line draw:style-name="gr15" draw:text-style-name="P25" draw:layer="layout" svg:x1="23.964cm" svg:y1="15.492cm" svg:x2="24.772cm" svg:y2="15.496cm">
            <text:p/>
          </draw:line>
          <draw:line draw:style-name="gr15" draw:text-style-name="P25" draw:layer="layout" svg:x1="24.175cm" svg:y1="15.696cm" svg:x2="24.672cm" svg:y2="15.696cm">
            <text:p/>
          </draw:line>
        </draw:g>
        <draw:connector draw:style-name="gr14" draw:text-style-name="P25" draw:layer="layout" svg:x1="22.474cm" svg:y1="13.805cm" svg:x2="24.337cm" svg:y2="15.296cm" draw:start-shape="id7" draw:start-glue-point="1" draw:end-shape="id8" draw:end-glue-point="0" svg:d="M22474 13805h1863v1491" svg:viewBox="0 0 1864 1492">
          <text:p/>
        </draw:connecto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presentation:use-footer-name="ftr1">
        <office:forms form:automatic-focus="false" form:apply-design-mode="false"/>
        <draw:frame presentation:style-name="pr7" draw:layer="layout" svg:width="25.199cm" svg:height="3.506cm" svg:x="1.4cm" svg:y="-0.263cm" presentation:class="title" presentation:user-transformed="true">
          <draw:text-box>
            <text:p>Visão de uma lista encadeada na memória</text:p>
          </draw:text-box>
        </draw:frame>
        <draw:g>
          <draw:frame draw:style-name="standard" draw:layer="layout" svg:width="4.595cm" svg:height="8.447cm" svg:x="7.706cm" svg:y="11.988cm">
            <table:table table:template-name="default" table:use-first-row-styles="true" table:use-banding-rows-styles="true">
              <table:table-column table:style-name="co2"/>
              <table:table-row table:style-name="ro1">
                <table:table-cell table:style-name="ce1">
                  <text:p text:style-name="P20"><text:span text:style-name="T33">0xA5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D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1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F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96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B7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32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8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draw:layer="layout" svg:width="4.595cm" svg:height="8.447cm" svg:x="7.706cm" svg:y="3.688cm">
            <table:table table:template-name="default" table:use-first-row-styles="true" table:use-banding-rows-styles="true">
              <table:table-column table:style-name="co2"/>
              <table:table-row table:style-name="ro1">
                <table:table-cell table:style-name="ce1">
                  <text:p text:style-name="P20"><text:span text:style-name="T33">0xA5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D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1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F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96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B7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32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8</text:span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draw:g>
          <draw:frame draw:style-name="gr16" draw:text-style-name="P26" draw:layer="layout" svg:width="8.5cm" svg:height="0.89cm" svg:x="1.1cm" svg:y="5.895cm">
            <draw:text-box>
              <text:p><text:span text:style-name="T40">0x0000000003CE10CD</text:span></text:p>
            </draw:text-box>
          </draw:frame>
          <draw:frame draw:style-name="gr16" draw:text-style-name="P27" draw:layer="layout" svg:width="8.5cm" svg:height="0.89cm" svg:x="1.1cm" svg:y="4.847cm">
            <draw:text-box>
              <text:p><text:span text:style-name="T41">0x0000000003CE10CC</text:span></text:p>
            </draw:text-box>
          </draw:frame>
          <draw:frame draw:style-name="gr16" draw:text-style-name="P27" draw:layer="layout" svg:width="8.394cm" svg:height="0.89cm" svg:x="1.1cm" svg:y="3.8cm">
            <draw:text-box>
              <text:p><text:span text:style-name="T41">0x0000000003CE10CB</text:span></text:p>
            </draw:text-box>
          </draw:frame>
          <draw:frame draw:style-name="gr16" draw:text-style-name="P26" draw:layer="layout" svg:width="8.5cm" svg:height="0.89cm" svg:x="1.1cm" svg:y="14.275cm">
            <draw:text-box>
              <text:p><text:span text:style-name="T40">0x0000000003CE10D5</text:span></text:p>
            </draw:text-box>
          </draw:frame>
          <draw:frame draw:style-name="gr16" draw:text-style-name="P26" draw:layer="layout" svg:width="8.5cm" svg:height="0.89cm" svg:x="1.1cm" svg:y="13.227cm">
            <draw:text-box>
              <text:p><text:span text:style-name="T40">0x0000000003CE10D4</text:span></text:p>
            </draw:text-box>
          </draw:frame>
          <draw:frame draw:style-name="gr16" draw:text-style-name="P26" draw:layer="layout" svg:width="8.288cm" svg:height="0.89cm" svg:x="1.1cm" svg:y="12.18cm">
            <draw:text-box>
              <text:p><text:span text:style-name="T40">0x0000000003CE10D3</text:span></text:p>
            </draw:text-box>
          </draw:frame>
          <draw:frame draw:style-name="gr16" draw:text-style-name="P26" draw:layer="layout" svg:width="8.5cm" svg:height="0.89cm" svg:x="1.1cm" svg:y="15.322cm">
            <draw:text-box>
              <text:p><text:span text:style-name="T40">0x0000000003CE10D6</text:span></text:p>
            </draw:text-box>
          </draw:frame>
          <draw:frame draw:style-name="gr16" draw:text-style-name="P26" draw:layer="layout" svg:width="8.5cm" svg:height="0.89cm" svg:x="1.1cm" svg:y="16.37cm">
            <draw:text-box>
              <text:p><text:span text:style-name="T40">0x0000000003CE10D7</text:span></text:p>
            </draw:text-box>
          </draw:frame>
          <draw:frame draw:style-name="gr16" draw:text-style-name="P26" draw:layer="layout" svg:width="8.5cm" svg:height="0.89cm" svg:x="1.1cm" svg:y="17.417cm">
            <draw:text-box>
              <text:p><text:span text:style-name="T40">0x0000000003CE10D8</text:span></text:p>
            </draw:text-box>
          </draw:frame>
          <draw:frame draw:style-name="gr16" draw:text-style-name="P26" draw:layer="layout" svg:width="8.5cm" svg:height="0.89cm" svg:x="1.1cm" svg:y="18.465cm">
            <draw:text-box>
              <text:p><text:span text:style-name="T40">0x0000000003CE10D9</text:span></text:p>
            </draw:text-box>
          </draw:frame>
          <draw:frame draw:style-name="gr16" draw:text-style-name="P26" draw:layer="layout" svg:width="8.5cm" svg:height="0.89cm" svg:x="1.1cm" svg:y="19.512cm">
            <draw:text-box>
              <text:p><text:span text:style-name="T40">0x0000000003CE10DA</text:span></text:p>
            </draw:text-box>
          </draw:frame>
          <draw:frame draw:style-name="gr16" draw:text-style-name="P26" draw:layer="layout" svg:width="8.5cm" svg:height="0.89cm" svg:x="1.1cm" svg:y="6.942cm">
            <draw:text-box>
              <text:p><text:span text:style-name="T40">0x0000000003CE10CE</text:span></text:p>
            </draw:text-box>
          </draw:frame>
          <draw:frame draw:style-name="gr16" draw:text-style-name="P26" draw:layer="layout" svg:width="8.5cm" svg:height="0.89cm" svg:x="1.1cm" svg:y="7.99cm">
            <draw:text-box>
              <text:p><text:span text:style-name="T40">0x0000000003CE10CF</text:span></text:p>
            </draw:text-box>
          </draw:frame>
          <draw:frame draw:style-name="gr16" draw:text-style-name="P26" draw:layer="layout" svg:width="8.5cm" svg:height="0.89cm" svg:x="1.1cm" svg:y="9.037cm">
            <draw:text-box>
              <text:p><text:span text:style-name="T40">0x0000000003CE10D0</text:span></text:p>
            </draw:text-box>
          </draw:frame>
          <draw:frame draw:style-name="gr16" draw:text-style-name="P26" draw:layer="layout" svg:width="8.5cm" svg:height="0.89cm" svg:x="1.1cm" svg:y="10.085cm">
            <draw:text-box>
              <text:p><text:span text:style-name="T40">0x0000000003CE10D1</text:span></text:p>
            </draw:text-box>
          </draw:frame>
          <draw:frame draw:style-name="gr16" draw:text-style-name="P26" draw:layer="layout" svg:width="8.5cm" svg:height="0.89cm" svg:x="1.1cm" svg:y="11.132cm">
            <draw:text-box>
              <text:p><text:span text:style-name="T40">0x0000000003CE10D2</text:span></text:p>
            </draw:text-box>
          </draw:frame>
        </draw:g>
        <draw:frame draw:style-name="gr17" draw:text-style-name="P28" draw:layer="layout" svg:width="1.228cm" svg:height="8.417cm" svg:x="12.3cm" svg:y="3.686cm">
          <draw:text-box>
            <text:p text:style-name="P20"><text:span text:style-name="T42">p</text:span></text:p>
            <text:p text:style-name="P20"><text:span text:style-name="T42">h</text:span></text:p>
            <text:p text:style-name="P20"><text:span text:style-name="T42">e</text:span></text:p>
            <text:p text:style-name="P20"><text:span text:style-name="T42">a</text:span></text:p>
            <text:p text:style-name="P20"><text:span text:style-name="T42">d</text:span></text:p>
          </draw:text-box>
        </draw:frame>
        <draw:g>
          <draw:frame draw:style-name="standard" draw:layer="layout" svg:width="4.595cm" svg:height="8.447cm" svg:x="20.806cm" svg:y="11.988cm">
            <table:table table:template-name="default" table:use-first-row-styles="true" table:use-banding-rows-styles="true">
              <table:table-column table:style-name="co2"/>
              <table:table-row table:style-name="ro1">
                <table:table-cell table:style-name="ce1">
                  <text:p text:style-name="P20"><text:span text:style-name="T33">0xA5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D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1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F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96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B7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32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8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standard" draw:layer="layout" svg:width="4.595cm" svg:height="8.447cm" svg:x="20.806cm" svg:y="3.688cm">
            <table:table table:template-name="default" table:use-first-row-styles="true" table:use-banding-rows-styles="true">
              <table:table-column table:style-name="co2"/>
              <table:table-row table:style-name="ro1">
                <table:table-cell table:style-name="ce1">
                  <text:p text:style-name="P20"><text:span text:style-name="T33">0xA5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D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1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F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96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B7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32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8</text:span></text:p>
                </table:table-cell>
              </table:table-row>
            </table:table>
            <draw:image xlink:href="Pictures/TablePreview6.svm" xlink:type="simple" xlink:show="embed" xlink:actuate="onLoad"/>
          </draw:frame>
        </draw:g>
        <draw:g>
          <draw:frame draw:style-name="gr16" draw:text-style-name="P29" draw:layer="layout" svg:width="8.5cm" svg:height="0.89cm" svg:x="14.2cm" svg:y="5.895cm">
            <draw:text-box>
              <text:p><text:span text:style-name="T43">0x0000000003CE10DD</text:span></text:p>
            </draw:text-box>
          </draw:frame>
          <draw:frame draw:style-name="gr16" draw:text-style-name="P29" draw:layer="layout" svg:width="8.5cm" svg:height="0.89cm" svg:x="14.2cm" svg:y="4.847cm">
            <draw:text-box>
              <text:p><text:span text:style-name="T43">0x0000000003CE10DC</text:span></text:p>
            </draw:text-box>
          </draw:frame>
          <draw:frame draw:style-name="gr16" draw:text-style-name="P29" draw:layer="layout" svg:width="8.394cm" svg:height="0.89cm" svg:x="14.2cm" svg:y="3.8cm">
            <draw:text-box>
              <text:p><text:span text:style-name="T43">0x0000000003CE10DB</text:span></text:p>
            </draw:text-box>
          </draw:frame>
          <draw:frame draw:style-name="gr16" draw:text-style-name="P29" draw:layer="layout" svg:width="8.5cm" svg:height="0.89cm" svg:x="14.2cm" svg:y="14.275cm">
            <draw:text-box>
              <text:p><text:span text:style-name="T43">0x0000000003CE10E5</text:span></text:p>
            </draw:text-box>
          </draw:frame>
          <draw:frame draw:style-name="gr16" draw:text-style-name="P29" draw:layer="layout" svg:width="8.5cm" svg:height="0.89cm" svg:x="14.2cm" svg:y="13.227cm">
            <draw:text-box>
              <text:p><text:span text:style-name="T43">0x0000000003CE10E4</text:span></text:p>
            </draw:text-box>
          </draw:frame>
          <draw:frame draw:style-name="gr16" draw:text-style-name="P29" draw:layer="layout" svg:width="8.288cm" svg:height="0.89cm" svg:x="14.2cm" svg:y="12.18cm">
            <draw:text-box>
              <text:p><text:span text:style-name="T43">0x0000000003CE10E3</text:span></text:p>
            </draw:text-box>
          </draw:frame>
          <draw:frame draw:style-name="gr16" draw:text-style-name="P29" draw:layer="layout" svg:width="8.5cm" svg:height="0.89cm" svg:x="14.2cm" svg:y="15.322cm">
            <draw:text-box>
              <text:p><text:span text:style-name="T43">0x0000000003CE10E6</text:span></text:p>
            </draw:text-box>
          </draw:frame>
          <draw:frame draw:style-name="gr16" draw:text-style-name="P29" draw:layer="layout" svg:width="8.5cm" svg:height="0.89cm" svg:x="14.2cm" svg:y="16.37cm">
            <draw:text-box>
              <text:p><text:span text:style-name="T43">0x0000000003CE10E7</text:span></text:p>
            </draw:text-box>
          </draw:frame>
          <draw:frame draw:style-name="gr16" draw:text-style-name="P29" draw:layer="layout" svg:width="8.5cm" svg:height="0.89cm" svg:x="14.2cm" svg:y="17.417cm">
            <draw:text-box>
              <text:p><text:span text:style-name="T43">0x0000000003CE10E8</text:span></text:p>
            </draw:text-box>
          </draw:frame>
          <draw:frame draw:style-name="gr16" draw:text-style-name="P29" draw:layer="layout" svg:width="8.5cm" svg:height="0.89cm" svg:x="14.2cm" svg:y="18.465cm">
            <draw:text-box>
              <text:p><text:span text:style-name="T43">0x0000000003CE10E9</text:span></text:p>
            </draw:text-box>
          </draw:frame>
          <draw:frame draw:style-name="gr16" draw:text-style-name="P29" draw:layer="layout" svg:width="8.5cm" svg:height="0.89cm" svg:x="14.2cm" svg:y="19.512cm">
            <draw:text-box>
              <text:p><text:span text:style-name="T43">0x0000000003CE10EA</text:span></text:p>
            </draw:text-box>
          </draw:frame>
          <draw:frame draw:style-name="gr16" draw:text-style-name="P29" draw:layer="layout" svg:width="8.5cm" svg:height="0.89cm" svg:x="14.2cm" svg:y="6.942cm">
            <draw:text-box>
              <text:p><text:span text:style-name="T43">0x0000000003CE10DE</text:span></text:p>
            </draw:text-box>
          </draw:frame>
          <draw:frame draw:style-name="gr16" draw:text-style-name="P29" draw:layer="layout" svg:width="8.5cm" svg:height="0.89cm" svg:x="14.2cm" svg:y="7.99cm">
            <draw:text-box>
              <text:p><text:span text:style-name="T43">0x0000000003CE10DF</text:span></text:p>
            </draw:text-box>
          </draw:frame>
          <draw:frame draw:style-name="gr16" draw:text-style-name="P29" draw:layer="layout" svg:width="8.5cm" svg:height="0.89cm" svg:x="14.2cm" svg:y="9.037cm">
            <draw:text-box>
              <text:p><text:span text:style-name="T43">0x0000000003CE10E0</text:span></text:p>
            </draw:text-box>
          </draw:frame>
          <draw:frame draw:style-name="gr16" draw:text-style-name="P29" draw:layer="layout" svg:width="8.5cm" svg:height="0.89cm" svg:x="14.2cm" svg:y="10.085cm">
            <draw:text-box>
              <text:p><text:span text:style-name="T43">0x0000000003CE10E1</text:span></text:p>
            </draw:text-box>
          </draw:frame>
          <draw:frame draw:style-name="gr16" draw:text-style-name="P29" draw:layer="layout" svg:width="8.5cm" svg:height="0.89cm" svg:x="14.2cm" svg:y="11.132cm">
            <draw:text-box>
              <text:p><text:span text:style-name="T43">0x0000000003CE10E2</text:span></text:p>
            </draw:text-box>
          </draw:frame>
        </draw:g>
        <draw:frame draw:style-name="gr17" draw:text-style-name="P28" draw:layer="layout" svg:width="4.596cm" svg:height="8.417cm" svg:x="20.806cm" svg:y="3.688cm">
          <draw:text-box>
            <text:p text:style-name="P20"><text:span text:style-name="T42">P</text:span></text:p>
            <text:p text:style-name="P20"><text:span text:style-name="T42">H</text:span></text:p>
            <text:p text:style-name="P20"><text:span text:style-name="T42">E</text:span></text:p>
            <text:p text:style-name="P20"><text:span text:style-name="T42">A</text:span></text:p>
            <text:p text:style-name="P20"><text:span text:style-name="T42">d</text:span></text:p>
          </draw:text-box>
        </draw:frame>
        <draw:g>
          <draw:frame draw:style-name="standard" draw:layer="layout" svg:width="4.595cm" svg:height="8.447cm" svg:x="20.806cm" svg:y="11.988cm">
            <table:table table:template-name="default" table:use-first-row-styles="true" table:use-banding-rows-styles="true">
              <table:table-column table:style-name="co2"/>
              <table:table-row table:style-name="ro1">
                <table:table-cell table:style-name="ce1">
                  <text:p text:style-name="P20"><text:span text:style-name="T33">0xA5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D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1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F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96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B7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32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8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4.595cm" svg:height="8.447cm" svg:x="20.806cm" svg:y="3.688cm">
            <table:table table:template-name="default" table:use-first-row-styles="true" table:use-banding-rows-styles="true">
              <table:table-column table:style-name="co2"/>
              <table:table-row table:style-name="ro1">
                <table:table-cell table:style-name="ce1">
                  <text:p text:style-name="P20"><text:span text:style-name="T33">0xA5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D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1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FF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96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B7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32</text:span></text:p>
                </table:table-cell>
              </table:table-row>
              <table:table-row table:style-name="ro2">
                <table:table-cell table:style-name="ce1">
                  <text:p text:style-name="P20"><text:span text:style-name="T33">0x08</text:span></text:p>
                </table:table-cell>
              </table:table-row>
            </table:table>
            <draw:image xlink:href="Pictures/TablePreview8.svm" xlink:type="simple" xlink:show="embed" xlink:actuate="onLoad"/>
          </draw:frame>
        </draw:g>
        <draw:frame draw:style-name="gr17" draw:text-style-name="P28" draw:layer="layout" svg:width="1.228cm" svg:height="2.118cm" svg:x="25.4cm" svg:y="3.686cm">
          <draw:text-box>
            <text:p text:style-name="P20"><text:span text:style-name="T42">X </text:span></text:p>
          </draw:text-box>
        </draw:frame>
        <draw:frame draw:style-name="gr17" draw:text-style-name="P28" draw:layer="layout" svg:width="1.228cm" svg:height="2.118cm" svg:x="25.4cm" svg:y="5.786cm">
          <draw:text-box>
            <text:p text:style-name="P20"><text:span text:style-name="T42">y </text:span></text:p>
          </draw:text-box>
        </draw:frame>
        <draw:frame draw:style-name="gr17" draw:text-style-name="P28" draw:layer="layout" svg:width="1.228cm" svg:height="8.298cm" svg:x="25.4cm" svg:y="7.886cm">
          <draw:text-box>
            <text:p text:style-name="P20"><text:span text:style-name="T42"/></text:p>
            <text:p text:style-name="P20"><text:span text:style-name="T42">next </text:span></text:p>
          </draw:text-box>
        </draw:frame>
        <draw:frame draw:style-name="gr17" draw:text-style-name="P28" draw:layer="layout" svg:width="1.228cm" svg:height="2.118cm" svg:x="25.4cm" svg:y="5.786cm">
          <draw:text-box>
            <text:p text:style-name="P20"><text:span text:style-name="T42">y </text:span></text:p>
          </draw:text-box>
        </draw:frame>
        <draw:frame draw:style-name="gr18" draw:text-style-name="P31" draw:layer="layout" svg:width="4.594cm" svg:height="8.4cm" svg:x="7.706cm" svg:y="3.688cm">
          <draw:text-box>
            <text:p text:style-name="P30"><text:span text:style-name="T44">0x3CE10DB</text:span><text:span text:style-name="T45"> </text:span></text:p>
          </draw:text-box>
        </draw:frame>
        <draw:frame draw:style-name="gr18" draw:text-style-name="P32" draw:layer="layout" svg:width="4.594cm" svg:height="8.31cm" svg:x="20.806cm" svg:y="7.904cm">
          <draw:text-box>
            <text:p text:style-name="P30"><text:span text:style-name="T44">0x4FFFFC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7" draw:layer="layout" svg:width="25.199cm" svg:height="3cm" svg:x="1.4cm" svg:y="-0.027cm" presentation:class="title" presentation:user-transformed="true">
          <draw:text-box>
            <text:p><text:span text:style-name="T18">Algumas vantagens do uso de listas encadeadas</text:span></text:p>
          </draw:text-box>
        </draw:frame>
        <draw:frame presentation:style-name="pr8" draw:text-style-name="P34" draw:layer="layout" svg:width="25.5cm" svg:height="13.201cm" svg:x="1cm" svg:y="3.8cm" presentation:class="outline" presentation:user-transformed="true">
          <draw:text-box>
            <text:list text:style-name="L2">
              <text:list-item>
                <text:p text:style-name="P33"><text:span text:style-name="T29">Realloc é custoso para aumentar o tamanho de estruturas dinamicamente, pois envolve cópia de dados.</text:span></text:p>
              </text:list-item>
              <text:list-item>
                <text:p text:style-name="P33"><text:span text:style-name="T29">Com listas encadeadas podemos adicionar e remover elementos sem precisar copiar os demais elementos para outros locais.</text:span></text:p>
              </text:list-item>
              <text:list-item>
                <text:p text:style-name="P33"><text:span text:style-name="T29">No caso de exclusão de elementos, podemos marcar o elemento como livre para evitar a movimentação dentro de vetores, mas no caso da inclusão, o realloc seria inevitável.</text:span></text:p>
              </text:list-item>
              <text:list-item>
                <text:p text:style-name="P33"><text:span text:style-name="T29">Operações de ordenação se tornam muito mais baratas, pois os dados não são movimentados, sendo apenas necessário ajustar os apontadore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Declaração de uma lista vazia</text:p>
          </draw:text-box>
        </draw:frame>
        <draw:frame draw:style-name="gr6" draw:text-style-name="P12" draw:layer="layout" svg:width="19.767cm" svg:height="13.282cm" svg:x="1.992cm" svg:y="5.991cm">
          <draw:text-box>
            <text:p><text:span text:style-name="T46">struct</text:span><text:span text:style-name="T47"> </text:span><text:span text:style-name="T48">coord</text:span></text:p>
            <text:p><text:span text:style-name="T49">{</text:span></text:p>
            <text:p><text:span text:style-name="T50"><text:s text:c="4"/></text:span><text:span text:style-name="T49">short</text:span><text:span text:style-name="T50"> </text:span><text:span text:style-name="T51">x</text:span><text:span text:style-name="T49">,</text:span><text:span text:style-name="T51">y</text:span><text:span text:style-name="T49">;</text:span></text:p>
            <text:p><text:span text:style-name="T50"><text:s text:c="4"/></text:span><text:span text:style-name="T49">struct</text:span><text:span text:style-name="T50"> </text:span><text:span text:style-name="T51">coord</text:span><text:span text:style-name="T50"> </text:span><text:span text:style-name="T49">*</text:span><text:span text:style-name="T50"> </text:span><text:span text:style-name="T51">next</text:span><text:span text:style-name="T49">;</text:span></text:p>
            <text:p><text:span text:style-name="T49">};</text:span></text:p>
            <text:p><text:span text:style-name="T52"/></text:p>
            <text:p><text:span text:style-name="T46">struct</text:span><text:span text:style-name="T47"> </text:span><text:span text:style-name="T48">coord</text:span><text:span text:style-name="T47"> </text:span><text:span text:style-name="T46">*</text:span><text:span text:style-name="T47"> </text:span><text:span text:style-name="T48">phead</text:span><text:span text:style-name="T47"> </text:span><text:span text:style-name="T46">=</text:span><text:span text:style-name="T47"> </text:span><text:span text:style-name="T53">NULL</text:span><text:span text:style-name="T46">;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Criando um elemento</text:p>
          </draw:text-box>
        </draw:frame>
        <draw:frame draw:style-name="gr6" draw:text-style-name="P35" draw:layer="layout" svg:width="26.342cm" svg:height="13.282cm" svg:x="1.292cm" svg:y="5.191cm">
          <draw:text-box>
            <text:p><text:span text:style-name="T54">struct</text:span><text:span text:style-name="T55"> </text:span><text:span text:style-name="T56">coord</text:span><text:span text:style-name="T55"> </text:span><text:span text:style-name="T54">*</text:span><text:span text:style-name="T55"> </text:span><text:span text:style-name="T56">criaElem</text:span><text:span text:style-name="T54">( short </text:span><text:span text:style-name="T57">x</text:span><text:span text:style-name="T54">, short </text:span><text:span text:style-name="T57">y</text:span><text:span text:style-name="T54">)</text:span></text:p>
            <text:p><text:span text:style-name="T54">{</text:span></text:p>
            <text:p><text:span text:style-name="T55"><text:s text:c="4"/></text:span><text:span text:style-name="T54">struct</text:span><text:span text:style-name="T55"> </text:span><text:span text:style-name="T56">coord</text:span><text:span text:style-name="T55"> </text:span><text:span text:style-name="T54">*</text:span><text:span text:style-name="T55"> </text:span><text:span text:style-name="T56">p</text:span><text:span text:style-name="T55"> </text:span><text:span text:style-name="T54">=</text:span><text:span text:style-name="T55"> </text:span><text:span text:style-name="T54">(struct</text:span><text:span text:style-name="T55"> </text:span><text:span text:style-name="T56">coord</text:span><text:span text:style-name="T55"> </text:span><text:span text:style-name="T54">*)</text:span><text:span text:style-name="T55"> </text:span><text:span text:style-name="T58"><text:tab/></text:span><text:span text:style-name="T55"> <text:s text:c="15"/></text:span><text:span text:style-name="T56">malloc</text:span><text:span text:style-name="T54">(sizeof(struct</text:span><text:span text:style-name="T55"> </text:span><text:span text:style-name="T56">coord</text:span><text:span text:style-name="T54">));</text:span></text:p>
            <text:p><text:span text:style-name="T55"><text:s text:c="4"/></text:span><text:span text:style-name="T56">p</text:span><text:span text:style-name="T54">-&gt;</text:span><text:span text:style-name="T56">x </text:span><text:span text:style-name="T59">=</text:span><text:span text:style-name="T56"> x</text:span><text:span text:style-name="T54">;</text:span><text:span text:style-name="T55"> </text:span></text:p>
            <text:p><text:span text:style-name="T60"><text:tab/></text:span><text:span text:style-name="T60"> <text:s/></text:span><text:span text:style-name="T56">p</text:span><text:span text:style-name="T54">-&gt;</text:span><text:span text:style-name="T56">y </text:span><text:span text:style-name="T59">= </text:span><text:span text:style-name="T56">y</text:span><text:span text:style-name="T54">;</text:span></text:p>
            <text:p><text:span text:style-name="T55"><text:s text:c="4"/></text:span><text:span text:style-name="T54">return</text:span><text:span text:style-name="T55"> </text:span><text:span text:style-name="T56">p</text:span><text:span text:style-name="T54">;</text:span></text:p>
            <text:p><text:span text:style-name="T54">}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draw:style-name="gr19" draw:text-style-name="P11" draw:layer="layout" svg:width="25.047cm" svg:height="5.679cm" svg:x="1.608cm" svg:y="9.085cm">
          <draw:text-box>
            <text:p text:style-name="P10"><text:span text:style-name="T21">Inserção em Listas</text:span><text:span text:style-name="T21"><text:line-break/></text:span><text:span text:style-name="T21">Encadead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inicio da lista</text:p>
          </draw:text-box>
        </draw:frame>
        <draw:frame draw:style-name="gr6" draw:text-style-name="P35" draw:layer="layout" svg:width="26.342cm" svg:height="13.282cm" svg:x="1.292cm" svg:y="4.891cm">
          <draw:text-box>
            <text:p><text:span text:style-name="T54">void</text:span><text:span text:style-name="T55"> </text:span><text:span text:style-name="T56">insereInicio</text:span><text:span text:style-name="T54">(struct</text:span><text:span text:style-name="T55"> </text:span><text:span text:style-name="T56">coord</text:span><text:span text:style-name="T55"> </text:span><text:span text:style-name="T54">**</text:span><text:span text:style-name="T55"> </text:span><text:span text:style-name="T56">p</text:span><text:span text:style-name="T59">,</text:span><text:span text:style-name="T56"> </text:span><text:span text:style-name="T59">short</text:span><text:span text:style-name="T56"> x</text:span><text:span text:style-name="T59">,</text:span><text:span text:style-name="T56"> </text:span><text:span text:style-name="T59">short</text:span><text:span text:style-name="T56"> y</text:span><text:span text:style-name="T54">)</text:span></text:p>
            <text:p><text:span text:style-name="T54">{</text:span></text:p>
            <text:p><text:span text:style-name="T55"><text:s text:c="4"/></text:span><text:span text:style-name="T54">struct</text:span><text:span text:style-name="T55"> </text:span><text:span text:style-name="T56">coord</text:span><text:span text:style-name="T55"> </text:span><text:span text:style-name="T54">*</text:span><text:span text:style-name="T55"> </text:span><text:span text:style-name="T56">elem</text:span><text:span text:style-name="T55"> </text:span><text:span text:style-name="T54">=</text:span><text:span text:style-name="T55"> </text:span><text:span text:style-name="T56">criaElem</text:span><text:span text:style-name="T54">(</text:span><text:span text:style-name="T57">x</text:span><text:span text:style-name="T54">, </text:span><text:span text:style-name="T57">y</text:span><text:span text:style-name="T54">);</text:span></text:p>
            <text:p><text:span text:style-name="T55"><text:s text:c="4"/></text:span><text:span text:style-name="T56">elem</text:span><text:span text:style-name="T54">-&gt;</text:span><text:span text:style-name="T56">next</text:span><text:span text:style-name="T54">=</text:span><text:span text:style-name="T55"> </text:span><text:span text:style-name="T54">*</text:span><text:span text:style-name="T56">p</text:span><text:span text:style-name="T54">;</text:span></text:p>
            <text:p><text:span text:style-name="T55"><text:s text:c="4"/></text:span><text:span text:style-name="T54">*</text:span><text:span text:style-name="T56">p</text:span><text:span text:style-name="T54">=</text:span><text:span text:style-name="T56">elem</text:span><text:span text:style-name="T54">;</text:span></text:p>
            <text:p><text:span text:style-name="T54">}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inicio da lista</text:p>
          </draw:text-box>
        </draw:frame>
        <draw:frame draw:style-name="gr6" draw:text-style-name="P37" draw:layer="layout" svg:width="27.75cm" svg:height="8.516cm" svg:x="0.369cm" svg:y="3.377cm">
          <draw:text-box>
            <text:p><text:span text:style-name="T61">insereInicio</text:span><text:span text:style-name="T62">(&amp;</text:span><text:span text:style-name="T61">phead</text:span><text:span text:style-name="T63">,</text:span><text:span text:style-name="T61"> a</text:span><text:span text:style-name="T63">,</text:span><text:span text:style-name="T61">b</text:span><text:span text:style-name="T62">);</text:span></text:p>
            <text:p text:style-name="P36"><text:span text:style-name="T64"/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9" draw:id="id9" draw:layer="layout" svg:width="3.786cm" svg:height="1.223cm" svg:x="1.28cm" svg:y="9.59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0.204cm" svg:x2="13.306cm" svg:y2="10.182cm" draw:start-shape="id9" draw:start-glue-point="1" draw:end-shape="id10" draw:end-glue-point="3" svg:d="M5066 10204l8240-22" svg:viewBox="0 0 8241 23">
          <text:p/>
        </draw:connector>
        <draw:custom-shape draw:style-name="gr12" draw:text-style-name="P39" xml:id="id10" draw:id="id10" draw:layer="layout" svg:width="3.786cm" svg:height="1.223cm" svg:x="13.306cm" svg:y="9.5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6cm" svg:y="10.7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1" draw:id="id11" draw:layer="layout" svg:width="3.786cm" svg:height="1.223cm" svg:x="13.306cm" svg:y="12.0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2" draw:id="id12" draw:layer="layout" svg:width="3.786cm" svg:height="1.223cm" svg:x="18.706cm" svg:y="9.5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6cm" svg:y="10.7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3" draw:id="id13" draw:layer="layout" svg:width="3.786cm" svg:height="1.223cm" svg:x="18.706cm" svg:y="12.0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2cm" svg:y1="12.629cm" svg:x2="18.706cm" svg:y2="10.182cm" draw:start-shape="id11" draw:start-glue-point="1" draw:end-shape="id12" draw:end-glue-point="3" svg:d="M17092 12629h807v-2447h807" svg:viewBox="0 0 1615 2448">
          <text:p/>
        </draw:connector>
        <draw:g xml:id="id14" draw:id="id14">
          <draw:line draw:style-name="gr15" draw:text-style-name="P25" draw:layer="layout" svg:x1="23.704cm" svg:y1="14.12cm" svg:x2="25.006cm" svg:y2="14.12cm">
            <text:p/>
          </draw:line>
          <draw:line draw:style-name="gr15" draw:text-style-name="P25" draw:layer="layout" svg:x1="23.982cm" svg:y1="14.316cm" svg:x2="24.79cm" svg:y2="14.32cm">
            <text:p/>
          </draw:line>
          <draw:line draw:style-name="gr15" draw:text-style-name="P25" draw:layer="layout" svg:x1="24.193cm" svg:y1="14.52cm" svg:x2="24.69cm" svg:y2="14.52cm">
            <text:p/>
          </draw:line>
        </draw:g>
        <draw:connector draw:style-name="gr14" draw:text-style-name="P25" draw:layer="layout" svg:x1="22.492cm" svg:y1="12.629cm" svg:x2="24.355cm" svg:y2="14.12cm" draw:start-shape="id13" draw:start-glue-point="1" draw:end-shape="id14" draw:end-glue-point="0" svg:d="M22492 12629h1863v1491" svg:viewBox="0 0 1864 1492">
          <text:p/>
        </draw:connector>
        <draw:custom-shape draw:style-name="gr13" draw:text-style-name="P38" xml:id="id15" draw:id="id15" draw:layer="layout" svg:width="3.786cm" svg:height="1.223cm" svg:x="1.28cm" svg:y="12.494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173cm" svg:y1="12.494cm" svg:x2="3.173cm" svg:y2="10.816cm" draw:start-shape="id15" draw:start-glue-point="0" draw:end-shape="id9" draw:end-glue-point="2" svg:d="M3173 12494v-1678" svg:viewBox="0 0 1 1679">
          <text:p/>
        </draw:connector>
        <draw:frame draw:style-name="gr6" draw:text-style-name="P40" draw:layer="layout" svg:width="26.342cm" svg:height="13.282cm" svg:x="1.006cm" svg:y="4.849cm">
          <draw:text-box>
            <text:p><text:span text:style-name="T68">void</text:span><text:span text:style-name="T69"> </text:span><text:span text:style-name="T70">insereInicio</text:span><text:span text:style-name="T68">(struct</text:span><text:span text:style-name="T69"> </text:span><text:span text:style-name="T70">coord</text:span><text:span text:style-name="T69"> </text:span><text:span text:style-name="T68">**</text:span><text:span text:style-name="T69"> </text:span><text:span text:style-name="T70">p</text:span><text:span text:style-name="T71">, short</text:span><text:span text:style-name="T70"> x</text:span><text:span text:style-name="T71">, short</text:span><text:span text:style-name="T70"> y</text:span><text:span text:style-name="T68">)</text:span></text:p>
            <text:p><text:span text:style-name="T72">{</text:span></text:p>
            <text:p><text:span text:style-name="T73"><text:s text:c="4"/></text:span><text:span text:style-name="T72">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lem</text:span><text:span text:style-name="T73"> </text:span><text:span text:style-name="T72">=</text:span><text:span text:style-name="T73"> </text:span><text:span text:style-name="T74">criaElem</text:span><text:span text:style-name="T72">(</text:span><text:span text:style-name="T75">x</text:span><text:span text:style-name="T72">,</text:span><text:span text:style-name="T75">y</text:span><text:span text:style-name="T72">);</text:span></text:p>
            <text:p><text:span text:style-name="T73"><text:s text:c="4"/></text:span><text:span text:style-name="T74">elem</text:span><text:span text:style-name="T72">-&gt;</text:span><text:span text:style-name="T74">next</text:span><text:span text:style-name="T72">=</text:span><text:span text:style-name="T73"> </text:span><text:span text:style-name="T72">*</text:span><text:span text:style-name="T74">p</text:span><text:span text:style-name="T72">;</text:span></text:p>
            <text:p><text:span text:style-name="T73"><text:s text:c="4"/></text:span><text:span text:style-name="T72">*</text:span><text:span text:style-name="T74">p</text:span><text:span text:style-name="T72">=</text:span><text:span text:style-name="T74">elem</text:span><text:span text:style-name="T72">;</text:span></text:p>
            <text:p><text:span text:style-name="T72">}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inicio da lista</text:p>
          </draw:text-box>
        </draw:frame>
        <draw:frame draw:style-name="gr6" draw:text-style-name="P37" draw:layer="layout" svg:width="27.75cm" svg:height="8.516cm" svg:x="0.369cm" svg:y="3.377cm">
          <draw:text-box>
            <text:p><text:span text:style-name="T61">insereInicio</text:span><text:span text:style-name="T62">(&amp;</text:span><text:span text:style-name="T61">phead</text:span><text:span text:style-name="T63">,</text:span><text:span text:style-name="T61"> a</text:span><text:span text:style-name="T63">,</text:span><text:span text:style-name="T61">b</text:span><text:span text:style-name="T62">);</text:span></text:p>
            <text:p text:style-name="P36"><text:span text:style-name="T64"/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2" draw:text-style-name="P23" draw:layer="layout" svg:width="3.786cm" svg:height="1.223cm" svg:x="7.147cm" svg:y="15.855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7.147cm" svg:y="17.079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3.786cm" svg:height="1.223cm" svg:x="7.147cm" svg:y="18.302cm">
          <text:p text:style-name="P20">next</text:p>
          <draw:enhanced-geometry svg:viewBox="0 0 21600 21600" draw:type="rectangle" draw:enhanced-path="M 0 0 L 21600 0 21600 21600 0 21600 0 0 Z N"/>
        </draw:custom-shape>
        <draw:custom-shape draw:style-name="gr13" draw:text-style-name="P24" xml:id="id16" draw:id="id16" draw:layer="layout" svg:width="3.786cm" svg:height="1.223cm" svg:x="1.28cm" svg:y="9.593cm">
          <text:p text:style-name="P20">phead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0.204cm" svg:x2="13.306cm" svg:y2="10.182cm" draw:start-shape="id16" draw:start-glue-point="1" draw:end-shape="id17" draw:end-glue-point="3" svg:d="M5066 10204l8240-22" svg:viewBox="0 0 8241 23">
          <text:p/>
        </draw:connector>
        <draw:custom-shape draw:style-name="gr12" draw:text-style-name="P23" xml:id="id17" draw:id="id17" draw:layer="layout" svg:width="3.786cm" svg:height="1.223cm" svg:x="13.306cm" svg:y="9.571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13.306cm" svg:y="10.795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18" draw:id="id18" draw:layer="layout" svg:width="3.786cm" svg:height="1.223cm" svg:x="13.306cm" svg:y="12.018cm">
          <text:p text:style-name="P20">next</text:p>
          <draw:enhanced-geometry svg:viewBox="0 0 21600 21600" draw:type="rectangle" draw:enhanced-path="M 0 0 L 21600 0 21600 21600 0 21600 0 0 Z N"/>
        </draw:custom-shape>
        <draw:custom-shape draw:style-name="gr12" draw:text-style-name="P23" xml:id="id19" draw:id="id19" draw:layer="layout" svg:width="3.786cm" svg:height="1.223cm" svg:x="18.706cm" svg:y="9.571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18.706cm" svg:y="10.795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20" draw:id="id20" draw:layer="layout" svg:width="3.786cm" svg:height="1.223cm" svg:x="18.706cm" svg:y="12.018cm">
          <text:p text:style-name="P20">next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2cm" svg:y1="12.629cm" svg:x2="18.706cm" svg:y2="10.182cm" draw:start-shape="id18" draw:start-glue-point="1" draw:end-shape="id19" draw:end-glue-point="3" svg:d="M17092 12629h807v-2447h807" svg:viewBox="0 0 1615 2448">
          <text:p/>
        </draw:connector>
        <draw:g xml:id="id21" draw:id="id21">
          <draw:line draw:style-name="gr15" draw:text-style-name="P25" draw:layer="layout" svg:x1="23.704cm" svg:y1="14.12cm" svg:x2="25.006cm" svg:y2="14.12cm">
            <text:p/>
          </draw:line>
          <draw:line draw:style-name="gr15" draw:text-style-name="P25" draw:layer="layout" svg:x1="23.982cm" svg:y1="14.316cm" svg:x2="24.79cm" svg:y2="14.32cm">
            <text:p/>
          </draw:line>
          <draw:line draw:style-name="gr15" draw:text-style-name="P25" draw:layer="layout" svg:x1="24.193cm" svg:y1="14.52cm" svg:x2="24.69cm" svg:y2="14.52cm">
            <text:p/>
          </draw:line>
        </draw:g>
        <draw:connector draw:style-name="gr14" draw:text-style-name="P25" draw:layer="layout" svg:x1="22.492cm" svg:y1="12.629cm" svg:x2="24.355cm" svg:y2="14.12cm" draw:start-shape="id20" draw:start-glue-point="1" draw:end-shape="id21" draw:end-glue-point="0" svg:d="M22492 12629h1863v1491" svg:viewBox="0 0 1864 1492">
          <text:p/>
        </draw:connector>
        <draw:frame draw:style-name="gr20" draw:text-style-name="P41" draw:layer="layout" svg:width="8.507cm" svg:height="1.195cm" svg:x="11.607cm" svg:y="16.876cm">
          <draw:text-box>
            <text:p><text:span text:style-name="T76">Novo Elemento (elem)</text:span></text:p>
          </draw:text-box>
        </draw:frame>
        <draw:custom-shape draw:style-name="gr13" draw:text-style-name="P38" xml:id="id22" draw:id="id22" draw:layer="layout" svg:width="3.786cm" svg:height="1.223cm" svg:x="1.28cm" svg:y="12.495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173cm" svg:y1="12.495cm" svg:x2="3.173cm" svg:y2="10.817cm" draw:start-shape="id22" draw:start-glue-point="0" svg:d="M3173 12495v-1678" svg:viewBox="0 0 1 1679">
          <text:p/>
        </draw:connector>
        <draw:custom-shape draw:style-name="gr21" draw:text-style-name="P20" draw:layer="layout" svg:width="1.757cm" svg:height="0.568cm" svg:x="0.136cm" svg:y="6.6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0" draw:layer="layout" svg:width="26.342cm" svg:height="13.282cm" svg:x="1.006cm" svg:y="4.849cm">
          <draw:text-box>
            <text:p><text:span text:style-name="T68">void</text:span><text:span text:style-name="T69"> </text:span><text:span text:style-name="T70">insereInicio</text:span><text:span text:style-name="T68">(struct</text:span><text:span text:style-name="T69"> </text:span><text:span text:style-name="T70">coord</text:span><text:span text:style-name="T69"> </text:span><text:span text:style-name="T68">**</text:span><text:span text:style-name="T69"> </text:span><text:span text:style-name="T70">p</text:span><text:span text:style-name="T71">, short</text:span><text:span text:style-name="T70"> x</text:span><text:span text:style-name="T71">, short</text:span><text:span text:style-name="T70"> y</text:span><text:span text:style-name="T68">)</text:span></text:p>
            <text:p><text:span text:style-name="T72">{</text:span></text:p>
            <text:p><text:span text:style-name="T73"><text:s text:c="4"/></text:span><text:span text:style-name="T72">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lem</text:span><text:span text:style-name="T73"> </text:span><text:span text:style-name="T72">=</text:span><text:span text:style-name="T73"> </text:span><text:span text:style-name="T74">criaElem</text:span><text:span text:style-name="T72">(</text:span><text:span text:style-name="T77">x</text:span><text:span text:style-name="T68">,</text:span><text:span text:style-name="T77">y</text:span><text:span text:style-name="T72">);</text:span></text:p>
            <text:p><text:span text:style-name="T73"><text:s text:c="4"/></text:span><text:span text:style-name="T74">elem</text:span><text:span text:style-name="T72">-&gt;</text:span><text:span text:style-name="T74">next</text:span><text:span text:style-name="T72">=</text:span><text:span text:style-name="T73"> </text:span><text:span text:style-name="T72">*</text:span><text:span text:style-name="T74">p</text:span><text:span text:style-name="T72">;</text:span></text:p>
            <text:p><text:span text:style-name="T73"><text:s text:c="4"/></text:span><text:span text:style-name="T72">*</text:span><text:span text:style-name="T74">p</text:span><text:span text:style-name="T72">=</text:span><text:span text:style-name="T74">elem</text:span><text:span text:style-name="T72">;</text:span></text:p>
            <text:p><text:span text:style-name="T72">}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inicio da lista</text:p>
          </draw:text-box>
        </draw:frame>
        <draw:frame draw:style-name="gr6" draw:text-style-name="P37" draw:layer="layout" svg:width="27.75cm" svg:height="8.516cm" svg:x="0.369cm" svg:y="3.377cm">
          <draw:text-box>
            <text:p><text:span text:style-name="T61">insereInicio</text:span><text:span text:style-name="T62">(&amp;</text:span><text:span text:style-name="T61">phead</text:span><text:span text:style-name="T63">,</text:span><text:span text:style-name="T61"> a</text:span><text:span text:style-name="T63">,</text:span><text:span text:style-name="T61">b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2" draw:text-style-name="P23" draw:layer="layout" svg:width="3.786cm" svg:height="1.223cm" svg:x="7.147cm" svg:y="15.855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7.147cm" svg:y="17.079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29" draw:id="id29" draw:layer="layout" svg:width="3.786cm" svg:height="1.223cm" svg:x="7.147cm" svg:y="18.302cm">
          <text:p text:style-name="P20">next</text:p>
          <draw:enhanced-geometry svg:viewBox="0 0 21600 21600" draw:type="rectangle" draw:enhanced-path="M 0 0 L 21600 0 21600 21600 0 21600 0 0 Z N"/>
        </draw:custom-shape>
        <draw:custom-shape draw:style-name="gr13" draw:text-style-name="P24" xml:id="id23" draw:id="id23" draw:layer="layout" svg:width="3.786cm" svg:height="1.223cm" svg:x="1.28cm" svg:y="9.593cm">
          <text:p text:style-name="P20">phead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0.204cm" svg:x2="13.306cm" svg:y2="10.182cm" draw:start-shape="id23" draw:start-glue-point="1" draw:end-shape="id24" draw:end-glue-point="3" svg:d="M5066 10204l8240-22" svg:viewBox="0 0 8241 23">
          <text:p/>
        </draw:connector>
        <draw:custom-shape draw:style-name="gr12" draw:text-style-name="P23" xml:id="id24" draw:id="id24" draw:layer="layout" svg:width="3.786cm" svg:height="1.223cm" svg:x="13.306cm" svg:y="9.571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13.306cm" svg:y="10.795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25" draw:id="id25" draw:layer="layout" svg:width="3.786cm" svg:height="1.223cm" svg:x="13.306cm" svg:y="12.018cm">
          <text:p text:style-name="P20">next</text:p>
          <draw:enhanced-geometry svg:viewBox="0 0 21600 21600" draw:type="rectangle" draw:enhanced-path="M 0 0 L 21600 0 21600 21600 0 21600 0 0 Z N"/>
        </draw:custom-shape>
        <draw:custom-shape draw:style-name="gr12" draw:text-style-name="P23" xml:id="id26" draw:id="id26" draw:layer="layout" svg:width="3.786cm" svg:height="1.223cm" svg:x="18.706cm" svg:y="9.571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18.706cm" svg:y="10.795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27" draw:id="id27" draw:layer="layout" svg:width="3.786cm" svg:height="1.223cm" svg:x="18.706cm" svg:y="12.018cm">
          <text:p text:style-name="P20">next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2cm" svg:y1="12.629cm" svg:x2="18.706cm" svg:y2="10.182cm" draw:start-shape="id25" draw:start-glue-point="1" draw:end-shape="id26" draw:end-glue-point="3" svg:d="M17092 12629h807v-2447h807" svg:viewBox="0 0 1615 2448">
          <text:p/>
        </draw:connector>
        <draw:g xml:id="id28" draw:id="id28">
          <draw:line draw:style-name="gr15" draw:text-style-name="P25" draw:layer="layout" svg:x1="23.704cm" svg:y1="14.12cm" svg:x2="25.006cm" svg:y2="14.12cm">
            <text:p/>
          </draw:line>
          <draw:line draw:style-name="gr15" draw:text-style-name="P25" draw:layer="layout" svg:x1="23.982cm" svg:y1="14.316cm" svg:x2="24.79cm" svg:y2="14.32cm">
            <text:p/>
          </draw:line>
          <draw:line draw:style-name="gr15" draw:text-style-name="P25" draw:layer="layout" svg:x1="24.193cm" svg:y1="14.52cm" svg:x2="24.69cm" svg:y2="14.52cm">
            <text:p/>
          </draw:line>
        </draw:g>
        <draw:connector draw:style-name="gr14" draw:text-style-name="P25" draw:layer="layout" svg:x1="22.492cm" svg:y1="12.629cm" svg:x2="24.355cm" svg:y2="14.12cm" draw:start-shape="id27" draw:start-glue-point="1" draw:end-shape="id28" draw:end-glue-point="0" svg:d="M22492 12629h1863v1491" svg:viewBox="0 0 1864 1492">
          <text:p/>
        </draw:connector>
        <draw:frame draw:style-name="gr20" draw:text-style-name="P41" draw:layer="layout" svg:width="8.507cm" svg:height="1.195cm" svg:x="12.481cm" svg:y="16.97cm">
          <draw:text-box>
            <text:p><text:span text:style-name="T76">Novo Elemento (elem)</text:span></text:p>
          </draw:text-box>
        </draw:frame>
        <draw:connector draw:style-name="gr14" draw:text-style-name="P25" draw:layer="layout" svg:x1="10.933cm" svg:y1="18.913cm" svg:x2="13.306cm" svg:y2="10.182cm" draw:start-shape="id29" draw:end-shape="id24" draw:end-glue-point="3" svg:d="M10933 18913h1187v-8731h1186" svg:viewBox="0 0 2374 8732">
          <text:p/>
        </draw:connector>
        <draw:custom-shape draw:style-name="gr13" draw:text-style-name="P38" xml:id="id30" draw:id="id30" draw:layer="layout" svg:width="3.786cm" svg:height="1.223cm" svg:x="1.28cm" svg:y="12.495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173cm" svg:y1="12.495cm" svg:x2="3.173cm" svg:y2="10.817cm" draw:start-shape="id30" draw:start-glue-point="0" svg:d="M3173 12495v-1678" svg:viewBox="0 0 1 1679">
          <text:p/>
        </draw:connector>
        <draw:custom-shape draw:style-name="gr21" draw:text-style-name="P20" draw:layer="layout" svg:width="1.757cm" svg:height="0.568cm" svg:x="0.236cm" svg:y="7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0" draw:layer="layout" svg:width="26.342cm" svg:height="13.282cm" svg:x="1.006cm" svg:y="4.849cm">
          <draw:text-box>
            <text:p><text:span text:style-name="T68">void</text:span><text:span text:style-name="T69"> </text:span><text:span text:style-name="T70">insereInicio</text:span><text:span text:style-name="T68">(struct</text:span><text:span text:style-name="T69"> </text:span><text:span text:style-name="T70">coord</text:span><text:span text:style-name="T69"> </text:span><text:span text:style-name="T68">**</text:span><text:span text:style-name="T69"> </text:span><text:span text:style-name="T70">p</text:span><text:span text:style-name="T71">, short</text:span><text:span text:style-name="T70"> x</text:span><text:span text:style-name="T71">, short</text:span><text:span text:style-name="T70"> y</text:span><text:span text:style-name="T68">)</text:span></text:p>
            <text:p><text:span text:style-name="T72">{</text:span></text:p>
            <text:p><text:span text:style-name="T73"><text:s text:c="4"/></text:span><text:span text:style-name="T72">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lem</text:span><text:span text:style-name="T73"> </text:span><text:span text:style-name="T72">=</text:span><text:span text:style-name="T73"> </text:span><text:span text:style-name="T74">criaElem</text:span><text:span text:style-name="T72">(</text:span><text:span text:style-name="T77">x</text:span><text:span text:style-name="T68">,</text:span><text:span text:style-name="T77">y</text:span><text:span text:style-name="T72">);</text:span></text:p>
            <text:p><text:span text:style-name="T73"><text:s text:c="4"/></text:span><text:span text:style-name="T74">elem</text:span><text:span text:style-name="T72">-&gt;</text:span><text:span text:style-name="T74">next</text:span><text:span text:style-name="T72">=</text:span><text:span text:style-name="T73"> </text:span><text:span text:style-name="T72">*</text:span><text:span text:style-name="T74">p</text:span><text:span text:style-name="T72">;</text:span></text:p>
            <text:p><text:span text:style-name="T73"><text:s text:c="4"/></text:span><text:span text:style-name="T72">*</text:span><text:span text:style-name="T74">p</text:span><text:span text:style-name="T72">=</text:span><text:span text:style-name="T74">elem</text:span><text:span text:style-name="T72">;</text:span></text:p>
            <text:p><text:span text:style-name="T72">}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inicio da lista</text:p>
          </draw:text-box>
        </draw:frame>
        <draw:frame draw:style-name="gr6" draw:text-style-name="P37" draw:layer="layout" svg:width="27.75cm" svg:height="8.516cm" svg:x="0.369cm" svg:y="3.377cm">
          <draw:text-box>
            <text:p><text:span text:style-name="T61">insereInicio</text:span><text:span text:style-name="T62">(&amp;</text:span><text:span text:style-name="T61">phead</text:span><text:span text:style-name="T63">,</text:span><text:span text:style-name="T61"> a</text:span><text:span text:style-name="T63">,</text:span><text:span text:style-name="T61">b</text:span><text:span text:style-name="T62">);</text:span></text:p>
            <text:p text:style-name="P36"><text:span text:style-name="T64"/></text:p>
            <text:p text:style-name="P36"><text:span text:style-name="T64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2" draw:text-style-name="P23" xml:id="id38" draw:id="id38" draw:layer="layout" svg:width="3.786cm" svg:height="1.223cm" svg:x="7.147cm" svg:y="15.855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7.147cm" svg:y="17.079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35" draw:id="id35" draw:layer="layout" svg:width="3.786cm" svg:height="1.223cm" svg:x="7.147cm" svg:y="18.302cm">
          <text:p text:style-name="P20">next</text:p>
          <draw:enhanced-geometry svg:viewBox="0 0 21600 21600" draw:type="rectangle" draw:enhanced-path="M 0 0 L 21600 0 21600 21600 0 21600 0 0 Z N"/>
        </draw:custom-shape>
        <draw:custom-shape draw:style-name="gr13" draw:text-style-name="P24" xml:id="id37" draw:id="id37" draw:layer="layout" svg:width="3.786cm" svg:height="1.223cm" svg:x="1.28cm" svg:y="9.593cm">
          <text:p text:style-name="P20">phead</text:p>
          <draw:enhanced-geometry svg:viewBox="0 0 21600 21600" draw:type="rectangle" draw:enhanced-path="M 0 0 L 21600 0 21600 21600 0 21600 0 0 Z N"/>
        </draw:custom-shape>
        <draw:custom-shape draw:style-name="gr12" draw:text-style-name="P23" xml:id="id36" draw:id="id36" draw:layer="layout" svg:width="3.786cm" svg:height="1.223cm" svg:x="13.306cm" svg:y="9.571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13.306cm" svg:y="10.795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31" draw:id="id31" draw:layer="layout" svg:width="3.786cm" svg:height="1.223cm" svg:x="13.306cm" svg:y="12.018cm">
          <text:p text:style-name="P20">next</text:p>
          <draw:enhanced-geometry svg:viewBox="0 0 21600 21600" draw:type="rectangle" draw:enhanced-path="M 0 0 L 21600 0 21600 21600 0 21600 0 0 Z N"/>
        </draw:custom-shape>
        <draw:custom-shape draw:style-name="gr12" draw:text-style-name="P23" xml:id="id32" draw:id="id32" draw:layer="layout" svg:width="3.786cm" svg:height="1.223cm" svg:x="18.706cm" svg:y="9.571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18.706cm" svg:y="10.795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33" draw:id="id33" draw:layer="layout" svg:width="3.786cm" svg:height="1.223cm" svg:x="18.706cm" svg:y="12.018cm">
          <text:p text:style-name="P20">next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2cm" svg:y1="12.629cm" svg:x2="18.706cm" svg:y2="10.182cm" draw:start-shape="id31" draw:start-glue-point="1" draw:end-shape="id32" draw:end-glue-point="3" svg:d="M17092 12629h807v-2447h807" svg:viewBox="0 0 1615 2448">
          <text:p/>
        </draw:connector>
        <draw:g xml:id="id34" draw:id="id34">
          <draw:line draw:style-name="gr15" draw:text-style-name="P25" draw:layer="layout" svg:x1="23.704cm" svg:y1="14.12cm" svg:x2="25.006cm" svg:y2="14.12cm">
            <text:p/>
          </draw:line>
          <draw:line draw:style-name="gr15" draw:text-style-name="P25" draw:layer="layout" svg:x1="23.982cm" svg:y1="14.316cm" svg:x2="24.79cm" svg:y2="14.32cm">
            <text:p/>
          </draw:line>
          <draw:line draw:style-name="gr15" draw:text-style-name="P25" draw:layer="layout" svg:x1="24.193cm" svg:y1="14.52cm" svg:x2="24.69cm" svg:y2="14.52cm">
            <text:p/>
          </draw:line>
        </draw:g>
        <draw:connector draw:style-name="gr14" draw:text-style-name="P25" draw:layer="layout" svg:x1="22.492cm" svg:y1="12.629cm" svg:x2="24.355cm" svg:y2="14.12cm" draw:start-shape="id33" draw:start-glue-point="1" draw:end-shape="id34" draw:end-glue-point="0" svg:d="M22492 12629h1863v1491" svg:viewBox="0 0 1864 1492">
          <text:p/>
        </draw:connector>
        <draw:connector draw:style-name="gr14" draw:text-style-name="P25" draw:layer="layout" svg:x1="10.933cm" svg:y1="18.913cm" svg:x2="13.306cm" svg:y2="10.182cm" draw:start-shape="id35" draw:start-glue-point="1" draw:end-shape="id36" draw:end-glue-point="3" svg:d="M10933 18913h1187v-8731h1186" svg:viewBox="0 0 2374 8732">
          <text:p/>
        </draw:connector>
        <draw:connector draw:style-name="gr14" draw:text-style-name="P25" draw:layer="layout" svg:x1="5.066cm" svg:y1="10.204cm" svg:x2="7.147cm" svg:y2="16.466cm" draw:start-shape="id37" draw:start-glue-point="1" draw:end-shape="id38" draw:end-glue-point="3" svg:d="M5066 10204h1041v6262h1040" svg:viewBox="0 0 2082 6263">
          <text:p/>
        </draw:connector>
        <draw:custom-shape draw:style-name="gr13" draw:text-style-name="P38" xml:id="id39" draw:id="id39" draw:layer="layout" svg:width="3.786cm" svg:height="1.223cm" svg:x="1.28cm" svg:y="12.495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173cm" svg:y1="12.495cm" svg:x2="3.173cm" svg:y2="10.817cm" draw:start-shape="id39" draw:start-glue-point="0" svg:d="M3173 12495v-1678" svg:viewBox="0 0 1 1679">
          <text:p/>
        </draw:connector>
        <draw:custom-shape draw:style-name="gr21" draw:text-style-name="P20" draw:layer="layout" svg:width="1.757cm" svg:height="0.568cm" svg:x="0.336cm" svg:y="8.1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0" draw:layer="layout" svg:width="26.342cm" svg:height="13.282cm" svg:x="1.006cm" svg:y="4.849cm">
          <draw:text-box>
            <text:p><text:span text:style-name="T68">void</text:span><text:span text:style-name="T69"> </text:span><text:span text:style-name="T70">insereInicio</text:span><text:span text:style-name="T68">(struct</text:span><text:span text:style-name="T69"> </text:span><text:span text:style-name="T70">coord</text:span><text:span text:style-name="T69"> </text:span><text:span text:style-name="T68">**</text:span><text:span text:style-name="T69"> </text:span><text:span text:style-name="T70">p</text:span><text:span text:style-name="T71">, short</text:span><text:span text:style-name="T70"> x</text:span><text:span text:style-name="T71">, short</text:span><text:span text:style-name="T70"> y</text:span><text:span text:style-name="T68">)</text:span></text:p>
            <text:p><text:span text:style-name="T72">{</text:span></text:p>
            <text:p><text:span text:style-name="T73"><text:s text:c="4"/></text:span><text:span text:style-name="T72">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lem</text:span><text:span text:style-name="T73"> </text:span><text:span text:style-name="T72">=</text:span><text:span text:style-name="T73"> </text:span><text:span text:style-name="T74">criaElem</text:span><text:span text:style-name="T72">(</text:span><text:span text:style-name="T77">x</text:span><text:span text:style-name="T68">,</text:span><text:span text:style-name="T77">y</text:span><text:span text:style-name="T72">);</text:span></text:p>
            <text:p><text:span text:style-name="T73"><text:s text:c="4"/></text:span><text:span text:style-name="T74">elem</text:span><text:span text:style-name="T72">-&gt;</text:span><text:span text:style-name="T74">next</text:span><text:span text:style-name="T72">=</text:span><text:span text:style-name="T73"> </text:span><text:span text:style-name="T72">*</text:span><text:span text:style-name="T74">p</text:span><text:span text:style-name="T72">;</text:span></text:p>
            <text:p><text:span text:style-name="T73"><text:s text:c="4"/></text:span><text:span text:style-name="T72">*</text:span><text:span text:style-name="T74">p</text:span><text:span text:style-name="T72">=</text:span><text:span text:style-name="T74">elem</text:span><text:span text:style-name="T72">;</text:span></text:p>
            <text:p><text:span text:style-name="T72">}</text:span></text:p>
            <text:p><text:span text:style-name="T22"/></text:p>
          </draw:text-box>
        </draw:frame>
        <draw:frame draw:style-name="gr20" draw:text-style-name="P41" draw:layer="layout" svg:width="8.507cm" svg:height="1.195cm" svg:x="12.482cm" svg:y="16.971cm">
          <draw:text-box>
            <text:p><text:span text:style-name="T76">Novo Elemento (elem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final da lista</text:p>
          </draw:text-box>
        </draw:frame>
        <draw:frame draw:style-name="gr6" draw:text-style-name="P42" draw:layer="layout" svg:width="27.211cm" svg:height="13.282cm" svg:x="0.873cm" svg:y="5.391cm">
          <draw:text-box>
            <text:p><text:span text:style-name="T54">void</text:span><text:span text:style-name="T55"> </text:span><text:span text:style-name="T56">insereFim</text:span><text:span text:style-name="T54">(struct</text:span><text:span text:style-name="T55"> </text:span><text:span text:style-name="T56">coord</text:span><text:span text:style-name="T55"> </text:span><text:span text:style-name="T54">**</text:span><text:span text:style-name="T55"> </text:span><text:span text:style-name="T56">p</text:span><text:span text:style-name="T78">, short</text:span><text:span text:style-name="T79"> x</text:span><text:span text:style-name="T78">, short</text:span><text:span text:style-name="T79"> y</text:span><text:span text:style-name="T54">)</text:span></text:p>
            <text:p><text:span text:style-name="T54">{</text:span></text:p>
            <text:p><text:span text:style-name="T55"><text:s text:c="4"/></text:span><text:span text:style-name="T54">if</text:span><text:span text:style-name="T55"> </text:span><text:span text:style-name="T54">(*</text:span><text:span text:style-name="T56">p</text:span><text:span text:style-name="T54">)</text:span><text:span text:style-name="T55"> </text:span></text:p>
            <text:p><text:span text:style-name="T55"><text:s text:c="8"/></text:span><text:span text:style-name="T56">insereFim</text:span><text:span text:style-name="T54">(&amp;((*</text:span><text:span text:style-name="T56">p</text:span><text:span text:style-name="T54">)-&gt;</text:span><text:span text:style-name="T56">next</text:span><text:span text:style-name="T54">)</text:span><text:span text:style-name="T80">, </text:span><text:span text:style-name="T81">x</text:span><text:span text:style-name="T80">, </text:span><text:span text:style-name="T81">y</text:span><text:span text:style-name="T54">);</text:span></text:p>
            <text:p><text:span text:style-name="T55"><text:s text:c="4"/></text:span><text:span text:style-name="T54">else</text:span></text:p>
            <text:p><text:span text:style-name="T55"><text:s text:c="4"/></text:span><text:span text:style-name="T54">{</text:span></text:p>
            <text:p><text:span text:style-name="T55"><text:s text:c="8"/></text:span><text:span text:style-name="T54">struct</text:span><text:span text:style-name="T55"> </text:span><text:span text:style-name="T56">coord</text:span><text:span text:style-name="T55"> </text:span><text:span text:style-name="T54">*</text:span><text:span text:style-name="T55"> </text:span><text:span text:style-name="T56">elem</text:span><text:span text:style-name="T55"> </text:span><text:span text:style-name="T54">= </text:span><text:span text:style-name="T56">criaElem</text:span><text:span text:style-name="T54">(</text:span><text:span text:style-name="T81">x</text:span><text:span text:style-name="T80">,</text:span><text:span text:style-name="T81">y</text:span><text:span text:style-name="T54">);</text:span></text:p>
            <text:p><text:span text:style-name="T55"><text:s text:c="8"/></text:span><text:span text:style-name="T56">elem</text:span><text:span text:style-name="T59">-&gt;</text:span><text:span text:style-name="T56">next </text:span><text:span text:style-name="T59">=</text:span><text:span text:style-name="T55"> </text:span><text:span text:style-name="T82">NULL</text:span><text:span text:style-name="T55">;</text:span></text:p>
            <text:p><text:span text:style-name="T55"><text:s text:c="8"/></text:span><text:span text:style-name="T59">*</text:span><text:span text:style-name="T56">p</text:span><text:span text:style-name="T59">=</text:span><text:span text:style-name="T56">elem</text:span><text:span text:style-name="T59">;</text:span></text:p>
            <text:p><text:span text:style-name="T59"><text:s text:c="4"/></text:span><text:span text:style-name="T59">}</text:span></text:p>
            <text:p><text:span text:style-name="T59">}</text:span></text:p>
            <text:p><text:span text:style-name="T83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final da lista</text:p>
          </draw:text-box>
        </draw:frame>
        <draw:frame draw:style-name="gr6" draw:text-style-name="P43" draw:layer="layout" svg:width="27.75cm" svg:height="8.516cm" svg:x="0.819cm" svg:y="3.4cm">
          <draw:text-box>
            <text:p><text:span text:style-name="T84">insereFim</text:span><text:span text:style-name="T85">(&amp;</text:span><text:span text:style-name="T84">phead</text:span><text:span text:style-name="T86">,</text:span><text:span text:style-name="T84"> a</text:span><text:span text:style-name="T86">,</text:span><text:span text:style-name="T84">b</text:span><text:span text:style-name="T85">);</text:span></text:p>
            <text:p text:style-name="P36"><text:span text:style-name="T87"/></text:p>
            <text:p text:style-name="P36"><text:span text:style-name="T87"><text:s text:c="4"/></text:span></text:p>
            <text:p text:style-name="P36"><text:span text:style-name="T88"/></text:p>
            <text:p text:style-name="P36"><text:span text:style-name="T87"><text:s text:c="4"/></text:span></text:p>
          </draw:text-box>
        </draw:frame>
        <draw:custom-shape draw:style-name="gr13" draw:text-style-name="P38" xml:id="id40" draw:id="id40" draw:layer="layout" svg:width="3.786cm" svg:height="1.223cm" svg:x="1.28cm" svg:y="15.19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5.804cm" svg:x2="6.706cm" svg:y2="15.782cm" draw:start-shape="id40" draw:start-glue-point="1" draw:end-shape="id41" draw:end-glue-point="3" svg:d="M5066 15804l1640-22" svg:viewBox="0 0 1641 23">
          <text:p/>
        </draw:connector>
        <draw:custom-shape draw:style-name="gr12" draw:text-style-name="P39" xml:id="id41" draw:id="id41" draw:layer="layout" svg:width="3.786cm" svg:height="1.223cm" svg:x="6.7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6.7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42" draw:id="id42" draw:layer="layout" svg:width="3.786cm" svg:height="1.223cm" svg:x="6.7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43" draw:id="id43" draw:layer="layout" svg:width="3.786cm" svg:height="1.223cm" svg:x="12.1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2.1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44" draw:id="id44" draw:layer="layout" svg:width="3.786cm" svg:height="1.223cm" svg:x="12.1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492cm" svg:y1="18.229cm" svg:x2="12.106cm" svg:y2="15.782cm" draw:start-shape="id42" draw:start-glue-point="1" draw:end-shape="id43" draw:end-glue-point="3" svg:d="M10492 18229h807v-2447h807" svg:viewBox="0 0 1615 2448">
          <text:p/>
        </draw:connector>
        <draw:g xml:id="id45" draw:id="id45">
          <draw:line draw:style-name="gr15" draw:text-style-name="P25" draw:layer="layout" svg:x1="17.104cm" svg:y1="19.72cm" svg:x2="18.406cm" svg:y2="19.72cm">
            <text:p/>
          </draw:line>
          <draw:line draw:style-name="gr15" draw:text-style-name="P25" draw:layer="layout" svg:x1="17.382cm" svg:y1="19.916cm" svg:x2="18.19cm" svg:y2="19.92cm">
            <text:p/>
          </draw:line>
          <draw:line draw:style-name="gr15" draw:text-style-name="P25" draw:layer="layout" svg:x1="17.593cm" svg:y1="20.12cm" svg:x2="18.09cm" svg:y2="20.12cm">
            <text:p/>
          </draw:line>
        </draw:g>
        <draw:connector draw:style-name="gr14" draw:text-style-name="P25" draw:layer="layout" svg:x1="15.892cm" svg:y1="18.229cm" svg:x2="17.755cm" svg:y2="19.72cm" draw:start-shape="id44" draw:start-glue-point="1" draw:end-shape="id45" draw:end-glue-point="0" svg:d="M15892 18229h1863v1491" svg:viewBox="0 0 1864 1492">
          <text:p/>
        </draw:connector>
        <draw:frame draw:style-name="gr6" draw:text-style-name="P44" draw:layer="layout" svg:width="26.342cm" svg:height="13.282cm" svg:x="1.424cm" svg:y="5.391cm">
          <draw:text-box>
            <text:p><text:span text:style-name="T72">void</text:span><text:span text:style-name="T73"> </text:span><text:span text:style-name="T74">insereFim</text:span><text:span text:style-name="T72">(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71">, short</text:span><text:span text:style-name="T70"> x</text:span><text:span text:style-name="T71">, short</text:span><text:span text:style-name="T70"> y</text:span><text:span text:style-name="T72">)</text:span></text:p>
            <text:p><text:span text:style-name="T72">{</text:span></text:p>
            <text:p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text:span text:style-name="T73"> </text:span></text:p>
            <text:p><text:span text:style-name="T73"><text:s text:c="8"/></text:span><text:span text:style-name="T74">insereFim</text:span><text:span text:style-name="T72">(&amp;((*</text:span><text:span text:style-name="T74">p</text:span><text:span text:style-name="T72">)-&gt;</text:span><text:span text:style-name="T74">next</text:span><text:span text:style-name="T72">)</text:span><text:span text:style-name="T68">, </text:span><text:span text:style-name="T77">x</text:span><text:span text:style-name="T68">, </text:span><text:span text:style-name="T77">y</text:span><text:span text:style-name="T72">);</text:span></text:p>
            <text:p><text:span text:style-name="T73"><text:s text:c="4"/></text:span><text:span text:style-name="T72">else</text:span></text:p>
            <text:p><text:span text:style-name="T73"><text:s text:c="4"/></text:span><text:span text:style-name="T72">{</text:span></text:p>
            <text:p><text:span text:style-name="T73"><text:s text:c="8"/></text:span><text:span text:style-name="T72">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lem</text:span><text:span text:style-name="T73"> </text:span><text:span text:style-name="T72">=</text:span><text:span text:style-name="T73"> </text:span><text:span text:style-name="T74">criaElem</text:span><text:span text:style-name="T72">(</text:span><text:span text:style-name="T77">x</text:span><text:span text:style-name="T68">,</text:span><text:span text:style-name="T77">y</text:span><text:span text:style-name="T72">);</text:span></text:p>
            <text:p><text:span text:style-name="T73"><text:s text:c="8"/></text:span><text:span text:style-name="T74">elem</text:span><text:span text:style-name="T89">-&gt;</text:span><text:span text:style-name="T74">next</text:span><text:span text:style-name="T73">= </text:span><text:span text:style-name="T90">NULL</text:span><text:span text:style-name="T73">;</text:span></text:p>
            <text:p><text:span text:style-name="T73"><text:s text:c="8"/></text:span><text:span text:style-name="T89">*</text:span><text:span text:style-name="T74">p</text:span><text:span text:style-name="T89">=</text:span><text:span text:style-name="T74">elem</text:span><text:span text:style-name="T89">;</text:span></text:p>
            <text:p><text:span text:style-name="T89"><text:s text:c="4"/></text:span><text:span text:style-name="T89">}</text:span></text:p>
            <text:p><text:span text:style-name="T89">}</text:span></text:p>
            <text:p><text:span text:style-name="T22"/></text:p>
          </draw:text-box>
        </draw:frame>
        <draw:custom-shape draw:style-name="gr13" draw:text-style-name="P38" xml:id="id46" draw:id="id46" draw:layer="layout" svg:width="3.786cm" svg:height="1.223cm" svg:x="1.257cm" svg:y="19.319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s" svg:x1="3.15cm" svg:y1="19.319cm" svg:x2="3.173cm" svg:y2="16.417cm" draw:start-shape="id46" draw:start-glue-point="0" svg:d="M3150 19319v-527l23-2375" svg:viewBox="0 0 24 2903">
          <text:p/>
        </draw:connector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final da lista</text:p>
          </draw:text-box>
        </draw:frame>
        <draw:frame draw:style-name="gr6" draw:text-style-name="P37" draw:layer="layout" svg:width="27.75cm" svg:height="8.516cm" svg:x="0.819cm" svg:y="3.4cm">
          <draw:text-box>
            <text:p><text:span text:style-name="T61">insereFim</text:span><text:span text:style-name="T62">(&amp;</text:span><text:span text:style-name="T61">phead</text:span><text:span text:style-name="T63">,</text:span><text:span text:style-name="T61"> a</text:span><text:span text:style-name="T63">,</text:span><text:span text:style-name="T61">b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47" draw:id="id47" draw:layer="layout" svg:width="3.786cm" svg:height="1.223cm" svg:x="1.28cm" svg:y="15.19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5.804cm" svg:x2="6.706cm" svg:y2="15.782cm" draw:start-shape="id47" draw:start-glue-point="1" draw:end-shape="id48" draw:end-glue-point="3" svg:d="M5066 15804l1640-22" svg:viewBox="0 0 1641 23">
          <text:p/>
        </draw:connector>
        <draw:custom-shape draw:style-name="gr12" draw:text-style-name="P39" xml:id="id48" draw:id="id48" draw:layer="layout" svg:width="3.786cm" svg:height="1.223cm" svg:x="6.7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6.7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49" draw:id="id49" draw:layer="layout" svg:width="3.786cm" svg:height="1.223cm" svg:x="6.7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50" draw:id="id50" draw:layer="layout" svg:width="3.786cm" svg:height="1.223cm" svg:x="12.1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2.1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51" draw:id="id51" draw:layer="layout" svg:width="3.786cm" svg:height="1.223cm" svg:x="12.1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492cm" svg:y1="18.229cm" svg:x2="12.106cm" svg:y2="15.782cm" draw:start-shape="id49" draw:start-glue-point="1" draw:end-shape="id50" draw:end-glue-point="3" svg:d="M10492 18229h807v-2447h807" svg:viewBox="0 0 1615 2448">
          <text:p/>
        </draw:connector>
        <draw:g xml:id="id52" draw:id="id52">
          <draw:line draw:style-name="gr15" draw:text-style-name="P25" draw:layer="layout" svg:x1="17.104cm" svg:y1="19.72cm" svg:x2="18.406cm" svg:y2="19.72cm">
            <text:p/>
          </draw:line>
          <draw:line draw:style-name="gr15" draw:text-style-name="P25" draw:layer="layout" svg:x1="17.382cm" svg:y1="19.916cm" svg:x2="18.19cm" svg:y2="19.92cm">
            <text:p/>
          </draw:line>
          <draw:line draw:style-name="gr15" draw:text-style-name="P25" draw:layer="layout" svg:x1="17.593cm" svg:y1="20.12cm" svg:x2="18.09cm" svg:y2="20.12cm">
            <text:p/>
          </draw:line>
        </draw:g>
        <draw:connector draw:style-name="gr14" draw:text-style-name="P25" draw:layer="layout" svg:x1="15.892cm" svg:y1="18.229cm" svg:x2="17.755cm" svg:y2="19.72cm" draw:start-shape="id51" draw:start-glue-point="1" draw:end-shape="id52" draw:end-glue-point="0" svg:d="M15892 18229h1863v1491" svg:viewBox="0 0 1864 1492">
          <text:p/>
        </draw:connector>
        <draw:custom-shape draw:style-name="gr13" draw:text-style-name="P38" xml:id="id53" draw:id="id53" draw:layer="layout" svg:width="3.786cm" svg:height="1.223cm" svg:x="1.257cm" svg:y="19.318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s" svg:x1="3.15cm" svg:y1="19.318cm" svg:x2="3.173cm" svg:y2="16.416cm" draw:start-shape="id53" draw:start-glue-point="0" draw:end-shape="id47" draw:end-glue-point="2" svg:d="M3150 19318v-527l23-1850v-525" svg:viewBox="0 0 24 2903">
          <text:p/>
        </draw:connector>
        <draw:custom-shape draw:style-name="gr21" draw:text-style-name="P20" draw:layer="layout" svg:width="1.757cm" svg:height="0.568cm" svg:x="2.413cm" svg:y="7.7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4" draw:layer="layout" svg:width="26.342cm" svg:height="13.282cm" svg:x="1.424cm" svg:y="5.391cm">
          <draw:text-box>
            <text:p><text:span text:style-name="T72">void</text:span><text:span text:style-name="T73"> </text:span><text:span text:style-name="T74">insereFim</text:span><text:span text:style-name="T72">(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89">,</text:span><text:span text:style-name="T74"> </text:span><text:span text:style-name="T89">short </text:span><text:span text:style-name="T75">x</text:span><text:span text:style-name="T72">, short</text:span><text:span text:style-name="T75"> y</text:span><text:span text:style-name="T72">)</text:span></text:p>
            <text:p><text:span text:style-name="T72">{</text:span></text:p>
            <text:p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text:span text:style-name="T73"> </text:span></text:p>
            <text:p><text:span text:style-name="T73"><text:s text:c="8"/></text:span><text:span text:style-name="T74">insereFim</text:span><text:span text:style-name="T72">(&amp;((*</text:span><text:span text:style-name="T74">p</text:span><text:span text:style-name="T72">)-&gt;</text:span><text:span text:style-name="T74">next</text:span><text:span text:style-name="T72">), </text:span><text:span text:style-name="T75">x</text:span><text:span text:style-name="T72">,</text:span><text:span text:style-name="T75"> y</text:span><text:span text:style-name="T72">);</text:span></text:p>
            <text:p><text:span text:style-name="T73"><text:s text:c="4"/></text:span><text:span text:style-name="T72">else</text:span></text:p>
            <text:p><text:span text:style-name="T73"><text:s text:c="4"/></text:span><text:span text:style-name="T72">{</text:span></text:p>
            <text:p><text:span text:style-name="T73"><text:s text:c="8"/></text:span><text:span text:style-name="T72">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lem</text:span><text:span text:style-name="T73"> </text:span><text:span text:style-name="T72">=</text:span><text:span text:style-name="T73"> </text:span><text:span text:style-name="T74">criaElem</text:span><text:span text:style-name="T72">(</text:span><text:span text:style-name="T75">x</text:span><text:span text:style-name="T72">,</text:span><text:span text:style-name="T75"> y</text:span><text:span text:style-name="T72">);</text:span></text:p>
            <text:p><text:span text:style-name="T73"><text:s text:c="8"/></text:span><text:span text:style-name="T74">elem</text:span><text:span text:style-name="T89">-&gt;</text:span><text:span text:style-name="T74">next</text:span><text:span text:style-name="T73">= </text:span><text:span text:style-name="T90">NULL</text:span><text:span text:style-name="T73">;</text:span></text:p>
            <text:p><text:span text:style-name="T73"><text:s text:c="8"/></text:span><text:span text:style-name="T89">*</text:span><text:span text:style-name="T74">p</text:span><text:span text:style-name="T89">=</text:span><text:span text:style-name="T74">elem</text:span><text:span text:style-name="T89">;</text:span></text:p>
            <text:p><text:span text:style-name="T89"><text:s text:c="4"/></text:span><text:span text:style-name="T89">}</text:span></text:p>
            <text:p><text:span text:style-name="T89">}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final da lista</text:p>
          </draw:text-box>
        </draw:frame>
        <draw:frame draw:style-name="gr6" draw:text-style-name="P37" draw:layer="layout" svg:width="27.75cm" svg:height="8.516cm" svg:x="0.819cm" svg:y="3.4cm">
          <draw:text-box>
            <text:p><text:span text:style-name="T61">insereFim</text:span><text:span text:style-name="T62">(&amp;</text:span><text:span text:style-name="T61">phead</text:span><text:span text:style-name="T63">,</text:span><text:span text:style-name="T61"> a</text:span><text:span text:style-name="T63">,</text:span><text:span text:style-name="T61">b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54" draw:id="id54" draw:layer="layout" svg:width="3.786cm" svg:height="1.223cm" svg:x="1.28cm" svg:y="15.19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5.804cm" svg:x2="6.706cm" svg:y2="15.782cm" draw:start-shape="id54" draw:start-glue-point="1" draw:end-shape="id55" draw:end-glue-point="3" svg:d="M5066 15804l1640-22" svg:viewBox="0 0 1641 23">
          <text:p/>
        </draw:connector>
        <draw:custom-shape draw:style-name="gr12" draw:text-style-name="P39" xml:id="id55" draw:id="id55" draw:layer="layout" svg:width="3.786cm" svg:height="1.223cm" svg:x="6.7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6.7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56" draw:id="id56" draw:layer="layout" svg:width="3.786cm" svg:height="1.223cm" svg:x="6.7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57" draw:id="id57" draw:layer="layout" svg:width="3.786cm" svg:height="1.223cm" svg:x="12.1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2.1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58" draw:id="id58" draw:layer="layout" svg:width="3.786cm" svg:height="1.223cm" svg:x="12.1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492cm" svg:y1="18.229cm" svg:x2="12.106cm" svg:y2="15.782cm" draw:start-shape="id56" draw:start-glue-point="1" draw:end-shape="id57" draw:end-glue-point="3" svg:d="M10492 18229h807v-2447h807" svg:viewBox="0 0 1615 2448">
          <text:p/>
        </draw:connector>
        <draw:g xml:id="id59" draw:id="id59">
          <draw:line draw:style-name="gr15" draw:text-style-name="P25" draw:layer="layout" svg:x1="17.104cm" svg:y1="19.72cm" svg:x2="18.406cm" svg:y2="19.72cm">
            <text:p/>
          </draw:line>
          <draw:line draw:style-name="gr15" draw:text-style-name="P25" draw:layer="layout" svg:x1="17.382cm" svg:y1="19.916cm" svg:x2="18.19cm" svg:y2="19.92cm">
            <text:p/>
          </draw:line>
          <draw:line draw:style-name="gr15" draw:text-style-name="P25" draw:layer="layout" svg:x1="17.593cm" svg:y1="20.12cm" svg:x2="18.09cm" svg:y2="20.12cm">
            <text:p/>
          </draw:line>
        </draw:g>
        <draw:connector draw:style-name="gr14" draw:text-style-name="P25" draw:layer="layout" svg:x1="15.892cm" svg:y1="18.229cm" svg:x2="17.755cm" svg:y2="19.72cm" draw:start-shape="id58" draw:start-glue-point="1" draw:end-shape="id59" draw:end-glue-point="0" svg:d="M15892 18229h1863v1491" svg:viewBox="0 0 1864 1492">
          <text:p/>
        </draw:connector>
        <draw:custom-shape draw:style-name="gr21" draw:text-style-name="P20" draw:layer="layout" svg:width="1.757cm" svg:height="0.568cm" svg:x="2.413cm" svg:y="7.7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8" xml:id="id60" draw:id="id60" draw:layer="layout" svg:width="3.786cm" svg:height="1.223cm" svg:x="1.257cm" svg:y="19.319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5.043cm" svg:y1="19.93cm" svg:x2="6.706cm" svg:y2="18.229cm" draw:start-shape="id60" draw:start-glue-point="1" draw:end-shape="id56" draw:end-glue-point="3" svg:d="M5043 19930h832v-1701h831" svg:viewBox="0 0 1664 1702">
          <text:p/>
        </draw:connector>
        <draw:frame draw:style-name="gr6" draw:text-style-name="P44" draw:layer="layout" svg:width="26.342cm" svg:height="13.282cm" svg:x="1.424cm" svg:y="5.391cm">
          <draw:text-box>
            <text:p><text:span text:style-name="T72">void</text:span><text:span text:style-name="T73"> </text:span><text:span text:style-name="T74">insereFim</text:span><text:span text:style-name="T72">(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89">, short</text:span><text:span text:style-name="T74"> </text:span><text:span text:style-name="T75">x</text:span><text:span text:style-name="T72">, short </text:span><text:span text:style-name="T75">y</text:span><text:span text:style-name="T72">)</text:span></text:p>
            <text:p><text:span text:style-name="T72">{</text:span></text:p>
            <text:p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text:span text:style-name="T73"> </text:span></text:p>
            <text:p><text:span text:style-name="T73"><text:s text:c="8"/></text:span><text:span text:style-name="T74">insereFim</text:span><text:span text:style-name="T72">(&amp;((*</text:span><text:span text:style-name="T74">p</text:span><text:span text:style-name="T72">)-&gt;</text:span><text:span text:style-name="T74">next</text:span><text:span text:style-name="T72">), </text:span><text:span text:style-name="T75">x</text:span><text:span text:style-name="T72">, </text:span><text:span text:style-name="T75">y</text:span><text:span text:style-name="T72">);</text:span></text:p>
            <text:p><text:span text:style-name="T73"><text:s text:c="4"/></text:span><text:span text:style-name="T72">else</text:span></text:p>
            <text:p><text:span text:style-name="T73"><text:s text:c="4"/></text:span><text:span text:style-name="T72">{</text:span></text:p>
            <text:p><text:span text:style-name="T73"><text:s text:c="8"/></text:span><text:span text:style-name="T72">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lem</text:span><text:span text:style-name="T73"> </text:span><text:span text:style-name="T72">=</text:span><text:span text:style-name="T73"> </text:span><text:span text:style-name="T74">criaElem</text:span><text:span text:style-name="T72">(</text:span><text:span text:style-name="T75">x</text:span><text:span text:style-name="T72">, </text:span><text:span text:style-name="T75">y</text:span><text:span text:style-name="T72">);</text:span></text:p>
            <text:p><text:span text:style-name="T73"><text:s text:c="8"/></text:span><text:span text:style-name="T74">elem</text:span><text:span text:style-name="T89">-&gt;</text:span><text:span text:style-name="T74">next</text:span><text:span text:style-name="T73">= </text:span><text:span text:style-name="T90">NULL</text:span><text:span text:style-name="T73">;</text:span></text:p>
            <text:p><text:span text:style-name="T73"><text:s text:c="8"/></text:span><text:span text:style-name="T89">*</text:span><text:span text:style-name="T74">p</text:span><text:span text:style-name="T89">=</text:span><text:span text:style-name="T74">elem</text:span><text:span text:style-name="T89">;</text:span></text:p>
            <text:p><text:span text:style-name="T89"><text:s text:c="4"/></text:span><text:span text:style-name="T89">}</text:span></text:p>
            <text:p><text:span text:style-name="T89">}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final da lista</text:p>
          </draw:text-box>
        </draw:frame>
        <draw:frame draw:style-name="gr6" draw:text-style-name="P37" draw:layer="layout" svg:width="27.75cm" svg:height="8.516cm" svg:x="0.819cm" svg:y="3.4cm">
          <draw:text-box>
            <text:p><text:span text:style-name="T61">insereFim</text:span><text:span text:style-name="T62">(&amp;</text:span><text:span text:style-name="T61">phead</text:span><text:span text:style-name="T63">,</text:span><text:span text:style-name="T61"> a</text:span><text:span text:style-name="T63">,</text:span><text:span text:style-name="T61">b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61" draw:id="id61" draw:layer="layout" svg:width="3.786cm" svg:height="1.223cm" svg:x="1.28cm" svg:y="15.19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5.804cm" svg:x2="6.706cm" svg:y2="15.782cm" draw:start-shape="id61" draw:start-glue-point="1" draw:end-shape="id62" draw:end-glue-point="3" svg:d="M5066 15804l1640-22" svg:viewBox="0 0 1641 23">
          <text:p/>
        </draw:connector>
        <draw:custom-shape draw:style-name="gr12" draw:text-style-name="P39" xml:id="id62" draw:id="id62" draw:layer="layout" svg:width="3.786cm" svg:height="1.223cm" svg:x="6.7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6.7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63" draw:id="id63" draw:layer="layout" svg:width="3.786cm" svg:height="1.223cm" svg:x="6.7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64" draw:id="id64" draw:layer="layout" svg:width="3.786cm" svg:height="1.223cm" svg:x="12.1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2.1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65" draw:id="id65" draw:layer="layout" svg:width="3.786cm" svg:height="1.223cm" svg:x="12.1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492cm" svg:y1="18.229cm" svg:x2="12.106cm" svg:y2="15.782cm" draw:start-shape="id63" draw:start-glue-point="1" draw:end-shape="id64" draw:end-glue-point="3" svg:d="M10492 18229h807v-2447h807" svg:viewBox="0 0 1615 2448">
          <text:p/>
        </draw:connector>
        <draw:g xml:id="id66" draw:id="id66">
          <draw:line draw:style-name="gr15" draw:text-style-name="P25" draw:layer="layout" svg:x1="17.104cm" svg:y1="19.72cm" svg:x2="18.406cm" svg:y2="19.72cm">
            <text:p/>
          </draw:line>
          <draw:line draw:style-name="gr15" draw:text-style-name="P25" draw:layer="layout" svg:x1="17.382cm" svg:y1="19.916cm" svg:x2="18.19cm" svg:y2="19.92cm">
            <text:p/>
          </draw:line>
          <draw:line draw:style-name="gr15" draw:text-style-name="P25" draw:layer="layout" svg:x1="17.593cm" svg:y1="20.12cm" svg:x2="18.09cm" svg:y2="20.12cm">
            <text:p/>
          </draw:line>
        </draw:g>
        <draw:connector draw:style-name="gr14" draw:text-style-name="P25" draw:layer="layout" svg:x1="15.892cm" svg:y1="18.229cm" svg:x2="17.755cm" svg:y2="19.72cm" draw:start-shape="id65" draw:start-glue-point="1" draw:end-shape="id66" draw:end-glue-point="0" svg:d="M15892 18229h1863v1491" svg:viewBox="0 0 1864 1492">
          <text:p/>
        </draw:connector>
        <draw:custom-shape draw:style-name="gr13" draw:text-style-name="P38" xml:id="id67" draw:id="id67" draw:layer="layout" svg:width="3.786cm" svg:height="1.223cm" svg:x="1.257cm" svg:y="19.32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line-skew="2.89cm" svg:x1="5.043cm" svg:y1="19.931cm" svg:x2="12.106cm" svg:y2="18.229cm" draw:start-shape="id67" draw:start-glue-point="1" draw:end-shape="id65" draw:end-glue-point="3" svg:d="M5043 19931h6422v-1702h641" svg:viewBox="0 0 7064 1703">
          <text:p/>
        </draw:connector>
        <draw:custom-shape draw:style-name="gr21" draw:text-style-name="P20" draw:layer="layout" svg:width="1.757cm" svg:height="0.568cm" svg:x="1.252cm" svg:y="8.4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4" draw:layer="layout" svg:width="26.342cm" svg:height="13.282cm" svg:x="1.424cm" svg:y="5.391cm">
          <draw:text-box>
            <text:p><text:span text:style-name="T72">void</text:span><text:span text:style-name="T73"> </text:span><text:span text:style-name="T74">insereFim</text:span><text:span text:style-name="T72">(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89">,</text:span><text:span text:style-name="T74"> </text:span><text:span text:style-name="T89">short</text:span><text:span text:style-name="T74"> x</text:span><text:span text:style-name="T89">, short </text:span><text:span text:style-name="T74">y</text:span><text:span text:style-name="T72">)</text:span></text:p>
            <text:p><text:span text:style-name="T72">{</text:span></text:p>
            <text:p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text:span text:style-name="T73"> </text:span></text:p>
            <text:p><text:span text:style-name="T73"><text:s text:c="8"/></text:span><text:span text:style-name="T74">insereFim</text:span><text:span text:style-name="T72">(&amp;((*</text:span><text:span text:style-name="T74">p</text:span><text:span text:style-name="T72">)-&gt;</text:span><text:span text:style-name="T74">next</text:span><text:span text:style-name="T72">), </text:span><text:span text:style-name="T75">x</text:span><text:span text:style-name="T72">, </text:span><text:span text:style-name="T75">y</text:span><text:span text:style-name="T72">);</text:span></text:p>
            <text:p><text:span text:style-name="T73"><text:s text:c="4"/></text:span><text:span text:style-name="T72">else</text:span></text:p>
            <text:p><text:span text:style-name="T73"><text:s text:c="4"/></text:span><text:span text:style-name="T72">{</text:span></text:p>
            <text:p><text:span text:style-name="T73"><text:s text:c="8"/></text:span><text:span text:style-name="T72">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lem</text:span><text:span text:style-name="T73"> </text:span><text:span text:style-name="T72">=</text:span><text:span text:style-name="T73"> </text:span><text:span text:style-name="T74">criaElem</text:span><text:span text:style-name="T72">(</text:span><text:span text:style-name="T75">x</text:span><text:span text:style-name="T72">, </text:span><text:span text:style-name="T75">y</text:span><text:span text:style-name="T72">);</text:span></text:p>
            <text:p><text:span text:style-name="T73"><text:s text:c="8"/></text:span><text:span text:style-name="T74">elem</text:span><text:span text:style-name="T89">-&gt;</text:span><text:span text:style-name="T74">next</text:span><text:span text:style-name="T73">= </text:span><text:span text:style-name="T90">NULL</text:span><text:span text:style-name="T73">;</text:span></text:p>
            <text:p><text:span text:style-name="T73"><text:s text:c="8"/></text:span><text:span text:style-name="T89">*</text:span><text:span text:style-name="T74">p</text:span><text:span text:style-name="T89">=</text:span><text:span text:style-name="T74">elem</text:span><text:span text:style-name="T89">;</text:span></text:p>
            <text:p><text:span text:style-name="T89"><text:s text:c="4"/></text:span><text:span text:style-name="T89">}</text:span></text:p>
            <text:p><text:span text:style-name="T89">}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final da lista</text:p>
          </draw:text-box>
        </draw:frame>
        <draw:frame draw:style-name="gr6" draw:text-style-name="P37" draw:layer="layout" svg:width="27.75cm" svg:height="8.516cm" svg:x="0.819cm" svg:y="3.4cm">
          <draw:text-box>
            <text:p><text:span text:style-name="T61">insereFim</text:span><text:span text:style-name="T62">(&amp;</text:span><text:span text:style-name="T61">phead</text:span><text:span text:style-name="T63">,</text:span><text:span text:style-name="T61"> a</text:span><text:span text:style-name="T63">,</text:span><text:span text:style-name="T61">b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68" draw:id="id68" draw:layer="layout" svg:width="3.786cm" svg:height="1.223cm" svg:x="1.28cm" svg:y="15.19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5.804cm" svg:x2="6.706cm" svg:y2="15.782cm" draw:start-shape="id68" draw:start-glue-point="1" draw:end-shape="id69" draw:end-glue-point="3" svg:d="M5066 15804l1640-22" svg:viewBox="0 0 1641 23">
          <text:p/>
        </draw:connector>
        <draw:custom-shape draw:style-name="gr12" draw:text-style-name="P39" xml:id="id69" draw:id="id69" draw:layer="layout" svg:width="3.786cm" svg:height="1.223cm" svg:x="6.7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6.7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70" draw:id="id70" draw:layer="layout" svg:width="3.786cm" svg:height="1.223cm" svg:x="6.7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71" draw:id="id71" draw:layer="layout" svg:width="3.786cm" svg:height="1.223cm" svg:x="12.1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2.1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72" draw:id="id72" draw:layer="layout" svg:width="3.786cm" svg:height="1.223cm" svg:x="12.1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492cm" svg:y1="18.229cm" svg:x2="12.106cm" svg:y2="15.782cm" draw:start-shape="id70" draw:start-glue-point="1" draw:end-shape="id71" draw:end-glue-point="3" svg:d="M10492 18229h807v-2447h807" svg:viewBox="0 0 1615 2448">
          <text:p/>
        </draw:connector>
        <draw:g xml:id="id73" draw:id="id73">
          <draw:line draw:style-name="gr15" draw:text-style-name="P25" draw:layer="layout" svg:x1="17.104cm" svg:y1="19.72cm" svg:x2="18.406cm" svg:y2="19.72cm">
            <text:p/>
          </draw:line>
          <draw:line draw:style-name="gr15" draw:text-style-name="P25" draw:layer="layout" svg:x1="17.382cm" svg:y1="19.916cm" svg:x2="18.19cm" svg:y2="19.92cm">
            <text:p/>
          </draw:line>
          <draw:line draw:style-name="gr15" draw:text-style-name="P25" draw:layer="layout" svg:x1="17.593cm" svg:y1="20.12cm" svg:x2="18.09cm" svg:y2="20.12cm">
            <text:p/>
          </draw:line>
        </draw:g>
        <draw:connector draw:style-name="gr14" draw:text-style-name="P25" draw:layer="layout" svg:x1="15.892cm" svg:y1="18.229cm" svg:x2="17.755cm" svg:y2="19.72cm" draw:start-shape="id72" draw:start-glue-point="1" draw:end-shape="id73" draw:end-glue-point="0" svg:d="M15892 18229h1863v1491" svg:viewBox="0 0 1864 1492">
          <text:p/>
        </draw:connector>
        <draw:custom-shape draw:style-name="gr13" draw:text-style-name="P38" xml:id="id74" draw:id="id74" draw:layer="layout" svg:width="3.786cm" svg:height="1.223cm" svg:x="1.257cm" svg:y="19.32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line-skew="2.89cm" svg:x1="5.043cm" svg:y1="19.931cm" svg:x2="12.106cm" svg:y2="18.229cm" draw:start-shape="id74" draw:start-glue-point="1" draw:end-shape="id72" draw:end-glue-point="3" svg:d="M5043 19931h6422v-1702h641" svg:viewBox="0 0 7064 1703">
          <text:p/>
        </draw:connector>
        <draw:custom-shape draw:style-name="gr21" draw:text-style-name="P20" draw:layer="layout" svg:width="1.757cm" svg:height="0.568cm" svg:x="2.413cm" svg:y="9.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3.786cm" svg:height="1.223cm" svg:x="21.403cm" svg:y="15.139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21.403cm" svg:y="16.363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3.786cm" svg:height="1.223cm" svg:x="21.403cm" svg:y="17.586cm">
          <text:p text:style-name="P20">next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6.031cm" svg:height="2.139cm" svg:x="20.394cm" svg:y="12.995cm">
          <draw:text-box>
            <text:p text:style-name="P20"><text:span text:style-name="T76">Novo Elemento</text:span></text:p>
            <text:p text:style-name="P20"><text:span text:style-name="T76">(elem)</text:span></text:p>
          </draw:text-box>
        </draw:frame>
        <draw:frame draw:style-name="gr6" draw:text-style-name="P44" draw:layer="layout" svg:width="26.342cm" svg:height="13.282cm" svg:x="1.424cm" svg:y="5.391cm">
          <draw:text-box>
            <text:p><text:span text:style-name="T72">void</text:span><text:span text:style-name="T73"> </text:span><text:span text:style-name="T74">insereFim</text:span><text:span text:style-name="T72">(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89">,</text:span><text:span text:style-name="T74"> </text:span><text:span text:style-name="T89">short</text:span><text:span text:style-name="T74"> x</text:span><text:span text:style-name="T89">, short </text:span><text:span text:style-name="T74">y</text:span><text:span text:style-name="T72">)</text:span></text:p>
            <text:p><text:span text:style-name="T72">{</text:span></text:p>
            <text:p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text:span text:style-name="T73"> </text:span></text:p>
            <text:p><text:span text:style-name="T73"><text:s text:c="8"/></text:span><text:span text:style-name="T74">insereFim</text:span><text:span text:style-name="T72">(&amp;((*</text:span><text:span text:style-name="T74">p</text:span><text:span text:style-name="T72">)-&gt;</text:span><text:span text:style-name="T74">next</text:span><text:span text:style-name="T72">), </text:span><text:span text:style-name="T75">x</text:span><text:span text:style-name="T72">, </text:span><text:span text:style-name="T75">y</text:span><text:span text:style-name="T72">);</text:span></text:p>
            <text:p><text:span text:style-name="T73"><text:s text:c="4"/></text:span><text:span text:style-name="T72">else</text:span></text:p>
            <text:p><text:span text:style-name="T73"><text:s text:c="4"/></text:span><text:span text:style-name="T72">{</text:span></text:p>
            <text:p><text:span text:style-name="T73"><text:s text:c="8"/></text:span><text:span text:style-name="T72">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lem</text:span><text:span text:style-name="T73"> </text:span><text:span text:style-name="T72">=</text:span><text:span text:style-name="T73"> </text:span><text:span text:style-name="T74">criaElem</text:span><text:span text:style-name="T72">(</text:span><text:span text:style-name="T75">x</text:span><text:span text:style-name="T72">, </text:span><text:span text:style-name="T75">y</text:span><text:span text:style-name="T72">);</text:span></text:p>
            <text:p><text:span text:style-name="T73"><text:s text:c="8"/></text:span><text:span text:style-name="T74">elem</text:span><text:span text:style-name="T89">-&gt;</text:span><text:span text:style-name="T74">next</text:span><text:span text:style-name="T73">= </text:span><text:span text:style-name="T90">NULL</text:span><text:span text:style-name="T73">;</text:span></text:p>
            <text:p><text:span text:style-name="T73"><text:s text:c="8"/></text:span><text:span text:style-name="T89">*</text:span><text:span text:style-name="T74">p</text:span><text:span text:style-name="T89">=</text:span><text:span text:style-name="T74">elem</text:span><text:span text:style-name="T89">;</text:span></text:p>
            <text:p><text:span text:style-name="T89"><text:s text:c="4"/></text:span><text:span text:style-name="T89">}</text:span></text:p>
            <text:p><text:span text:style-name="T89">}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final da lista</text:p>
          </draw:text-box>
        </draw:frame>
        <draw:custom-shape draw:style-name="gr13" draw:text-style-name="P38" xml:id="id75" draw:id="id75" draw:layer="layout" svg:width="3.786cm" svg:height="1.223cm" svg:x="1.28cm" svg:y="15.19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5.804cm" svg:x2="6.706cm" svg:y2="15.782cm" draw:start-shape="id75" draw:start-glue-point="1" draw:end-shape="id76" draw:end-glue-point="3" svg:d="M5066 15804l1640-22" svg:viewBox="0 0 1641 23">
          <text:p/>
        </draw:connector>
        <draw:custom-shape draw:style-name="gr12" draw:text-style-name="P39" xml:id="id76" draw:id="id76" draw:layer="layout" svg:width="3.786cm" svg:height="1.223cm" svg:x="6.7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6.7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77" draw:id="id77" draw:layer="layout" svg:width="3.786cm" svg:height="1.223cm" svg:x="6.7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78" draw:id="id78" draw:layer="layout" svg:width="3.786cm" svg:height="1.223cm" svg:x="12.1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2.1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79" draw:id="id79" draw:layer="layout" svg:width="3.786cm" svg:height="1.223cm" svg:x="12.1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492cm" svg:y1="18.229cm" svg:x2="12.106cm" svg:y2="15.782cm" draw:start-shape="id77" draw:start-glue-point="1" draw:end-shape="id78" draw:end-glue-point="3" svg:d="M10492 18229h807v-2447h807" svg:viewBox="0 0 1615 2448">
          <text:p/>
        </draw:connector>
        <draw:g xml:id="id80" draw:id="id80">
          <draw:line draw:style-name="gr15" draw:text-style-name="P25" draw:layer="layout" svg:x1="17.104cm" svg:y1="19.72cm" svg:x2="18.406cm" svg:y2="19.72cm">
            <text:p/>
          </draw:line>
          <draw:line draw:style-name="gr15" draw:text-style-name="P25" draw:layer="layout" svg:x1="17.382cm" svg:y1="19.916cm" svg:x2="18.19cm" svg:y2="19.92cm">
            <text:p/>
          </draw:line>
          <draw:line draw:style-name="gr15" draw:text-style-name="P25" draw:layer="layout" svg:x1="17.593cm" svg:y1="20.12cm" svg:x2="18.09cm" svg:y2="20.12cm">
            <text:p/>
          </draw:line>
        </draw:g>
        <draw:connector draw:style-name="gr14" draw:text-style-name="P25" draw:layer="layout" svg:x1="15.892cm" svg:y1="18.229cm" svg:x2="17.755cm" svg:y2="19.72cm" draw:start-shape="id79" draw:start-glue-point="1" draw:end-shape="id80" draw:end-glue-point="0" svg:d="M15892 18229h1863v1491" svg:viewBox="0 0 1864 1492">
          <text:p/>
        </draw:connector>
        <draw:custom-shape draw:style-name="gr13" draw:text-style-name="P38" xml:id="id81" draw:id="id81" draw:layer="layout" svg:width="3.786cm" svg:height="1.223cm" svg:x="1.257cm" svg:y="19.32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line-skew="2.89cm" svg:x1="5.043cm" svg:y1="19.931cm" svg:x2="12.106cm" svg:y2="18.229cm" draw:start-shape="id81" draw:start-glue-point="1" draw:end-shape="id79" draw:end-glue-point="3" svg:d="M5043 19931h6422v-1702h641" svg:viewBox="0 0 7064 1703">
          <text:p/>
        </draw:connector>
        <draw:custom-shape draw:style-name="gr12" draw:text-style-name="P23" draw:layer="layout" svg:width="3.786cm" svg:height="1.223cm" svg:x="21.403cm" svg:y="15.139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21.403cm" svg:y="16.363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82" draw:id="id82" draw:layer="layout" svg:width="3.786cm" svg:height="1.223cm" svg:x="21.403cm" svg:y="17.586cm">
          <text:p text:style-name="P20">next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6.031cm" svg:height="2.139cm" svg:x="20.394cm" svg:y="12.995cm">
          <draw:text-box>
            <text:p text:style-name="P20"><text:span text:style-name="T76">Novo Elemento</text:span></text:p>
            <text:p text:style-name="P20"><text:span text:style-name="T76">(elem)</text:span></text:p>
          </draw:text-box>
        </draw:frame>
        <draw:connector draw:style-name="gr14" draw:text-style-name="P25" draw:layer="layout" svg:x1="21.403cm" svg:y1="18.197cm" svg:x2="17.755cm" svg:y2="19.72cm" draw:start-shape="id82" draw:start-glue-point="3" draw:end-shape="id80" draw:end-glue-point="0" svg:d="M21403 18197h-3648v1523" svg:viewBox="0 0 3649 1524">
          <text:p/>
        </draw:connector>
        <draw:frame draw:style-name="gr6" draw:text-style-name="P37" draw:layer="layout" svg:width="27.75cm" svg:height="8.516cm" svg:x="0.819cm" svg:y="3.4cm">
          <draw:text-box>
            <text:p><text:span text:style-name="T61">insereFim</text:span><text:span text:style-name="T62">(&amp;</text:span><text:span text:style-name="T61">phead</text:span><text:span text:style-name="T63">,</text:span><text:span text:style-name="T61"> a</text:span><text:span text:style-name="T63">,</text:span><text:span text:style-name="T61">b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21" draw:text-style-name="P20" draw:layer="layout" svg:width="1.757cm" svg:height="0.568cm" svg:x="2.413cm" svg:y="10.6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4" draw:layer="layout" svg:width="26.342cm" svg:height="13.282cm" svg:x="1.424cm" svg:y="5.391cm">
          <draw:text-box>
            <text:p><text:span text:style-name="T72">void</text:span><text:span text:style-name="T73"> </text:span><text:span text:style-name="T74">insereFim</text:span><text:span text:style-name="T72">(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72">)</text:span></text:p>
            <text:p><text:span text:style-name="T72">{</text:span></text:p>
            <text:p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text:span text:style-name="T73"> </text:span></text:p>
            <text:p><text:span text:style-name="T73"><text:s text:c="8"/></text:span><text:span text:style-name="T74">insereFim</text:span><text:span text:style-name="T72">(&amp;((*</text:span><text:span text:style-name="T74">p</text:span><text:span text:style-name="T72">)-&gt;</text:span><text:span text:style-name="T74">next</text:span><text:span text:style-name="T72">));</text:span></text:p>
            <text:p><text:span text:style-name="T73"><text:s text:c="4"/></text:span><text:span text:style-name="T72">else</text:span></text:p>
            <text:p><text:span text:style-name="T73"><text:s text:c="4"/></text:span><text:span text:style-name="T72">{</text:span></text:p>
            <text:p><text:span text:style-name="T73"><text:s text:c="8"/></text:span><text:span text:style-name="T72">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lem</text:span><text:span text:style-name="T73"> </text:span><text:span text:style-name="T72">=</text:span><text:span text:style-name="T73"> </text:span><text:span text:style-name="T74">criaElem</text:span><text:span text:style-name="T72">();</text:span></text:p>
            <text:p><text:span text:style-name="T73"><text:s text:c="8"/></text:span><text:span text:style-name="T74">elem</text:span><text:span text:style-name="T89">-&gt;</text:span><text:span text:style-name="T74">next </text:span><text:span text:style-name="T89">=</text:span><text:span text:style-name="T73"> </text:span><text:span text:style-name="T90">NULL</text:span><text:span text:style-name="T73">;</text:span></text:p>
            <text:p><text:span text:style-name="T73"><text:s text:c="8"/></text:span><text:span text:style-name="T89">*</text:span><text:span text:style-name="T74">p</text:span><text:span text:style-name="T89">=</text:span><text:span text:style-name="T74">elem</text:span><text:span text:style-name="T89">;</text:span></text:p>
            <text:p><text:span text:style-name="T89"><text:s text:c="4"/></text:span><text:span text:style-name="T89">}</text:span></text:p>
            <text:p><text:span text:style-name="T89">}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no final da lista</text:p>
          </draw:text-box>
        </draw:frame>
        <draw:custom-shape draw:style-name="gr13" draw:text-style-name="P38" xml:id="id83" draw:id="id83" draw:layer="layout" svg:width="3.786cm" svg:height="1.223cm" svg:x="1.28cm" svg:y="15.19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5.804cm" svg:x2="6.706cm" svg:y2="15.782cm" draw:start-shape="id83" draw:start-glue-point="1" draw:end-shape="id84" draw:end-glue-point="3" svg:d="M5066 15804l1640-22" svg:viewBox="0 0 1641 23">
          <text:p/>
        </draw:connector>
        <draw:custom-shape draw:style-name="gr12" draw:text-style-name="P39" xml:id="id84" draw:id="id84" draw:layer="layout" svg:width="3.786cm" svg:height="1.223cm" svg:x="6.7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6.7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85" draw:id="id85" draw:layer="layout" svg:width="3.786cm" svg:height="1.223cm" svg:x="6.7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86" draw:id="id86" draw:layer="layout" svg:width="3.786cm" svg:height="1.223cm" svg:x="12.106cm" svg:y="15.171cm">
          <text:p text:style-name="P20"><text:span text:style-name="T67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2.106cm" svg:y="16.395cm">
          <text:p text:style-name="P20"><text:span text:style-name="T67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87" draw:id="id87" draw:layer="layout" svg:width="3.786cm" svg:height="1.223cm" svg:x="12.106cm" svg:y="17.61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492cm" svg:y1="18.229cm" svg:x2="12.106cm" svg:y2="15.782cm" draw:start-shape="id85" draw:start-glue-point="1" draw:end-shape="id86" draw:end-glue-point="3" svg:d="M10492 18229h807v-2447h807" svg:viewBox="0 0 1615 2448">
          <text:p/>
        </draw:connector>
        <draw:g xml:id="id91" draw:id="id91">
          <draw:line draw:style-name="gr15" draw:text-style-name="P25" draw:layer="layout" svg:x1="17.104cm" svg:y1="19.72cm" svg:x2="18.406cm" svg:y2="19.72cm">
            <text:p/>
          </draw:line>
          <draw:line draw:style-name="gr15" draw:text-style-name="P25" draw:layer="layout" svg:x1="17.382cm" svg:y1="19.916cm" svg:x2="18.19cm" svg:y2="19.92cm">
            <text:p/>
          </draw:line>
          <draw:line draw:style-name="gr15" draw:text-style-name="P25" draw:layer="layout" svg:x1="17.593cm" svg:y1="20.12cm" svg:x2="18.09cm" svg:y2="20.12cm">
            <text:p/>
          </draw:line>
        </draw:g>
        <draw:connector draw:style-name="gr14" draw:text-style-name="P25" draw:layer="layout" draw:line-skew="-1.639cm" svg:x1="15.892cm" svg:y1="18.229cm" svg:x2="21.403cm" svg:y2="15.75cm" draw:start-shape="id87" draw:start-glue-point="1" draw:end-shape="id88" draw:end-glue-point="3" svg:d="M15892 18229h1117v-2479h4394" svg:viewBox="0 0 5512 2480">
          <text:p/>
        </draw:connector>
        <draw:custom-shape draw:style-name="gr13" draw:text-style-name="P38" xml:id="id89" draw:id="id89" draw:layer="layout" svg:width="3.786cm" svg:height="1.223cm" svg:x="1.257cm" svg:y="19.32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line-skew="2.827cm" svg:x1="5.043cm" svg:y1="19.931cm" svg:x2="12.106cm" svg:y2="18.229cm" draw:start-shape="id89" draw:start-glue-point="1" draw:end-shape="id87" draw:end-glue-point="3" svg:d="M5043 19931h6359v-1702h704" svg:viewBox="0 0 7064 1703">
          <text:p/>
        </draw:connector>
        <draw:custom-shape draw:style-name="gr12" draw:text-style-name="P23" xml:id="id88" draw:id="id88" draw:layer="layout" svg:width="3.786cm" svg:height="1.223cm" svg:x="21.403cm" svg:y="15.139cm">
          <text:p text:style-name="P20">x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786cm" svg:height="1.223cm" svg:x="21.403cm" svg:y="16.363cm">
          <text:p text:style-name="P20">y</text:p>
          <draw:enhanced-geometry svg:viewBox="0 0 21600 21600" draw:type="rectangle" draw:enhanced-path="M 0 0 L 21600 0 21600 21600 0 21600 0 0 Z N"/>
        </draw:custom-shape>
        <draw:custom-shape draw:style-name="gr13" draw:text-style-name="P24" xml:id="id90" draw:id="id90" draw:layer="layout" svg:width="3.786cm" svg:height="1.223cm" svg:x="21.403cm" svg:y="17.586cm">
          <text:p text:style-name="P20">next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6.031cm" svg:height="2.139cm" svg:x="20.394cm" svg:y="12.995cm">
          <draw:text-box>
            <text:p text:style-name="P20"><text:span text:style-name="T76">Novo Elemento</text:span></text:p>
            <text:p text:style-name="P20"><text:span text:style-name="T76">(elem)</text:span></text:p>
          </draw:text-box>
        </draw:frame>
        <draw:connector draw:style-name="gr14" draw:text-style-name="P25" draw:layer="layout" svg:x1="21.403cm" svg:y1="18.197cm" svg:x2="17.755cm" svg:y2="19.72cm" draw:start-shape="id90" draw:start-glue-point="3" draw:end-shape="id91" draw:end-glue-point="0" svg:d="M21403 18197h-3648v1523" svg:viewBox="0 0 3649 1524">
          <text:p/>
        </draw:connector>
        <draw:frame draw:style-name="gr6" draw:text-style-name="P37" draw:layer="layout" svg:width="27.75cm" svg:height="8.516cm" svg:x="0.819cm" svg:y="3.4cm">
          <draw:text-box>
            <text:p><text:span text:style-name="T61">insereFim</text:span><text:span text:style-name="T62">(&amp;</text:span><text:span text:style-name="T61">phead</text:span><text:span text:style-name="T63">,</text:span><text:span text:style-name="T61"> a</text:span><text:span text:style-name="T63">,</text:span><text:span text:style-name="T61">b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21" draw:text-style-name="P20" draw:layer="layout" svg:width="1.757cm" svg:height="0.568cm" svg:x="2.413cm" svg:y="11.2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4" draw:layer="layout" svg:width="26.342cm" svg:height="13.282cm" svg:x="1.424cm" svg:y="5.391cm">
          <draw:text-box>
            <text:p><text:span text:style-name="T72">void</text:span><text:span text:style-name="T73"> </text:span><text:span text:style-name="T74">insereFim</text:span><text:span text:style-name="T72">(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72">)</text:span></text:p>
            <text:p><text:span text:style-name="T72">{</text:span></text:p>
            <text:p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text:span text:style-name="T73"> </text:span></text:p>
            <text:p><text:span text:style-name="T73"><text:s text:c="8"/></text:span><text:span text:style-name="T74">insereFim</text:span><text:span text:style-name="T72">(&amp;((*</text:span><text:span text:style-name="T74">p</text:span><text:span text:style-name="T72">)-&gt;</text:span><text:span text:style-name="T74">next</text:span><text:span text:style-name="T72">));</text:span></text:p>
            <text:p><text:span text:style-name="T73"><text:s text:c="4"/></text:span><text:span text:style-name="T72">else</text:span></text:p>
            <text:p><text:span text:style-name="T73"><text:s text:c="4"/></text:span><text:span text:style-name="T72">{</text:span></text:p>
            <text:p><text:span text:style-name="T73"><text:s text:c="8"/></text:span><text:span text:style-name="T72">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lem</text:span><text:span text:style-name="T73"> </text:span><text:span text:style-name="T72">=</text:span><text:span text:style-name="T73"> </text:span><text:span text:style-name="T74">criaElem</text:span><text:span text:style-name="T72">();</text:span></text:p>
            <text:p><text:span text:style-name="T73"><text:s text:c="8"/></text:span><text:span text:style-name="T74">elem</text:span><text:span text:style-name="T89">-&gt;</text:span><text:span text:style-name="T74">next </text:span><text:span text:style-name="T89">=</text:span><text:span text:style-name="T73"> </text:span><text:span text:style-name="T90">NULL</text:span><text:span text:style-name="T73">;</text:span></text:p>
            <text:p><text:span text:style-name="T73"><text:s text:c="8"/></text:span><text:span text:style-name="T89">*</text:span><text:span text:style-name="T74">p</text:span><text:span text:style-name="T89">=</text:span><text:span text:style-name="T74">elem</text:span><text:span text:style-name="T89">;</text:span></text:p>
            <text:p><text:span text:style-name="T89"><text:s text:c="4"/></text:span><text:span text:style-name="T89">}</text:span></text:p>
            <text:p><text:span text:style-name="T89">}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>
        <office:forms form:automatic-focus="false" form:apply-design-mode="false"/>
        <draw:frame draw:style-name="gr23" draw:text-style-name="P11" draw:layer="layout" svg:width="25.259cm" svg:height="5.679cm" svg:x="1.371cm" svg:y="9.085cm">
          <draw:text-box>
            <text:p text:style-name="P10"><text:span text:style-name="T21">Percorrendo Listas</text:span><text:span text:style-name="T21"><text:line-break/></text:span><text:span text:style-name="T21">Encadead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um elemento</text:p>
          </draw:text-box>
        </draw:frame>
        <draw:frame draw:style-name="gr6" draw:text-style-name="P44" draw:layer="layout" svg:width="27.338cm" svg:height="13.282cm" svg:x="0.738cm" svg:y="4.081cm">
          <draw:text-box>
            <text:p><text:span text:style-name="T54">void</text:span><text:span text:style-name="T55"> </text:span><text:span text:style-name="T56">imprimeElemento</text:span><text:span text:style-name="T54">(struct</text:span><text:span text:style-name="T55"> </text:span><text:span text:style-name="T56">coord</text:span><text:span text:style-name="T55"> </text:span><text:span text:style-name="T54">*</text:span><text:span text:style-name="T55"> </text:span><text:span text:style-name="T56">e</text:span><text:span text:style-name="T54">)</text:span></text:p>
            <text:p><text:span text:style-name="T54">{</text:span></text:p>
            <text:p><text:span text:style-name="T55"><text:s text:c="4"/></text:span><text:span text:style-name="T54">if</text:span><text:span text:style-name="T55"> </text:span><text:span text:style-name="T54">(</text:span><text:span text:style-name="T56">e</text:span><text:span text:style-name="T54">)</text:span></text:p>
            <text:p><text:span text:style-name="T55"><text:s text:c="8"/></text:span><text:span text:style-name="T56">printf</text:span><text:span text:style-name="T54">(</text:span><text:span text:style-name="T82">"(%hd,%hd)\n"</text:span><text:span text:style-name="T54">,</text:span><text:span text:style-name="T55"> </text:span><text:span text:style-name="T56">e</text:span><text:span text:style-name="T54">-&gt;</text:span><text:span text:style-name="T56">x</text:span><text:span text:style-name="T54">,</text:span><text:span text:style-name="T55"> </text:span><text:span text:style-name="T56">e</text:span><text:span text:style-name="T54">-&gt;</text:span><text:span text:style-name="T56">y</text:span><text:span text:style-name="T54">);</text:span></text:p>
            <text:p><text:span text:style-name="T55"><text:s text:c="4"/></text:span><text:span text:style-name="T54">else</text:span></text:p>
            <text:p><text:span text:style-name="T55"><text:s text:c="8"/></text:span><text:span text:style-name="T56">printf</text:span><text:span text:style-name="T54">(</text:span><text:span text:style-name="T82">"Elemento inexistente!\n"</text:span><text:span text:style-name="T54">);</text:span></text:p>
            <text:p><text:span text:style-name="T54">}</text:span></text:p>
            <text:p><text:span text:style-name="T58"/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lista</text:p>
          </draw:text-box>
        </draw:frame>
        <draw:frame draw:style-name="gr6" draw:text-style-name="P12" draw:layer="layout" svg:width="26.342cm" svg:height="13.282cm" svg:x="1.824cm" svg:y="3.991cm">
          <draw:text-box>
            <text:p><text:span text:style-name="T80">void</text:span><text:span text:style-name="T91"> </text:span><text:span text:style-name="T79">imprimeLista</text:span><text:span text:style-name="T80">(struct</text:span><text:span text:style-name="T91"> </text:span><text:span text:style-name="T79">coord</text:span><text:span text:style-name="T91"> </text:span><text:span text:style-name="T80">*</text:span><text:span text:style-name="T91"> </text:span><text:span text:style-name="T79">p</text:span><text:span text:style-name="T80">)</text:span></text:p>
            <text:p><text:span text:style-name="T54">{</text:span></text:p>
            <text:p><text:span text:style-name="T55"><text:s text:c="4"/></text:span><text:span text:style-name="T54">if</text:span><text:span text:style-name="T55"> </text:span><text:span text:style-name="T54">(</text:span><text:span text:style-name="T56">p</text:span><text:span text:style-name="T54">)</text:span></text:p>
            <text:p><text:span text:style-name="T55"><text:s text:c="4"/></text:span><text:span text:style-name="T54">{</text:span></text:p>
            <text:p><text:span text:style-name="T55"><text:s text:c="8"/></text:span><text:span text:style-name="T56">imprimeElemento</text:span><text:span text:style-name="T54">(</text:span><text:span text:style-name="T56">p</text:span><text:span text:style-name="T54">);</text:span></text:p>
            <text:p><text:span text:style-name="T55"><text:s text:c="8"/></text:span><text:span text:style-name="T56">imprimeLista</text:span><text:span text:style-name="T54">(</text:span><text:span text:style-name="T56">p</text:span><text:span text:style-name="T54">-&gt;</text:span><text:span text:style-name="T56">next</text:span><text:span text:style-name="T54">);</text:span></text:p>
            <text:p><text:span text:style-name="T55"><text:s text:c="4"/></text:span><text:span text:style-name="T54">}</text:span></text:p>
            <text:p><text:span text:style-name="T55"><text:s text:c="4"/></text:span><text:span text:style-name="T54">else</text:span></text:p>
            <text:p><text:span text:style-name="T55"><text:s text:c="8"/></text:span><text:span text:style-name="T56">printf</text:span><text:span text:style-name="T54">(</text:span><text:span text:style-name="T82">"Fim da Lista\n"</text:span><text:span text:style-name="T54">);</text:span></text:p>
            <text:p><text:span text:style-name="T54">}</text:span></text:p>
            <text:p><text:span text:style-name="T58"/></text:p>
            <text:p><text:span text:style-name="T58"/></text:p>
            <text:p><text:span text:style-name="T92"/></text:p>
            <text:p><text:span text:style-name="T92"/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lista</text:p>
          </draw:text-box>
        </draw:frame>
        <draw:frame draw:style-name="gr6" draw:text-style-name="P12" draw:layer="layout" svg:width="26.342cm" svg:height="13.282cm" svg:x="1.824cm" svg:y="4.211cm">
          <draw:text-box>
            <text:p><text:span text:style-name="T68">void</text:span><text:span text:style-name="T69"> </text:span><text:span text:style-name="T70">imprimeLista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><text:span text:style-name="T72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p</text:span><text:span text:style-name="T68">)</text:span></text:p>
            <text:p><text:span text:style-name="T69"><text:s text:c="4"/></text:span><text:span text:style-name="T68">{</text:span></text:p>
            <text:p><text:span text:style-name="T69"><text:s text:c="8"/></text:span><text:span text:style-name="T70">imprimeElemento</text:span><text:span text:style-name="T68">(</text:span><text:span text:style-name="T70">p</text:span><text:span text:style-name="T68">);</text:span></text:p>
            <text:p><text:span text:style-name="T69"><text:s text:c="8"/></text:span><text:span text:style-name="T70">imprimeLista</text:span><text:span text:style-name="T68">(</text:span><text:span text:style-name="T70">p</text:span><text:span text:style-name="T68">-&gt;</text:span><text:span text:style-name="T70">next</text:span><text:span text:style-name="T68">);</text:span></text:p>
            <text:p><text:span text:style-name="T69"><text:s text:c="4"/></text:span><text:span text:style-name="T68">}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70">printf</text:span><text:span text:style-name="T68">(</text:span><text:span text:style-name="T93">"Fim da Lista\n"</text:span><text:span text:style-name="T68">);</text:span></text:p>
            <text:p><text:span text:style-name="T72">}</text:span></text:p>
            <text:p><text:span text:style-name="T94"/></text:p>
            <text:p><text:span text:style-name="T92"/></text:p>
            <text:p><text:span text:style-name="T92"/></text:p>
            <text:p><text:span text:style-name="T92"/></text:p>
            <text:p><text:span text:style-name="T22"/></text:p>
          </draw:text-box>
        </draw:frame>
        <draw:frame draw:style-name="gr6" draw:text-style-name="P37" draw:layer="layout" svg:width="27.75cm" svg:height="8.516cm" svg:x="0.819cm" svg:y="3.4cm">
          <draw:text-box>
            <text:p><text:span text:style-name="T95">imprimeLista</text:span><text:span text:style-name="T62">(</text:span><text:span text:style-name="T61">phead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92" draw:id="id92" draw:layer="layout" svg:width="3.786cm" svg:height="1.223cm" svg:x="1.28cm" svg:y="13.221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3.832cm" svg:x2="13.306cm" svg:y2="13.81cm" draw:start-shape="id92" draw:start-glue-point="1" draw:end-shape="id93" draw:end-glue-point="3" svg:d="M5066 13832l8240-22" svg:viewBox="0 0 8241 23">
          <text:p/>
        </draw:connector>
        <draw:custom-shape draw:style-name="gr12" draw:text-style-name="P39" xml:id="id93" draw:id="id93" draw:layer="layout" svg:width="3.786cm" svg:height="1.223cm" svg:x="13.306cm" svg:y="13.199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6cm" svg:y="14.423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94" draw:id="id94" draw:layer="layout" svg:width="3.786cm" svg:height="1.223cm" svg:x="13.306cm" svg:y="15.646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95" draw:id="id95" draw:layer="layout" svg:width="3.786cm" svg:height="1.223cm" svg:x="18.706cm" svg:y="13.199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6cm" svg:y="14.423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96" draw:id="id96" draw:layer="layout" svg:width="3.786cm" svg:height="1.223cm" svg:x="18.706cm" svg:y="15.646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2cm" svg:y1="16.257cm" svg:x2="18.706cm" svg:y2="13.81cm" draw:start-shape="id94" draw:start-glue-point="1" draw:end-shape="id95" draw:end-glue-point="3" svg:d="M17092 16257h807v-2447h807" svg:viewBox="0 0 1615 2448">
          <text:p/>
        </draw:connector>
        <draw:g xml:id="id97" draw:id="id97">
          <draw:line draw:style-name="gr15" draw:text-style-name="P25" draw:layer="layout" svg:x1="23.704cm" svg:y1="17.748cm" svg:x2="25.006cm" svg:y2="17.748cm">
            <text:p/>
          </draw:line>
          <draw:line draw:style-name="gr15" draw:text-style-name="P25" draw:layer="layout" svg:x1="23.982cm" svg:y1="17.944cm" svg:x2="24.79cm" svg:y2="17.948cm">
            <text:p/>
          </draw:line>
          <draw:line draw:style-name="gr15" draw:text-style-name="P25" draw:layer="layout" svg:x1="24.193cm" svg:y1="18.148cm" svg:x2="24.69cm" svg:y2="18.148cm">
            <text:p/>
          </draw:line>
        </draw:g>
        <draw:connector draw:style-name="gr14" draw:text-style-name="P25" draw:layer="layout" svg:x1="22.492cm" svg:y1="16.257cm" svg:x2="24.355cm" svg:y2="17.748cm" draw:start-shape="id96" draw:start-glue-point="1" draw:end-shape="id97" draw:end-glue-point="0" svg:d="M22492 16257h1863v1491" svg:viewBox="0 0 1864 1492">
          <text:p/>
        </draw:connector>
        <draw:custom-shape draw:style-name="gr13" draw:text-style-name="P38" xml:id="id98" draw:id="id98" draw:layer="layout" svg:width="3.786cm" svg:height="1.223cm" svg:x="6.48cm" svg:y="15.722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373cm" svg:y1="15.722cm" svg:x2="13.306cm" svg:y2="13.81cm" draw:start-shape="id98" draw:start-glue-point="0" draw:end-shape="id93" draw:end-glue-point="3" svg:d="M8373 15722v-1912h4933" svg:viewBox="0 0 4934 1913">
          <text:p/>
        </draw:connector>
        <draw:custom-shape draw:style-name="gr24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7" draw:layer="layout" svg:width="1.289cm" svg:height="0.689cm" svg:x="21.309cm" svg:y="10.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7" draw:layer="layout" svg:width="5.954cm" svg:height="0.278cm" svg:x="18.962cm" svg:y="1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.757cm" svg:height="0.568cm" svg:x="1.773cm" svg:y="7.5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48" draw:layer="layout" svg:width="3.042cm" svg:height="1.06cm" svg:x="16.534cm" svg:y="3.986cm">
          <draw:text-box>
            <text:p><text:span text:style-name="T96">(1,10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lista</text:p>
          </draw:text-box>
        </draw:frame>
        <draw:frame draw:style-name="gr6" draw:text-style-name="P12" draw:layer="layout" svg:width="26.342cm" svg:height="13.282cm" svg:x="1.824cm" svg:y="4.211cm">
          <draw:text-box>
            <text:p><text:span text:style-name="T68">void</text:span><text:span text:style-name="T69"> </text:span><text:span text:style-name="T70">imprimeLista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><text:span text:style-name="T72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p</text:span><text:span text:style-name="T68">)</text:span></text:p>
            <text:p><text:span text:style-name="T69"><text:s text:c="4"/></text:span><text:span text:style-name="T68">{</text:span></text:p>
            <text:p><text:span text:style-name="T69"><text:s text:c="8"/></text:span><text:span text:style-name="T70">imprimeElemento</text:span><text:span text:style-name="T68">(</text:span><text:span text:style-name="T70">p</text:span><text:span text:style-name="T68">);</text:span></text:p>
            <text:p><text:span text:style-name="T69"><text:s text:c="8"/></text:span><text:span text:style-name="T70">imprimeLista</text:span><text:span text:style-name="T68">(</text:span><text:span text:style-name="T70">p</text:span><text:span text:style-name="T68">-&gt;</text:span><text:span text:style-name="T70">next</text:span><text:span text:style-name="T68">);</text:span></text:p>
            <text:p><text:span text:style-name="T69"><text:s text:c="4"/></text:span><text:span text:style-name="T68">}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70">printf</text:span><text:span text:style-name="T68">(</text:span><text:span text:style-name="T93">"Fim da Lista\n"</text:span><text:span text:style-name="T68">);</text:span></text:p>
            <text:p><text:span text:style-name="T72">}</text:span></text:p>
            <text:p><text:span text:style-name="T94"/></text:p>
            <text:p><text:span text:style-name="T92"/></text:p>
            <text:p><text:span text:style-name="T92"/></text:p>
            <text:p><text:span text:style-name="T92"/></text:p>
            <text:p><text:span text:style-name="T22"/></text:p>
          </draw:text-box>
        </draw:frame>
        <draw:frame draw:style-name="gr6" draw:text-style-name="P37" draw:layer="layout" svg:width="27.75cm" svg:height="8.516cm" svg:x="0.819cm" svg:y="3.4cm">
          <draw:text-box>
            <text:p><text:span text:style-name="T95">imprimeLista</text:span><text:span text:style-name="T62">(</text:span><text:span text:style-name="T61">phead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99" draw:id="id99" draw:layer="layout" svg:width="3.786cm" svg:height="1.223cm" svg:x="1.28cm" svg:y="13.221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3.832cm" svg:x2="13.306cm" svg:y2="13.81cm" draw:start-shape="id99" draw:start-glue-point="1" draw:end-shape="id100" draw:end-glue-point="3" svg:d="M5066 13832l8240-22" svg:viewBox="0 0 8241 23">
          <text:p/>
        </draw:connector>
        <draw:custom-shape draw:style-name="gr12" draw:text-style-name="P39" xml:id="id100" draw:id="id100" draw:layer="layout" svg:width="3.786cm" svg:height="1.223cm" svg:x="13.306cm" svg:y="13.199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6cm" svg:y="14.423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01" draw:id="id101" draw:layer="layout" svg:width="3.786cm" svg:height="1.223cm" svg:x="13.306cm" svg:y="15.646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02" draw:id="id102" draw:layer="layout" svg:width="3.786cm" svg:height="1.223cm" svg:x="18.706cm" svg:y="13.199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6cm" svg:y="14.423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03" draw:id="id103" draw:layer="layout" svg:width="3.786cm" svg:height="1.223cm" svg:x="18.706cm" svg:y="15.646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2cm" svg:y1="16.257cm" svg:x2="18.706cm" svg:y2="13.81cm" draw:start-shape="id101" draw:start-glue-point="1" draw:end-shape="id102" draw:end-glue-point="3" svg:d="M17092 16257h807v-2447h807" svg:viewBox="0 0 1615 2448">
          <text:p/>
        </draw:connector>
        <draw:g xml:id="id104" draw:id="id104">
          <draw:line draw:style-name="gr15" draw:text-style-name="P25" draw:layer="layout" svg:x1="23.704cm" svg:y1="17.748cm" svg:x2="25.006cm" svg:y2="17.748cm">
            <text:p/>
          </draw:line>
          <draw:line draw:style-name="gr15" draw:text-style-name="P25" draw:layer="layout" svg:x1="23.982cm" svg:y1="17.944cm" svg:x2="24.79cm" svg:y2="17.948cm">
            <text:p/>
          </draw:line>
          <draw:line draw:style-name="gr15" draw:text-style-name="P25" draw:layer="layout" svg:x1="24.193cm" svg:y1="18.148cm" svg:x2="24.69cm" svg:y2="18.148cm">
            <text:p/>
          </draw:line>
        </draw:g>
        <draw:connector draw:style-name="gr14" draw:text-style-name="P25" draw:layer="layout" svg:x1="22.492cm" svg:y1="16.257cm" svg:x2="24.355cm" svg:y2="17.748cm" draw:start-shape="id103" draw:start-glue-point="1" draw:end-shape="id104" draw:end-glue-point="0" svg:d="M22492 16257h1863v1491" svg:viewBox="0 0 1864 1492">
          <text:p/>
        </draw:connector>
        <draw:custom-shape draw:style-name="gr13" draw:text-style-name="P38" xml:id="id105" draw:id="id105" draw:layer="layout" svg:width="3.786cm" svg:height="1.223cm" svg:x="6.48cm" svg:y="15.722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373cm" svg:y1="15.722cm" svg:x2="13.306cm" svg:y2="13.81cm" draw:start-shape="id105" draw:start-glue-point="0" draw:end-shape="id100" draw:end-glue-point="3" svg:d="M8373 15722v-1912h4933" svg:viewBox="0 0 4934 1913">
          <text:p/>
        </draw:connector>
        <draw:custom-shape draw:style-name="gr24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7" draw:layer="layout" svg:width="1.289cm" svg:height="0.689cm" svg:x="21.309cm" svg:y="10.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7" draw:layer="layout" svg:width="5.954cm" svg:height="0.278cm" svg:x="18.962cm" svg:y="1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.757cm" svg:height="0.568cm" svg:x="1.573cm" svg:y="8.2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48" draw:layer="layout" svg:width="3.042cm" svg:height="1.06cm" svg:x="16.534cm" svg:y="3.986cm">
          <draw:text-box>
            <text:p><text:span text:style-name="T96">(1,10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lista</text:p>
          </draw:text-box>
        </draw:frame>
        <draw:frame draw:style-name="gr6" draw:text-style-name="P12" draw:layer="layout" svg:width="26.342cm" svg:height="13.282cm" svg:x="1.824cm" svg:y="4.211cm">
          <draw:text-box>
            <text:p><text:span text:style-name="T68">void</text:span><text:span text:style-name="T69"> </text:span><text:span text:style-name="T70">imprimeLista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><text:span text:style-name="T72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p</text:span><text:span text:style-name="T68">)</text:span></text:p>
            <text:p><text:span text:style-name="T69"><text:s text:c="4"/></text:span><text:span text:style-name="T68">{</text:span></text:p>
            <text:p><text:span text:style-name="T69"><text:s text:c="8"/></text:span><text:span text:style-name="T70">imprimeElemento</text:span><text:span text:style-name="T68">(</text:span><text:span text:style-name="T70">p</text:span><text:span text:style-name="T68">);</text:span></text:p>
            <text:p><text:span text:style-name="T69"><text:s text:c="8"/></text:span><text:span text:style-name="T70">imprimeLista</text:span><text:span text:style-name="T68">(</text:span><text:span text:style-name="T70">p</text:span><text:span text:style-name="T68">-&gt;</text:span><text:span text:style-name="T70">next</text:span><text:span text:style-name="T68">);</text:span></text:p>
            <text:p><text:span text:style-name="T69"><text:s text:c="4"/></text:span><text:span text:style-name="T68">}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70">printf</text:span><text:span text:style-name="T68">(</text:span><text:span text:style-name="T93">"Fim da Lista\n"</text:span><text:span text:style-name="T68">);</text:span></text:p>
            <text:p><text:span text:style-name="T72">}</text:span></text:p>
            <text:p><text:span text:style-name="T94"/></text:p>
            <text:p><text:span text:style-name="T92"/></text:p>
            <text:p><text:span text:style-name="T92"/></text:p>
            <text:p><text:span text:style-name="T92"/></text:p>
            <text:p><text:span text:style-name="T22"/></text:p>
          </draw:text-box>
        </draw:frame>
        <draw:frame draw:style-name="gr6" draw:text-style-name="P49" draw:layer="layout" svg:width="27.75cm" svg:height="8.516cm" svg:x="0.819cm" svg:y="3.4cm">
          <draw:text-box>
            <text:p><text:span text:style-name="T95">imprimeLista</text:span><text:span text:style-name="T62">(</text:span><text:span text:style-name="T61">phead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106" draw:id="id106" draw:layer="layout" svg:width="3.786cm" svg:height="1.223cm" svg:x="1.28cm" svg:y="13.221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3.832cm" svg:x2="13.306cm" svg:y2="13.81cm" draw:start-shape="id106" draw:start-glue-point="1" draw:end-shape="id107" draw:end-glue-point="3" svg:d="M5066 13832l8240-22" svg:viewBox="0 0 8241 23">
          <text:p/>
        </draw:connector>
        <draw:custom-shape draw:style-name="gr12" draw:text-style-name="P39" xml:id="id107" draw:id="id107" draw:layer="layout" svg:width="3.786cm" svg:height="1.223cm" svg:x="13.306cm" svg:y="13.199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6cm" svg:y="14.423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08" draw:id="id108" draw:layer="layout" svg:width="3.786cm" svg:height="1.223cm" svg:x="13.306cm" svg:y="15.646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09" draw:id="id109" draw:layer="layout" svg:width="3.786cm" svg:height="1.223cm" svg:x="18.706cm" svg:y="13.199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6cm" svg:y="14.423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10" draw:id="id110" draw:layer="layout" svg:width="3.786cm" svg:height="1.223cm" svg:x="18.706cm" svg:y="15.646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2cm" svg:y1="16.257cm" svg:x2="18.706cm" svg:y2="13.81cm" draw:start-shape="id108" draw:start-glue-point="1" draw:end-shape="id109" draw:end-glue-point="3" svg:d="M17092 16257h807v-2447h807" svg:viewBox="0 0 1615 2448">
          <text:p/>
        </draw:connector>
        <draw:g xml:id="id111" draw:id="id111">
          <draw:line draw:style-name="gr15" draw:text-style-name="P25" draw:layer="layout" svg:x1="23.704cm" svg:y1="17.748cm" svg:x2="25.006cm" svg:y2="17.748cm">
            <text:p/>
          </draw:line>
          <draw:line draw:style-name="gr15" draw:text-style-name="P25" draw:layer="layout" svg:x1="23.982cm" svg:y1="17.944cm" svg:x2="24.79cm" svg:y2="17.948cm">
            <text:p/>
          </draw:line>
          <draw:line draw:style-name="gr15" draw:text-style-name="P25" draw:layer="layout" svg:x1="24.193cm" svg:y1="18.148cm" svg:x2="24.69cm" svg:y2="18.148cm">
            <text:p/>
          </draw:line>
        </draw:g>
        <draw:connector draw:style-name="gr14" draw:text-style-name="P25" draw:layer="layout" svg:x1="22.492cm" svg:y1="16.257cm" svg:x2="24.355cm" svg:y2="17.748cm" draw:start-shape="id110" draw:start-glue-point="1" draw:end-shape="id111" draw:end-glue-point="0" svg:d="M22492 16257h1863v1491" svg:viewBox="0 0 1864 1492">
          <text:p/>
        </draw:connector>
        <draw:custom-shape draw:style-name="gr13" draw:text-style-name="P38" xml:id="id112" draw:id="id112" draw:layer="layout" svg:width="3.786cm" svg:height="1.223cm" svg:x="16.011cm" svg:y="18.569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904cm" svg:y1="18.569cm" svg:x2="18.706cm" svg:y2="13.81cm" draw:start-shape="id112" draw:start-glue-point="0" draw:end-shape="id109" draw:end-glue-point="3" svg:d="M17904 18569v-4759h802" svg:viewBox="0 0 803 4760">
          <text:p/>
        </draw:connector>
        <draw:custom-shape draw:style-name="gr24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7" draw:layer="layout" svg:width="1.289cm" svg:height="0.689cm" svg:x="21.309cm" svg:y="10.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7" draw:layer="layout" svg:width="5.954cm" svg:height="0.278cm" svg:x="18.962cm" svg:y="1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.757cm" svg:height="0.568cm" svg:x="1.873cm" svg:y="7.5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48" draw:layer="layout" svg:width="3.042cm" svg:height="1.869cm" svg:x="16.534cm" svg:y="3.986cm">
          <draw:text-box>
            <text:p><text:span text:style-name="T96">(1,10)</text:span></text:p>
            <text:p><text:span text:style-name="T96">(2,-5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lista</text:p>
          </draw:text-box>
        </draw:frame>
        <draw:frame draw:style-name="gr6" draw:text-style-name="P12" draw:layer="layout" svg:width="26.342cm" svg:height="13.282cm" svg:x="1.824cm" svg:y="4.211cm">
          <draw:text-box>
            <text:p><text:span text:style-name="T68">void</text:span><text:span text:style-name="T69"> </text:span><text:span text:style-name="T70">imprimeLista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><text:span text:style-name="T72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p</text:span><text:span text:style-name="T68">)</text:span></text:p>
            <text:p><text:span text:style-name="T69"><text:s text:c="4"/></text:span><text:span text:style-name="T68">{</text:span></text:p>
            <text:p><text:span text:style-name="T69"><text:s text:c="8"/></text:span><text:span text:style-name="T70">imprimeElemento</text:span><text:span text:style-name="T68">(</text:span><text:span text:style-name="T70">p</text:span><text:span text:style-name="T68">);</text:span></text:p>
            <text:p><text:span text:style-name="T69"><text:s text:c="8"/></text:span><text:span text:style-name="T70">imprimeLista</text:span><text:span text:style-name="T68">(</text:span><text:span text:style-name="T70">p</text:span><text:span text:style-name="T68">-&gt;</text:span><text:span text:style-name="T70">next</text:span><text:span text:style-name="T68">);</text:span></text:p>
            <text:p><text:span text:style-name="T69"><text:s text:c="4"/></text:span><text:span text:style-name="T68">}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70">printf</text:span><text:span text:style-name="T68">(</text:span><text:span text:style-name="T93">"Fim da Lista\n"</text:span><text:span text:style-name="T68">);</text:span></text:p>
            <text:p><text:span text:style-name="T72">}</text:span></text:p>
            <text:p><text:span text:style-name="T94"/></text:p>
            <text:p><text:span text:style-name="T92"/></text:p>
            <text:p><text:span text:style-name="T92"/></text:p>
            <text:p><text:span text:style-name="T92"/></text:p>
            <text:p><text:span text:style-name="T22"/></text:p>
          </draw:text-box>
        </draw:frame>
        <draw:frame draw:style-name="gr6" draw:text-style-name="P49" draw:layer="layout" svg:width="27.75cm" svg:height="8.516cm" svg:x="0.819cm" svg:y="3.4cm">
          <draw:text-box>
            <text:p><text:span text:style-name="T95">imprimeLista</text:span><text:span text:style-name="T62">(</text:span><text:span text:style-name="T61">phead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113" draw:id="id113" draw:layer="layout" svg:width="3.786cm" svg:height="1.223cm" svg:x="1.28cm" svg:y="13.221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3.832cm" svg:x2="13.306cm" svg:y2="13.81cm" draw:start-shape="id113" draw:start-glue-point="1" draw:end-shape="id114" draw:end-glue-point="3" svg:d="M5066 13832l8240-22" svg:viewBox="0 0 8241 23">
          <text:p/>
        </draw:connector>
        <draw:custom-shape draw:style-name="gr12" draw:text-style-name="P39" xml:id="id114" draw:id="id114" draw:layer="layout" svg:width="3.786cm" svg:height="1.223cm" svg:x="13.306cm" svg:y="13.199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6cm" svg:y="14.423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15" draw:id="id115" draw:layer="layout" svg:width="3.786cm" svg:height="1.223cm" svg:x="13.306cm" svg:y="15.646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16" draw:id="id116" draw:layer="layout" svg:width="3.786cm" svg:height="1.223cm" svg:x="18.706cm" svg:y="13.199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6cm" svg:y="14.423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17" draw:id="id117" draw:layer="layout" svg:width="3.786cm" svg:height="1.223cm" svg:x="18.706cm" svg:y="15.646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2cm" svg:y1="16.257cm" svg:x2="18.706cm" svg:y2="13.81cm" draw:start-shape="id115" draw:start-glue-point="1" draw:end-shape="id116" draw:end-glue-point="3" svg:d="M17092 16257h807v-2447h807" svg:viewBox="0 0 1615 2448">
          <text:p/>
        </draw:connector>
        <draw:g xml:id="id118" draw:id="id118">
          <draw:line draw:style-name="gr15" draw:text-style-name="P25" draw:layer="layout" svg:x1="23.704cm" svg:y1="17.748cm" svg:x2="25.006cm" svg:y2="17.748cm">
            <text:p/>
          </draw:line>
          <draw:line draw:style-name="gr15" draw:text-style-name="P25" draw:layer="layout" svg:x1="23.982cm" svg:y1="17.944cm" svg:x2="24.79cm" svg:y2="17.948cm">
            <text:p/>
          </draw:line>
          <draw:line draw:style-name="gr15" draw:text-style-name="P25" draw:layer="layout" svg:x1="24.193cm" svg:y1="18.148cm" svg:x2="24.69cm" svg:y2="18.148cm">
            <text:p/>
          </draw:line>
        </draw:g>
        <draw:connector draw:style-name="gr14" draw:text-style-name="P25" draw:layer="layout" svg:x1="22.492cm" svg:y1="16.257cm" svg:x2="24.355cm" svg:y2="17.748cm" draw:start-shape="id117" draw:start-glue-point="1" draw:end-shape="id118" draw:end-glue-point="0" svg:d="M22492 16257h1863v1491" svg:viewBox="0 0 1864 1492">
          <text:p/>
        </draw:connector>
        <draw:custom-shape draw:style-name="gr13" draw:text-style-name="P38" xml:id="id119" draw:id="id119" draw:layer="layout" svg:width="3.786cm" svg:height="1.223cm" svg:x="16.011cm" svg:y="18.569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904cm" svg:y1="18.569cm" svg:x2="18.706cm" svg:y2="13.81cm" draw:start-shape="id119" draw:start-glue-point="0" draw:end-shape="id116" draw:end-glue-point="3" svg:d="M17904 18569v-4759h802" svg:viewBox="0 0 803 4760">
          <text:p/>
        </draw:connector>
        <draw:custom-shape draw:style-name="gr24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7" draw:layer="layout" svg:width="1.289cm" svg:height="0.689cm" svg:x="21.309cm" svg:y="10.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7" draw:layer="layout" svg:width="5.954cm" svg:height="0.278cm" svg:x="18.962cm" svg:y="1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.757cm" svg:height="0.568cm" svg:x="1.873cm" svg:y="8.2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48" draw:layer="layout" svg:width="3.042cm" svg:height="1.869cm" svg:x="16.534cm" svg:y="3.986cm">
          <draw:text-box>
            <text:p><text:span text:style-name="T96">(1,10)</text:span></text:p>
            <text:p><text:span text:style-name="T96">(2,-5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lista</text:p>
          </draw:text-box>
        </draw:frame>
        <draw:frame draw:style-name="gr6" draw:text-style-name="P12" draw:layer="layout" svg:width="26.342cm" svg:height="13.282cm" svg:x="1.824cm" svg:y="4.211cm">
          <draw:text-box>
            <text:p><text:span text:style-name="T68">void</text:span><text:span text:style-name="T69"> </text:span><text:span text:style-name="T70">imprimeLista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><text:span text:style-name="T72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p</text:span><text:span text:style-name="T68">)</text:span></text:p>
            <text:p><text:span text:style-name="T69"><text:s text:c="4"/></text:span><text:span text:style-name="T68">{</text:span></text:p>
            <text:p><text:span text:style-name="T69"><text:s text:c="8"/></text:span><text:span text:style-name="T70">imprimeElemento</text:span><text:span text:style-name="T68">(</text:span><text:span text:style-name="T70">p</text:span><text:span text:style-name="T68">);</text:span></text:p>
            <text:p><text:span text:style-name="T69"><text:s text:c="8"/></text:span><text:span text:style-name="T70">imprimeLista</text:span><text:span text:style-name="T68">(</text:span><text:span text:style-name="T70">p</text:span><text:span text:style-name="T68">-&gt;</text:span><text:span text:style-name="T70">next</text:span><text:span text:style-name="T68">);</text:span></text:p>
            <text:p><text:span text:style-name="T69"><text:s text:c="4"/></text:span><text:span text:style-name="T68">}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70">printf</text:span><text:span text:style-name="T68">(</text:span><text:span text:style-name="T93">"Fim da Lista\n"</text:span><text:span text:style-name="T68">);</text:span></text:p>
            <text:p><text:span text:style-name="T72">}</text:span></text:p>
            <text:p><text:span text:style-name="T94"/></text:p>
            <text:p><text:span text:style-name="T92"/></text:p>
            <text:p><text:span text:style-name="T92"/></text:p>
            <text:p><text:span text:style-name="T92"/></text:p>
            <text:p><text:span text:style-name="T22"/></text:p>
          </draw:text-box>
        </draw:frame>
        <draw:frame draw:style-name="gr6" draw:text-style-name="P49" draw:layer="layout" svg:width="27.75cm" svg:height="8.516cm" svg:x="0.819cm" svg:y="3.4cm">
          <draw:text-box>
            <text:p><text:span text:style-name="T95">imprimeLista</text:span><text:span text:style-name="T62">(</text:span><text:span text:style-name="T61">phead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120" draw:id="id120" draw:layer="layout" svg:width="3.786cm" svg:height="1.223cm" svg:x="1.28cm" svg:y="13.221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6cm" svg:y1="13.832cm" svg:x2="13.306cm" svg:y2="13.81cm" draw:start-shape="id120" draw:start-glue-point="1" draw:end-shape="id121" draw:end-glue-point="3" svg:d="M5066 13832l8240-22" svg:viewBox="0 0 8241 23">
          <text:p/>
        </draw:connector>
        <draw:custom-shape draw:style-name="gr12" draw:text-style-name="P39" xml:id="id121" draw:id="id121" draw:layer="layout" svg:width="3.786cm" svg:height="1.223cm" svg:x="13.306cm" svg:y="13.199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6cm" svg:y="14.423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22" draw:id="id122" draw:layer="layout" svg:width="3.786cm" svg:height="1.223cm" svg:x="13.306cm" svg:y="15.646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23" draw:id="id123" draw:layer="layout" svg:width="3.786cm" svg:height="1.223cm" svg:x="18.706cm" svg:y="13.199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6cm" svg:y="14.423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24" draw:id="id124" draw:layer="layout" svg:width="3.786cm" svg:height="1.223cm" svg:x="18.706cm" svg:y="15.646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2cm" svg:y1="16.257cm" svg:x2="18.706cm" svg:y2="13.81cm" draw:start-shape="id122" draw:start-glue-point="1" draw:end-shape="id123" draw:end-glue-point="3" svg:d="M17092 16257h807v-2447h807" svg:viewBox="0 0 1615 2448">
          <text:p/>
        </draw:connector>
        <draw:g xml:id="id125" draw:id="id125">
          <draw:line draw:style-name="gr15" draw:text-style-name="P25" draw:layer="layout" svg:x1="23.704cm" svg:y1="17.748cm" svg:x2="25.006cm" svg:y2="17.748cm">
            <text:p/>
          </draw:line>
          <draw:line draw:style-name="gr15" draw:text-style-name="P25" draw:layer="layout" svg:x1="23.982cm" svg:y1="17.944cm" svg:x2="24.79cm" svg:y2="17.948cm">
            <text:p/>
          </draw:line>
          <draw:line draw:style-name="gr15" draw:text-style-name="P25" draw:layer="layout" svg:x1="24.193cm" svg:y1="18.148cm" svg:x2="24.69cm" svg:y2="18.148cm">
            <text:p/>
          </draw:line>
        </draw:g>
        <draw:connector draw:style-name="gr14" draw:text-style-name="P25" draw:layer="layout" svg:x1="22.492cm" svg:y1="16.257cm" svg:x2="24.355cm" svg:y2="17.748cm" draw:start-shape="id124" draw:start-glue-point="1" draw:end-shape="id125" draw:end-glue-point="0" svg:d="M22492 16257h1863v1491" svg:viewBox="0 0 1864 1492">
          <text:p/>
        </draw:connector>
        <draw:custom-shape draw:style-name="gr13" draw:text-style-name="P38" xml:id="id126" draw:id="id126" draw:layer="layout" svg:width="3.786cm" svg:height="1.223cm" svg:x="23.451cm" svg:y="13.545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5.344cm" svg:y1="14.768cm" svg:x2="24.355cm" svg:y2="17.748cm" draw:start-shape="id126" draw:start-glue-point="2" draw:end-shape="id125" draw:end-glue-point="0" svg:d="M25344 14768v1490h-989v1490" svg:viewBox="0 0 990 2981">
          <text:p/>
        </draw:connector>
        <draw:custom-shape draw:style-name="gr24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7" draw:layer="layout" svg:width="1.289cm" svg:height="0.689cm" svg:x="21.309cm" svg:y="10.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7" draw:layer="layout" svg:width="5.954cm" svg:height="0.278cm" svg:x="18.962cm" svg:y="1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.757cm" svg:height="0.568cm" svg:x="1.873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48" draw:layer="layout" svg:width="5.582cm" svg:height="2.678cm" svg:x="16.534cm" svg:y="3.986cm">
          <draw:text-box>
            <text:p><text:span text:style-name="T96">(1,10)</text:span></text:p>
            <text:p><text:span text:style-name="T96">(2,-5)</text:span></text:p>
            <text:p><text:span text:style-name="T96">Fim da List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frame draw:style-name="gr6" draw:text-style-name="P44" draw:layer="layout" svg:width="27.153cm" svg:height="13.282cm" svg:x="0.43cm" svg:y="3.991cm">
          <draw:text-box>
            <text:p><text:span text:style-name="T54">struct</text:span><text:span text:style-name="T55"> </text:span><text:span text:style-name="T56">coord</text:span><text:span text:style-name="T55"> </text:span><text:span text:style-name="T54">*</text:span><text:span text:style-name="T55"> </text:span><text:span text:style-name="T56">buscaCoord</text:span><text:span text:style-name="T54">(int</text:span><text:span text:style-name="T55"> </text:span><text:span text:style-name="T56">x</text:span><text:span text:style-name="T54">,</text:span><text:span text:style-name="T55"> </text:span><text:span text:style-name="T54">int</text:span><text:span text:style-name="T55"> </text:span><text:span text:style-name="T56">y</text:span><text:span text:style-name="T54">,</text:span><text:span text:style-name="T55"> </text:span><text:span text:style-name="T54">struct</text:span><text:span text:style-name="T55"> </text:span><text:span text:style-name="T56">coord</text:span><text:span text:style-name="T55"> </text:span><text:span text:style-name="T54">*</text:span><text:span text:style-name="T55"> </text:span><text:span text:style-name="T56">p</text:span><text:span text:style-name="T54">)</text:span></text:p>
            <text:p><text:span text:style-name="T54">{</text:span></text:p>
            <text:p><text:span text:style-name="T55"><text:s text:c="4"/></text:span><text:span text:style-name="T54">if</text:span><text:span text:style-name="T55"> </text:span><text:span text:style-name="T54">(</text:span><text:span text:style-name="T56">p</text:span><text:span text:style-name="T54">)</text:span></text:p>
            <text:p><text:span text:style-name="T55"><text:s text:c="8"/></text:span><text:span text:style-name="T54">if</text:span><text:span text:style-name="T55"> </text:span><text:span text:style-name="T54">((</text:span><text:span text:style-name="T56">x</text:span><text:span text:style-name="T54">==</text:span><text:span text:style-name="T56">p</text:span><text:span text:style-name="T54">-&gt;</text:span><text:span text:style-name="T56">x</text:span><text:span text:style-name="T54">)</text:span><text:span text:style-name="T55"> </text:span><text:span text:style-name="T54">&amp;&amp;</text:span><text:span text:style-name="T55"> </text:span><text:span text:style-name="T54">(</text:span><text:span text:style-name="T56">y</text:span><text:span text:style-name="T54">==</text:span><text:span text:style-name="T56">p</text:span><text:span text:style-name="T54">-&gt;</text:span><text:span text:style-name="T56">y</text:span><text:span text:style-name="T54">))</text:span></text:p>
            <text:p><text:span text:style-name="T55"><text:s text:c="12"/></text:span><text:span text:style-name="T54">return</text:span><text:span text:style-name="T55"> </text:span><text:span text:style-name="T56">p</text:span><text:span text:style-name="T54">;</text:span></text:p>
            <text:p><text:span text:style-name="T55"><text:s text:c="8"/></text:span><text:span text:style-name="T54">else</text:span></text:p>
            <text:p><text:span text:style-name="T55"><text:s text:c="12"/></text:span><text:span text:style-name="T54">return</text:span><text:span text:style-name="T55"> </text:span><text:span text:style-name="T56">buscaCoord</text:span><text:span text:style-name="T54">(</text:span><text:span text:style-name="T56">x</text:span><text:span text:style-name="T54">,</text:span><text:span text:style-name="T55"> </text:span><text:span text:style-name="T56">y</text:span><text:span text:style-name="T54">,</text:span><text:span text:style-name="T59"><text:tab/></text:span><text:span text:style-name="T56">p</text:span><text:span text:style-name="T54">-&gt;</text:span><text:span text:style-name="T56">next</text:span><text:span text:style-name="T54">);</text:span></text:p>
            <text:p><text:span text:style-name="T55"><text:s text:c="4"/></text:span><text:span text:style-name="T54">else</text:span></text:p>
            <text:p><text:span text:style-name="T55"><text:s text:c="8"/></text:span><text:span text:style-name="T54">return</text:span><text:span text:style-name="T55"> </text:span><text:span text:style-name="T82">NULL</text:span><text:span text:style-name="T54">;</text:span></text:p>
            <text:p><text:span text:style-name="T5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frame draw:style-name="gr6" draw:text-style-name="P50" draw:layer="layout" svg:width="26.342cm" svg:height="13.282cm" svg:x="0.874cm" svg:y="4.221cm">
          <draw:text-box>
            <text:p><text:span text:style-name="T68">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buscaCoord</text:span><text:span text:style-name="T68">(int</text:span><text:span text:style-name="T69"> </text:span><text:span text:style-name="T70">x</text:span><text:span text:style-name="T68">,</text:span><text:span text:style-name="T69"> </text:span><text:span text:style-name="T68">int</text:span><text:span text:style-name="T69"> </text:span><text:span text:style-name="T70">y</text:span><text:span text:style-name="T68">,</text:span><text:span text:style-name="T69"> </text:span><text:span text:style-name="T68">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><text:span text:style-name="T97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p</text:span><text:span text:style-name="T68">)</text:span></text:p>
            <text:p><text:span text:style-name="T69"><text:s text:c="8"/></text:span><text:span text:style-name="T68">if</text:span><text:span text:style-name="T69"> </text:span><text:span text:style-name="T68">((</text:span><text:span text:style-name="T70">x</text:span><text:span text:style-name="T68">==</text:span><text:span text:style-name="T70">p</text:span><text:span text:style-name="T68">-&gt;</text:span><text:span text:style-name="T70">x</text:span><text:span text:style-name="T68">)</text:span><text:span text:style-name="T69"> </text:span><text:span text:style-name="T68">&amp;&amp;</text:span><text:span text:style-name="T69"> </text:span><text:span text:style-name="T68">(</text:span><text:span text:style-name="T70">y</text:span><text:span text:style-name="T68">==</text:span><text:span text:style-name="T70">p</text:span><text:span text:style-name="T68">-&gt;</text:span><text:span text:style-name="T70">y</text:span><text:span text:style-name="T68">))</text:span></text:p>
            <text:p><text:span text:style-name="T69"><text:s text:c="12"/></text:span><text:span text:style-name="T68">return</text:span><text:span text:style-name="T69"> </text:span><text:span text:style-name="T70">p</text:span><text:span text:style-name="T68">;</text:span></text:p>
            <text:p><text:span text:style-name="T69"><text:s text:c="8"/></text:span><text:span text:style-name="T68">else</text:span></text:p>
            <text:p><text:span text:style-name="T69"><text:s text:c="12"/></text:span><text:span text:style-name="T68">return</text:span><text:span text:style-name="T69"> </text:span><text:span text:style-name="T70">buscaCoord</text:span><text:span text:style-name="T68">(</text:span><text:span text:style-name="T70">x</text:span><text:span text:style-name="T68">,</text:span><text:span text:style-name="T69"> </text:span><text:span text:style-name="T70">y</text:span><text:span text:style-name="T68">,</text:span><text:span text:style-name="T69"> </text:span><text:span text:style-name="T70">p</text:span><text:span text:style-name="T68">-&gt;</text:span><text:span text:style-name="T70">next</text:span><text:span text:style-name="T68">);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68">return</text:span><text:span text:style-name="T69"> </text:span><text:span text:style-name="T70">NULL</text:span><text:span text:style-name="T68">;</text:span></text:p>
            <text:p><text:span text:style-name="T97">}</text:span></text:p>
          </draw:text-box>
        </draw:frame>
        <draw:frame draw:style-name="gr6" draw:text-style-name="P49" draw:layer="layout" svg:width="27.75cm" svg:height="8.516cm" svg:x="0.319cm" svg:y="3.4cm">
          <draw:text-box>
            <text:p><text:span text:style-name="T95">imprimeElemento</text:span><text:span text:style-name="T62">(</text:span><text:span text:style-name="T95">buscaCoord</text:span><text:span text:style-name="T62">(</text:span><text:span text:style-name="T98">2</text:span><text:span text:style-name="T62">,</text:span><text:span text:style-name="T98">-5</text:span><text:span text:style-name="T99">,</text:span><text:span text:style-name="T61">phead</text:span><text:span text:style-name="T62">)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127" draw:id="id127" draw:layer="layout" svg:width="3.786cm" svg:height="1.223cm" svg:x="1.281cm" svg:y="15.022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5.633cm" svg:x2="13.307cm" svg:y2="15.611cm" draw:start-shape="id127" draw:start-glue-point="1" draw:end-shape="id128" draw:end-glue-point="3" svg:d="M5067 15633l8240-22" svg:viewBox="0 0 8241 23">
          <text:p/>
        </draw:connector>
        <draw:custom-shape draw:style-name="gr12" draw:text-style-name="P39" xml:id="id128" draw:id="id128" draw:layer="layout" svg:width="3.786cm" svg:height="1.223cm" svg:x="13.307cm" svg:y="1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7cm" svg:y="16.224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29" draw:id="id129" draw:layer="layout" svg:width="3.786cm" svg:height="1.223cm" svg:x="13.3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30" draw:id="id130" draw:layer="layout" svg:width="3.786cm" svg:height="1.223cm" svg:x="18.707cm" svg:y="1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6.224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31" draw:id="id131" draw:layer="layout" svg:width="3.786cm" svg:height="1.223cm" svg:x="18.7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3cm" svg:y1="18.058cm" svg:x2="18.707cm" svg:y2="15.611cm" draw:start-shape="id129" draw:start-glue-point="1" draw:end-shape="id130" draw:end-glue-point="3" svg:d="M17093 18058h807v-2447h807" svg:viewBox="0 0 1615 2448">
          <text:p/>
        </draw:connector>
        <draw:g xml:id="id132" draw:id="id132">
          <draw:line draw:style-name="gr15" draw:text-style-name="P25" draw:layer="layout" svg:x1="23.705cm" svg:y1="19.549cm" svg:x2="25.007cm" svg:y2="19.549cm">
            <text:p/>
          </draw:line>
          <draw:line draw:style-name="gr15" draw:text-style-name="P25" draw:layer="layout" svg:x1="23.983cm" svg:y1="19.745cm" svg:x2="24.791cm" svg:y2="19.749cm">
            <text:p/>
          </draw:line>
          <draw:line draw:style-name="gr15" draw:text-style-name="P25" draw:layer="layout" svg:x1="24.194cm" svg:y1="19.949cm" svg:x2="24.691cm" svg:y2="19.949cm">
            <text:p/>
          </draw:line>
        </draw:g>
        <draw:connector draw:style-name="gr14" draw:text-style-name="P25" draw:layer="layout" svg:x1="22.493cm" svg:y1="18.058cm" svg:x2="24.356cm" svg:y2="19.549cm" draw:start-shape="id131" draw:start-glue-point="1" draw:end-shape="id132" draw:end-glue-point="0" svg:d="M22493 18058h1863v1491" svg:viewBox="0 0 1864 1492">
          <text:p/>
        </draw:connector>
        <draw:custom-shape draw:style-name="gr13" draw:text-style-name="P38" xml:id="id133" draw:id="id133" draw:layer="layout" svg:width="3.786cm" svg:height="1.223cm" svg:x="6.481cm" svg:y="17.523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374cm" svg:y1="17.523cm" svg:x2="13.307cm" svg:y2="15.611cm" draw:start-shape="id133" draw:start-glue-point="0" draw:end-shape="id128" draw:end-glue-point="3" svg:d="M8374 17523v-1912h4933" svg:viewBox="0 0 4934 1913">
          <text:p/>
        </draw:connector>
        <draw:g>
          <draw:custom-shape draw:style-name="gr24" draw:text-style-name="P46" draw:layer="layout" svg:width="10.939cm" svg:height="7.313cm" svg:x="16.435cm" svg:y="5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1.289cm" svg:height="0.689cm" svg:x="21.31cm" svg:y="12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5.954cm" svg:height="0.278cm" svg:x="18.963cm" svg:y="13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20" draw:layer="layout" svg:width="1.757cm" svg:height="0.568cm" svg:x="1.774cm" svg:y="9.0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frame draw:style-name="gr6" draw:text-style-name="P50" draw:layer="layout" svg:width="26.342cm" svg:height="13.282cm" svg:x="0.874cm" svg:y="4.221cm">
          <draw:text-box>
            <text:p><text:span text:style-name="T68">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buscaCoord</text:span><text:span text:style-name="T68">(int</text:span><text:span text:style-name="T69"> </text:span><text:span text:style-name="T70">x</text:span><text:span text:style-name="T68">,</text:span><text:span text:style-name="T69"> </text:span><text:span text:style-name="T68">int</text:span><text:span text:style-name="T69"> </text:span><text:span text:style-name="T70">y</text:span><text:span text:style-name="T68">,</text:span><text:span text:style-name="T69"> </text:span><text:span text:style-name="T68">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><text:span text:style-name="T97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p</text:span><text:span text:style-name="T68">)</text:span></text:p>
            <text:p><text:span text:style-name="T69"><text:s text:c="8"/></text:span><text:span text:style-name="T68">if</text:span><text:span text:style-name="T69"> </text:span><text:span text:style-name="T68">((</text:span><text:span text:style-name="T70">x</text:span><text:span text:style-name="T68">==</text:span><text:span text:style-name="T70">p</text:span><text:span text:style-name="T68">-&gt;</text:span><text:span text:style-name="T70">x</text:span><text:span text:style-name="T68">)</text:span><text:span text:style-name="T69"> </text:span><text:span text:style-name="T68">&amp;&amp;</text:span><text:span text:style-name="T69"> </text:span><text:span text:style-name="T68">(</text:span><text:span text:style-name="T70">y</text:span><text:span text:style-name="T68">==</text:span><text:span text:style-name="T70">p</text:span><text:span text:style-name="T68">-&gt;</text:span><text:span text:style-name="T70">y</text:span><text:span text:style-name="T68">))</text:span></text:p>
            <text:p><text:span text:style-name="T69"><text:s text:c="12"/></text:span><text:span text:style-name="T68">return</text:span><text:span text:style-name="T69"> </text:span><text:span text:style-name="T70">p</text:span><text:span text:style-name="T68">;</text:span></text:p>
            <text:p><text:span text:style-name="T69"><text:s text:c="8"/></text:span><text:span text:style-name="T68">else</text:span></text:p>
            <text:p><text:span text:style-name="T69"><text:s text:c="12"/></text:span><text:span text:style-name="T68">return</text:span><text:span text:style-name="T69"> </text:span><text:span text:style-name="T70">buscaCoord</text:span><text:span text:style-name="T68">(</text:span><text:span text:style-name="T70">x</text:span><text:span text:style-name="T68">,</text:span><text:span text:style-name="T69"> </text:span><text:span text:style-name="T70">y</text:span><text:span text:style-name="T68">,</text:span><text:span text:style-name="T100"><text:tab/></text:span><text:span text:style-name="T70">p</text:span><text:span text:style-name="T68">-&gt;</text:span><text:span text:style-name="T70">next</text:span><text:span text:style-name="T68">);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68">return</text:span><text:span text:style-name="T69"> </text:span><text:span text:style-name="T70">NULL</text:span><text:span text:style-name="T68">;</text:span></text:p>
            <text:p><text:span text:style-name="T97">}</text:span></text:p>
          </draw:text-box>
        </draw:frame>
        <draw:custom-shape draw:style-name="gr13" draw:text-style-name="P38" xml:id="id134" draw:id="id134" draw:layer="layout" svg:width="3.786cm" svg:height="1.223cm" svg:x="1.281cm" svg:y="15.022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5.633cm" svg:x2="13.307cm" svg:y2="15.611cm" draw:start-shape="id134" draw:start-glue-point="1" draw:end-shape="id135" draw:end-glue-point="3" svg:d="M5067 15633l8240-22" svg:viewBox="0 0 8241 23">
          <text:p/>
        </draw:connector>
        <draw:custom-shape draw:style-name="gr12" draw:text-style-name="P39" xml:id="id135" draw:id="id135" draw:layer="layout" svg:width="3.786cm" svg:height="1.223cm" svg:x="13.307cm" svg:y="1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7cm" svg:y="16.224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36" draw:id="id136" draw:layer="layout" svg:width="3.786cm" svg:height="1.223cm" svg:x="13.3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37" draw:id="id137" draw:layer="layout" svg:width="3.786cm" svg:height="1.223cm" svg:x="18.707cm" svg:y="1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6.224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38" draw:id="id138" draw:layer="layout" svg:width="3.786cm" svg:height="1.223cm" svg:x="18.7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3cm" svg:y1="18.058cm" svg:x2="18.707cm" svg:y2="15.611cm" draw:start-shape="id136" draw:start-glue-point="1" draw:end-shape="id137" draw:end-glue-point="3" svg:d="M17093 18058h807v-2447h807" svg:viewBox="0 0 1615 2448">
          <text:p/>
        </draw:connector>
        <draw:g xml:id="id139" draw:id="id139">
          <draw:line draw:style-name="gr15" draw:text-style-name="P25" draw:layer="layout" svg:x1="23.705cm" svg:y1="19.549cm" svg:x2="25.007cm" svg:y2="19.549cm">
            <text:p/>
          </draw:line>
          <draw:line draw:style-name="gr15" draw:text-style-name="P25" draw:layer="layout" svg:x1="23.983cm" svg:y1="19.745cm" svg:x2="24.791cm" svg:y2="19.749cm">
            <text:p/>
          </draw:line>
          <draw:line draw:style-name="gr15" draw:text-style-name="P25" draw:layer="layout" svg:x1="24.194cm" svg:y1="19.949cm" svg:x2="24.691cm" svg:y2="19.949cm">
            <text:p/>
          </draw:line>
        </draw:g>
        <draw:connector draw:style-name="gr14" draw:text-style-name="P25" draw:layer="layout" svg:x1="22.493cm" svg:y1="18.058cm" svg:x2="24.356cm" svg:y2="19.549cm" draw:start-shape="id138" draw:start-glue-point="1" draw:end-shape="id139" draw:end-glue-point="0" svg:d="M22493 18058h1863v1491" svg:viewBox="0 0 1864 1492">
          <text:p/>
        </draw:connector>
        <draw:custom-shape draw:style-name="gr13" draw:text-style-name="P38" xml:id="id140" draw:id="id140" draw:layer="layout" svg:width="3.786cm" svg:height="1.223cm" svg:x="16.002cm" svg:y="19.531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895cm" svg:y1="19.531cm" svg:x2="18.707cm" svg:y2="15.611cm" draw:start-shape="id140" draw:start-glue-point="0" draw:end-shape="id137" draw:end-glue-point="3" svg:d="M17895 19531v-3920h812" svg:viewBox="0 0 813 3921">
          <text:p/>
        </draw:connector>
        <draw:g>
          <draw:custom-shape draw:style-name="gr24" draw:text-style-name="P46" draw:layer="layout" svg:width="10.939cm" svg:height="7.313cm" svg:x="16.435cm" svg:y="5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1.289cm" svg:height="0.689cm" svg:x="21.31cm" svg:y="12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5.954cm" svg:height="0.278cm" svg:x="18.963cm" svg:y="13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20" draw:layer="layout" svg:width="1.757cm" svg:height="0.568cm" svg:x="1.774cm" svg:y="7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9" draw:layer="layout" svg:width="27.75cm" svg:height="8.516cm" svg:x="0.319cm" svg:y="3.4cm">
          <draw:text-box>
            <text:p><text:span text:style-name="T95">imprimeElemento</text:span><text:span text:style-name="T62">(</text:span><text:span text:style-name="T95">buscaCoord</text:span><text:span text:style-name="T62">(</text:span><text:span text:style-name="T98">2</text:span><text:span text:style-name="T62">,</text:span><text:span text:style-name="T98">-5</text:span><text:span text:style-name="T99">,</text:span><text:span text:style-name="T61">phead</text:span><text:span text:style-name="T62">)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frame draw:style-name="gr6" draw:text-style-name="P49" draw:layer="layout" svg:width="27.75cm" svg:height="8.516cm" svg:x="0.319cm" svg:y="3.4cm">
          <draw:text-box>
            <text:p><text:span text:style-name="T95">imprimeElemento</text:span><text:span text:style-name="T62">(</text:span><text:span text:style-name="T95">buscaCoord</text:span><text:span text:style-name="T62">(</text:span><text:span text:style-name="T98">2</text:span><text:span text:style-name="T62">,</text:span><text:span text:style-name="T98">-5</text:span><text:span text:style-name="T62">,</text:span><text:span text:style-name="T61">phead</text:span><text:span text:style-name="T62">)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141" draw:id="id141" draw:layer="layout" svg:width="3.786cm" svg:height="1.223cm" svg:x="1.281cm" svg:y="15.022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5.633cm" svg:x2="13.307cm" svg:y2="15.611cm" draw:start-shape="id141" draw:start-glue-point="1" draw:end-shape="id142" draw:end-glue-point="3" svg:d="M5067 15633l8240-22" svg:viewBox="0 0 8241 23">
          <text:p/>
        </draw:connector>
        <draw:custom-shape draw:style-name="gr12" draw:text-style-name="P39" xml:id="id142" draw:id="id142" draw:layer="layout" svg:width="3.786cm" svg:height="1.223cm" svg:x="13.307cm" svg:y="1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7cm" svg:y="16.224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43" draw:id="id143" draw:layer="layout" svg:width="3.786cm" svg:height="1.223cm" svg:x="13.3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44" draw:id="id144" draw:layer="layout" svg:width="3.786cm" svg:height="1.223cm" svg:x="18.707cm" svg:y="1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6.224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45" draw:id="id145" draw:layer="layout" svg:width="3.786cm" svg:height="1.223cm" svg:x="18.7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3cm" svg:y1="18.058cm" svg:x2="18.707cm" svg:y2="15.611cm" draw:start-shape="id143" draw:start-glue-point="1" draw:end-shape="id144" draw:end-glue-point="3" svg:d="M17093 18058h807v-2447h807" svg:viewBox="0 0 1615 2448">
          <text:p/>
        </draw:connector>
        <draw:g xml:id="id146" draw:id="id146">
          <draw:line draw:style-name="gr15" draw:text-style-name="P25" draw:layer="layout" svg:x1="23.705cm" svg:y1="19.549cm" svg:x2="25.007cm" svg:y2="19.549cm">
            <text:p/>
          </draw:line>
          <draw:line draw:style-name="gr15" draw:text-style-name="P25" draw:layer="layout" svg:x1="23.983cm" svg:y1="19.745cm" svg:x2="24.791cm" svg:y2="19.749cm">
            <text:p/>
          </draw:line>
          <draw:line draw:style-name="gr15" draw:text-style-name="P25" draw:layer="layout" svg:x1="24.194cm" svg:y1="19.949cm" svg:x2="24.691cm" svg:y2="19.949cm">
            <text:p/>
          </draw:line>
        </draw:g>
        <draw:connector draw:style-name="gr14" draw:text-style-name="P25" draw:layer="layout" svg:x1="22.493cm" svg:y1="18.058cm" svg:x2="24.356cm" svg:y2="19.549cm" draw:start-shape="id145" draw:start-glue-point="1" draw:end-shape="id146" draw:end-glue-point="0" svg:d="M22493 18058h1863v1491" svg:viewBox="0 0 1864 1492">
          <text:p/>
        </draw:connector>
        <draw:custom-shape draw:style-name="gr13" draw:text-style-name="P38" xml:id="id147" draw:id="id147" draw:layer="layout" svg:width="3.786cm" svg:height="1.223cm" svg:x="16.002cm" svg:y="19.531cm">
          <text:p text:style-name="P20"><text:span text:style-name="T67">e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895cm" svg:y1="19.531cm" svg:x2="18.707cm" svg:y2="15.611cm" draw:start-shape="id147" draw:start-glue-point="0" draw:end-shape="id144" draw:end-glue-point="3" svg:d="M17895 19531v-3920h812" svg:viewBox="0 0 813 3921">
          <text:p/>
        </draw:connector>
        <draw:g>
          <draw:custom-shape draw:style-name="gr24" draw:text-style-name="P46" draw:layer="layout" svg:width="10.939cm" svg:height="7.313cm" svg:x="16.435cm" svg:y="5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1.289cm" svg:height="0.689cm" svg:x="21.31cm" svg:y="12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5.954cm" svg:height="0.278cm" svg:x="18.963cm" svg:y="13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20" draw:layer="layout" svg:width="1.757cm" svg:height="0.568cm" svg:x="0.425cm" svg:y="6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26.342cm" svg:height="13.282cm" svg:x="0.334cm" svg:y="4.081cm">
          <draw:text-box>
            <text:p><text:span text:style-name="T68">void</text:span><text:span text:style-name="T69"> </text:span><text:span text:style-name="T70">imprimeElemento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e</text:span><text:span text:style-name="T68">)</text:span></text:p>
            <text:p><text:span text:style-name="T72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e</text:span><text:span text:style-name="T68">)</text:span></text:p>
            <text:p><text:span text:style-name="T69"><text:s text:c="8"/></text:span><text:span text:style-name="T70">printf</text:span><text:span text:style-name="T68">(</text:span><text:span text:style-name="T93">"(%hd,%hd)\n"</text:span><text:span text:style-name="T68">,</text:span><text:span text:style-name="T69"> <text:s/></text:span><text:span text:style-name="T70">e</text:span><text:span text:style-name="T68">-&gt;</text:span><text:span text:style-name="T70">x</text:span><text:span text:style-name="T68">,</text:span><text:span text:style-name="T69"> </text:span><text:span text:style-name="T70">e</text:span><text:span text:style-name="T68">-&gt;</text:span><text:span text:style-name="T70">y</text:span><text:span text:style-name="T68">);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70">printf</text:span><text:span text:style-name="T68">(</text:span><text:span text:style-name="T93">"Elemento inexistente!\n"</text:span><text:span text:style-name="T68">);</text:span></text:p>
            <text:p><text:span text:style-name="T72">}</text:span></text:p>
            <text:p><text:span text:style-name="T92"/></text:p>
            <text:p><text:span text:style-name="T22"/></text:p>
          </draw:text-box>
        </draw:frame>
        <draw:frame draw:style-name="gr26" draw:text-style-name="P48" draw:layer="layout" svg:width="3.042cm" svg:height="1.06cm" svg:x="16.535cm" svg:y="5.988cm">
          <draw:text-box>
            <text:p><text:span text:style-name="T96">(2,-5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frame draw:style-name="gr6" draw:text-style-name="P50" draw:layer="layout" svg:width="26.342cm" svg:height="13.282cm" svg:x="0.874cm" svg:y="4.221cm">
          <draw:text-box>
            <text:p><text:span text:style-name="T68">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buscaCoord</text:span><text:span text:style-name="T68">(int</text:span><text:span text:style-name="T69"> </text:span><text:span text:style-name="T70">x</text:span><text:span text:style-name="T68">,</text:span><text:span text:style-name="T69"> </text:span><text:span text:style-name="T68">int</text:span><text:span text:style-name="T69"> </text:span><text:span text:style-name="T70">y</text:span><text:span text:style-name="T68">,</text:span><text:span text:style-name="T69"> </text:span><text:span text:style-name="T68">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><text:span text:style-name="T72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p</text:span><text:span text:style-name="T68">)</text:span></text:p>
            <text:p><text:span text:style-name="T69"><text:s text:c="8"/></text:span><text:span text:style-name="T68">if</text:span><text:span text:style-name="T69"> </text:span><text:span text:style-name="T68">((</text:span><text:span text:style-name="T70">x</text:span><text:span text:style-name="T68">==</text:span><text:span text:style-name="T70">p</text:span><text:span text:style-name="T68">-&gt;</text:span><text:span text:style-name="T70">x</text:span><text:span text:style-name="T68">)</text:span><text:span text:style-name="T69"> </text:span><text:span text:style-name="T68">&amp;&amp;</text:span><text:span text:style-name="T69"> </text:span><text:span text:style-name="T68">(</text:span><text:span text:style-name="T70">y</text:span><text:span text:style-name="T68">==</text:span><text:span text:style-name="T70">p</text:span><text:span text:style-name="T68">-&gt;</text:span><text:span text:style-name="T70">y</text:span><text:span text:style-name="T68">))</text:span></text:p>
            <text:p><text:span text:style-name="T69"><text:s text:c="12"/></text:span><text:span text:style-name="T68">return</text:span><text:span text:style-name="T69"> </text:span><text:span text:style-name="T70">p</text:span><text:span text:style-name="T68">;</text:span></text:p>
            <text:p><text:span text:style-name="T69"><text:s text:c="8"/></text:span><text:span text:style-name="T68">else</text:span></text:p>
            <text:p><text:span text:style-name="T69"><text:s text:c="12"/></text:span><text:span text:style-name="T68">return</text:span><text:span text:style-name="T69"> </text:span><text:span text:style-name="T70">buscaCoord</text:span><text:span text:style-name="T68">(</text:span><text:span text:style-name="T70">x</text:span><text:span text:style-name="T68">,</text:span><text:span text:style-name="T69"> </text:span><text:span text:style-name="T70">y</text:span><text:span text:style-name="T68">,</text:span><text:span text:style-name="T100"><text:tab/></text:span><text:span text:style-name="T70">p</text:span><text:span text:style-name="T68">-&gt;</text:span><text:span text:style-name="T70">next</text:span><text:span text:style-name="T68">);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68">return</text:span><text:span text:style-name="T69"> </text:span><text:span text:style-name="T70">NULL</text:span><text:span text:style-name="T68">;</text:span></text:p>
            <text:p><text:span text:style-name="T72">}</text:span></text:p>
          </draw:text-box>
        </draw:frame>
        <draw:custom-shape draw:style-name="gr13" draw:text-style-name="P38" xml:id="id148" draw:id="id148" draw:layer="layout" svg:width="3.786cm" svg:height="1.223cm" svg:x="1.281cm" svg:y="15.022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5.633cm" svg:x2="13.307cm" svg:y2="15.611cm" draw:start-shape="id148" draw:start-glue-point="1" draw:end-shape="id149" draw:end-glue-point="3" svg:d="M5067 15633l8240-22" svg:viewBox="0 0 8241 23">
          <text:p/>
        </draw:connector>
        <draw:custom-shape draw:style-name="gr12" draw:text-style-name="P39" xml:id="id149" draw:id="id149" draw:layer="layout" svg:width="3.786cm" svg:height="1.223cm" svg:x="13.307cm" svg:y="1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7cm" svg:y="16.224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50" draw:id="id150" draw:layer="layout" svg:width="3.786cm" svg:height="1.223cm" svg:x="13.3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51" draw:id="id151" draw:layer="layout" svg:width="3.786cm" svg:height="1.223cm" svg:x="18.707cm" svg:y="1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6.224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52" draw:id="id152" draw:layer="layout" svg:width="3.786cm" svg:height="1.223cm" svg:x="18.7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3cm" svg:y1="18.058cm" svg:x2="18.707cm" svg:y2="15.611cm" draw:start-shape="id150" draw:start-glue-point="1" draw:end-shape="id151" draw:end-glue-point="3" svg:d="M17093 18058h807v-2447h807" svg:viewBox="0 0 1615 2448">
          <text:p/>
        </draw:connector>
        <draw:g xml:id="id153" draw:id="id153">
          <draw:line draw:style-name="gr15" draw:text-style-name="P25" draw:layer="layout" svg:x1="23.705cm" svg:y1="19.549cm" svg:x2="25.007cm" svg:y2="19.549cm">
            <text:p/>
          </draw:line>
          <draw:line draw:style-name="gr15" draw:text-style-name="P25" draw:layer="layout" svg:x1="23.983cm" svg:y1="19.745cm" svg:x2="24.791cm" svg:y2="19.749cm">
            <text:p/>
          </draw:line>
          <draw:line draw:style-name="gr15" draw:text-style-name="P25" draw:layer="layout" svg:x1="24.194cm" svg:y1="19.949cm" svg:x2="24.691cm" svg:y2="19.949cm">
            <text:p/>
          </draw:line>
        </draw:g>
        <draw:connector draw:style-name="gr14" draw:text-style-name="P25" draw:layer="layout" svg:x1="22.493cm" svg:y1="18.058cm" svg:x2="24.356cm" svg:y2="19.549cm" draw:start-shape="id152" draw:start-glue-point="1" draw:end-shape="id153" draw:end-glue-point="0" svg:d="M22493 18058h1863v1491" svg:viewBox="0 0 1864 1492">
          <text:p/>
        </draw:connector>
        <draw:custom-shape draw:style-name="gr13" draw:text-style-name="P38" xml:id="id154" draw:id="id154" draw:layer="layout" svg:width="3.786cm" svg:height="1.223cm" svg:x="6.481cm" svg:y="17.523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374cm" svg:y1="17.523cm" svg:x2="13.307cm" svg:y2="15.611cm" draw:start-shape="id154" draw:start-glue-point="0" draw:end-shape="id149" draw:end-glue-point="3" svg:d="M8374 17523v-1912h4933" svg:viewBox="0 0 4934 1913">
          <text:p/>
        </draw:connector>
        <draw:g>
          <draw:custom-shape draw:style-name="gr24" draw:text-style-name="P46" draw:layer="layout" svg:width="10.939cm" svg:height="7.313cm" svg:x="16.435cm" svg:y="5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1.289cm" svg:height="0.689cm" svg:x="21.31cm" svg:y="12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5.954cm" svg:height="0.278cm" svg:x="18.963cm" svg:y="13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20" draw:layer="layout" svg:width="1.757cm" svg:height="0.568cm" svg:x="1.816cm" svg:y="9.1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9" draw:layer="layout" svg:width="27.75cm" svg:height="8.516cm" svg:x="0.319cm" svg:y="3.4cm">
          <draw:text-box>
            <text:p><text:span text:style-name="T95">imprimeElemento</text:span><text:span text:style-name="T62">(</text:span><text:span text:style-name="T95">buscaCoord</text:span><text:span text:style-name="T62">(</text:span><text:span text:style-name="T98">3</text:span><text:span text:style-name="T62">,</text:span><text:span text:style-name="T98">-5</text:span><text:span text:style-name="T99">,</text:span><text:span text:style-name="T61">phead</text:span><text:span text:style-name="T62">)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frame draw:style-name="gr6" draw:text-style-name="P50" draw:layer="layout" svg:width="26.342cm" svg:height="13.282cm" svg:x="0.874cm" svg:y="4.221cm">
          <draw:text-box>
            <text:p><text:span text:style-name="T68">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buscaCoord</text:span><text:span text:style-name="T68">(int</text:span><text:span text:style-name="T69"> </text:span><text:span text:style-name="T70">x</text:span><text:span text:style-name="T68">,</text:span><text:span text:style-name="T69"> </text:span><text:span text:style-name="T68">int</text:span><text:span text:style-name="T69"> </text:span><text:span text:style-name="T70">y</text:span><text:span text:style-name="T68">,</text:span><text:span text:style-name="T69"> </text:span><text:span text:style-name="T68">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><text:span text:style-name="T97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p</text:span><text:span text:style-name="T68">)</text:span></text:p>
            <text:p><text:span text:style-name="T69"><text:s text:c="8"/></text:span><text:span text:style-name="T68">if</text:span><text:span text:style-name="T69"> </text:span><text:span text:style-name="T68">((</text:span><text:span text:style-name="T70">x</text:span><text:span text:style-name="T68">==</text:span><text:span text:style-name="T70">p</text:span><text:span text:style-name="T68">-&gt;</text:span><text:span text:style-name="T70">x</text:span><text:span text:style-name="T68">)</text:span><text:span text:style-name="T69"> </text:span><text:span text:style-name="T68">&amp;&amp;</text:span><text:span text:style-name="T69"> </text:span><text:span text:style-name="T68">(</text:span><text:span text:style-name="T70">y</text:span><text:span text:style-name="T68">==</text:span><text:span text:style-name="T70">p</text:span><text:span text:style-name="T68">-&gt;</text:span><text:span text:style-name="T70">y</text:span><text:span text:style-name="T68">))</text:span></text:p>
            <text:p><text:span text:style-name="T69"><text:s text:c="12"/></text:span><text:span text:style-name="T68">return</text:span><text:span text:style-name="T69"> </text:span><text:span text:style-name="T70">p</text:span><text:span text:style-name="T68">;</text:span></text:p>
            <text:p><text:span text:style-name="T69"><text:s text:c="8"/></text:span><text:span text:style-name="T68">else</text:span></text:p>
            <text:p><text:span text:style-name="T69"><text:s text:c="12"/></text:span><text:span text:style-name="T68">return</text:span><text:span text:style-name="T69"> </text:span><text:span text:style-name="T70">buscaCoord</text:span><text:span text:style-name="T68">(</text:span><text:span text:style-name="T70">x</text:span><text:span text:style-name="T68">,</text:span><text:span text:style-name="T69"> </text:span><text:span text:style-name="T70">y</text:span><text:span text:style-name="T68">,</text:span><text:span text:style-name="T69"> </text:span><text:span text:style-name="T70">p</text:span><text:span text:style-name="T68">-&gt;</text:span><text:span text:style-name="T70">next</text:span><text:span text:style-name="T68">);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68">return</text:span><text:span text:style-name="T69"> </text:span><text:span text:style-name="T70">NULL</text:span><text:span text:style-name="T68">;</text:span></text:p>
            <text:p><text:span text:style-name="T97">}</text:span></text:p>
          </draw:text-box>
        </draw:frame>
        <draw:custom-shape draw:style-name="gr13" draw:text-style-name="P38" xml:id="id155" draw:id="id155" draw:layer="layout" svg:width="3.786cm" svg:height="1.223cm" svg:x="1.281cm" svg:y="15.022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5.633cm" svg:x2="13.307cm" svg:y2="15.611cm" draw:start-shape="id155" draw:start-glue-point="1" draw:end-shape="id156" draw:end-glue-point="3" svg:d="M5067 15633l8240-22" svg:viewBox="0 0 8241 23">
          <text:p/>
        </draw:connector>
        <draw:custom-shape draw:style-name="gr12" draw:text-style-name="P39" xml:id="id156" draw:id="id156" draw:layer="layout" svg:width="3.786cm" svg:height="1.223cm" svg:x="13.307cm" svg:y="1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7cm" svg:y="16.224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57" draw:id="id157" draw:layer="layout" svg:width="3.786cm" svg:height="1.223cm" svg:x="13.3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58" draw:id="id158" draw:layer="layout" svg:width="3.786cm" svg:height="1.223cm" svg:x="18.707cm" svg:y="1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6.224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59" draw:id="id159" draw:layer="layout" svg:width="3.786cm" svg:height="1.223cm" svg:x="18.7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3cm" svg:y1="18.058cm" svg:x2="18.707cm" svg:y2="15.611cm" draw:start-shape="id157" draw:start-glue-point="1" draw:end-shape="id158" draw:end-glue-point="3" svg:d="M17093 18058h807v-2447h807" svg:viewBox="0 0 1615 2448">
          <text:p/>
        </draw:connector>
        <draw:g xml:id="id160" draw:id="id160">
          <draw:line draw:style-name="gr15" draw:text-style-name="P25" draw:layer="layout" svg:x1="23.705cm" svg:y1="19.549cm" svg:x2="25.007cm" svg:y2="19.549cm">
            <text:p/>
          </draw:line>
          <draw:line draw:style-name="gr15" draw:text-style-name="P25" draw:layer="layout" svg:x1="23.983cm" svg:y1="19.745cm" svg:x2="24.791cm" svg:y2="19.749cm">
            <text:p/>
          </draw:line>
          <draw:line draw:style-name="gr15" draw:text-style-name="P25" draw:layer="layout" svg:x1="24.194cm" svg:y1="19.949cm" svg:x2="24.691cm" svg:y2="19.949cm">
            <text:p/>
          </draw:line>
        </draw:g>
        <draw:connector draw:style-name="gr14" draw:text-style-name="P25" draw:layer="layout" svg:x1="22.493cm" svg:y1="18.058cm" svg:x2="24.356cm" svg:y2="19.549cm" draw:start-shape="id159" draw:start-glue-point="1" draw:end-shape="id160" draw:end-glue-point="0" svg:d="M22493 18058h1863v1491" svg:viewBox="0 0 1864 1492">
          <text:p/>
        </draw:connector>
        <draw:custom-shape draw:style-name="gr13" draw:text-style-name="P38" xml:id="id161" draw:id="id161" draw:layer="layout" svg:width="3.786cm" svg:height="1.223cm" svg:x="16.002cm" svg:y="19.531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895cm" svg:y1="19.531cm" svg:x2="18.707cm" svg:y2="15.611cm" draw:start-shape="id161" draw:start-glue-point="0" draw:end-shape="id158" draw:end-glue-point="3" svg:d="M17895 19531v-3920h812" svg:viewBox="0 0 813 3921">
          <text:p/>
        </draw:connector>
        <draw:g>
          <draw:custom-shape draw:style-name="gr24" draw:text-style-name="P46" draw:layer="layout" svg:width="10.939cm" svg:height="7.313cm" svg:x="16.435cm" svg:y="5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1.289cm" svg:height="0.689cm" svg:x="21.31cm" svg:y="12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5.954cm" svg:height="0.278cm" svg:x="18.963cm" svg:y="13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20" draw:layer="layout" svg:width="1.757cm" svg:height="0.568cm" svg:x="1.875cm" svg:y="9.0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9" draw:layer="layout" svg:width="27.75cm" svg:height="8.516cm" svg:x="0.319cm" svg:y="3.4cm">
          <draw:text-box>
            <text:p><text:span text:style-name="T95">imprimeElemento</text:span><text:span text:style-name="T62">(</text:span><text:span text:style-name="T95">buscaCoord</text:span><text:span text:style-name="T62">(</text:span><text:span text:style-name="T98">3</text:span><text:span text:style-name="T62">,</text:span><text:span text:style-name="T98">-5</text:span><text:span text:style-name="T99">,</text:span><text:span text:style-name="T61">phead</text:span><text:span text:style-name="T62">)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frame draw:style-name="gr6" draw:text-style-name="P50" draw:layer="layout" svg:width="26.342cm" svg:height="13.282cm" svg:x="0.874cm" svg:y="4.221cm">
          <draw:text-box>
            <text:p><text:span text:style-name="T68">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buscaCoord</text:span><text:span text:style-name="T68">(int</text:span><text:span text:style-name="T69"> </text:span><text:span text:style-name="T70">x</text:span><text:span text:style-name="T68">,</text:span><text:span text:style-name="T69"> </text:span><text:span text:style-name="T68">int</text:span><text:span text:style-name="T69"> </text:span><text:span text:style-name="T70">y</text:span><text:span text:style-name="T68">,</text:span><text:span text:style-name="T69"> </text:span><text:span text:style-name="T68">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><text:span text:style-name="T97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p</text:span><text:span text:style-name="T68">)</text:span></text:p>
            <text:p><text:span text:style-name="T69"><text:s text:c="8"/></text:span><text:span text:style-name="T68">if</text:span><text:span text:style-name="T69"> </text:span><text:span text:style-name="T68">((</text:span><text:span text:style-name="T70">x</text:span><text:span text:style-name="T68">==</text:span><text:span text:style-name="T70">p</text:span><text:span text:style-name="T68">-&gt;</text:span><text:span text:style-name="T70">x</text:span><text:span text:style-name="T68">)</text:span><text:span text:style-name="T69"> </text:span><text:span text:style-name="T68">&amp;&amp;</text:span><text:span text:style-name="T69"> </text:span><text:span text:style-name="T68">(</text:span><text:span text:style-name="T70">y</text:span><text:span text:style-name="T68">==</text:span><text:span text:style-name="T70">p</text:span><text:span text:style-name="T68">-&gt;</text:span><text:span text:style-name="T70">y</text:span><text:span text:style-name="T68">))</text:span></text:p>
            <text:p><text:span text:style-name="T69"><text:s text:c="12"/></text:span><text:span text:style-name="T68">return</text:span><text:span text:style-name="T69"> </text:span><text:span text:style-name="T70">p</text:span><text:span text:style-name="T68">;</text:span></text:p>
            <text:p><text:span text:style-name="T69"><text:s text:c="8"/></text:span><text:span text:style-name="T68">else</text:span></text:p>
            <text:p><text:span text:style-name="T69"><text:s text:c="12"/></text:span><text:span text:style-name="T68">return</text:span><text:span text:style-name="T69"> </text:span><text:span text:style-name="T70">buscaCoord</text:span><text:span text:style-name="T68">(</text:span><text:span text:style-name="T70">x</text:span><text:span text:style-name="T68">,</text:span><text:span text:style-name="T69"> </text:span><text:span text:style-name="T70">y</text:span><text:span text:style-name="T68">,</text:span><text:span text:style-name="T69"> </text:span><text:span text:style-name="T70">p</text:span><text:span text:style-name="T68">-&gt;</text:span><text:span text:style-name="T70">next</text:span><text:span text:style-name="T68">);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68">return</text:span><text:span text:style-name="T69"> </text:span><text:span text:style-name="T70">NULL</text:span><text:span text:style-name="T68">;</text:span></text:p>
            <text:p><text:span text:style-name="T97">}</text:span></text:p>
          </draw:text-box>
        </draw:frame>
        <draw:custom-shape draw:style-name="gr13" draw:text-style-name="P38" xml:id="id162" draw:id="id162" draw:layer="layout" svg:width="3.786cm" svg:height="1.223cm" svg:x="1.281cm" svg:y="15.022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5.633cm" svg:x2="13.307cm" svg:y2="15.611cm" draw:start-shape="id162" draw:start-glue-point="1" draw:end-shape="id163" draw:end-glue-point="3" svg:d="M5067 15633l8240-22" svg:viewBox="0 0 8241 23">
          <text:p/>
        </draw:connector>
        <draw:custom-shape draw:style-name="gr12" draw:text-style-name="P39" xml:id="id163" draw:id="id163" draw:layer="layout" svg:width="3.786cm" svg:height="1.223cm" svg:x="13.307cm" svg:y="1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7cm" svg:y="16.224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64" draw:id="id164" draw:layer="layout" svg:width="3.786cm" svg:height="1.223cm" svg:x="13.3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65" draw:id="id165" draw:layer="layout" svg:width="3.786cm" svg:height="1.223cm" svg:x="18.707cm" svg:y="1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6.224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66" draw:id="id166" draw:layer="layout" svg:width="3.786cm" svg:height="1.223cm" svg:x="18.7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3cm" svg:y1="18.058cm" svg:x2="18.707cm" svg:y2="15.611cm" draw:start-shape="id164" draw:start-glue-point="1" draw:end-shape="id165" draw:end-glue-point="3" svg:d="M17093 18058h807v-2447h807" svg:viewBox="0 0 1615 2448">
          <text:p/>
        </draw:connector>
        <draw:g xml:id="id167" draw:id="id167">
          <draw:line draw:style-name="gr15" draw:text-style-name="P25" draw:layer="layout" svg:x1="23.705cm" svg:y1="19.549cm" svg:x2="25.007cm" svg:y2="19.549cm">
            <text:p/>
          </draw:line>
          <draw:line draw:style-name="gr15" draw:text-style-name="P25" draw:layer="layout" svg:x1="23.983cm" svg:y1="19.745cm" svg:x2="24.791cm" svg:y2="19.749cm">
            <text:p/>
          </draw:line>
          <draw:line draw:style-name="gr15" draw:text-style-name="P25" draw:layer="layout" svg:x1="24.194cm" svg:y1="19.949cm" svg:x2="24.691cm" svg:y2="19.949cm">
            <text:p/>
          </draw:line>
        </draw:g>
        <draw:connector draw:style-name="gr14" draw:text-style-name="P25" draw:layer="layout" svg:x1="22.493cm" svg:y1="18.058cm" svg:x2="24.356cm" svg:y2="19.549cm" draw:start-shape="id166" draw:start-glue-point="1" draw:end-shape="id167" draw:end-glue-point="0" svg:d="M22493 18058h1863v1491" svg:viewBox="0 0 1864 1492">
          <text:p/>
        </draw:connector>
        <draw:custom-shape draw:style-name="gr13" draw:text-style-name="P38" xml:id="id168" draw:id="id168" draw:layer="layout" svg:width="3.786cm" svg:height="1.223cm" svg:x="23.195cm" svg:y="15.355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5.088cm" svg:y1="16.578cm" svg:x2="24.356cm" svg:y2="19.549cm" draw:start-shape="id168" draw:start-glue-point="2" draw:end-shape="id167" draw:end-glue-point="0" svg:d="M25088 16578v1485h-732v1486" svg:viewBox="0 0 733 2972">
          <text:p/>
        </draw:connector>
        <draw:g>
          <draw:custom-shape draw:style-name="gr24" draw:text-style-name="P46" draw:layer="layout" svg:width="10.939cm" svg:height="7.313cm" svg:x="16.435cm" svg:y="5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1.289cm" svg:height="0.689cm" svg:x="21.31cm" svg:y="12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5.954cm" svg:height="0.278cm" svg:x="18.963cm" svg:y="13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20" draw:layer="layout" svg:width="1.757cm" svg:height="0.568cm" svg:x="0.975cm" svg:y="10.7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9" draw:layer="layout" svg:width="27.75cm" svg:height="8.516cm" svg:x="0.319cm" svg:y="3.4cm">
          <draw:text-box>
            <text:p><text:span text:style-name="T95">imprimeElemento</text:span><text:span text:style-name="T62">(</text:span><text:span text:style-name="T95">buscaCoord</text:span><text:span text:style-name="T62">(</text:span><text:span text:style-name="T98">3</text:span><text:span text:style-name="T62">,</text:span><text:span text:style-name="T98">-5</text:span><text:span text:style-name="T99">,</text:span><text:span text:style-name="T61">phead</text:span><text:span text:style-name="T62">)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custom-shape draw:style-name="gr13" draw:text-style-name="P38" xml:id="id169" draw:id="id169" draw:layer="layout" svg:width="3.786cm" svg:height="1.223cm" svg:x="1.281cm" svg:y="15.022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5.633cm" svg:x2="13.307cm" svg:y2="15.611cm" draw:start-shape="id169" draw:start-glue-point="1" draw:end-shape="id170" draw:end-glue-point="3" svg:d="M5067 15633l8240-22" svg:viewBox="0 0 8241 23">
          <text:p/>
        </draw:connector>
        <draw:custom-shape draw:style-name="gr12" draw:text-style-name="P39" xml:id="id170" draw:id="id170" draw:layer="layout" svg:width="3.786cm" svg:height="1.223cm" svg:x="13.307cm" svg:y="1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07cm" svg:y="16.224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71" draw:id="id171" draw:layer="layout" svg:width="3.786cm" svg:height="1.223cm" svg:x="13.3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72" draw:id="id172" draw:layer="layout" svg:width="3.786cm" svg:height="1.223cm" svg:x="18.707cm" svg:y="1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6.224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73" draw:id="id173" draw:layer="layout" svg:width="3.786cm" svg:height="1.223cm" svg:x="18.707cm" svg:y="17.447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093cm" svg:y1="18.058cm" svg:x2="18.707cm" svg:y2="15.611cm" draw:start-shape="id171" draw:start-glue-point="1" draw:end-shape="id172" draw:end-glue-point="3" svg:d="M17093 18058h807v-2447h807" svg:viewBox="0 0 1615 2448">
          <text:p/>
        </draw:connector>
        <draw:g xml:id="id174" draw:id="id174">
          <draw:line draw:style-name="gr15" draw:text-style-name="P25" draw:layer="layout" svg:x1="23.705cm" svg:y1="19.549cm" svg:x2="25.007cm" svg:y2="19.549cm">
            <text:p/>
          </draw:line>
          <draw:line draw:style-name="gr15" draw:text-style-name="P25" draw:layer="layout" svg:x1="23.983cm" svg:y1="19.745cm" svg:x2="24.791cm" svg:y2="19.749cm">
            <text:p/>
          </draw:line>
          <draw:line draw:style-name="gr15" draw:text-style-name="P25" draw:layer="layout" svg:x1="24.194cm" svg:y1="19.949cm" svg:x2="24.691cm" svg:y2="19.949cm">
            <text:p/>
          </draw:line>
        </draw:g>
        <draw:connector draw:style-name="gr14" draw:text-style-name="P25" draw:layer="layout" svg:x1="22.493cm" svg:y1="18.058cm" svg:x2="24.356cm" svg:y2="19.549cm" draw:start-shape="id173" draw:start-glue-point="1" draw:end-shape="id174" draw:end-glue-point="0" svg:d="M22493 18058h1863v1491" svg:viewBox="0 0 1864 1492">
          <text:p/>
        </draw:connector>
        <draw:custom-shape draw:style-name="gr13" draw:text-style-name="P38" xml:id="id175" draw:id="id175" draw:layer="layout" svg:width="3.786cm" svg:height="1.223cm" svg:x="24.034cm" svg:y="15.385cm">
          <text:p text:style-name="P20"><text:span text:style-name="T67">e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5.927cm" svg:y1="16.608cm" svg:x2="24.356cm" svg:y2="19.549cm" draw:start-shape="id175" draw:start-glue-point="2" draw:end-shape="id174" draw:end-glue-point="0" svg:d="M25927 16608v1470h-1571v1471" svg:viewBox="0 0 1572 2942">
          <text:p/>
        </draw:connector>
        <draw:g>
          <draw:custom-shape draw:style-name="gr24" draw:text-style-name="P46" draw:layer="layout" svg:width="10.939cm" svg:height="7.313cm" svg:x="16.435cm" svg:y="5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1.289cm" svg:height="0.689cm" svg:x="21.31cm" svg:y="12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5.954cm" svg:height="0.278cm" svg:x="18.963cm" svg:y="13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20" draw:layer="layout" svg:width="1.757cm" svg:height="0.568cm" svg:x="0.425cm" svg:y="8.4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26.342cm" svg:height="13.282cm" svg:x="0.334cm" svg:y="4.381cm">
          <draw:text-box>
            <text:p><text:span text:style-name="T68">void</text:span><text:span text:style-name="T69"> </text:span><text:span text:style-name="T70">imprimeElemento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e</text:span><text:span text:style-name="T68">)</text:span></text:p>
            <text:p><text:span text:style-name="T72">{</text:span></text:p>
            <text:p><text:span text:style-name="T69"><text:s text:c="4"/></text:span><text:span text:style-name="T68">if</text:span><text:span text:style-name="T69"> </text:span><text:span text:style-name="T68">(</text:span><text:span text:style-name="T70">e</text:span><text:span text:style-name="T68">)</text:span></text:p>
            <text:p><text:span text:style-name="T69"><text:s text:c="8"/></text:span><text:span text:style-name="T70">printf</text:span><text:span text:style-name="T68">(</text:span><text:span text:style-name="T93">"(%hd,%hd)\n"</text:span><text:span text:style-name="T68">,</text:span><text:span text:style-name="T70">e</text:span><text:span text:style-name="T68">-&gt;</text:span><text:span text:style-name="T70">x</text:span><text:span text:style-name="T68">,</text:span><text:span text:style-name="T69"> </text:span><text:span text:style-name="T70">e</text:span><text:span text:style-name="T68">-&gt;</text:span><text:span text:style-name="T70">y</text:span><text:span text:style-name="T68">);</text:span></text:p>
            <text:p><text:span text:style-name="T69"><text:s text:c="4"/></text:span><text:span text:style-name="T68">else</text:span></text:p>
            <text:p><text:span text:style-name="T69"><text:s text:c="8"/></text:span><text:span text:style-name="T70">printf</text:span><text:span text:style-name="T68">(</text:span><text:span text:style-name="T93">"Elemento inexistente!\n"</text:span><text:span text:style-name="T68">);</text:span></text:p>
            <text:p><text:span text:style-name="T72">}</text:span></text:p>
            <text:p><text:span text:style-name="T92"/></text:p>
            <text:p><text:span text:style-name="T22"/></text:p>
          </draw:text-box>
        </draw:frame>
        <draw:frame draw:style-name="gr29" draw:text-style-name="P48" draw:layer="layout" svg:width="9.396cm" svg:height="1.06cm" svg:x="16.535cm" svg:y="5.988cm">
          <draw:text-box>
            <text:p><text:span text:style-name="T96">Elemento inexistente!</text:span></text:p>
          </draw:text-box>
        </draw:frame>
        <draw:frame draw:style-name="gr6" draw:text-style-name="P49" draw:layer="layout" svg:width="27.75cm" svg:height="8.516cm" svg:x="0.319cm" svg:y="3.4cm">
          <draw:text-box>
            <text:p><text:span text:style-name="T95">imprimeElemento</text:span><text:span text:style-name="T62">(</text:span><text:span text:style-name="T95">buscaCoord</text:span><text:span text:style-name="T62">(</text:span><text:span text:style-name="T98">3</text:span><text:span text:style-name="T62">,</text:span><text:span text:style-name="T98">-5</text:span><text:span text:style-name="T99">,</text:span><text:span text:style-name="T61">phead</text:span><text:span text:style-name="T62">)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use-footer-name="ftr1">
        <office:forms form:automatic-focus="false" form:apply-design-mode="false"/>
        <draw:frame draw:style-name="gr30" draw:text-style-name="P11" draw:layer="layout" svg:width="24.687cm" svg:height="5.679cm" svg:x="1.371cm" svg:y="8.485cm">
          <draw:text-box>
            <text:p text:style-name="P10"><text:span text:style-name="T21">Exclusão em</text:span><text:span text:style-name="T21"><text:line-break/></text:span><text:span text:style-name="T21">Listas Encadead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Elemento (pelas coordenas)</text:p>
          </draw:text-box>
        </draw:frame>
        <draw:frame draw:style-name="gr6" draw:text-style-name="P13" draw:layer="layout" svg:width="27.837cm" svg:height="13.282cm" svg:x="0.329cm" svg:y="3.991cm">
          <draw:text-box>
            <text:p><text:span text:style-name="T101">void</text:span><text:span text:style-name="T102"> <text:s/></text:span><text:span text:style-name="T103">excluiElementoCoord</text:span><text:span text:style-name="T101">(int</text:span><text:span text:style-name="T102"> </text:span><text:span text:style-name="T103">x</text:span><text:span text:style-name="T101">,</text:span><text:span text:style-name="T102"> </text:span><text:span text:style-name="T101">int</text:span><text:span text:style-name="T102"> </text:span><text:span text:style-name="T103">y</text:span><text:span text:style-name="T101">,</text:span><text:span text:style-name="T102"> </text:span><text:span text:style-name="T101">struct</text:span><text:span text:style-name="T102"> </text:span><text:span text:style-name="T103">coord</text:span><text:span text:style-name="T102"> </text:span><text:span text:style-name="T101">**</text:span><text:span text:style-name="T102"> </text:span><text:span text:style-name="T103">p</text:span><text:span text:style-name="T101">)</text:span></text:p>
            <text:p><text:span text:style-name="T104">{</text:span></text:p>
            <text:p><text:span text:style-name="T102"><text:s text:c="4"/></text:span><text:span text:style-name="T101">if</text:span><text:span text:style-name="T102"> </text:span><text:span text:style-name="T101">(*</text:span><text:span text:style-name="T103">p</text:span><text:span text:style-name="T101">)</text:span></text:p>
            <text:p><text:span text:style-name="T102"><text:s text:c="4"/></text:span><text:span text:style-name="T101">{</text:span></text:p>
            <text:p><text:span text:style-name="T102"><text:s text:c="8"/></text:span><text:span text:style-name="T101">if</text:span><text:span text:style-name="T102"> </text:span><text:span text:style-name="T101">((</text:span><text:span text:style-name="T103">x</text:span><text:span text:style-name="T101">==(*</text:span><text:span text:style-name="T103">p</text:span><text:span text:style-name="T101">)-&gt;</text:span><text:span text:style-name="T103">x</text:span><text:span text:style-name="T101">)</text:span><text:span text:style-name="T102"> </text:span><text:span text:style-name="T101">&amp;&amp;</text:span><text:span text:style-name="T102"> </text:span><text:span text:style-name="T101">(</text:span><text:span text:style-name="T103">y</text:span><text:span text:style-name="T101">==(*</text:span><text:span text:style-name="T103">p</text:span><text:span text:style-name="T101">)-&gt;</text:span><text:span text:style-name="T103">y</text:span><text:span text:style-name="T101">))</text:span></text:p>
            <text:p><text:span text:style-name="T102"><text:s text:c="8"/></text:span><text:span text:style-name="T101">{</text:span></text:p>
            <text:p><text:span text:style-name="T102"><text:s text:c="12"/></text:span><text:span text:style-name="T101">struct</text:span><text:span text:style-name="T102"> </text:span><text:span text:style-name="T103">coord</text:span><text:span text:style-name="T102"> </text:span><text:span text:style-name="T101">*</text:span><text:span text:style-name="T102"> </text:span><text:span text:style-name="T103">e</text:span><text:span text:style-name="T102"> </text:span><text:span text:style-name="T101">=</text:span><text:span text:style-name="T102"> </text:span><text:span text:style-name="T101">*</text:span><text:span text:style-name="T103">p</text:span><text:span text:style-name="T101">;</text:span></text:p>
            <text:p><text:span text:style-name="T102"><text:s text:c="12"/></text:span><text:span text:style-name="T101">*</text:span><text:span text:style-name="T103">p</text:span><text:span text:style-name="T102"> </text:span><text:span text:style-name="T101">=</text:span><text:span text:style-name="T102"> </text:span><text:span text:style-name="T103">e</text:span><text:span text:style-name="T101">-&gt;</text:span><text:span text:style-name="T103">next</text:span><text:span text:style-name="T101">;</text:span></text:p>
            <text:p><text:span text:style-name="T102"><text:s text:c="12"/></text:span><text:span text:style-name="T103">libera</text:span><text:span text:style-name="T101">(</text:span><text:span text:style-name="T103">e</text:span><text:span text:style-name="T101">);</text:span></text:p>
            <text:p><text:span text:style-name="T102"><text:s text:c="12"/></text:span><text:span text:style-name="T103">printf</text:span><text:span text:style-name="T101">(</text:span><text:span text:style-name="T105">"Elemento excluído com sucesso!\n"</text:span><text:span text:style-name="T101">);</text:span></text:p>
            <text:p><text:span text:style-name="T102"><text:s text:c="8"/></text:span><text:span text:style-name="T101">}</text:span></text:p>
            <text:p><text:span text:style-name="T102"><text:s text:c="8"/></text:span><text:span text:style-name="T101">else</text:span></text:p>
            <text:p><text:span text:style-name="T102"><text:s text:c="12"/></text:span><text:span text:style-name="T103">excluiElementoCoord</text:span><text:span text:style-name="T101">(</text:span><text:span text:style-name="T103">x</text:span><text:span text:style-name="T101">,</text:span><text:span text:style-name="T103">y</text:span><text:span text:style-name="T101">,</text:span><text:span text:style-name="T102"> </text:span><text:span text:style-name="T101">&amp;((*</text:span><text:span text:style-name="T103">p</text:span><text:span text:style-name="T101">)-&gt;</text:span><text:span text:style-name="T103">next</text:span><text:span text:style-name="T101">));</text:span></text:p>
            <text:p><text:span text:style-name="T102"><text:s text:c="4"/></text:span><text:span text:style-name="T101">}</text:span></text:p>
            <text:p><text:span text:style-name="T102"><text:s text:c="4"/></text:span><text:span text:style-name="T101">else</text:span></text:p>
            <text:p><text:span text:style-name="T102"><text:s text:c="8"/></text:span><text:span text:style-name="T103">printf</text:span><text:span text:style-name="T101">(</text:span><text:span text:style-name="T105">"Elemento não encontrado!\n"</text:span><text:span text:style-name="T101">);</text:span></text:p>
            <text:p><text:span text:style-name="T10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Liberando Memória</text:p>
          </draw:text-box>
        </draw:frame>
        <draw:frame draw:style-name="gr6" draw:text-style-name="P13" draw:layer="layout" svg:width="27.75cm" svg:height="13.282cm" svg:x="0.491cm" svg:y="3.745cm">
          <draw:text-box>
            <text:p><text:span text:style-name="T101">void</text:span><text:span text:style-name="T102"> </text:span><text:span text:style-name="T103">libera</text:span><text:span text:style-name="T101">(struct</text:span><text:span text:style-name="T102"> </text:span><text:span text:style-name="T103">coord</text:span><text:span text:style-name="T102"> </text:span><text:span text:style-name="T101">*</text:span><text:span text:style-name="T102"> </text:span><text:span text:style-name="T103">e</text:span><text:span text:style-name="T101">)</text:span></text:p>
            <text:p><text:span text:style-name="T104">{</text:span></text:p>
            <text:p><text:span text:style-name="T102"><text:s text:c="4"/></text:span><text:span text:style-name="T103">free</text:span><text:span text:style-name="T101">(</text:span><text:span text:style-name="T103">e</text:span><text:span text:style-name="T101">);</text:span></text:p>
            <text:p><text:span text:style-name="T10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Elemento (pelas coordenas)</text:p>
          </draw:text-box>
        </draw:frame>
        <draw:frame draw:style-name="gr6" draw:text-style-name="P51" draw:layer="layout" svg:width="27.837cm" svg:height="13.282cm" svg:x="0.329cm" svg:y="3.991cm">
          <draw:text-box>
            <text:p><text:span text:style-name="T106">void</text:span><text:span text:style-name="T107"> <text:s/></text:span><text:span text:style-name="T108">excluiElementoCoord</text:span><text:span text:style-name="T106">(int</text:span><text:span text:style-name="T107"> </text:span><text:span text:style-name="T108">x</text:span><text:span text:style-name="T106">,</text:span><text:span text:style-name="T107"> </text:span><text:span text:style-name="T106">int</text:span><text:span text:style-name="T107"> </text:span><text:span text:style-name="T108">y</text:span><text:span text:style-name="T106">,</text:span><text:span text:style-name="T107"> </text:span><text:span text:style-name="T106">struct</text:span><text:span text:style-name="T107"> </text:span><text:span text:style-name="T108">coord</text:span><text:span text:style-name="T107"> </text:span><text:span text:style-name="T106">**</text:span><text:span text:style-name="T107"> </text:span><text:span text:style-name="T108">p</text:span><text:span text:style-name="T106">)</text:span></text:p>
            <text:p><text:span text:style-name="T109">{</text:span></text:p>
            <text:p><text:span text:style-name="T107"><text:s text:c="4"/></text:span><text:span text:style-name="T106">if</text:span><text:span text:style-name="T107"> </text:span><text:span text:style-name="T106">(*</text:span><text:span text:style-name="T108">p</text:span><text:span text:style-name="T106">)</text:span></text:p>
            <text:p><text:span text:style-name="T107"><text:s text:c="4"/></text:span><text:span text:style-name="T106">{</text:span></text:p>
            <text:p><text:span text:style-name="T107"><text:s text:c="8"/></text:span><text:span text:style-name="T106">if</text:span><text:span text:style-name="T107"> </text:span><text:span text:style-name="T106">((</text:span><text:span text:style-name="T108">x</text:span><text:span text:style-name="T106">==(*</text:span><text:span text:style-name="T108">p</text:span><text:span text:style-name="T106">)-&gt;</text:span><text:span text:style-name="T108">x</text:span><text:span text:style-name="T106">)</text:span><text:span text:style-name="T107"> </text:span><text:span text:style-name="T106">&amp;&amp;</text:span><text:span text:style-name="T107"> </text:span><text:span text:style-name="T106">(</text:span><text:span text:style-name="T108">y</text:span><text:span text:style-name="T106">==(*</text:span><text:span text:style-name="T108">p</text:span><text:span text:style-name="T106">)-&gt;</text:span><text:span text:style-name="T108">y</text:span><text:span text:style-name="T106">))</text:span></text:p>
            <text:p><text:span text:style-name="T107"><text:s text:c="8"/></text:span><text:span text:style-name="T106">{</text:span></text:p>
            <text:p><text:span text:style-name="T107"><text:s text:c="12"/></text:span><text:span text:style-name="T106">struct</text:span><text:span text:style-name="T107"> </text:span><text:span text:style-name="T108">coord</text:span><text:span text:style-name="T107"> </text:span><text:span text:style-name="T106">*</text:span><text:span text:style-name="T107"> </text:span><text:span text:style-name="T108">e</text:span><text:span text:style-name="T107"> </text:span><text:span text:style-name="T106">=</text:span><text:span text:style-name="T107"> </text:span><text:span text:style-name="T106">*</text:span><text:span text:style-name="T108">p</text:span><text:span text:style-name="T106">;</text:span></text:p>
            <text:p><text:span text:style-name="T107"><text:s text:c="12"/></text:span><text:span text:style-name="T106">*</text:span><text:span text:style-name="T108">p</text:span><text:span text:style-name="T107"> </text:span><text:span text:style-name="T106">=</text:span><text:span text:style-name="T107"> </text:span><text:span text:style-name="T108">e</text:span><text:span text:style-name="T106">-&gt;</text:span><text:span text:style-name="T108">next</text:span><text:span text:style-name="T106">;</text:span></text:p>
            <text:p><text:span text:style-name="T107"><text:s text:c="12"/></text:span><text:span text:style-name="T108">libera</text:span><text:span text:style-name="T106">(</text:span><text:span text:style-name="T108">e</text:span><text:span text:style-name="T106">);</text:span></text:p>
            <text:p><text:span text:style-name="T107"><text:s text:c="12"/></text:span><text:span text:style-name="T108">printf</text:span><text:span text:style-name="T106">(</text:span><text:span text:style-name="T110">"Elemento excluído com sucesso!\n"</text:span><text:span text:style-name="T106">);</text:span></text:p>
            <text:p><text:span text:style-name="T107"><text:s text:c="8"/></text:span><text:span text:style-name="T106">}</text:span></text:p>
            <text:p><text:span text:style-name="T107"><text:s text:c="8"/></text:span><text:span text:style-name="T106">else</text:span></text:p>
            <text:p><text:span text:style-name="T107"><text:s text:c="12"/></text:span><text:span text:style-name="T108">excluiElementoCoord</text:span><text:span text:style-name="T106">(</text:span><text:span text:style-name="T108">x</text:span><text:span text:style-name="T106">,</text:span><text:span text:style-name="T108">y</text:span><text:span text:style-name="T106">,</text:span><text:span text:style-name="T107"> </text:span><text:span text:style-name="T106">&amp;((*</text:span><text:span text:style-name="T108">p</text:span><text:span text:style-name="T106">)-&gt;</text:span><text:span text:style-name="T108">next</text:span><text:span text:style-name="T106">));</text:span></text:p>
            <text:p><text:span text:style-name="T107"><text:s text:c="4"/></text:span><text:span text:style-name="T106">}</text:span></text:p>
            <text:p><text:span text:style-name="T107"><text:s text:c="4"/></text:span><text:span text:style-name="T106">else</text:span></text:p>
            <text:p><text:span text:style-name="T107"><text:s text:c="8"/></text:span><text:span text:style-name="T108">printf</text:span><text:span text:style-name="T106">(</text:span><text:span text:style-name="T110">"Elemento não encontrado!\n"</text:span><text:span text:style-name="T106">);</text:span></text:p>
            <text:p><text:span text:style-name="T109">}</text:span></text:p>
          </draw:text-box>
        </draw:frame>
        <draw:frame draw:style-name="gr6" draw:text-style-name="P49" draw:layer="layout" svg:width="27.75cm" svg:height="8.516cm" svg:x="0.319cm" svg:y="3.3cm">
          <draw:text-box>
            <text:p><text:span text:style-name="T95">excluiElementoCoord</text:span><text:span text:style-name="T62">(</text:span><text:span text:style-name="T98">1</text:span><text:span text:style-name="T62">,</text:span><text:span text:style-name="T98">10</text:span><text:span text:style-name="T62">,&amp;</text:span><text:span text:style-name="T61">phead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176" draw:id="id176" draw:layer="layout" svg:width="3.786cm" svg:height="1.223cm" svg:x="1.281cm" svg:y="16.02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6.634cm" svg:x2="7.202cm" svg:y2="16.612cm" draw:start-shape="id176" draw:start-glue-point="1" draw:end-shape="id177" draw:end-glue-point="3" svg:d="M5067 16634l2135-22" svg:viewBox="0 0 2136 23">
          <text:p/>
        </draw:connector>
        <draw:custom-shape draw:style-name="gr12" draw:text-style-name="P39" xml:id="id184" draw:id="id184" draw:layer="layout" svg:width="3.786cm" svg:height="1.223cm" svg:x="12.907cm" svg:y="16.001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2.907cm" svg:y="17.225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78" draw:id="id178" draw:layer="layout" svg:width="3.786cm" svg:height="1.223cm" svg:x="12.907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79" draw:id="id179" draw:layer="layout" svg:width="3.786cm" svg:height="1.223cm" svg:x="18.707cm" svg:y="16.001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7.225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80" draw:id="id180" draw:layer="layout" svg:width="3.786cm" svg:height="1.223cm" svg:x="18.707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693cm" svg:y1="19.059cm" svg:x2="18.707cm" svg:y2="16.612cm" draw:start-shape="id178" draw:start-glue-point="1" draw:end-shape="id179" draw:end-glue-point="3" svg:d="M16693 19059h1007v-2447h1007" svg:viewBox="0 0 2015 2448">
          <text:p/>
        </draw:connector>
        <draw:g xml:id="id181" draw:id="id181">
          <draw:line draw:style-name="gr15" draw:text-style-name="P25" draw:layer="layout" svg:x1="23.705cm" svg:y1="20.55cm" svg:x2="25.007cm" svg:y2="20.55cm">
            <text:p/>
          </draw:line>
          <draw:line draw:style-name="gr15" draw:text-style-name="P25" draw:layer="layout" svg:x1="23.983cm" svg:y1="20.746cm" svg:x2="24.791cm" svg:y2="20.75cm">
            <text:p/>
          </draw:line>
          <draw:line draw:style-name="gr15" draw:text-style-name="P25" draw:layer="layout" svg:x1="24.194cm" svg:y1="20.95cm" svg:x2="24.691cm" svg:y2="20.95cm">
            <text:p/>
          </draw:line>
        </draw:g>
        <draw:connector draw:style-name="gr14" draw:text-style-name="P25" draw:layer="layout" svg:x1="22.493cm" svg:y1="19.059cm" svg:x2="24.356cm" svg:y2="20.55cm" draw:start-shape="id180" draw:start-glue-point="1" draw:end-shape="id181" draw:end-glue-point="0" svg:d="M22493 19059h1863v1491" svg:viewBox="0 0 1864 1492">
          <text:p/>
        </draw:connector>
        <draw:custom-shape draw:style-name="gr13" draw:text-style-name="P38" xml:id="id182" draw:id="id182" draw:layer="layout" svg:width="3.786cm" svg:height="1.223cm" svg:x="1.281cm" svg:y="18.724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174cm" svg:y1="18.724cm" svg:x2="3.174cm" svg:y2="17.246cm" draw:start-shape="id182" draw:start-glue-point="0" draw:end-shape="id176" svg:d="M3174 18724v-1478" svg:viewBox="0 0 1 1479">
          <text:p/>
        </draw:connector>
        <draw:custom-shape draw:style-name="gr21" draw:text-style-name="P20" draw:layer="layout" svg:width="1.757cm" svg:height="0.568cm" svg:x="0.905cm" svg:y="12.4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9" xml:id="id177" draw:id="id177" draw:layer="layout" svg:width="3.786cm" svg:height="1.223cm" svg:x="7.202cm" svg:y="16.001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202cm" svg:y="17.225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83" draw:id="id183" draw:layer="layout" svg:width="3.786cm" svg:height="1.223cm" svg:x="7.202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988cm" svg:y1="19.059cm" svg:x2="12.907cm" svg:y2="16.612cm" draw:start-shape="id183" draw:end-shape="id184" draw:end-glue-point="3" svg:d="M10988 19059h960v-2447h959" svg:viewBox="0 0 1920 2448">
          <text:p/>
        </draw:connector>
        <draw:g>
          <draw:custom-shape draw:style-name="gr24" draw:text-style-name="P46" draw:layer="layout" svg:width="7.533cm" svg:height="4.817cm" svg:x="19.967cm" svg:y="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0.887cm" svg:height="0.453cm" svg:x="23.324cm" svg:y="10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4.1cm" svg:height="0.184cm" svg:x="21.708cm" svg:y="10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Elemento (pelas coordenas)</text:p>
          </draw:text-box>
        </draw:frame>
        <draw:frame draw:style-name="gr6" draw:text-style-name="P49" draw:layer="layout" svg:width="27.75cm" svg:height="8.516cm" svg:x="0.319cm" svg:y="3.3cm">
          <draw:text-box>
            <text:p><text:span text:style-name="T95">excluiElementoCoord</text:span><text:span text:style-name="T62">(</text:span><text:span text:style-name="T98">1</text:span><text:span text:style-name="T62">,</text:span><text:span text:style-name="T98">10</text:span><text:span text:style-name="T62">,&amp;</text:span><text:span text:style-name="T61">phead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185" draw:id="id185" draw:layer="layout" svg:width="3.786cm" svg:height="1.223cm" svg:x="1.281cm" svg:y="16.02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6.634cm" svg:x2="7.202cm" svg:y2="16.612cm" draw:start-shape="id185" draw:start-glue-point="1" draw:end-shape="id186" draw:end-glue-point="3" svg:d="M5067 16634l2135-22" svg:viewBox="0 0 2136 23">
          <text:p/>
        </draw:connector>
        <draw:custom-shape draw:style-name="gr12" draw:text-style-name="P39" xml:id="id193" draw:id="id193" draw:layer="layout" svg:width="3.786cm" svg:height="1.223cm" svg:x="12.907cm" svg:y="16.001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2.907cm" svg:y="17.225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87" draw:id="id187" draw:layer="layout" svg:width="3.786cm" svg:height="1.223cm" svg:x="12.907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88" draw:id="id188" draw:layer="layout" svg:width="3.786cm" svg:height="1.223cm" svg:x="18.707cm" svg:y="16.001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7.225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89" draw:id="id189" draw:layer="layout" svg:width="3.786cm" svg:height="1.223cm" svg:x="18.707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693cm" svg:y1="19.059cm" svg:x2="18.707cm" svg:y2="16.612cm" draw:start-shape="id187" draw:start-glue-point="1" draw:end-shape="id188" draw:end-glue-point="3" svg:d="M16693 19059h1007v-2447h1007" svg:viewBox="0 0 2015 2448">
          <text:p/>
        </draw:connector>
        <draw:g xml:id="id190" draw:id="id190">
          <draw:line draw:style-name="gr15" draw:text-style-name="P25" draw:layer="layout" svg:x1="23.705cm" svg:y1="20.55cm" svg:x2="25.007cm" svg:y2="20.55cm">
            <text:p/>
          </draw:line>
          <draw:line draw:style-name="gr15" draw:text-style-name="P25" draw:layer="layout" svg:x1="23.983cm" svg:y1="20.746cm" svg:x2="24.791cm" svg:y2="20.75cm">
            <text:p/>
          </draw:line>
          <draw:line draw:style-name="gr15" draw:text-style-name="P25" draw:layer="layout" svg:x1="24.194cm" svg:y1="20.95cm" svg:x2="24.691cm" svg:y2="20.95cm">
            <text:p/>
          </draw:line>
        </draw:g>
        <draw:connector draw:style-name="gr14" draw:text-style-name="P25" draw:layer="layout" svg:x1="22.493cm" svg:y1="19.059cm" svg:x2="24.356cm" svg:y2="20.55cm" draw:start-shape="id189" draw:start-glue-point="1" draw:end-shape="id190" draw:end-glue-point="0" svg:d="M22493 19059h1863v1491" svg:viewBox="0 0 1864 1492">
          <text:p/>
        </draw:connector>
        <draw:custom-shape draw:style-name="gr13" draw:text-style-name="P38" xml:id="id191" draw:id="id191" draw:layer="layout" svg:width="3.786cm" svg:height="1.223cm" svg:x="1.281cm" svg:y="18.724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174cm" svg:y1="19.947cm" svg:x2="7.202cm" svg:y2="19.059cm" draw:start-shape="id191" draw:start-glue-point="2" draw:end-shape="id192" draw:end-glue-point="3" svg:d="M3174 19947v525h2961v-1413h1067" svg:viewBox="0 0 4029 1414">
          <text:p/>
        </draw:connector>
        <draw:custom-shape draw:style-name="gr21" draw:text-style-name="P20" draw:layer="layout" svg:width="1.757cm" svg:height="0.568cm" svg:x="1.005cm" svg:y="8.2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9" xml:id="id186" draw:id="id186" draw:layer="layout" svg:width="3.786cm" svg:height="1.223cm" svg:x="7.202cm" svg:y="16.001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202cm" svg:y="17.225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92" draw:id="id192" draw:layer="layout" svg:width="3.786cm" svg:height="1.223cm" svg:x="7.202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988cm" svg:y1="19.059cm" svg:x2="12.907cm" svg:y2="16.612cm" draw:start-shape="id192" draw:end-shape="id193" draw:end-glue-point="3" svg:d="M10988 19059h960v-2447h959" svg:viewBox="0 0 1920 2448">
          <text:p/>
        </draw:connector>
        <draw:custom-shape draw:style-name="gr13" draw:text-style-name="P38" xml:id="id194" draw:id="id194" draw:layer="layout" svg:width="3.786cm" svg:height="1.223cm" svg:x="22.351cm" svg:y="13.161cm">
          <text:p text:style-name="P20"><text:span text:style-name="T67">e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4.244cm" svg:y1="14.384cm" svg:x2="14.8cm" svg:y2="16.001cm" draw:start-shape="id194" draw:start-glue-point="2" draw:end-shape="id193" draw:end-glue-point="0" svg:d="M24244 14384v808h-9444v809" svg:viewBox="0 0 9445 1618">
          <text:p/>
        </draw:connector>
        <draw:frame draw:style-name="gr6" draw:text-style-name="P51" draw:layer="layout" svg:width="27.837cm" svg:height="13.282cm" svg:x="0.33cm" svg:y="3.991cm">
          <draw:text-box>
            <text:p><text:span text:style-name="T106">void</text:span><text:span text:style-name="T107"> <text:s/></text:span><text:span text:style-name="T108">excluiElementoCoord</text:span><text:span text:style-name="T106">(int</text:span><text:span text:style-name="T107"> </text:span><text:span text:style-name="T108">x</text:span><text:span text:style-name="T106">,</text:span><text:span text:style-name="T107"> </text:span><text:span text:style-name="T106">int</text:span><text:span text:style-name="T107"> </text:span><text:span text:style-name="T108">y</text:span><text:span text:style-name="T106">,</text:span><text:span text:style-name="T107"> </text:span><text:span text:style-name="T106">struct</text:span><text:span text:style-name="T107"> </text:span><text:span text:style-name="T108">coord</text:span><text:span text:style-name="T107"> </text:span><text:span text:style-name="T106">**</text:span><text:span text:style-name="T107"> </text:span><text:span text:style-name="T108">p</text:span><text:span text:style-name="T106">)</text:span></text:p>
            <text:p><text:span text:style-name="T109">{</text:span></text:p>
            <text:p><text:span text:style-name="T107"><text:s text:c="4"/></text:span><text:span text:style-name="T106">if</text:span><text:span text:style-name="T107"> </text:span><text:span text:style-name="T106">(*</text:span><text:span text:style-name="T108">p</text:span><text:span text:style-name="T106">)</text:span></text:p>
            <text:p><text:span text:style-name="T107"><text:s text:c="4"/></text:span><text:span text:style-name="T106">{</text:span></text:p>
            <text:p><text:span text:style-name="T107"><text:s text:c="8"/></text:span><text:span text:style-name="T106">if</text:span><text:span text:style-name="T107"> </text:span><text:span text:style-name="T106">((</text:span><text:span text:style-name="T108">x</text:span><text:span text:style-name="T106">==(*</text:span><text:span text:style-name="T108">p</text:span><text:span text:style-name="T106">)-&gt;</text:span><text:span text:style-name="T108">x</text:span><text:span text:style-name="T106">)</text:span><text:span text:style-name="T107"> </text:span><text:span text:style-name="T106">&amp;&amp;</text:span><text:span text:style-name="T107"> </text:span><text:span text:style-name="T106">(</text:span><text:span text:style-name="T108">y</text:span><text:span text:style-name="T106">==(*</text:span><text:span text:style-name="T108">p</text:span><text:span text:style-name="T106">)-&gt;</text:span><text:span text:style-name="T108">y</text:span><text:span text:style-name="T106">))</text:span></text:p>
            <text:p><text:span text:style-name="T107"><text:s text:c="8"/></text:span><text:span text:style-name="T106">{</text:span></text:p>
            <text:p><text:span text:style-name="T107"><text:s text:c="12"/></text:span><text:span text:style-name="T106">struct</text:span><text:span text:style-name="T107"> </text:span><text:span text:style-name="T108">coord</text:span><text:span text:style-name="T107"> </text:span><text:span text:style-name="T106">*</text:span><text:span text:style-name="T107"> </text:span><text:span text:style-name="T108">e</text:span><text:span text:style-name="T107"> </text:span><text:span text:style-name="T106">=</text:span><text:span text:style-name="T107"> </text:span><text:span text:style-name="T106">*</text:span><text:span text:style-name="T108">p</text:span><text:span text:style-name="T106">;</text:span></text:p>
            <text:p><text:span text:style-name="T107"><text:s text:c="12"/></text:span><text:span text:style-name="T106">*</text:span><text:span text:style-name="T108">p</text:span><text:span text:style-name="T107"> </text:span><text:span text:style-name="T106">=</text:span><text:span text:style-name="T107"> </text:span><text:span text:style-name="T108">e</text:span><text:span text:style-name="T106">-&gt;</text:span><text:span text:style-name="T108">next</text:span><text:span text:style-name="T106">;</text:span></text:p>
            <text:p><text:span text:style-name="T107"><text:s text:c="12"/></text:span><text:span text:style-name="T108">libera</text:span><text:span text:style-name="T106">(</text:span><text:span text:style-name="T108">e</text:span><text:span text:style-name="T106">);</text:span></text:p>
            <text:p><text:span text:style-name="T107"><text:s text:c="12"/></text:span><text:span text:style-name="T108">printf</text:span><text:span text:style-name="T106">(</text:span><text:span text:style-name="T110">"Elemento excluído com sucesso!\n"</text:span><text:span text:style-name="T106">);</text:span></text:p>
            <text:p><text:span text:style-name="T107"><text:s text:c="8"/></text:span><text:span text:style-name="T106">}</text:span></text:p>
            <text:p><text:span text:style-name="T107"><text:s text:c="8"/></text:span><text:span text:style-name="T106">else</text:span></text:p>
            <text:p><text:span text:style-name="T107"><text:s text:c="12"/></text:span><text:span text:style-name="T108">excluiElementoCoord</text:span><text:span text:style-name="T106">(</text:span><text:span text:style-name="T108">x</text:span><text:span text:style-name="T106">,</text:span><text:span text:style-name="T108">y</text:span><text:span text:style-name="T106">,</text:span><text:span text:style-name="T107"> </text:span><text:span text:style-name="T106">&amp;((*</text:span><text:span text:style-name="T108">p</text:span><text:span text:style-name="T106">)-&gt;</text:span><text:span text:style-name="T108">next</text:span><text:span text:style-name="T106">));</text:span></text:p>
            <text:p><text:span text:style-name="T107"><text:s text:c="4"/></text:span><text:span text:style-name="T106">}</text:span></text:p>
            <text:p><text:span text:style-name="T107"><text:s text:c="4"/></text:span><text:span text:style-name="T106">else</text:span></text:p>
            <text:p><text:span text:style-name="T107"><text:s text:c="8"/></text:span><text:span text:style-name="T108">printf</text:span><text:span text:style-name="T106">(</text:span><text:span text:style-name="T110">"Elemento não encontrado!\n"</text:span><text:span text:style-name="T106">);</text:span></text:p>
            <text:p><text:span text:style-name="T109">}</text:span></text:p>
          </draw:text-box>
        </draw:frame>
        <draw:g>
          <draw:custom-shape draw:style-name="gr24" draw:text-style-name="P46" draw:layer="layout" svg:width="7.533cm" svg:height="4.817cm" svg:x="19.967cm" svg:y="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0.887cm" svg:height="0.453cm" svg:x="23.324cm" svg:y="10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4.1cm" svg:height="0.184cm" svg:x="21.708cm" svg:y="10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Elemento (pelas coordenas)</text:p>
          </draw:text-box>
        </draw:frame>
        <draw:frame draw:style-name="gr6" draw:text-style-name="P49" draw:layer="layout" svg:width="27.75cm" svg:height="8.516cm" svg:x="0.319cm" svg:y="3.3cm">
          <draw:text-box>
            <text:p><text:span text:style-name="T95">excluiElementoCoord</text:span><text:span text:style-name="T62">(</text:span><text:span text:style-name="T98">1</text:span><text:span text:style-name="T62">,</text:span><text:span text:style-name="T98">10</text:span><text:span text:style-name="T62">,&amp;</text:span><text:span text:style-name="T61">phead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195" draw:id="id195" draw:layer="layout" svg:width="3.786cm" svg:height="1.223cm" svg:x="1.281cm" svg:y="16.02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6.634cm" svg:x2="7.202cm" svg:y2="16.612cm" draw:start-shape="id195" draw:start-glue-point="1" draw:end-shape="id196" draw:end-glue-point="3" svg:d="M5067 16634l2135-22" svg:viewBox="0 0 2136 23">
          <text:p/>
        </draw:connector>
        <draw:custom-shape draw:style-name="gr12" draw:text-style-name="P39" xml:id="id204" draw:id="id204" draw:layer="layout" svg:width="3.786cm" svg:height="1.223cm" svg:x="12.907cm" svg:y="16.001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2.907cm" svg:y="17.225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97" draw:id="id197" draw:layer="layout" svg:width="3.786cm" svg:height="1.223cm" svg:x="12.907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198" draw:id="id198" draw:layer="layout" svg:width="3.786cm" svg:height="1.223cm" svg:x="18.707cm" svg:y="16.001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7.225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199" draw:id="id199" draw:layer="layout" svg:width="3.786cm" svg:height="1.223cm" svg:x="18.707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693cm" svg:y1="19.059cm" svg:x2="18.707cm" svg:y2="16.612cm" draw:start-shape="id197" draw:start-glue-point="1" draw:end-shape="id198" draw:end-glue-point="3" svg:d="M16693 19059h1007v-2447h1007" svg:viewBox="0 0 2015 2448">
          <text:p/>
        </draw:connector>
        <draw:g xml:id="id200" draw:id="id200">
          <draw:line draw:style-name="gr15" draw:text-style-name="P25" draw:layer="layout" svg:x1="23.705cm" svg:y1="20.55cm" svg:x2="25.007cm" svg:y2="20.55cm">
            <text:p/>
          </draw:line>
          <draw:line draw:style-name="gr15" draw:text-style-name="P25" draw:layer="layout" svg:x1="23.983cm" svg:y1="20.746cm" svg:x2="24.791cm" svg:y2="20.75cm">
            <text:p/>
          </draw:line>
          <draw:line draw:style-name="gr15" draw:text-style-name="P25" draw:layer="layout" svg:x1="24.194cm" svg:y1="20.95cm" svg:x2="24.691cm" svg:y2="20.95cm">
            <text:p/>
          </draw:line>
        </draw:g>
        <draw:connector draw:style-name="gr14" draw:text-style-name="P25" draw:layer="layout" svg:x1="22.493cm" svg:y1="19.059cm" svg:x2="24.356cm" svg:y2="20.55cm" draw:start-shape="id199" draw:start-glue-point="1" draw:end-shape="id200" draw:end-glue-point="0" svg:d="M22493 19059h1863v1491" svg:viewBox="0 0 1864 1492">
          <text:p/>
        </draw:connector>
        <draw:custom-shape draw:style-name="gr13" draw:text-style-name="P38" xml:id="id201" draw:id="id201" draw:layer="layout" svg:width="3.786cm" svg:height="1.223cm" svg:x="1.281cm" svg:y="18.724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174cm" svg:y1="19.947cm" svg:x2="7.202cm" svg:y2="19.059cm" draw:start-shape="id201" draw:start-glue-point="2" draw:end-shape="id202" draw:end-glue-point="3" svg:d="M3174 19947v525h2961v-1413h1067" svg:viewBox="0 0 4029 1414">
          <text:p/>
        </draw:connector>
        <draw:custom-shape draw:style-name="gr21" draw:text-style-name="P20" draw:layer="layout" svg:width="1.757cm" svg:height="0.568cm" svg:x="1.005cm" svg:y="8.9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9" xml:id="id196" draw:id="id196" draw:layer="layout" svg:width="3.786cm" svg:height="1.223cm" svg:x="7.202cm" svg:y="16.001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202cm" svg:y="17.225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02" draw:id="id202" draw:layer="layout" svg:width="3.786cm" svg:height="1.223cm" svg:x="7.202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line-skew="0cm 2.875cm" svg:x1="9.095cm" svg:y1="19.671cm" svg:x2="18.707cm" svg:y2="16.612cm" draw:start-shape="id202" draw:start-glue-point="2" draw:end-shape="id198" draw:end-glue-point="3" svg:d="M9095 19671v525h8628v-3584h984" svg:viewBox="0 0 9613 3585">
          <text:p/>
        </draw:connector>
        <draw:custom-shape draw:style-name="gr13" draw:text-style-name="P38" xml:id="id203" draw:id="id203" draw:layer="layout" svg:width="3.786cm" svg:height="1.223cm" svg:x="22.351cm" svg:y="13.161cm">
          <text:p text:style-name="P20"><text:span text:style-name="T67">e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4.244cm" svg:y1="14.384cm" svg:x2="14.8cm" svg:y2="16.001cm" draw:start-shape="id203" draw:start-glue-point="2" draw:end-shape="id204" draw:end-glue-point="0" svg:d="M24244 14384v808h-9444v809" svg:viewBox="0 0 9445 1618">
          <text:p/>
        </draw:connector>
        <draw:frame draw:style-name="gr6" draw:text-style-name="P51" draw:layer="layout" svg:width="27.837cm" svg:height="13.282cm" svg:x="0.33cm" svg:y="3.991cm">
          <draw:text-box>
            <text:p><text:span text:style-name="T106">void</text:span><text:span text:style-name="T107"> <text:s/></text:span><text:span text:style-name="T108">excluiElementoCoord</text:span><text:span text:style-name="T106">(int</text:span><text:span text:style-name="T107"> </text:span><text:span text:style-name="T108">x</text:span><text:span text:style-name="T106">,</text:span><text:span text:style-name="T107"> </text:span><text:span text:style-name="T106">int</text:span><text:span text:style-name="T107"> </text:span><text:span text:style-name="T108">y</text:span><text:span text:style-name="T106">,</text:span><text:span text:style-name="T107"> </text:span><text:span text:style-name="T106">struct</text:span><text:span text:style-name="T107"> </text:span><text:span text:style-name="T108">coord</text:span><text:span text:style-name="T107"> </text:span><text:span text:style-name="T106">**</text:span><text:span text:style-name="T107"> </text:span><text:span text:style-name="T108">p</text:span><text:span text:style-name="T106">)</text:span></text:p>
            <text:p><text:span text:style-name="T109">{</text:span></text:p>
            <text:p><text:span text:style-name="T107"><text:s text:c="4"/></text:span><text:span text:style-name="T106">if</text:span><text:span text:style-name="T107"> </text:span><text:span text:style-name="T106">(*</text:span><text:span text:style-name="T108">p</text:span><text:span text:style-name="T106">)</text:span></text:p>
            <text:p><text:span text:style-name="T107"><text:s text:c="4"/></text:span><text:span text:style-name="T106">{</text:span></text:p>
            <text:p><text:span text:style-name="T107"><text:s text:c="8"/></text:span><text:span text:style-name="T106">if</text:span><text:span text:style-name="T107"> </text:span><text:span text:style-name="T106">((</text:span><text:span text:style-name="T108">x</text:span><text:span text:style-name="T106">==(*</text:span><text:span text:style-name="T108">p</text:span><text:span text:style-name="T106">)-&gt;</text:span><text:span text:style-name="T108">x</text:span><text:span text:style-name="T106">)</text:span><text:span text:style-name="T107"> </text:span><text:span text:style-name="T106">&amp;&amp;</text:span><text:span text:style-name="T107"> </text:span><text:span text:style-name="T106">(</text:span><text:span text:style-name="T108">y</text:span><text:span text:style-name="T106">==(*</text:span><text:span text:style-name="T108">p</text:span><text:span text:style-name="T106">)-&gt;</text:span><text:span text:style-name="T108">y</text:span><text:span text:style-name="T106">))</text:span></text:p>
            <text:p><text:span text:style-name="T107"><text:s text:c="8"/></text:span><text:span text:style-name="T106">{</text:span></text:p>
            <text:p><text:span text:style-name="T107"><text:s text:c="12"/></text:span><text:span text:style-name="T106">struct</text:span><text:span text:style-name="T107"> </text:span><text:span text:style-name="T108">coord</text:span><text:span text:style-name="T107"> </text:span><text:span text:style-name="T106">*</text:span><text:span text:style-name="T107"> </text:span><text:span text:style-name="T108">e</text:span><text:span text:style-name="T107"> </text:span><text:span text:style-name="T106">=</text:span><text:span text:style-name="T107"> </text:span><text:span text:style-name="T106">*</text:span><text:span text:style-name="T108">p</text:span><text:span text:style-name="T106">;</text:span></text:p>
            <text:p><text:span text:style-name="T107"><text:s text:c="12"/></text:span><text:span text:style-name="T106">*</text:span><text:span text:style-name="T108">p</text:span><text:span text:style-name="T107"> </text:span><text:span text:style-name="T106">=</text:span><text:span text:style-name="T107"> </text:span><text:span text:style-name="T108">e</text:span><text:span text:style-name="T106">-&gt;</text:span><text:span text:style-name="T108">next</text:span><text:span text:style-name="T106">;</text:span></text:p>
            <text:p><text:span text:style-name="T107"><text:s text:c="12"/></text:span><text:span text:style-name="T108">libera</text:span><text:span text:style-name="T106">(</text:span><text:span text:style-name="T108">e</text:span><text:span text:style-name="T106">);</text:span></text:p>
            <text:p><text:span text:style-name="T107"><text:s text:c="12"/></text:span><text:span text:style-name="T108">printf</text:span><text:span text:style-name="T106">(</text:span><text:span text:style-name="T110">"Elemento excluído com sucesso!\n"</text:span><text:span text:style-name="T106">);</text:span></text:p>
            <text:p><text:span text:style-name="T107"><text:s text:c="8"/></text:span><text:span text:style-name="T106">}</text:span></text:p>
            <text:p><text:span text:style-name="T107"><text:s text:c="8"/></text:span><text:span text:style-name="T106">else</text:span></text:p>
            <text:p><text:span text:style-name="T107"><text:s text:c="12"/></text:span><text:span text:style-name="T108">excluiElementoCoord</text:span><text:span text:style-name="T106">(</text:span><text:span text:style-name="T108">x</text:span><text:span text:style-name="T106">,</text:span><text:span text:style-name="T108">y</text:span><text:span text:style-name="T106">,</text:span><text:span text:style-name="T107"> </text:span><text:span text:style-name="T106">&amp;((*</text:span><text:span text:style-name="T108">p</text:span><text:span text:style-name="T106">)-&gt;</text:span><text:span text:style-name="T108">next</text:span><text:span text:style-name="T106">));</text:span></text:p>
            <text:p><text:span text:style-name="T107"><text:s text:c="4"/></text:span><text:span text:style-name="T106">}</text:span></text:p>
            <text:p><text:span text:style-name="T107"><text:s text:c="4"/></text:span><text:span text:style-name="T106">else</text:span></text:p>
            <text:p><text:span text:style-name="T107"><text:s text:c="8"/></text:span><text:span text:style-name="T108">printf</text:span><text:span text:style-name="T106">(</text:span><text:span text:style-name="T110">"Elemento não encontrado!\n"</text:span><text:span text:style-name="T106">);</text:span></text:p>
            <text:p><text:span text:style-name="T109">}</text:span></text:p>
          </draw:text-box>
        </draw:frame>
        <draw:g>
          <draw:custom-shape draw:style-name="gr24" draw:text-style-name="P46" draw:layer="layout" svg:width="7.533cm" svg:height="4.817cm" svg:x="19.967cm" svg:y="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0.887cm" svg:height="0.453cm" svg:x="23.324cm" svg:y="10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4.1cm" svg:height="0.184cm" svg:x="21.708cm" svg:y="10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Elemento (pelas coordenas)</text:p>
          </draw:text-box>
        </draw:frame>
        <draw:frame draw:style-name="gr6" draw:text-style-name="P49" draw:layer="layout" svg:width="27.75cm" svg:height="8.516cm" svg:x="0.319cm" svg:y="3.3cm">
          <draw:text-box>
            <text:p><text:span text:style-name="T95">excluiElementoCoord</text:span><text:span text:style-name="T62">(</text:span><text:span text:style-name="T98">1</text:span><text:span text:style-name="T62">,</text:span><text:span text:style-name="T98">10</text:span><text:span text:style-name="T62">,&amp;</text:span><text:span text:style-name="T61">phead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205" draw:id="id205" draw:layer="layout" svg:width="3.786cm" svg:height="1.223cm" svg:x="1.281cm" svg:y="16.02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6.634cm" svg:x2="7.202cm" svg:y2="16.612cm" draw:start-shape="id205" draw:start-glue-point="1" draw:end-shape="id206" draw:end-glue-point="3" svg:d="M5067 16634l2135-22" svg:viewBox="0 0 2136 23">
          <text:p/>
        </draw:connector>
        <draw:custom-shape draw:style-name="gr12" draw:text-style-name="P39" xml:id="id211" draw:id="id211" draw:layer="layout" svg:width="3.786cm" svg:height="1.223cm" svg:x="18.707cm" svg:y="16.001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7.225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07" draw:id="id207" draw:layer="layout" svg:width="3.786cm" svg:height="1.223cm" svg:x="18.707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g xml:id="id208" draw:id="id208">
          <draw:line draw:style-name="gr15" draw:text-style-name="P25" draw:layer="layout" svg:x1="23.705cm" svg:y1="20.55cm" svg:x2="25.007cm" svg:y2="20.55cm">
            <text:p/>
          </draw:line>
          <draw:line draw:style-name="gr15" draw:text-style-name="P25" draw:layer="layout" svg:x1="23.983cm" svg:y1="20.746cm" svg:x2="24.791cm" svg:y2="20.75cm">
            <text:p/>
          </draw:line>
          <draw:line draw:style-name="gr15" draw:text-style-name="P25" draw:layer="layout" svg:x1="24.194cm" svg:y1="20.95cm" svg:x2="24.691cm" svg:y2="20.95cm">
            <text:p/>
          </draw:line>
        </draw:g>
        <draw:connector draw:style-name="gr14" draw:text-style-name="P25" draw:layer="layout" svg:x1="22.493cm" svg:y1="19.059cm" svg:x2="24.356cm" svg:y2="20.55cm" draw:start-shape="id207" draw:start-glue-point="1" draw:end-shape="id208" draw:end-glue-point="0" svg:d="M22493 19059h1863v1491" svg:viewBox="0 0 1864 1492">
          <text:p/>
        </draw:connector>
        <draw:custom-shape draw:style-name="gr13" draw:text-style-name="P38" xml:id="id209" draw:id="id209" draw:layer="layout" svg:width="3.786cm" svg:height="1.223cm" svg:x="1.281cm" svg:y="18.724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174cm" svg:y1="19.947cm" svg:x2="7.202cm" svg:y2="19.059cm" draw:start-shape="id209" draw:start-glue-point="2" draw:end-shape="id210" draw:end-glue-point="3" svg:d="M3174 19947v525h2961v-1413h1067" svg:viewBox="0 0 4029 1414">
          <text:p/>
        </draw:connector>
        <draw:custom-shape draw:style-name="gr21" draw:text-style-name="P20" draw:layer="layout" svg:width="1.757cm" svg:height="0.568cm" svg:x="0.863cm" svg:y="9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9" xml:id="id206" draw:id="id206" draw:layer="layout" svg:width="3.786cm" svg:height="1.223cm" svg:x="7.202cm" svg:y="16.001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202cm" svg:y="17.225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10" draw:id="id210" draw:layer="layout" svg:width="3.786cm" svg:height="1.223cm" svg:x="7.202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9.095cm" svg:y1="19.671cm" svg:x2="18.707cm" svg:y2="16.612cm" draw:start-shape="id210" draw:start-glue-point="2" draw:end-shape="id211" draw:end-glue-point="3" svg:d="M9095 19671v525h5753v-3584h3859" svg:viewBox="0 0 9613 3585">
          <text:p/>
        </draw:connector>
        <draw:custom-shape draw:style-name="gr13" draw:text-style-name="P38" draw:layer="layout" svg:width="3.786cm" svg:height="1.223cm" svg:x="22.351cm" svg:y="13.161cm">
          <text:p text:style-name="P20"><text:span text:style-name="T67">e</text:span></text:p>
          <draw:enhanced-geometry svg:viewBox="0 0 21600 21600" draw:type="rectangle" draw:enhanced-path="M 0 0 L 21600 0 21600 21600 0 21600 0 0 Z N"/>
        </draw:custom-shape>
        <draw:frame draw:style-name="gr6" draw:text-style-name="P51" draw:layer="layout" svg:width="27.837cm" svg:height="13.282cm" svg:x="0.33cm" svg:y="3.991cm">
          <draw:text-box>
            <text:p><text:span text:style-name="T106">void</text:span><text:span text:style-name="T107"> <text:s/></text:span><text:span text:style-name="T108">excluiElementoCoord</text:span><text:span text:style-name="T106">(int</text:span><text:span text:style-name="T107"> </text:span><text:span text:style-name="T108">x</text:span><text:span text:style-name="T106">,</text:span><text:span text:style-name="T107"> </text:span><text:span text:style-name="T106">int</text:span><text:span text:style-name="T107"> </text:span><text:span text:style-name="T108">y</text:span><text:span text:style-name="T106">,</text:span><text:span text:style-name="T107"> </text:span><text:span text:style-name="T106">struct</text:span><text:span text:style-name="T107"> </text:span><text:span text:style-name="T108">coord</text:span><text:span text:style-name="T107"> </text:span><text:span text:style-name="T106">**</text:span><text:span text:style-name="T107"> </text:span><text:span text:style-name="T108">p</text:span><text:span text:style-name="T106">)</text:span></text:p>
            <text:p><text:span text:style-name="T109">{</text:span></text:p>
            <text:p><text:span text:style-name="T107"><text:s text:c="4"/></text:span><text:span text:style-name="T106">if</text:span><text:span text:style-name="T107"> </text:span><text:span text:style-name="T106">(*</text:span><text:span text:style-name="T108">p</text:span><text:span text:style-name="T106">)</text:span></text:p>
            <text:p><text:span text:style-name="T107"><text:s text:c="4"/></text:span><text:span text:style-name="T106">{</text:span></text:p>
            <text:p><text:span text:style-name="T107"><text:s text:c="8"/></text:span><text:span text:style-name="T106">if</text:span><text:span text:style-name="T107"> </text:span><text:span text:style-name="T106">((</text:span><text:span text:style-name="T108">x</text:span><text:span text:style-name="T106">==(*</text:span><text:span text:style-name="T108">p</text:span><text:span text:style-name="T106">)-&gt;</text:span><text:span text:style-name="T108">x</text:span><text:span text:style-name="T106">)</text:span><text:span text:style-name="T107"> </text:span><text:span text:style-name="T106">&amp;&amp;</text:span><text:span text:style-name="T107"> </text:span><text:span text:style-name="T106">(</text:span><text:span text:style-name="T108">y</text:span><text:span text:style-name="T106">==(*</text:span><text:span text:style-name="T108">p</text:span><text:span text:style-name="T106">)-&gt;</text:span><text:span text:style-name="T108">y</text:span><text:span text:style-name="T106">))</text:span></text:p>
            <text:p><text:span text:style-name="T107"><text:s text:c="8"/></text:span><text:span text:style-name="T106">{</text:span></text:p>
            <text:p><text:span text:style-name="T107"><text:s text:c="12"/></text:span><text:span text:style-name="T106">struct</text:span><text:span text:style-name="T107"> </text:span><text:span text:style-name="T108">coord</text:span><text:span text:style-name="T107"> </text:span><text:span text:style-name="T106">*</text:span><text:span text:style-name="T107"> </text:span><text:span text:style-name="T108">e</text:span><text:span text:style-name="T107"> </text:span><text:span text:style-name="T106">=</text:span><text:span text:style-name="T107"> </text:span><text:span text:style-name="T106">*</text:span><text:span text:style-name="T108">p</text:span><text:span text:style-name="T106">;</text:span></text:p>
            <text:p><text:span text:style-name="T107"><text:s text:c="12"/></text:span><text:span text:style-name="T106">*</text:span><text:span text:style-name="T108">p</text:span><text:span text:style-name="T107"> </text:span><text:span text:style-name="T106">=</text:span><text:span text:style-name="T107"> </text:span><text:span text:style-name="T108">e</text:span><text:span text:style-name="T106">-&gt;</text:span><text:span text:style-name="T108">next</text:span><text:span text:style-name="T106">;</text:span></text:p>
            <text:p><text:span text:style-name="T107"><text:s text:c="12"/></text:span><text:span text:style-name="T108">libera</text:span><text:span text:style-name="T106">(</text:span><text:span text:style-name="T108">e</text:span><text:span text:style-name="T106">);</text:span></text:p>
            <text:p><text:span text:style-name="T107"><text:s text:c="12"/></text:span><text:span text:style-name="T108">printf</text:span><text:span text:style-name="T106">(</text:span><text:span text:style-name="T110">"Elemento excluído com sucesso!\n"</text:span><text:span text:style-name="T106">);</text:span></text:p>
            <text:p><text:span text:style-name="T107"><text:s text:c="8"/></text:span><text:span text:style-name="T106">}</text:span></text:p>
            <text:p><text:span text:style-name="T107"><text:s text:c="8"/></text:span><text:span text:style-name="T106">else</text:span></text:p>
            <text:p><text:span text:style-name="T107"><text:s text:c="12"/></text:span><text:span text:style-name="T108">excluiElementoCoord</text:span><text:span text:style-name="T106">(</text:span><text:span text:style-name="T108">x</text:span><text:span text:style-name="T106">,</text:span><text:span text:style-name="T108">y</text:span><text:span text:style-name="T106">,</text:span><text:span text:style-name="T107"> </text:span><text:span text:style-name="T106">&amp;((*</text:span><text:span text:style-name="T108">p</text:span><text:span text:style-name="T106">)-&gt;</text:span><text:span text:style-name="T108">next</text:span><text:span text:style-name="T106">));</text:span></text:p>
            <text:p><text:span text:style-name="T107"><text:s text:c="4"/></text:span><text:span text:style-name="T106">}</text:span></text:p>
            <text:p><text:span text:style-name="T107"><text:s text:c="4"/></text:span><text:span text:style-name="T106">else</text:span></text:p>
            <text:p><text:span text:style-name="T107"><text:s text:c="8"/></text:span><text:span text:style-name="T108">printf</text:span><text:span text:style-name="T106">(</text:span><text:span text:style-name="T110">"Elemento não encontrado!\n"</text:span><text:span text:style-name="T106">);</text:span></text:p>
            <text:p><text:span text:style-name="T109">}</text:span></text:p>
          </draw:text-box>
        </draw:frame>
        <draw:g>
          <draw:custom-shape draw:style-name="gr24" draw:text-style-name="P46" draw:layer="layout" svg:width="7.533cm" svg:height="4.817cm" svg:x="19.966cm" svg:y="5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0.887cm" svg:height="0.453cm" svg:x="23.323cm" svg:y="10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4.1cm" svg:height="0.184cm" svg:x="21.707cm" svg:y="10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Elemento (pelas coordenas)</text:p>
          </draw:text-box>
        </draw:frame>
        <draw:frame draw:style-name="gr6" draw:text-style-name="P49" draw:layer="layout" svg:width="27.75cm" svg:height="8.516cm" svg:x="0.319cm" svg:y="3.3cm">
          <draw:text-box>
            <text:p><text:span text:style-name="T95">excluiElementoCoord</text:span><text:span text:style-name="T62">(</text:span><text:span text:style-name="T98">1</text:span><text:span text:style-name="T62">,</text:span><text:span text:style-name="T98">10</text:span><text:span text:style-name="T62">,&amp;</text:span><text:span text:style-name="T61">phead</text:span><text:span text:style-name="T62">);</text:span></text:p>
            <text:p text:style-name="P36"><text:span text:style-name="T65"/></text:p>
            <text:p text:style-name="P36"><text:span text:style-name="T65"><text:s text:c="4"/></text:span></text:p>
            <text:p text:style-name="P36"><text:span text:style-name="T66"/></text:p>
            <text:p text:style-name="P36"><text:span text:style-name="T65"><text:s text:c="4"/></text:span></text:p>
          </draw:text-box>
        </draw:frame>
        <draw:custom-shape draw:style-name="gr13" draw:text-style-name="P38" xml:id="id212" draw:id="id212" draw:layer="layout" svg:width="3.786cm" svg:height="1.223cm" svg:x="1.281cm" svg:y="16.023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067cm" svg:y1="16.634cm" svg:x2="7.202cm" svg:y2="16.612cm" draw:start-shape="id212" draw:start-glue-point="1" draw:end-shape="id213" draw:end-glue-point="3" svg:d="M5067 16634l2135-22" svg:viewBox="0 0 2136 23">
          <text:p/>
        </draw:connector>
        <draw:custom-shape draw:style-name="gr12" draw:text-style-name="P39" xml:id="id218" draw:id="id218" draw:layer="layout" svg:width="3.786cm" svg:height="1.223cm" svg:x="18.707cm" svg:y="16.001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8.707cm" svg:y="17.225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14" draw:id="id214" draw:layer="layout" svg:width="3.786cm" svg:height="1.223cm" svg:x="18.707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g xml:id="id215" draw:id="id215">
          <draw:line draw:style-name="gr15" draw:text-style-name="P25" draw:layer="layout" svg:x1="23.705cm" svg:y1="20.55cm" svg:x2="25.007cm" svg:y2="20.55cm">
            <text:p/>
          </draw:line>
          <draw:line draw:style-name="gr15" draw:text-style-name="P25" draw:layer="layout" svg:x1="23.983cm" svg:y1="20.746cm" svg:x2="24.791cm" svg:y2="20.75cm">
            <text:p/>
          </draw:line>
          <draw:line draw:style-name="gr15" draw:text-style-name="P25" draw:layer="layout" svg:x1="24.194cm" svg:y1="20.95cm" svg:x2="24.691cm" svg:y2="20.95cm">
            <text:p/>
          </draw:line>
        </draw:g>
        <draw:connector draw:style-name="gr14" draw:text-style-name="P25" draw:layer="layout" svg:x1="22.493cm" svg:y1="19.059cm" svg:x2="24.356cm" svg:y2="20.55cm" draw:start-shape="id214" draw:start-glue-point="1" draw:end-shape="id215" draw:end-glue-point="0" svg:d="M22493 19059h1863v1491" svg:viewBox="0 0 1864 1492">
          <text:p/>
        </draw:connector>
        <draw:custom-shape draw:style-name="gr13" draw:text-style-name="P38" xml:id="id216" draw:id="id216" draw:layer="layout" svg:width="3.786cm" svg:height="1.223cm" svg:x="1.281cm" svg:y="18.724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174cm" svg:y1="19.947cm" svg:x2="7.202cm" svg:y2="19.059cm" draw:start-shape="id216" draw:start-glue-point="2" draw:end-shape="id217" draw:end-glue-point="3" svg:d="M3174 19947v525h2961v-1413h1067" svg:viewBox="0 0 4029 1414">
          <text:p/>
        </draw:connector>
        <draw:custom-shape draw:style-name="gr21" draw:text-style-name="P20" draw:layer="layout" svg:width="1.757cm" svg:height="0.568cm" svg:x="0.905cm" svg:y="10.3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9" xml:id="id213" draw:id="id213" draw:layer="layout" svg:width="3.786cm" svg:height="1.223cm" svg:x="7.202cm" svg:y="16.001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202cm" svg:y="17.225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17" draw:id="id217" draw:layer="layout" svg:width="3.786cm" svg:height="1.223cm" svg:x="7.202cm" svg:y="18.448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9.095cm" svg:y1="19.671cm" svg:x2="18.707cm" svg:y2="16.612cm" draw:start-shape="id217" draw:start-glue-point="2" draw:end-shape="id218" draw:end-glue-point="3" svg:d="M9095 19671v525h5753v-3584h3859" svg:viewBox="0 0 9613 3585">
          <text:p/>
        </draw:connector>
        <draw:custom-shape draw:style-name="gr13" draw:text-style-name="P38" draw:layer="layout" svg:width="3.786cm" svg:height="1.223cm" svg:x="22.351cm" svg:y="13.161cm">
          <text:p text:style-name="P20"><text:span text:style-name="T67">e</text:span></text:p>
          <draw:enhanced-geometry svg:viewBox="0 0 21600 21600" draw:type="rectangle" draw:enhanced-path="M 0 0 L 21600 0 21600 21600 0 21600 0 0 Z N"/>
        </draw:custom-shape>
        <draw:frame draw:style-name="gr6" draw:text-style-name="P51" draw:layer="layout" svg:width="27.837cm" svg:height="13.282cm" svg:x="0.33cm" svg:y="3.991cm">
          <draw:text-box>
            <text:p><text:span text:style-name="T106">void</text:span><text:span text:style-name="T107"> <text:s/></text:span><text:span text:style-name="T108">excluiElementoCoord</text:span><text:span text:style-name="T106">(int</text:span><text:span text:style-name="T107"> </text:span><text:span text:style-name="T108">x</text:span><text:span text:style-name="T106">,</text:span><text:span text:style-name="T107"> </text:span><text:span text:style-name="T106">int</text:span><text:span text:style-name="T107"> </text:span><text:span text:style-name="T108">y</text:span><text:span text:style-name="T106">,</text:span><text:span text:style-name="T107"> </text:span><text:span text:style-name="T106">struct</text:span><text:span text:style-name="T107"> </text:span><text:span text:style-name="T108">coord</text:span><text:span text:style-name="T107"> </text:span><text:span text:style-name="T106">**</text:span><text:span text:style-name="T107"> </text:span><text:span text:style-name="T108">p</text:span><text:span text:style-name="T106">)</text:span></text:p>
            <text:p><text:span text:style-name="T109">{</text:span></text:p>
            <text:p><text:span text:style-name="T107"><text:s text:c="4"/></text:span><text:span text:style-name="T106">if</text:span><text:span text:style-name="T107"> </text:span><text:span text:style-name="T106">(*</text:span><text:span text:style-name="T108">p</text:span><text:span text:style-name="T106">)</text:span></text:p>
            <text:p><text:span text:style-name="T107"><text:s text:c="4"/></text:span><text:span text:style-name="T106">{</text:span></text:p>
            <text:p><text:span text:style-name="T107"><text:s text:c="8"/></text:span><text:span text:style-name="T106">if</text:span><text:span text:style-name="T107"> </text:span><text:span text:style-name="T106">((</text:span><text:span text:style-name="T108">x</text:span><text:span text:style-name="T106">==(*</text:span><text:span text:style-name="T108">p</text:span><text:span text:style-name="T106">)-&gt;</text:span><text:span text:style-name="T108">x</text:span><text:span text:style-name="T106">)</text:span><text:span text:style-name="T107"> </text:span><text:span text:style-name="T106">&amp;&amp;</text:span><text:span text:style-name="T107"> </text:span><text:span text:style-name="T106">(</text:span><text:span text:style-name="T108">y</text:span><text:span text:style-name="T106">==(*</text:span><text:span text:style-name="T108">p</text:span><text:span text:style-name="T106">)-&gt;</text:span><text:span text:style-name="T108">y</text:span><text:span text:style-name="T106">))</text:span></text:p>
            <text:p><text:span text:style-name="T107"><text:s text:c="8"/></text:span><text:span text:style-name="T106">{</text:span></text:p>
            <text:p><text:span text:style-name="T107"><text:s text:c="12"/></text:span><text:span text:style-name="T106">struct</text:span><text:span text:style-name="T107"> </text:span><text:span text:style-name="T108">coord</text:span><text:span text:style-name="T107"> </text:span><text:span text:style-name="T106">*</text:span><text:span text:style-name="T107"> </text:span><text:span text:style-name="T108">e</text:span><text:span text:style-name="T107"> </text:span><text:span text:style-name="T106">=</text:span><text:span text:style-name="T107"> </text:span><text:span text:style-name="T106">*</text:span><text:span text:style-name="T108">p</text:span><text:span text:style-name="T106">;</text:span></text:p>
            <text:p><text:span text:style-name="T107"><text:s text:c="12"/></text:span><text:span text:style-name="T106">*</text:span><text:span text:style-name="T108">p</text:span><text:span text:style-name="T107"> </text:span><text:span text:style-name="T106">=</text:span><text:span text:style-name="T107"> </text:span><text:span text:style-name="T108">e</text:span><text:span text:style-name="T106">-&gt;</text:span><text:span text:style-name="T108">next</text:span><text:span text:style-name="T106">;</text:span></text:p>
            <text:p><text:span text:style-name="T107"><text:s text:c="12"/></text:span><text:span text:style-name="T108">libera</text:span><text:span text:style-name="T106">(</text:span><text:span text:style-name="T108">e</text:span><text:span text:style-name="T106">);</text:span></text:p>
            <text:p><text:span text:style-name="T107"><text:s text:c="12"/></text:span><text:span text:style-name="T108">printf</text:span><text:span text:style-name="T106">(</text:span><text:span text:style-name="T110">"Elemento excluído com sucesso!\n"</text:span><text:span text:style-name="T106">);</text:span></text:p>
            <text:p><text:span text:style-name="T107"><text:s text:c="8"/></text:span><text:span text:style-name="T106">}</text:span></text:p>
            <text:p><text:span text:style-name="T107"><text:s text:c="8"/></text:span><text:span text:style-name="T106">else</text:span></text:p>
            <text:p><text:span text:style-name="T107"><text:s text:c="12"/></text:span><text:span text:style-name="T108">excluiElementoCoord</text:span><text:span text:style-name="T106">(</text:span><text:span text:style-name="T108">x</text:span><text:span text:style-name="T106">,</text:span><text:span text:style-name="T108">y</text:span><text:span text:style-name="T106">,</text:span><text:span text:style-name="T107"> </text:span><text:span text:style-name="T106">&amp;((*</text:span><text:span text:style-name="T108">p</text:span><text:span text:style-name="T106">)-&gt;</text:span><text:span text:style-name="T108">next</text:span><text:span text:style-name="T106">));</text:span></text:p>
            <text:p><text:span text:style-name="T107"><text:s text:c="4"/></text:span><text:span text:style-name="T106">}</text:span></text:p>
            <text:p><text:span text:style-name="T107"><text:s text:c="4"/></text:span><text:span text:style-name="T106">else</text:span></text:p>
            <text:p><text:span text:style-name="T107"><text:s text:c="8"/></text:span><text:span text:style-name="T108">printf</text:span><text:span text:style-name="T106">(</text:span><text:span text:style-name="T110">"Elemento não encontrado!\n"</text:span><text:span text:style-name="T106">);</text:span></text:p>
            <text:p><text:span text:style-name="T109">}</text:span></text:p>
          </draw:text-box>
        </draw:frame>
        <draw:g>
          <draw:custom-shape draw:style-name="gr24" draw:text-style-name="P46" draw:layer="layout" svg:width="7.533cm" svg:height="4.817cm" svg:x="19.966cm" svg:y="5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0.887cm" svg:height="0.453cm" svg:x="23.323cm" svg:y="10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7" draw:layer="layout" svg:width="4.1cm" svg:height="0.184cm" svg:x="21.707cm" svg:y="10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1" draw:text-style-name="P48" draw:layer="layout" svg:width="8.131cm" svg:height="1.869cm" svg:x="20.035cm" svg:y="5.507cm">
          <draw:text-box>
            <text:p><text:span text:style-name="T96">Elemento excluído com sucesso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Elemento (pelo apontador)</text:p>
          </draw:text-box>
        </draw:frame>
        <draw:frame draw:style-name="gr6" draw:text-style-name="P52" draw:layer="layout" svg:width="27.862cm" svg:height="13.282cm" svg:x="0.304cm" svg:y="3.991cm">
          <draw:text-box>
            <text:p><text:span text:style-name="T104">void</text:span><text:span text:style-name="T111"> </text:span><text:span text:style-name="T112">excluiElementoPonteiro</text:span><text:span text:style-name="T104">(struct</text:span><text:span text:style-name="T111"> </text:span><text:span text:style-name="T112">coord</text:span><text:span text:style-name="T111"> </text:span><text:span text:style-name="T104">*</text:span><text:span text:style-name="T111"> </text:span><text:span text:style-name="T112">e</text:span><text:span text:style-name="T104">,</text:span><text:span text:style-name="T111"> </text:span><text:span text:style-name="T104">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04">if</text:span><text:span text:style-name="T111"> </text:span><text:span text:style-name="T104">(*</text:span><text:span text:style-name="T112">p</text:span><text:span text:style-name="T111"> </text:span><text:span text:style-name="T104">==</text:span><text:span text:style-name="T111"> </text:span><text:span text:style-name="T112">e</text:span><text:span text:style-name="T104">)</text:span></text:p>
            <text:p><text:span text:style-name="T87"><text:s text:c="8"/></text:span><text:span text:style-name="T104">{</text:span></text:p>
            <text:p><text:span text:style-name="T111"><text:s text:c="12"/></text:span><text:span text:style-name="T104">*</text:span><text:span text:style-name="T112">p</text:span><text:span text:style-name="T111"> </text:span><text:span text:style-name="T104">=</text:span><text:span text:style-name="T111"> </text:span><text:span text:style-name="T112">e</text:span><text:span text:style-name="T104">-&gt;</text:span><text:span text:style-name="T112">next</text:span><text:span text:style-name="T104">;</text:span></text:p>
            <text:p><text:span text:style-name="T111"><text:s text:c="12"/></text:span><text:span text:style-name="T112">libera</text:span><text:span text:style-name="T104">(</text:span><text:span text:style-name="T112">e</text:span><text:span text:style-name="T104">);</text:span></text:p>
            <text:p><text:span text:style-name="T111"><text:s text:c="12"/></text:span><text:span text:style-name="T112">printf</text:span><text:span text:style-name="T104">(</text:span><text:span text:style-name="T113">"Elemento excluído com sucesso!\n"</text:span><text:span text:style-name="T104">);</text:span></text:p>
            <text:p><text:span text:style-name="T87"><text:s text:c="8"/></text:span><text:span text:style-name="T104">}</text:span></text:p>
            <text:p><text:span text:style-name="T111"><text:s text:c="8"/></text:span><text:span text:style-name="T104">else</text:span></text:p>
            <text:p><text:span text:style-name="T111"><text:s text:c="12"/></text:span><text:span text:style-name="T112">excluiElementoPonteiro</text:span><text:span text:style-name="T104">(</text:span><text:span text:style-name="T112">e</text:span><text:span text:style-name="T104">,</text:span><text:span text:style-name="T111"> </text:span><text:span text:style-name="T104">&amp;((*</text:span><text:span text:style-name="T112">p</text:span><text:span text:style-name="T104">)-&gt;</text:span><text:span text:style-name="T112">next</text:span><text:span text:style-name="T104">));</text:span></text:p>
            <text:p><text:span text:style-name="T87"><text:s text:c="4"/></text:span><text:span text:style-name="T104">}</text:span></text:p>
            <text:p><text:span text:style-name="T111"><text:s text:c="4"/></text:span><text:span text:style-name="T104">else</text:span></text:p>
            <text:p><text:span text:style-name="T111"><text:s text:c="8"/></text:span><text:span text:style-name="T112">printf</text:span><text:span text:style-name="T104">(</text:span><text:span text:style-name="T113">"Elemento não encontrado!\n"</text:span><text:span text:style-name="T104">);</text:span></text:p>
            <text:p><text:span text:style-name="T10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19" draw:id="id219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19" draw:start-glue-point="1" draw:end-shape="id220" draw:end-glue-point="3" svg:d="M5541 15008l2135-22" svg:viewBox="0 0 2136 23">
          <text:p/>
        </draw:connector>
        <draw:custom-shape draw:style-name="gr12" draw:text-style-name="P39" xml:id="id227" draw:id="id227" draw:layer="layout" svg:width="3.786cm" svg:height="1.223cm" svg:x="13.381cm" svg:y="14.37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81cm" svg:y="15.599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21" draw:id="id221" draw:layer="layout" svg:width="3.786cm" svg:height="1.223cm" svg:x="13.3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222" draw:id="id222" draw:layer="layout" svg:width="3.786cm" svg:height="1.223cm" svg:x="19.181cm" svg:y="14.37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9.181cm" svg:y="15.599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23" draw:id="id223" draw:layer="layout" svg:width="3.786cm" svg:height="1.223cm" svg:x="19.1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167cm" svg:y1="17.433cm" svg:x2="19.181cm" svg:y2="14.986cm" draw:start-shape="id221" draw:start-glue-point="1" draw:end-shape="id222" draw:end-glue-point="3" svg:d="M17167 17433h1007v-2447h1007" svg:viewBox="0 0 2015 2448">
          <text:p/>
        </draw:connector>
        <draw:g xml:id="id224" draw:id="id224"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onnector draw:style-name="gr14" draw:text-style-name="P25" draw:layer="layout" svg:x1="22.967cm" svg:y1="17.433cm" svg:x2="24.83cm" svg:y2="18.924cm" draw:start-shape="id223" draw:start-glue-point="1" draw:end-shape="id224" draw:end-glue-point="0" svg:d="M22967 17433h1863v1491" svg:viewBox="0 0 1864 1492">
          <text:p/>
        </draw:connector>
        <draw:custom-shape draw:style-name="gr13" draw:text-style-name="P38" xml:id="id225" draw:id="id225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648cm" svg:y1="18.476cm" svg:x2="3.648cm" svg:y2="15.62cm" draw:start-shape="id225" draw:start-glue-point="0" draw:end-shape="id219" draw:end-glue-point="2" svg:d="M3648 18476v-2856" svg:viewBox="0 0 1 2857">
          <text:p/>
        </draw:connector>
        <draw:custom-shape draw:style-name="gr12" draw:text-style-name="P39" xml:id="id220" draw:id="id220" draw:layer="layout" svg:width="3.786cm" svg:height="1.223cm" svg:x="7.676cm" svg:y="14.375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676cm" svg:y="15.599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26" draw:id="id226" draw:layer="layout" svg:width="3.786cm" svg:height="1.223cm" svg:x="7.676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462cm" svg:y1="17.433cm" svg:x2="13.381cm" svg:y2="14.986cm" draw:start-shape="id226" draw:start-glue-point="1" draw:end-shape="id227" draw:end-glue-point="3" svg:d="M11462 17433h960v-2447h959" svg:viewBox="0 0 1920 2448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504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28" draw:id="id228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28" draw:start-glue-point="1" draw:end-shape="id229" draw:end-glue-point="3" svg:d="M5541 15008l2135-22" svg:viewBox="0 0 2136 23">
          <text:p/>
        </draw:connector>
        <draw:custom-shape draw:style-name="gr12" draw:text-style-name="P39" xml:id="id236" draw:id="id236" draw:layer="layout" svg:width="3.786cm" svg:height="1.223cm" svg:x="13.381cm" svg:y="14.37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81cm" svg:y="15.599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30" draw:id="id230" draw:layer="layout" svg:width="3.786cm" svg:height="1.223cm" svg:x="13.3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231" draw:id="id231" draw:layer="layout" svg:width="3.786cm" svg:height="1.223cm" svg:x="19.181cm" svg:y="14.37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9.181cm" svg:y="15.599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32" draw:id="id232" draw:layer="layout" svg:width="3.786cm" svg:height="1.223cm" svg:x="19.1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167cm" svg:y1="17.433cm" svg:x2="19.181cm" svg:y2="14.986cm" draw:start-shape="id230" draw:start-glue-point="1" draw:end-shape="id231" draw:end-glue-point="3" svg:d="M17167 17433h1007v-2447h1007" svg:viewBox="0 0 2015 2448">
          <text:p/>
        </draw:connector>
        <draw:g xml:id="id233" draw:id="id233"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onnector draw:style-name="gr14" draw:text-style-name="P25" draw:layer="layout" svg:x1="22.967cm" svg:y1="17.433cm" svg:x2="24.83cm" svg:y2="18.924cm" draw:start-shape="id232" draw:start-glue-point="1" draw:end-shape="id233" draw:end-glue-point="0" svg:d="M22967 17433h1863v1491" svg:viewBox="0 0 1864 1492">
          <text:p/>
        </draw:connector>
        <draw:custom-shape draw:style-name="gr13" draw:text-style-name="P38" xml:id="id234" draw:id="id234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648cm" svg:y1="18.476cm" svg:x2="7.676cm" svg:y2="17.433cm" draw:start-shape="id234" draw:start-glue-point="0" draw:end-shape="id235" draw:end-glue-point="3" svg:d="M3648 18476v-1043h4028" svg:viewBox="0 0 4029 1044">
          <text:p/>
        </draw:connector>
        <draw:custom-shape draw:style-name="gr12" draw:text-style-name="P39" xml:id="id229" draw:id="id229" draw:layer="layout" svg:width="3.786cm" svg:height="1.223cm" svg:x="7.676cm" svg:y="14.375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676cm" svg:y="15.599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35" draw:id="id235" draw:layer="layout" svg:width="3.786cm" svg:height="1.223cm" svg:x="7.676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462cm" svg:y1="17.433cm" svg:x2="13.381cm" svg:y2="14.986cm" draw:start-shape="id235" draw:start-glue-point="1" draw:end-shape="id236" draw:end-glue-point="3" svg:d="M11462 17433h960v-2447h959" svg:viewBox="0 0 1920 2448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504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37" draw:id="id237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37" draw:start-glue-point="1" draw:end-shape="id238" draw:end-glue-point="3" svg:d="M5541 15008l2135-22" svg:viewBox="0 0 2136 23">
          <text:p/>
        </draw:connector>
        <draw:custom-shape draw:style-name="gr12" draw:text-style-name="P39" xml:id="id245" draw:id="id245" draw:layer="layout" svg:width="3.786cm" svg:height="1.223cm" svg:x="13.381cm" svg:y="14.37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81cm" svg:y="15.599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39" draw:id="id239" draw:layer="layout" svg:width="3.786cm" svg:height="1.223cm" svg:x="13.3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240" draw:id="id240" draw:layer="layout" svg:width="3.786cm" svg:height="1.223cm" svg:x="19.181cm" svg:y="14.37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9.181cm" svg:y="15.599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41" draw:id="id241" draw:layer="layout" svg:width="3.786cm" svg:height="1.223cm" svg:x="19.1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167cm" svg:y1="17.433cm" svg:x2="19.181cm" svg:y2="14.986cm" draw:start-shape="id239" draw:start-glue-point="1" draw:end-shape="id240" draw:end-glue-point="3" svg:d="M17167 17433h1007v-2447h1007" svg:viewBox="0 0 2015 2448">
          <text:p/>
        </draw:connector>
        <draw:g xml:id="id242" draw:id="id242"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onnector draw:style-name="gr14" draw:text-style-name="P25" draw:layer="layout" svg:x1="22.967cm" svg:y1="17.433cm" svg:x2="24.83cm" svg:y2="18.924cm" draw:start-shape="id241" draw:start-glue-point="1" draw:end-shape="id242" draw:end-glue-point="0" svg:d="M22967 17433h1863v1491" svg:viewBox="0 0 1864 1492">
          <text:p/>
        </draw:connector>
        <draw:custom-shape draw:style-name="gr13" draw:text-style-name="P38" xml:id="id243" draw:id="id243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5.541cm" svg:y1="19.087cm" svg:x2="15.274cm" svg:y2="18.045cm" draw:start-shape="id243" draw:start-glue-point="1" draw:end-shape="id239" draw:end-glue-point="2" svg:d="M5541 19087h9733v-1042" svg:viewBox="0 0 9734 1043">
          <text:p/>
        </draw:connector>
        <draw:custom-shape draw:style-name="gr12" draw:text-style-name="P39" xml:id="id238" draw:id="id238" draw:layer="layout" svg:width="3.786cm" svg:height="1.223cm" svg:x="7.676cm" svg:y="14.375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676cm" svg:y="15.599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44" draw:id="id244" draw:layer="layout" svg:width="3.786cm" svg:height="1.223cm" svg:x="7.676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462cm" svg:y1="17.433cm" svg:x2="13.381cm" svg:y2="14.986cm" draw:start-shape="id244" draw:start-glue-point="1" draw:end-shape="id245" draw:end-glue-point="3" svg:d="M11462 17433h960v-2447h959" svg:viewBox="0 0 1920 2448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504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46" draw:id="id246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46" draw:start-glue-point="1" draw:end-shape="id247" draw:end-glue-point="3" svg:d="M5541 15008l2135-22" svg:viewBox="0 0 2136 23">
          <text:p/>
        </draw:connector>
        <draw:custom-shape draw:style-name="gr12" draw:text-style-name="P39" xml:id="id254" draw:id="id254" draw:layer="layout" svg:width="3.786cm" svg:height="1.223cm" svg:x="13.381cm" svg:y="14.37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81cm" svg:y="15.599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48" draw:id="id248" draw:layer="layout" svg:width="3.786cm" svg:height="1.223cm" svg:x="13.3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249" draw:id="id249" draw:layer="layout" svg:width="3.786cm" svg:height="1.223cm" svg:x="19.181cm" svg:y="14.37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9.181cm" svg:y="15.599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50" draw:id="id250" draw:layer="layout" svg:width="3.786cm" svg:height="1.223cm" svg:x="19.1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167cm" svg:y1="17.433cm" svg:x2="19.181cm" svg:y2="14.986cm" draw:start-shape="id248" draw:start-glue-point="1" draw:end-shape="id249" draw:end-glue-point="3" svg:d="M17167 17433h1007v-2447h1007" svg:viewBox="0 0 2015 2448">
          <text:p/>
        </draw:connector>
        <draw:g xml:id="id251" draw:id="id251"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onnector draw:style-name="gr14" draw:text-style-name="P25" draw:layer="layout" svg:x1="22.967cm" svg:y1="17.433cm" svg:x2="24.83cm" svg:y2="18.924cm" draw:start-shape="id250" draw:start-glue-point="1" draw:end-shape="id251" draw:end-glue-point="0" svg:d="M22967 17433h1863v1491" svg:viewBox="0 0 1864 1492">
          <text:p/>
        </draw:connector>
        <draw:custom-shape draw:style-name="gr13" draw:text-style-name="P38" xml:id="id252" draw:id="id252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5.541cm" svg:y1="19.087cm" svg:x2="21.074cm" svg:y2="18.045cm" draw:start-shape="id252" draw:start-glue-point="1" draw:end-shape="id250" draw:end-glue-point="2" svg:d="M5541 19087h15533v-1042" svg:viewBox="0 0 15534 1043">
          <text:p/>
        </draw:connector>
        <draw:custom-shape draw:style-name="gr12" draw:text-style-name="P39" xml:id="id247" draw:id="id247" draw:layer="layout" svg:width="3.786cm" svg:height="1.223cm" svg:x="7.676cm" svg:y="14.375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676cm" svg:y="15.599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53" draw:id="id253" draw:layer="layout" svg:width="3.786cm" svg:height="1.223cm" svg:x="7.676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462cm" svg:y1="17.433cm" svg:x2="13.381cm" svg:y2="14.986cm" draw:start-shape="id253" draw:start-glue-point="1" draw:end-shape="id254" draw:end-glue-point="3" svg:d="M11462 17433h960v-2447h959" svg:viewBox="0 0 1920 2448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004cm" svg:y="12.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55" draw:id="id255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55" draw:start-glue-point="1" draw:end-shape="id256" draw:end-glue-point="3" svg:d="M5541 15008l2135-22" svg:viewBox="0 0 2136 23">
          <text:p/>
        </draw:connector>
        <draw:custom-shape draw:style-name="gr12" draw:text-style-name="P39" xml:id="id263" draw:id="id263" draw:layer="layout" svg:width="3.786cm" svg:height="1.223cm" svg:x="13.381cm" svg:y="14.37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81cm" svg:y="15.599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57" draw:id="id257" draw:layer="layout" svg:width="3.786cm" svg:height="1.223cm" svg:x="13.3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xml:id="id258" draw:id="id258" draw:layer="layout" svg:width="3.786cm" svg:height="1.223cm" svg:x="19.181cm" svg:y="14.375cm">
          <text:p text:style-name="P20"><text:span text:style-name="T67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9.181cm" svg:y="15.599cm">
          <text:p text:style-name="P20"><text:span text:style-name="T67">-5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59" draw:id="id259" draw:layer="layout" svg:width="3.786cm" svg:height="1.223cm" svg:x="19.1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167cm" svg:y1="17.433cm" svg:x2="19.181cm" svg:y2="14.986cm" draw:start-shape="id257" draw:start-glue-point="1" draw:end-shape="id258" draw:end-glue-point="3" svg:d="M17167 17433h1007v-2447h1007" svg:viewBox="0 0 2015 2448">
          <text:p/>
        </draw:connector>
        <draw:g xml:id="id260" draw:id="id260"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onnector draw:style-name="gr14" draw:text-style-name="P25" draw:layer="layout" svg:x1="22.967cm" svg:y1="17.433cm" svg:x2="24.83cm" svg:y2="18.924cm" draw:start-shape="id259" draw:start-glue-point="1" draw:end-shape="id260" draw:end-glue-point="0" svg:d="M22967 17433h1863v1491" svg:viewBox="0 0 1864 1492">
          <text:p/>
        </draw:connector>
        <draw:custom-shape draw:style-name="gr13" draw:text-style-name="P38" xml:id="id261" draw:id="id261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5.541cm" svg:y1="19.087cm" svg:x2="15.274cm" svg:y2="18.045cm" draw:start-shape="id261" draw:start-glue-point="1" draw:end-shape="id257" draw:end-glue-point="2" svg:d="M5541 19087h9733v-1042" svg:viewBox="0 0 9734 1043">
          <text:p/>
        </draw:connector>
        <draw:custom-shape draw:style-name="gr12" draw:text-style-name="P39" xml:id="id256" draw:id="id256" draw:layer="layout" svg:width="3.786cm" svg:height="1.223cm" svg:x="7.676cm" svg:y="14.375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676cm" svg:y="15.599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62" draw:id="id262" draw:layer="layout" svg:width="3.786cm" svg:height="1.223cm" svg:x="7.676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462cm" svg:y1="17.433cm" svg:x2="13.381cm" svg:y2="14.986cm" draw:start-shape="id262" draw:start-glue-point="1" draw:end-shape="id263" draw:end-glue-point="3" svg:d="M11462 17433h960v-2447h959" svg:viewBox="0 0 1920 2448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304cm" svg:y="9.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64" draw:id="id264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64" draw:start-glue-point="1" draw:end-shape="id265" draw:end-glue-point="3" svg:d="M5541 15008l2135-22" svg:viewBox="0 0 2136 23">
          <text:p/>
        </draw:connector>
        <draw:custom-shape draw:style-name="gr12" draw:text-style-name="P39" xml:id="id269" draw:id="id269" draw:layer="layout" svg:width="3.786cm" svg:height="1.223cm" svg:x="13.381cm" svg:y="14.37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81cm" svg:y="15.599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66" draw:id="id266" draw:layer="layout" svg:width="3.786cm" svg:height="1.223cm" svg:x="13.3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167cm" svg:y1="17.433cm" svg:x2="19.181cm" svg:y2="14.986cm" draw:start-shape="id266" draw:start-glue-point="1" svg:d="M17167 17433h1270v-2447h744" svg:viewBox="0 0 2015 2448">
          <text:p/>
        </draw:connector>
        <draw:g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ustom-shape draw:style-name="gr13" draw:text-style-name="P38" xml:id="id267" draw:id="id267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5.541cm" svg:y1="19.087cm" svg:x2="15.274cm" svg:y2="18.045cm" draw:start-shape="id267" draw:start-glue-point="1" draw:end-shape="id266" draw:end-glue-point="2" svg:d="M5541 19087h9733v-1042" svg:viewBox="0 0 9734 1043">
          <text:p/>
        </draw:connector>
        <draw:custom-shape draw:style-name="gr12" draw:text-style-name="P39" xml:id="id265" draw:id="id265" draw:layer="layout" svg:width="3.786cm" svg:height="1.223cm" svg:x="7.676cm" svg:y="14.375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676cm" svg:y="15.599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68" draw:id="id268" draw:layer="layout" svg:width="3.786cm" svg:height="1.223cm" svg:x="7.676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462cm" svg:y1="17.433cm" svg:x2="13.381cm" svg:y2="14.986cm" draw:start-shape="id268" draw:start-glue-point="1" draw:end-shape="id269" draw:end-glue-point="3" svg:d="M11462 17433h960v-2447h959" svg:viewBox="0 0 1920 2448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304cm" svg:y="9.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70" draw:id="id270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70" draw:start-glue-point="1" draw:end-shape="id271" draw:end-glue-point="3" svg:d="M5541 15008l2135-22" svg:viewBox="0 0 2136 23">
          <text:p/>
        </draw:connector>
        <draw:custom-shape draw:style-name="gr12" draw:text-style-name="P39" xml:id="id276" draw:id="id276" draw:layer="layout" svg:width="3.786cm" svg:height="1.223cm" svg:x="13.381cm" svg:y="14.37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81cm" svg:y="15.599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72" draw:id="id272" draw:layer="layout" svg:width="3.786cm" svg:height="1.223cm" svg:x="13.3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167cm" svg:y1="17.433cm" svg:x2="24.83cm" svg:y2="18.924cm" draw:start-shape="id272" draw:start-glue-point="1" draw:end-shape="id273" draw:end-glue-point="0" svg:d="M17167 17433h7663v1491" svg:viewBox="0 0 7664 1492">
          <text:p/>
        </draw:connector>
        <draw:g xml:id="id273" draw:id="id273"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ustom-shape draw:style-name="gr13" draw:text-style-name="P38" xml:id="id274" draw:id="id274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5.541cm" svg:y1="19.087cm" svg:x2="15.274cm" svg:y2="18.045cm" draw:start-shape="id274" draw:start-glue-point="1" draw:end-shape="id272" draw:end-glue-point="2" svg:d="M5541 19087h9733v-1042" svg:viewBox="0 0 9734 1043">
          <text:p/>
        </draw:connector>
        <draw:custom-shape draw:style-name="gr12" draw:text-style-name="P39" xml:id="id271" draw:id="id271" draw:layer="layout" svg:width="3.786cm" svg:height="1.223cm" svg:x="7.676cm" svg:y="14.375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676cm" svg:y="15.599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75" draw:id="id275" draw:layer="layout" svg:width="3.786cm" svg:height="1.223cm" svg:x="7.676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462cm" svg:y1="17.433cm" svg:x2="13.381cm" svg:y2="14.986cm" draw:start-shape="id275" draw:start-glue-point="1" draw:end-shape="id276" draw:end-glue-point="3" svg:d="M11462 17433h960v-2447h959" svg:viewBox="0 0 1920 2448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304cm" svg:y="10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77" draw:id="id277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77" draw:start-glue-point="1" draw:end-shape="id278" draw:end-glue-point="3" svg:d="M5541 15008l2135-22" svg:viewBox="0 0 2136 23">
          <text:p/>
        </draw:connector>
        <draw:custom-shape draw:style-name="gr12" draw:text-style-name="P39" xml:id="id283" draw:id="id283" draw:layer="layout" svg:width="3.786cm" svg:height="1.223cm" svg:x="13.381cm" svg:y="14.375cm">
          <text:p text:style-name="P20"><text:span text:style-name="T67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13.381cm" svg:y="15.599cm">
          <text:p text:style-name="P20"><text:span text:style-name="T6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79" draw:id="id279" draw:layer="layout" svg:width="3.786cm" svg:height="1.223cm" svg:x="13.381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7.167cm" svg:y1="17.433cm" svg:x2="24.83cm" svg:y2="18.924cm" draw:start-shape="id279" draw:start-glue-point="1" draw:end-shape="id280" draw:end-glue-point="0" svg:d="M17167 17433h7663v1491" svg:viewBox="0 0 7664 1492">
          <text:p/>
        </draw:connector>
        <draw:g xml:id="id280" draw:id="id280"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ustom-shape draw:style-name="gr13" draw:text-style-name="P38" xml:id="id281" draw:id="id281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5.541cm" svg:y1="19.087cm" svg:x2="9.569cm" svg:y2="18.045cm" draw:start-shape="id281" draw:start-glue-point="1" draw:end-shape="id282" draw:end-glue-point="2" svg:d="M5541 19087h4028v-1042" svg:viewBox="0 0 4029 1043">
          <text:p/>
        </draw:connector>
        <draw:custom-shape draw:style-name="gr12" draw:text-style-name="P39" xml:id="id278" draw:id="id278" draw:layer="layout" svg:width="3.786cm" svg:height="1.223cm" svg:x="7.676cm" svg:y="14.375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676cm" svg:y="15.599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82" draw:id="id282" draw:layer="layout" svg:width="3.786cm" svg:height="1.223cm" svg:x="7.676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462cm" svg:y1="17.433cm" svg:x2="13.381cm" svg:y2="14.986cm" draw:start-shape="id282" draw:start-glue-point="1" draw:end-shape="id283" draw:end-glue-point="3" svg:d="M11462 17433h960v-2447h959" svg:viewBox="0 0 1920 2448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304cm" svg:y="9.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84" draw:id="id284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84" draw:start-glue-point="1" draw:end-shape="id285" draw:end-glue-point="3" svg:d="M5541 15008l2135-22" svg:viewBox="0 0 2136 23">
          <text:p/>
        </draw:connector>
        <draw:g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ustom-shape draw:style-name="gr13" draw:text-style-name="P38" xml:id="id286" draw:id="id286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5.541cm" svg:y1="19.087cm" svg:x2="9.569cm" svg:y2="18.045cm" draw:start-shape="id286" draw:start-glue-point="1" draw:end-shape="id287" draw:end-glue-point="2" svg:d="M5541 19087h4028v-1042" svg:viewBox="0 0 4029 1043">
          <text:p/>
        </draw:connector>
        <draw:custom-shape draw:style-name="gr12" draw:text-style-name="P39" xml:id="id285" draw:id="id285" draw:layer="layout" svg:width="3.786cm" svg:height="1.223cm" svg:x="7.676cm" svg:y="14.375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676cm" svg:y="15.599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87" draw:id="id287" draw:layer="layout" svg:width="3.786cm" svg:height="1.223cm" svg:x="7.676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line-skew="-0.247cm" svg:x1="11.462cm" svg:y1="17.433cm" svg:x2="13.381cm" svg:y2="14.986cm" draw:start-shape="id287" draw:start-glue-point="1" svg:d="M11462 17433h976v-2447h943" svg:viewBox="0 0 1920 2448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304cm" svg:y="9.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88" draw:id="id288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88" draw:start-glue-point="1" draw:end-shape="id289" draw:end-glue-point="3" svg:d="M5541 15008l2135-22" svg:viewBox="0 0 2136 23">
          <text:p/>
        </draw:connector>
        <draw:g xml:id="id292" draw:id="id292"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ustom-shape draw:style-name="gr13" draw:text-style-name="P38" xml:id="id290" draw:id="id290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5.541cm" svg:y1="19.087cm" svg:x2="9.569cm" svg:y2="18.045cm" draw:start-shape="id290" draw:start-glue-point="1" draw:end-shape="id291" draw:end-glue-point="2" svg:d="M5541 19087h4028v-1042" svg:viewBox="0 0 4029 1043">
          <text:p/>
        </draw:connector>
        <draw:custom-shape draw:style-name="gr12" draw:text-style-name="P39" xml:id="id289" draw:id="id289" draw:layer="layout" svg:width="3.786cm" svg:height="1.223cm" svg:x="7.676cm" svg:y="14.375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676cm" svg:y="15.599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91" draw:id="id291" draw:layer="layout" svg:width="3.786cm" svg:height="1.223cm" svg:x="7.676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462cm" svg:y1="17.433cm" svg:x2="24.83cm" svg:y2="18.924cm" draw:start-shape="id291" draw:start-glue-point="1" draw:end-shape="id292" draw:end-glue-point="0" svg:d="M11462 17433h13368v1491" svg:viewBox="0 0 13369 1492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304cm" svg:y="10.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93" draw:id="id293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93" draw:start-glue-point="1" draw:end-shape="id294" draw:end-glue-point="3" svg:d="M5541 15008l2135-22" svg:viewBox="0 0 2136 23">
          <text:p/>
        </draw:connector>
        <draw:g xml:id="id297" draw:id="id297"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ustom-shape draw:style-name="gr13" draw:text-style-name="P38" xml:id="id295" draw:id="id295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648cm" svg:y1="18.476cm" svg:x2="3.648cm" svg:y2="15.62cm" draw:start-shape="id295" draw:start-glue-point="0" draw:end-shape="id293" draw:end-glue-point="2" svg:d="M3648 18476v-2856" svg:viewBox="0 0 1 2857">
          <text:p/>
        </draw:connector>
        <draw:custom-shape draw:style-name="gr12" draw:text-style-name="P39" xml:id="id294" draw:id="id294" draw:layer="layout" svg:width="3.786cm" svg:height="1.223cm" svg:x="7.676cm" svg:y="14.375cm">
          <text:p text:style-name="P20"><text:span text:style-name="T6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3.786cm" svg:height="1.223cm" svg:x="7.676cm" svg:y="15.599cm">
          <text:p text:style-name="P20"><text:span text:style-name="T6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8" xml:id="id296" draw:id="id296" draw:layer="layout" svg:width="3.786cm" svg:height="1.223cm" svg:x="7.676cm" svg:y="16.822cm">
          <text:p text:style-name="P20"><text:span text:style-name="T67">next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462cm" svg:y1="17.433cm" svg:x2="24.83cm" svg:y2="18.924cm" draw:start-shape="id296" draw:start-glue-point="1" draw:end-shape="id297" draw:end-glue-point="0" svg:d="M11462 17433h13368v1491" svg:viewBox="0 0 13369 1492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304cm" svg:y="9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298" draw:id="id298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5.541cm" svg:y1="15.008cm" svg:x2="7.676cm" svg:y2="14.986cm" draw:start-shape="id298" draw:start-glue-point="1" svg:d="M5541 15008l2135-22" svg:viewBox="0 0 2136 23">
          <text:p/>
        </draw:connector>
        <draw:g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ustom-shape draw:style-name="gr13" draw:text-style-name="P38" xml:id="id299" draw:id="id299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648cm" svg:y1="18.476cm" svg:x2="3.648cm" svg:y2="15.62cm" draw:start-shape="id299" draw:start-glue-point="0" draw:end-shape="id298" draw:end-glue-point="2" svg:d="M3648 18476v-2856" svg:viewBox="0 0 1 2857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304cm" svg:y="9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Lista</text:p>
          </draw:text-box>
        </draw:frame>
        <draw:frame draw:style-name="gr6" draw:text-style-name="P52" draw:layer="layout" svg:width="26.342cm" svg:height="13.282cm" svg:x="1.824cm" svg:y="5.191cm">
          <draw:text-box>
            <text:p><text:span text:style-name="T104">void</text:span><text:span text:style-name="T111"> </text:span><text:span text:style-name="T112">limparLista</text:span><text:span text:style-name="T104">(struct</text:span><text:span text:style-name="T111"> </text:span><text:span text:style-name="T112">coord</text:span><text:span text:style-name="T111"> </text:span><text:span text:style-name="T104">**</text:span><text:span text:style-name="T111"> </text:span><text:span text:style-name="T112">p</text:span><text:span text:style-name="T104">)</text:span></text:p>
            <text:p><text:span text:style-name="T104">{</text:span></text:p>
            <text:p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><text:span text:style-name="T87"><text:s text:c="4"/></text:span><text:span text:style-name="T104">{</text:span></text:p>
            <text:p><text:span text:style-name="T111"><text:s text:c="8"/></text:span><text:span text:style-name="T112">limparLista</text:span><text:span text:style-name="T111">(</text:span><text:span text:style-name="T104">&amp;((*</text:span><text:span text:style-name="T112">p</text:span><text:span text:style-name="T104">)-&gt;</text:span><text:span text:style-name="T112">next</text:span><text:span text:style-name="T87">)</text:span><text:span text:style-name="T104">)</text:span></text:p>
            <text:p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><text:span text:style-name="T111"><text:s text:c="4"/></text:span><text:span text:style-name="T104">}</text:span></text:p>
            <text:p><text:span text:style-name="T104">}</text:span></text:p>
          </draw:text-box>
        </draw:frame>
        <draw:custom-shape draw:style-name="gr13" draw:text-style-name="P38" xml:id="id301" draw:id="id301" draw:layer="layout" svg:width="3.786cm" svg:height="1.223cm" svg:x="1.755cm" svg:y="14.39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g xml:id="id302" draw:id="id302">
          <draw:line draw:style-name="gr15" draw:text-style-name="P25" draw:layer="layout" svg:x1="24.179cm" svg:y1="18.924cm" svg:x2="25.481cm" svg:y2="18.924cm">
            <text:p/>
          </draw:line>
          <draw:line draw:style-name="gr15" draw:text-style-name="P25" draw:layer="layout" svg:x1="24.457cm" svg:y1="19.12cm" svg:x2="25.265cm" svg:y2="19.124cm">
            <text:p/>
          </draw:line>
          <draw:line draw:style-name="gr15" draw:text-style-name="P25" draw:layer="layout" svg:x1="24.668cm" svg:y1="19.324cm" svg:x2="25.165cm" svg:y2="19.324cm">
            <text:p/>
          </draw:line>
        </draw:g>
        <draw:custom-shape draw:style-name="gr13" draw:text-style-name="P38" xml:id="id300" draw:id="id300" draw:layer="layout" svg:width="3.786cm" svg:height="1.223cm" svg:x="1.755cm" svg:y="18.476cm">
          <text:p text:style-name="P20"><text:span text:style-name="T67">p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648cm" svg:y1="18.476cm" svg:x2="3.648cm" svg:y2="15.62cm" draw:start-shape="id300" draw:start-glue-point="0" draw:end-shape="id301" draw:end-glue-point="2" svg:d="M3648 18476v-2856" svg:viewBox="0 0 1 2857">
          <text:p/>
        </draw:connector>
        <draw:connector draw:style-name="gr14" draw:text-style-name="P25" draw:layer="layout" svg:x1="5.541cm" svg:y1="15.008cm" svg:x2="24.83cm" svg:y2="18.924cm" draw:start-shape="id301" draw:start-glue-point="1" draw:end-shape="id302" draw:end-glue-point="0" svg:d="M5541 15008h19289v3916" svg:viewBox="0 0 19290 3917">
          <text:p/>
        </draw:connector>
        <draw:frame draw:style-name="gr8" draw:text-style-name="P18" draw:layer="layout" svg:width="21.457cm" svg:height="1.126cm" svg:x="1.922cm" svg:y="3.557cm">
          <draw:text-box>
            <text:p><text:span text:style-name="T112">limparLista</text:span><text:span text:style-name="T104">(&amp;</text:span><text:span text:style-name="T112">phead</text:span><text:span text:style-name="T104">)</text:span></text:p>
          </draw:text-box>
        </draw:frame>
        <draw:custom-shape draw:style-name="gr21" draw:text-style-name="P20" draw:layer="layout" svg:width="1.757cm" svg:height="0.568cm" svg:x="3.304cm" svg:y="10.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Usando isso tudo!</text:p>
          </draw:text-box>
        </draw:frame>
        <draw:frame draw:style-name="gr6" draw:text-style-name="P52" draw:layer="layout" svg:width="27.75cm" svg:height="13.282cm" svg:x="0.369cm" svg:y="3.377cm">
          <draw:text-box>
            <text:p><text:span text:style-name="T104">int</text:span><text:span text:style-name="T111"> </text:span><text:span text:style-name="T112">main</text:span><text:span text:style-name="T104">()</text:span></text:p>
            <text:p><text:span text:style-name="T104">{</text:span></text:p>
            <text:p><text:span text:style-name="T111"><text:s text:c="4"/></text:span><text:span text:style-name="T104">struct</text:span><text:span text:style-name="T111"> </text:span><text:span text:style-name="T112">coord</text:span><text:span text:style-name="T111"> </text:span><text:span text:style-name="T104">*</text:span><text:span text:style-name="T111"> </text:span><text:span text:style-name="T112">phead</text:span><text:span text:style-name="T111"> </text:span><text:span text:style-name="T104">=</text:span><text:span text:style-name="T111"> </text:span><text:span text:style-name="T112">NULL</text:span><text:span text:style-name="T104">;</text:span></text:p>
            <text:p><text:span text:style-name="T111"><text:s text:c="4"/></text:span><text:span text:style-name="T104">int</text:span><text:span text:style-name="T111"> </text:span><text:span text:style-name="T112">i</text:span><text:span text:style-name="T104">;</text:span></text:p>
            <text:p><text:span text:style-name="T111"><text:s text:c="4"/></text:span><text:span text:style-name="T116">//Insere 3 elementos no final da lista</text:span></text:p>
            <text:p><text:span text:style-name="T111"><text:s text:c="4"/></text:span><text:span text:style-name="T104">for</text:span><text:span text:style-name="T111"> </text:span><text:span text:style-name="T104">(</text:span><text:span text:style-name="T112">i</text:span><text:span text:style-name="T104">=</text:span><text:span text:style-name="T113">0</text:span><text:span text:style-name="T104">;</text:span><text:span text:style-name="T111"> </text:span><text:span text:style-name="T112">i</text:span><text:span text:style-name="T104">&lt;</text:span><text:span text:style-name="T113">3</text:span><text:span text:style-name="T104">;</text:span><text:span text:style-name="T111"> </text:span><text:span text:style-name="T112">i</text:span><text:span text:style-name="T104">++)</text:span></text:p>
            <text:p><text:span text:style-name="T111"><text:s text:c="8"/></text:span><text:span text:style-name="T112">insereFim</text:span><text:span text:style-name="T104">(&amp;</text:span><text:span text:style-name="T112">phead</text:span><text:span text:style-name="T104">);</text:span></text:p>
            <text:p><text:span text:style-name="T88"><text:s text:c="4"/></text:span></text:p>
            <text:p><text:span text:style-name="T111"><text:s text:c="4"/></text:span><text:span text:style-name="T116">//insere 2 elementos no inicio da lista</text:span></text:p>
            <text:p><text:span text:style-name="T111"><text:s text:c="4"/></text:span><text:span text:style-name="T104">for</text:span><text:span text:style-name="T111"> </text:span><text:span text:style-name="T104">(</text:span><text:span text:style-name="T112">i</text:span><text:span text:style-name="T104">=</text:span><text:span text:style-name="T113">0</text:span><text:span text:style-name="T104">;</text:span><text:span text:style-name="T111"> </text:span><text:span text:style-name="T112">i</text:span><text:span text:style-name="T104">&lt;</text:span><text:span text:style-name="T113">2</text:span><text:span text:style-name="T104">;</text:span><text:span text:style-name="T111"> </text:span><text:span text:style-name="T112">i</text:span><text:span text:style-name="T104">++)</text:span></text:p>
            <text:p><text:span text:style-name="T111"><text:s text:c="8"/></text:span><text:span text:style-name="T112">insereInicio</text:span><text:span text:style-name="T104">(&amp;</text:span><text:span text:style-name="T112">phead</text:span><text:span text:style-name="T104">);</text:span></text:p>
            <text:p><text:span text:style-name="T88"><text:s text:c="8"/></text:span></text:p>
            <text:p><text:span text:style-name="T111"><text:s text:c="4"/></text:span><text:span text:style-name="T112">imprimeLista</text:span><text:span text:style-name="T104">(</text:span><text:span text:style-name="T112">phead</text:span><text:span text:style-name="T104">);</text:span></text:p>
            <text:p><text:span text:style-name="T88"><text:s text:c="4"/></text:span></text:p>
            <text:p><text:span text:style-name="T111"><text:s text:c="4"/></text:span><text:span text:style-name="T116">//Busca e imprime o elemento (1,10)</text:span></text:p>
            <text:p><text:span text:style-name="T111"><text:s text:c="4"/></text:span><text:span text:style-name="T112">imprimeElemento</text:span><text:span text:style-name="T104">(</text:span><text:span text:style-name="T112">buscaCoord</text:span><text:span text:style-name="T104">(</text:span><text:span text:style-name="T113">1</text:span><text:span text:style-name="T104">,</text:span><text:span text:style-name="T111"> </text:span><text:span text:style-name="T113">10</text:span><text:span text:style-name="T104">,</text:span><text:span text:style-name="T111"> </text:span><text:span text:style-name="T112">phead</text:span><text:span text:style-name="T104">));</text:span></text:p>
            <text:p><text:span text:style-name="T88"><text:s text:c="4"/></text:span></text:p>
            <text:p><text:span text:style-name="T88"/></text:p>
            <text:p text:style-name="P36"><text:span text:style-name="T87"><text:s text:c="4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Usando isso tudo!</text:p>
          </draw:text-box>
        </draw:frame>
        <draw:frame draw:style-name="gr6" draw:text-style-name="P52" draw:layer="layout" svg:width="27.75cm" svg:height="16.87cm" svg:x="0.369cm" svg:y="3.377cm">
          <draw:text-box>
            <text:p><text:span text:style-name="T87"/></text:p>
            <text:p><text:span text:style-name="T111"><text:s text:c="4"/></text:span><text:span text:style-name="T116">/*Busca e imprime o elemento (2,10);*/</text:span></text:p>
            <text:p><text:span text:style-name="T111"><text:s text:c="4"/></text:span><text:span text:style-name="T112">imprimeElemento</text:span><text:span text:style-name="T104">(</text:span><text:span text:style-name="T112">buscaCoord</text:span><text:span text:style-name="T104">(</text:span><text:span text:style-name="T113">2</text:span><text:span text:style-name="T104">,</text:span><text:span text:style-name="T111"> </text:span><text:span text:style-name="T113">10</text:span><text:span text:style-name="T104">,</text:span><text:span text:style-name="T111"> </text:span><text:span text:style-name="T112">phead</text:span><text:span text:style-name="T104">));</text:span></text:p>
            <text:p><text:span text:style-name="T87"><text:s text:c="4"/></text:span></text:p>
            <text:p><text:span text:style-name="T111"><text:s text:c="4"/></text:span><text:span text:style-name="T112">excluiElementoCoord</text:span><text:span text:style-name="T104">(</text:span><text:span text:style-name="T113">1</text:span><text:span text:style-name="T104">,</text:span><text:span text:style-name="T111"> </text:span><text:span text:style-name="T113">10</text:span><text:span text:style-name="T104">,</text:span><text:span text:style-name="T111"> </text:span><text:span text:style-name="T104">&amp;</text:span><text:span text:style-name="T112">phead</text:span><text:span text:style-name="T104">);</text:span></text:p>
            <text:p><text:span text:style-name="T111"><text:s text:c="4"/></text:span><text:span text:style-name="T112">imprimeLista</text:span><text:span text:style-name="T104">(</text:span><text:span text:style-name="T112">phead</text:span><text:span text:style-name="T104">);</text:span></text:p>
            <text:p><text:span text:style-name="T87"><text:s text:c="4"/></text:span></text:p>
            <text:p><text:span text:style-name="T111"><text:s text:c="4"/></text:span><text:span text:style-name="T112">excluiElementoPonteiro</text:span><text:span text:style-name="T104">(</text:span><text:span text:style-name="T112">buscaCoord</text:span><text:span text:style-name="T104">(</text:span><text:span text:style-name="T113">2</text:span><text:span text:style-name="T104">,</text:span><text:span text:style-name="T111"> </text:span><text:span text:style-name="T113">20</text:span><text:span text:style-name="T104">,</text:span><text:span text:style-name="T111"> </text:span><text:span text:style-name="T112">phead</text:span><text:span text:style-name="T104">),</text:span><text:span text:style-name="T111"> </text:span></text:p>
            <text:p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104">&amp;</text:span><text:span text:style-name="T112">phead</text:span><text:span text:style-name="T104">);</text:span></text:p>
            <text:p><text:span text:style-name="T111"><text:s text:c="4"/></text:span><text:span text:style-name="T112">imprimeLista</text:span><text:span text:style-name="T104">(</text:span><text:span text:style-name="T112">phead</text:span><text:span text:style-name="T104">);</text:span></text:p>
            <text:p><text:span text:style-name="T87"/></text:p>
            <text:p><text:span text:style-name="T111"><text:s text:c="4"/></text:span><text:span text:style-name="T112">excluiElementoPonteiro</text:span><text:span text:style-name="T104">(</text:span><text:span text:style-name="T112">buscaCoord</text:span><text:span text:style-name="T104">(</text:span><text:span text:style-name="T113">2</text:span><text:span text:style-name="T104">,</text:span><text:span text:style-name="T111"> </text:span><text:span text:style-name="T113">20</text:span><text:span text:style-name="T104">,</text:span><text:span text:style-name="T111"> </text:span><text:span text:style-name="T112">phead</text:span><text:span text:style-name="T104">),</text:span><text:span text:style-name="T111"> </text:span></text:p>
            <text:p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104">&amp;</text:span><text:span text:style-name="T112">phead</text:span><text:span text:style-name="T104">);</text:span></text:p>
            <text:p><text:span text:style-name="T87"><text:s text:c="4"/></text:span></text:p>
            <text:p><text:span text:style-name="T111"><text:s text:c="4"/></text:span><text:span text:style-name="T112">limparLista</text:span><text:span text:style-name="T104">(&amp;</text:span><text:span text:style-name="T112">phead</text:span><text:span text:style-name="T104">);</text:span></text:p>
            <text:p><text:span text:style-name="T111"><text:s text:c="4"/></text:span><text:span text:style-name="T112">imprimeLista</text:span><text:span text:style-name="T104">(</text:span><text:span text:style-name="T112">phead</text:span><text:span text:style-name="T87">);</text:span></text:p>
            <text:p><text:span text:style-name="T87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lguns tipos de lista encadeada</text:p>
          </draw:text-box>
        </draw:frame>
        <draw:frame presentation:style-name="pr9" draw:layer="layout" svg:width="25.199cm" svg:height="1.844cm" svg:x="1.092cm" svg:y="4cm" presentation:class="outline" presentation:user-transformed="true">
          <draw:text-box>
            <text:list text:style-name="L2">
              <text:list-item>
                <text:p>Lista encadeada simples.</text:p>
              </text:list-item>
            </text:list>
          </draw:text-box>
        </draw:frame>
        <draw:custom-shape draw:style-name="gr13" draw:text-style-name="P38" xml:id="id303" draw:id="id303" draw:layer="layout" svg:width="2.451cm" svg:height="1.223cm" svg:x="1.297cm" svg:y="6.45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3.748cm" svg:y1="7.061cm" svg:x2="5.088cm" svg:y2="7.039cm" draw:start-shape="id303" draw:start-glue-point="1" draw:end-shape="id304" draw:end-glue-point="3" svg:d="M3748 7061l1340-22" svg:viewBox="0 0 1341 23">
          <text:p/>
        </draw:connector>
        <draw:custom-shape draw:style-name="gr32" draw:text-style-name="P39" xml:id="id304" draw:id="id304" draw:layer="layout" svg:width="1.304cm" svg:height="1.223cm" svg:x="5.088cm" svg:y="6.4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05" draw:id="id305" draw:layer="layout" svg:width="1.297cm" svg:height="1.223cm" svg:x="6.392cm" svg:y="6.428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7.689cm" svg:y1="7.039cm" svg:x2="9.066cm" svg:y2="7.04cm" draw:start-shape="id305" draw:start-glue-point="1" draw:end-shape="id306" draw:end-glue-point="3" svg:d="M7689 7039h688v1h689" svg:viewBox="0 0 1378 2">
          <text:p/>
        </draw:connector>
        <draw:g xml:id="id308" draw:id="id308">
          <draw:line draw:style-name="gr15" draw:text-style-name="P25" draw:layer="layout" svg:x1="24.557cm" svg:y1="8.113cm" svg:x2="25.859cm" svg:y2="8.113cm">
            <text:p/>
          </draw:line>
          <draw:line draw:style-name="gr15" draw:text-style-name="P25" draw:layer="layout" svg:x1="24.835cm" svg:y1="8.309cm" svg:x2="25.643cm" svg:y2="8.313cm">
            <text:p/>
          </draw:line>
          <draw:line draw:style-name="gr15" draw:text-style-name="P25" draw:layer="layout" svg:x1="25.046cm" svg:y1="8.513cm" svg:x2="25.543cm" svg:y2="8.513cm">
            <text:p/>
          </draw:line>
        </draw:g>
        <draw:connector draw:style-name="gr14" draw:text-style-name="P25" draw:layer="layout" svg:x1="23.601cm" svg:y1="7.041cm" svg:x2="25.208cm" svg:y2="8.113cm" draw:start-shape="id307" draw:start-glue-point="1" draw:end-shape="id308" draw:end-glue-point="0" svg:d="M23601 7041h1607v1072" svg:viewBox="0 0 1608 1073">
          <text:p/>
        </draw:connector>
        <draw:custom-shape draw:style-name="gr32" draw:text-style-name="P39" xml:id="id306" draw:id="id306" draw:layer="layout" svg:width="1.304cm" svg:height="1.223cm" svg:x="9.066cm" svg:y="6.42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09" draw:id="id309" draw:layer="layout" svg:width="1.297cm" svg:height="1.223cm" svg:x="10.37cm" svg:y="6.429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667cm" svg:y1="7.04cm" svg:x2="13.044cm" svg:y2="7.04cm" draw:start-shape="id309" draw:start-glue-point="1" draw:end-shape="id310" draw:end-glue-point="3" svg:d="M11667 7040h1377" svg:viewBox="0 0 1378 1">
          <text:p/>
        </draw:connector>
        <draw:custom-shape draw:style-name="gr32" draw:text-style-name="P39" xml:id="id310" draw:id="id310" draw:layer="layout" svg:width="1.304cm" svg:height="1.223cm" svg:x="13.044cm" svg:y="6.42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11" draw:id="id311" draw:layer="layout" svg:width="1.297cm" svg:height="1.223cm" svg:x="14.348cm" svg:y="6.429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5.645cm" svg:y1="7.04cm" svg:x2="17.022cm" svg:y2="7.04cm" draw:start-shape="id311" draw:start-glue-point="1" draw:end-shape="id312" draw:end-glue-point="3" svg:d="M15645 7040h1377" svg:viewBox="0 0 1378 1">
          <text:p/>
        </draw:connector>
        <draw:custom-shape draw:style-name="gr32" draw:text-style-name="P39" xml:id="id312" draw:id="id312" draw:layer="layout" svg:width="1.304cm" svg:height="1.223cm" svg:x="17.022cm" svg:y="6.42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13" draw:id="id313" draw:layer="layout" svg:width="1.297cm" svg:height="1.223cm" svg:x="18.326cm" svg:y="6.429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9.623cm" svg:y1="7.04cm" svg:x2="21cm" svg:y2="7.041cm" draw:start-shape="id313" draw:start-glue-point="1" draw:end-shape="id314" draw:end-glue-point="3" svg:d="M19623 7040h688v1h689" svg:viewBox="0 0 1378 2">
          <text:p/>
        </draw:connector>
        <draw:custom-shape draw:style-name="gr32" draw:text-style-name="P39" xml:id="id314" draw:id="id314" draw:layer="layout" svg:width="1.304cm" svg:height="1.223cm" svg:x="21cm" svg:y="6.4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07" draw:id="id307" draw:layer="layout" svg:width="1.297cm" svg:height="1.223cm" svg:x="22.304cm" svg:y="6.43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3.949cm" svg:x="1.093cm" svg:y="11.301cm" presentation:class="outline" presentation:user-transformed="true">
          <draw:text-box>
            <text:list text:style-name="L2">
              <text:list-item>
                <text:p>Lista encadeada circular </text:p>
                <text:list>
                  <text:list-item>
                    <text:p>phead pode apontar para qualquer elemento, pois a lista não tem início.</text:p>
                  </text:list-item>
                </text:list>
              </text:list-item>
            </text:list>
          </draw:text-box>
        </draw:frame>
        <draw:custom-shape draw:style-name="gr13" draw:text-style-name="P38" xml:id="id315" draw:id="id315" draw:layer="layout" svg:width="2.451cm" svg:height="1.223cm" svg:x="1.298cm" svg:y="16.851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.523cm" svg:y1="16.851cm" svg:x2="9.719cm" svg:y2="16.83cm" draw:start-shape="id315" draw:end-shape="id316" draw:end-glue-point="0" svg:d="M2523 16851v-548h7196v527" svg:viewBox="0 0 7197 549">
          <text:p/>
        </draw:connector>
        <draw:custom-shape draw:style-name="gr32" draw:text-style-name="P39" xml:id="id319" draw:id="id319" draw:layer="layout" svg:width="1.304cm" svg:height="1.223cm" svg:x="5.089cm" svg:y="16.82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17" draw:id="id317" draw:layer="layout" svg:width="1.297cm" svg:height="1.223cm" svg:x="6.393cm" svg:y="16.829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7.69cm" svg:y1="17.44cm" svg:x2="9.067cm" svg:y2="17.441cm" draw:start-shape="id317" draw:start-glue-point="1" draw:end-shape="id316" draw:end-glue-point="3" svg:d="M7690 17440h688v1h689" svg:viewBox="0 0 1378 2">
          <text:p/>
        </draw:connector>
        <draw:connector draw:style-name="gr14" draw:text-style-name="P25" draw:layer="layout" svg:x1="23.602cm" svg:y1="17.442cm" svg:x2="5.089cm" svg:y2="17.44cm" draw:start-shape="id318" draw:start-glue-point="1" draw:end-shape="id319" draw:end-glue-point="3" svg:d="M23602 17442h525v1137h-19564v-1139h526" svg:viewBox="0 0 19565 1140">
          <text:p/>
        </draw:connector>
        <draw:custom-shape draw:style-name="gr32" draw:text-style-name="P39" xml:id="id316" draw:id="id316" draw:layer="layout" svg:width="1.304cm" svg:height="1.223cm" svg:x="9.067cm" svg:y="16.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20" draw:id="id320" draw:layer="layout" svg:width="1.297cm" svg:height="1.223cm" svg:x="10.371cm" svg:y="16.83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1.668cm" svg:y1="17.441cm" svg:x2="13.045cm" svg:y2="17.441cm" draw:start-shape="id320" draw:start-glue-point="1" draw:end-shape="id321" draw:end-glue-point="3" svg:d="M11668 17441h1377" svg:viewBox="0 0 1378 1">
          <text:p/>
        </draw:connector>
        <draw:custom-shape draw:style-name="gr32" draw:text-style-name="P39" xml:id="id321" draw:id="id321" draw:layer="layout" svg:width="1.304cm" svg:height="1.223cm" svg:x="13.045cm" svg:y="16.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22" draw:id="id322" draw:layer="layout" svg:width="1.297cm" svg:height="1.223cm" svg:x="14.349cm" svg:y="16.83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5.646cm" svg:y1="17.441cm" svg:x2="17.023cm" svg:y2="17.441cm" draw:start-shape="id322" draw:start-glue-point="1" draw:end-shape="id323" draw:end-glue-point="3" svg:d="M15646 17441h1377" svg:viewBox="0 0 1378 1">
          <text:p/>
        </draw:connector>
        <draw:custom-shape draw:style-name="gr32" draw:text-style-name="P39" xml:id="id323" draw:id="id323" draw:layer="layout" svg:width="1.304cm" svg:height="1.223cm" svg:x="17.023cm" svg:y="16.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24" draw:id="id324" draw:layer="layout" svg:width="1.297cm" svg:height="1.223cm" svg:x="18.327cm" svg:y="16.83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9.624cm" svg:y1="17.441cm" svg:x2="21.001cm" svg:y2="17.442cm" draw:start-shape="id324" draw:start-glue-point="1" draw:end-shape="id325" draw:end-glue-point="3" svg:d="M19624 17441h688v1h689" svg:viewBox="0 0 1378 2">
          <text:p/>
        </draw:connector>
        <draw:custom-shape draw:style-name="gr32" draw:text-style-name="P39" xml:id="id325" draw:id="id325" draw:layer="layout" svg:width="1.304cm" svg:height="1.223cm" svg:x="21.001cm" svg:y="16.8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18" draw:id="id318" draw:layer="layout" svg:width="1.297cm" svg:height="1.223cm" svg:x="22.305cm" svg:y="16.8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lguns tipos de lista encadeada</text:p>
          </draw:text-box>
        </draw:frame>
        <draw:frame presentation:style-name="pr9" draw:layer="layout" svg:width="25.199cm" svg:height="1.844cm" svg:x="1.093cm" svg:y="3.722cm" presentation:class="outline" presentation:user-transformed="true">
          <draw:text-box>
            <text:list text:style-name="L2">
              <text:list-item>
                <text:p>Lista duplamente encadeada com sentinelas.</text:p>
              </text:list-item>
            </text:list>
          </draw:text-box>
        </draw:frame>
        <draw:custom-shape draw:style-name="gr13" draw:text-style-name="P38" xml:id="id326" draw:id="id326" draw:layer="layout" svg:width="2.451cm" svg:height="1.223cm" svg:x="1.298cm" svg:y="6.372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3.749cm" svg:y1="6.983cm" svg:x2="4.689cm" svg:y2="6.956cm" draw:start-shape="id326" draw:start-glue-point="1" draw:end-shape="id327" svg:d="M3749 6983l940-27" svg:viewBox="0 0 941 28">
          <text:p/>
        </draw:connector>
        <draw:custom-shape draw:style-name="gr32" draw:text-style-name="P39" draw:layer="layout" svg:width="1.304cm" svg:height="1.223cm" svg:x="5.986cm" svg:y="6.34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28" draw:id="id328" draw:layer="layout" svg:width="1.297cm" svg:height="1.223cm" svg:x="7.29cm" svg:y="6.345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587cm" svg:y1="6.956cm" svg:x2="9.508cm" svg:y2="6.957cm" draw:start-shape="id328" draw:start-glue-point="1" draw:end-shape="id329" draw:end-glue-point="3" svg:d="M8587 6956h460v1h461" svg:viewBox="0 0 922 2">
          <text:p/>
        </draw:connector>
        <draw:g xml:id="id331" draw:id="id331">
          <draw:line draw:style-name="gr15" draw:text-style-name="P25" draw:layer="layout" svg:x1="24.354cm" svg:y1="7.971cm" svg:x2="25.656cm" svg:y2="7.971cm">
            <text:p/>
          </draw:line>
          <draw:line draw:style-name="gr15" draw:text-style-name="P25" draw:layer="layout" svg:x1="24.632cm" svg:y1="8.167cm" svg:x2="25.44cm" svg:y2="8.171cm">
            <text:p/>
          </draw:line>
          <draw:line draw:style-name="gr15" draw:text-style-name="P25" draw:layer="layout" svg:x1="24.843cm" svg:y1="8.371cm" svg:x2="25.34cm" svg:y2="8.371cm">
            <text:p/>
          </draw:line>
        </draw:g>
        <draw:connector draw:style-name="gr14" draw:text-style-name="P25" draw:layer="layout" svg:x1="23.08cm" svg:y1="6.959cm" svg:x2="25.005cm" svg:y2="7.971cm" draw:start-shape="id330" draw:start-glue-point="1" draw:end-shape="id331" draw:end-glue-point="0" svg:d="M23080 6959h1925v1012" svg:viewBox="0 0 1926 1013">
          <text:p/>
        </draw:connector>
        <draw:custom-shape draw:style-name="gr33" draw:text-style-name="P38" xml:id="id327" draw:id="id327" draw:layer="layout" svg:width="1.297cm" svg:height="1.223cm" svg:x="4.689cm" svg:y="6.34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304cm" svg:height="1.223cm" svg:x="10.805cm" svg:y="6.34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32" draw:id="id332" draw:layer="layout" svg:width="1.297cm" svg:height="1.223cm" svg:x="12.109cm" svg:y="6.346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3.406cm" svg:y1="6.957cm" svg:x2="14.309cm" svg:y2="6.958cm" draw:start-shape="id332" draw:start-glue-point="1" draw:end-shape="id333" draw:end-glue-point="3" svg:d="M13406 6957h451v1h452" svg:viewBox="0 0 904 2">
          <text:p/>
        </draw:connector>
        <draw:custom-shape draw:style-name="gr33" draw:text-style-name="P38" xml:id="id329" draw:id="id329" draw:layer="layout" svg:width="1.297cm" svg:height="1.223cm" svg:x="9.508cm" svg:y="6.346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156cm" svg:y1="6.346cm" svg:x2="5.337cm" svg:y2="6.345cm" draw:start-shape="id329" draw:start-glue-point="0" draw:end-shape="id327" draw:end-glue-point="0" svg:d="M10156 6346v-528h-4819v527" svg:viewBox="0 0 4820 529">
          <text:p/>
        </draw:connector>
        <draw:custom-shape draw:style-name="gr32" draw:text-style-name="P39" draw:layer="layout" svg:width="1.304cm" svg:height="1.223cm" svg:x="15.606cm" svg:y="6.34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34" draw:id="id334" draw:layer="layout" svg:width="1.297cm" svg:height="1.223cm" svg:x="16.91cm" svg:y="6.347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8.207cm" svg:y1="6.958cm" svg:x2="19.182cm" svg:y2="6.959cm" draw:start-shape="id334" draw:start-glue-point="1" draw:end-shape="id335" draw:end-glue-point="3" svg:d="M18207 6958h487v1h488" svg:viewBox="0 0 976 2">
          <text:p/>
        </draw:connector>
        <draw:custom-shape draw:style-name="gr33" draw:text-style-name="P38" xml:id="id333" draw:id="id333" draw:layer="layout" svg:width="1.297cm" svg:height="1.223cm" svg:x="14.309cm" svg:y="6.347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4.957cm" svg:y1="7.57cm" svg:x2="10.156cm" svg:y2="7.569cm" draw:start-shape="id333" draw:start-glue-point="2" draw:end-shape="id329" draw:end-glue-point="2" svg:d="M14957 7570v525h-4801v-526" svg:viewBox="0 0 4802 527">
          <text:p/>
        </draw:connector>
        <draw:g xml:id="id336" draw:id="id336">
          <draw:line draw:style-name="gr15" draw:text-style-name="P25" draw:layer="layout" svg:x1="4.035cm" svg:y1="9.235cm" svg:x2="5.337cm" svg:y2="9.235cm">
            <text:p/>
          </draw:line>
          <draw:line draw:style-name="gr15" draw:text-style-name="P25" draw:layer="layout" svg:x1="4.313cm" svg:y1="9.431cm" svg:x2="5.121cm" svg:y2="9.435cm">
            <text:p/>
          </draw:line>
          <draw:line draw:style-name="gr15" draw:text-style-name="P25" draw:layer="layout" svg:x1="4.524cm" svg:y1="9.635cm" svg:x2="5.021cm" svg:y2="9.635cm">
            <text:p/>
          </draw:line>
        </draw:g>
        <draw:connector draw:style-name="gr14" draw:text-style-name="P25" draw:layer="layout" svg:x1="5.337cm" svg:y1="7.568cm" svg:x2="4.686cm" svg:y2="9.235cm" draw:start-shape="id327" draw:start-glue-point="2" draw:end-shape="id336" draw:end-glue-point="0" svg:d="M5337 7568v833h-651v834" svg:viewBox="0 0 652 1668">
          <text:p/>
        </draw:connector>
        <draw:custom-shape draw:style-name="gr32" draw:text-style-name="P39" draw:layer="layout" svg:width="1.304cm" svg:height="1.223cm" svg:x="20.479cm" svg:y="6.3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30" draw:id="id330" draw:layer="layout" svg:width="1.297cm" svg:height="1.223cm" svg:x="21.783cm" svg:y="6.348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1.904cm" svg:y1="9.607cm" svg:x2="19.83cm" svg:y2="7.571cm" draw:start-shape="id337" draw:start-glue-point="3" draw:end-shape="id335" draw:end-glue-point="2" svg:d="M21904 9607h-2074v-2036" svg:viewBox="0 0 2075 2037">
          <text:p/>
        </draw:connector>
        <draw:custom-shape draw:style-name="gr33" draw:text-style-name="P38" xml:id="id335" draw:id="id335" draw:layer="layout" svg:width="1.297cm" svg:height="1.223cm" svg:x="19.182cm" svg:y="6.3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8" xml:id="id337" draw:id="id337" draw:layer="layout" svg:width="2.451cm" svg:height="1.223cm" svg:x="21.904cm" svg:y="8.996cm">
          <text:p text:style-name="P20"><text:span text:style-name="T67">ptail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9.83cm" svg:y1="6.348cm" svg:x2="14.957cm" svg:y2="6.347cm" draw:start-shape="id335" draw:start-glue-point="0" draw:end-shape="id333" draw:end-glue-point="0" svg:d="M19830 6348v-528h-4873v527" svg:viewBox="0 0 4874 529">
          <text:p/>
        </draw:connector>
        <draw:frame presentation:style-name="pr10" draw:layer="layout" svg:width="25.199cm" svg:height="3.949cm" svg:x="1.094cm" svg:y="10.524cm" presentation:class="outline" presentation:user-transformed="true">
          <draw:text-box>
            <text:list text:style-name="L2">
              <text:list-item>
                <text:p>Lista duplamente encadeada circular.</text:p>
                <text:list>
                  <text:list-item>
                    <text:p>phead pode apontar para qualquer elemento, pois a lista não tem início</text:p>
                  </text:list-item>
                </text:list>
              </text:list-item>
            </text:list>
          </draw:text-box>
        </draw:frame>
        <draw:custom-shape draw:style-name="gr13" draw:text-style-name="P38" xml:id="id346" draw:id="id346" draw:layer="layout" svg:width="2.451cm" svg:height="1.223cm" svg:x="0.482cm" svg:y="18.947cm">
          <text:p text:style-name="P20"><text:span text:style-name="T67">ph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304cm" svg:height="1.223cm" svg:x="5.987cm" svg:y="16.64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38" draw:id="id338" draw:layer="layout" svg:width="1.297cm" svg:height="1.223cm" svg:x="7.291cm" svg:y="16.647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588cm" svg:y1="17.258cm" svg:x2="9.509cm" svg:y2="17.259cm" draw:start-shape="id338" draw:start-glue-point="1" draw:end-shape="id339" draw:end-glue-point="3" svg:d="M8588 17258h460v1h461" svg:viewBox="0 0 922 2">
          <text:p/>
        </draw:connector>
        <draw:connector draw:style-name="gr14" draw:text-style-name="P25" draw:layer="layout" draw:line-skew="0cm -0.56cm" svg:x1="23.081cm" svg:y1="17.261cm" svg:x2="4.69cm" svg:y2="17.258cm" draw:start-shape="id340" draw:start-glue-point="1" draw:end-shape="id341" draw:end-glue-point="3" svg:d="M23081 17261h525v-1701h-19443v1698h527" svg:viewBox="0 0 19444 1702">
          <text:p/>
        </draw:connector>
        <draw:custom-shape draw:style-name="gr33" draw:text-style-name="P38" xml:id="id341" draw:id="id341" draw:layer="layout" svg:width="1.297cm" svg:height="1.223cm" svg:x="4.69cm" svg:y="16.64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304cm" svg:height="1.223cm" svg:x="10.806cm" svg:y="16.6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42" draw:id="id342" draw:layer="layout" svg:width="1.297cm" svg:height="1.223cm" svg:x="12.11cm" svg:y="16.648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3.407cm" svg:y1="17.259cm" svg:x2="14.31cm" svg:y2="17.26cm" draw:start-shape="id342" draw:start-glue-point="1" draw:end-shape="id343" draw:end-glue-point="3" svg:d="M13407 17259h451v1h452" svg:viewBox="0 0 904 2">
          <text:p/>
        </draw:connector>
        <draw:custom-shape draw:style-name="gr33" draw:text-style-name="P38" xml:id="id339" draw:id="id339" draw:layer="layout" svg:width="1.297cm" svg:height="1.223cm" svg:x="9.509cm" svg:y="16.648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157cm" svg:y1="16.648cm" svg:x2="5.338cm" svg:y2="16.647cm" draw:start-shape="id339" draw:start-glue-point="0" draw:end-shape="id341" draw:end-glue-point="0" svg:d="M10157 16648v-528h-4819v527" svg:viewBox="0 0 4820 529">
          <text:p/>
        </draw:connector>
        <draw:custom-shape draw:style-name="gr32" draw:text-style-name="P39" draw:layer="layout" svg:width="1.304cm" svg:height="1.223cm" svg:x="15.607cm" svg:y="16.64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44" draw:id="id344" draw:layer="layout" svg:width="1.297cm" svg:height="1.223cm" svg:x="16.911cm" svg:y="16.649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8.208cm" svg:y1="17.26cm" svg:x2="19.183cm" svg:y2="17.261cm" draw:start-shape="id344" draw:start-glue-point="1" draw:end-shape="id345" draw:end-glue-point="3" svg:d="M18208 17260h487v1h488" svg:viewBox="0 0 976 2">
          <text:p/>
        </draw:connector>
        <draw:custom-shape draw:style-name="gr33" draw:text-style-name="P38" xml:id="id343" draw:id="id343" draw:layer="layout" svg:width="1.297cm" svg:height="1.223cm" svg:x="14.31cm" svg:y="16.649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4.958cm" svg:y1="17.872cm" svg:x2="10.157cm" svg:y2="17.871cm" draw:start-shape="id343" draw:start-glue-point="2" draw:end-shape="id339" draw:end-glue-point="2" svg:d="M14958 17872v525h-4801v-526" svg:viewBox="0 0 4802 527">
          <text:p/>
        </draw:connector>
        <draw:connector draw:style-name="gr14" draw:text-style-name="P25" draw:layer="layout" draw:line-skew="0.879cm" svg:x1="5.338cm" svg:y1="17.87cm" svg:x2="19.831cm" svg:y2="17.873cm" draw:start-shape="id341" draw:start-glue-point="2" draw:end-shape="id345" draw:end-glue-point="2" svg:d="M5338 17870v1407h14493v-1404" svg:viewBox="0 0 14494 1408">
          <text:p/>
        </draw:connector>
        <draw:custom-shape draw:style-name="gr32" draw:text-style-name="P39" draw:layer="layout" svg:width="1.304cm" svg:height="1.223cm" svg:x="20.48cm" svg:y="16.6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40" draw:id="id340" draw:layer="layout" svg:width="1.297cm" svg:height="1.223cm" svg:x="21.784cm" svg:y="16.6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8" xml:id="id345" draw:id="id345" draw:layer="layout" svg:width="1.297cm" svg:height="1.223cm" svg:x="19.183cm" svg:y="16.65cm">
          <text:p/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9.831cm" svg:y1="16.65cm" svg:x2="14.958cm" svg:y2="16.649cm" draw:start-shape="id345" draw:start-glue-point="0" draw:end-shape="id343" draw:end-glue-point="0" svg:d="M19831 16650v-528h-4873v527" svg:viewBox="0 0 4874 529">
          <text:p/>
        </draw:connector>
        <draw:connector draw:style-name="gr14" draw:text-style-name="P25" draw:layer="layout" svg:x1="2.933cm" svg:y1="19.558cm" svg:x2="4.69cm" svg:y2="17.258cm" draw:start-shape="id346" draw:start-glue-point="1" draw:end-shape="id341" draw:end-glue-point="3" svg:d="M2933 19558h878v-2300h879" svg:viewBox="0 0 1758 2301">
          <text:p/>
        </draw:connector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use-footer-name="ftr1">
        <office:forms form:automatic-focus="false" form:apply-design-mode="false"/>
        <draw:frame draw:style-name="gr34" draw:text-style-name="P11" draw:layer="layout" svg:width="13.668cm" svg:height="3cm" svg:x="7.166cm" svg:y="9.3cm">
          <draw:text-box>
            <text:p><text:span text:style-name="T21">Exercíci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rcício</text:p>
          </draw:text-box>
        </draw:frame>
        <draw:frame presentation:style-name="pr11" draw:layer="layout" svg:width="25.199cm" svg:height="14.939cm" svg:x="1.5cm" svg:y="4cm" presentation:class="outline" presentation:user-transformed="true">
          <draw:text-box>
            <text:list text:style-name="L2">
              <text:list-item>
                <text:p>Criar 3 novas funções no projeto da lista de coordenadas:</text:p>
                <text:list>
                  <text:list-item>
                    <text:p>Função para ordenar a lista pela distância euclidiana entre o ponto e a origem (0,0). Chame a função de <text:span text:style-name="T117">ordenaListaEuclidiana</text:span>.</text:p>
                  </text:list-item>
                  <text:list-item>
                    <text:p>Função para inserir um novo ponto em uma lista ordenada (também pela distância euclidiana entre o ponto e a origem). Chame a função de <text:span text:style-name="T117">insereOrdenadoEuclidiana</text:span>.</text:p>
                  </text:list-item>
                  <text:list-item>
                    <text:p>Modificar as funções de exclusão para imprimir o elemento a ser excluído e pedir uma confirmação antes de realmente apag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rcício</text:p>
          </draw:text-box>
        </draw:frame>
        <draw:frame presentation:style-name="pr12" draw:layer="layout" svg:width="25.199cm" svg:height="2.852cm" svg:x="1.091cm" svg:y="4cm" presentation:class="outline" presentation:user-transformed="true">
          <draw:text-box>
            <text:list text:style-name="L2">
              <text:list-item>
                <text:p>O que é distância euclidiana?</text:p>
                <text:list>
                  <text:list-item>
                    <text:p>No 2D</text:p>
                  </text:list-item>
                </text:list>
              </text:list-item>
            </text:list>
          </draw:text-box>
        </draw:frame>
        <draw:line draw:style-name="gr35" draw:text-style-name="P25" draw:layer="layout" svg:x1="6.308cm" svg:y1="19.703cm" svg:x2="6.226cm" svg:y2="13.123cm">
          <text:p/>
        </draw:line>
        <draw:line draw:style-name="gr35" draw:text-style-name="P25" draw:layer="layout" svg:x1="1.568cm" svg:y1="16.923cm" svg:x2="11.744cm" svg:y2="16.923cm">
          <text:p/>
        </draw:line>
        <draw:custom-shape draw:style-name="gr36" draw:text-style-name="P53" xml:id="id347" draw:id="id347" draw:layer="layout" svg:width="0.245cm" svg:height="0.245cm" svg:x="5.116cm" svg:y="17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4" xml:id="id348" draw:id="id348" draw:layer="layout" svg:width="0.245cm" svg:height="0.245cm" svg:x="9.117cm" svg:y="14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5" draw:layer="layout" svg:width="1.721cm" svg:height="0.958cm" svg:x="9.117cm" svg:y="13.832cm">
          <draw:text-box>
            <text:p>(3,2)</text:p>
          </draw:text-box>
        </draw:frame>
        <draw:frame draw:style-name="gr39" draw:text-style-name="P55" draw:layer="layout" svg:width="2.145cm" svg:height="0.958cm" svg:x="3.399cm" svg:y="18.03cm">
          <draw:text-box>
            <text:p>(-1,-1)</text:p>
          </draw:text-box>
        </draw:frame>
        <draw:connector draw:style-name="gr40" draw:text-style-name="P20" draw:layer="layout" draw:type="line" svg:x1="5.325cm" svg:y1="17.821cm" svg:x2="9.153cm" svg:y2="14.995cm" draw:start-shape="id347" draw:start-glue-point="11" draw:end-shape="id348" draw:end-glue-point="7" svg:d="M5325 17821l3828-2826" svg:viewBox="0 0 3829 2827">
          <text:p/>
        </draw:connector>
        <draw:frame draw:style-name="gr41" draw:text-style-name="P55" draw:layer="layout" svg:width="0.82cm" svg:height="0.958cm" svg:x="11.076cm" svg:y="16.923cm">
          <draw:text-box>
            <text:p>x</text:p>
          </draw:text-box>
        </draw:frame>
        <draw:frame draw:style-name="gr42" draw:text-style-name="P55" draw:layer="layout" svg:width="0.981cm" svg:height="1.116cm" svg:x="5.368cm" svg:y="12.469cm">
          <draw:text-box>
            <text:p>y</text:p>
          </draw:text-box>
        </draw:fram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rcício</text:p>
          </draw:text-box>
        </draw:frame>
        <draw:frame presentation:style-name="pr13" draw:layer="layout" svg:width="25.199cm" svg:height="8.872cm" svg:x="1.091cm" svg:y="4cm" presentation:class="outline" presentation:user-transformed="true">
          <draw:text-box>
            <text:list text:style-name="L2">
              <text:list-item>
                <text:p>O que é distância euclidiana?</text:p>
                <text:list>
                  <text:list-item>
                    <text:p>No 2D</text:p>
                    <text:list>
                      <text:list-item>
                        <text:p>Basta marcar o triângulo retângulo e calcular a hipotenusa.</text:p>
                      </text:list-item>
                      <text:list-item>
                        <text:p>Cateto a = 2 - (-1) = 3</text:p>
                      </text:list-item>
                      <text:list-item>
                        <text:p>Cateto b = 3 - (-1) = 4</text:p>
                      </text:list-item>
                      <text:list-item>
                        <text:p>Hipotenusa c = 5 (pitagoras)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5" draw:text-style-name="P25" draw:layer="layout" svg:x1="6.308cm" svg:y1="19.703cm" svg:x2="6.226cm" svg:y2="13.123cm">
          <text:p/>
        </draw:line>
        <draw:line draw:style-name="gr35" draw:text-style-name="P25" draw:layer="layout" svg:x1="1.568cm" svg:y1="16.923cm" svg:x2="11.744cm" svg:y2="16.923cm">
          <text:p/>
        </draw:line>
        <draw:custom-shape draw:style-name="gr36" draw:text-style-name="P53" xml:id="id349" draw:id="id349" draw:layer="layout" svg:width="0.245cm" svg:height="0.245cm" svg:x="5.116cm" svg:y="17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4" xml:id="id350" draw:id="id350" draw:layer="layout" svg:width="0.245cm" svg:height="0.245cm" svg:x="9.117cm" svg:y="14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5" draw:layer="layout" svg:width="2.2cm" svg:height="0.958cm" svg:x="9.117cm" svg:y="13.832cm">
          <draw:text-box>
            <text:p>p (3,2)</text:p>
          </draw:text-box>
        </draw:frame>
        <draw:frame draw:style-name="gr44" draw:text-style-name="P55" draw:layer="layout" svg:width="2.623cm" svg:height="0.958cm" svg:x="3.399cm" svg:y="18.03cm">
          <draw:text-box>
            <text:p>q (-1,-1)</text:p>
          </draw:text-box>
        </draw:frame>
        <draw:connector draw:style-name="gr40" draw:text-style-name="P20" draw:layer="layout" draw:type="line" svg:x1="5.325cm" svg:y1="17.821cm" svg:x2="9.153cm" svg:y2="14.995cm" draw:start-shape="id349" draw:start-glue-point="11" draw:end-shape="id350" draw:end-glue-point="7" svg:d="M5325 17821l3828-2826" svg:viewBox="0 0 3829 2827">
          <text:p/>
        </draw:connector>
        <draw:frame draw:style-name="gr41" draw:text-style-name="P55" draw:layer="layout" svg:width="0.82cm" svg:height="0.958cm" svg:x="11.076cm" svg:y="16.923cm">
          <draw:text-box>
            <text:p>x</text:p>
          </draw:text-box>
        </draw:frame>
        <draw:frame draw:style-name="gr42" draw:text-style-name="P55" draw:layer="layout" svg:width="0.981cm" svg:height="1.116cm" svg:x="5.368cm" svg:y="12.469cm">
          <draw:text-box>
            <text:p>y</text:p>
          </draw:text-box>
        </draw:frame>
        <draw:connector draw:style-name="gr45" draw:text-style-name="P20" draw:layer="layout" svg:x1="9.24cm" svg:y1="15.031cm" svg:x2="9.235cm" svg:y2="17.907cm" draw:start-shape="id350" draw:start-glue-point="8" draw:end-shape="id351" draw:end-glue-point="3" svg:d="M9240 15031v1413h-5v1463" svg:viewBox="0 0 6 2877">
          <text:p/>
        </draw:connector>
        <draw:connector draw:style-name="gr45" draw:text-style-name="P20" xml:id="id351" draw:id="id351" draw:layer="layout" svg:x1="5.361cm" svg:y1="17.908cm" svg:x2="9.235cm" svg:y2="17.907cm" draw:start-shape="id349" draw:start-glue-point="10" svg:d="M5361 17908h2188v-1h1686" svg:viewBox="0 0 3875 2">
          <text:p/>
        </draw:connector>
        <draw:frame draw:style-name="gr46" draw:text-style-name="P55" draw:layer="layout" svg:width="0.786cm" svg:height="0.958cm" svg:x="9.153cm" svg:y="15.697cm">
          <draw:text-box>
            <text:p>a</text:p>
          </draw:text-box>
        </draw:frame>
        <draw:frame draw:style-name="gr41" draw:text-style-name="P55" draw:layer="layout" svg:width="0.82cm" svg:height="0.958cm" svg:x="7.262cm" svg:y="17.821cm">
          <draw:text-box>
            <text:p>b</text:p>
          </draw:text-box>
        </draw:frame>
        <draw:frame draw:style-name="gr46" draw:text-style-name="P55" draw:layer="layout" svg:width="0.786cm" svg:height="0.958cm" svg:x="6.813cm" svg:y="15.367cm">
          <draw:text-box>
            <text:p>c</text:p>
          </draw:text-box>
        </draw:frame>
        <draw:frame draw:style-name="gr47" draw:text-style-name="P56" draw:layer="layout" svg:width="6.58cm" svg:height="1.195cm" svg:x="13.936cm" svg:y="13.937cm">
          <draw:text-box>
            <text:list text:style-name="L1">
              <text:list-header>
                <text:p><text:span text:style-name="T118">Em geral, temos:</text:span></text:p>
              </text:list-header>
            </text:list>
          </draw:text-box>
        </draw:frame>
        <draw:frame draw:style-name="gr48" draw:text-style-name="P18" draw:layer="layout" svg:width="11.301cm" svg:height="1.157cm" svg:x="13.337cm" svg:y="15.49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use-footer-name="ftr1">
        <office:forms form:automatic-focus="false" form:apply-design-mode="false"/>
        <draw:frame draw:style-name="gr49" draw:text-style-name="P11" draw:layer="layout" svg:width="23.836cm" svg:height="3cm" svg:x="2.904cm" svg:y="9.974cm">
          <draw:text-box>
            <text:p text:style-name="P57"><text:span text:style-name="T21">Árvores Binária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7" draw:layer="layout" svg:width="25.199cm" svg:height="3cm" svg:x="1.4cm" svg:y="-0.027cm" presentation:class="title" presentation:user-transformed="true">
          <draw:text-box>
            <text:p><text:span text:style-name="T18">O que é uma árvore binária?</text:span></text:p>
          </draw:text-box>
        </draw:frame>
        <draw:frame presentation:style-name="pr6" draw:text-style-name="P58" draw:layer="layout" svg:width="25.5cm" svg:height="11.493cm" svg:x="1.022cm" svg:y="3.255cm" presentation:class="outline" presentation:user-transformed="true">
          <draw:text-box>
            <text:list text:style-name="L2">
              <text:list-item>
                <text:p text:style-name="P58"><text:span text:style-name="T119">É uma estrutura de dados onde:</text:span></text:p>
                <text:list>
                  <text:list-item>
                    <text:p text:style-name="P58"><text:span text:style-name="T119">Os elementos estão espalhados em qualquer lugar da memória (em qualquer ordem).</text:span></text:p>
                  </text:list-item>
                  <text:list-item>
                    <text:p text:style-name="P58"><text:span text:style-name="T119">Temos um apontador para o primeiro elemento da árvore</text:span></text:p>
                  </text:list-item>
                  <text:list-item>
                    <text:p text:style-name="P58"><text:span text:style-name="T119">Cada elemento da árvore aponta para dois filhos, o esquerdo e o direito.</text:span></text:p>
                  </text:list-item>
                  <text:list-item>
                    <text:p text:style-name="P58"><text:span text:style-name="T119">Os filhos com valor menor ficam do lado esquerdo e os maiores no lado direit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7" draw:layer="layout" svg:width="25.199cm" svg:height="3cm" svg:x="1.4cm" svg:y="-0.027cm" presentation:class="title" presentation:user-transformed="true">
          <draw:text-box>
            <text:p><text:span text:style-name="T18">O que é uma árvore binária?</text:span></text:p>
          </draw:text-box>
        </draw:frame>
        <draw:custom-shape draw:style-name="gr50" draw:text-style-name="P38" xml:id="id352" draw:id="id352" draw:layer="layout" svg:width="3.786cm" svg:height="1.223cm" svg:x="11.737cm" svg:y="6.509cm">
          <text:p text:style-name="P59">phead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13.63cm" svg:y1="7.732cm" svg:x2="13.629cm" svg:y2="9.287cm" draw:start-shape="id352" draw:start-glue-point="2" draw:end-shape="id353" draw:end-glue-point="0" svg:d="M13630 7732l-1 1555" svg:viewBox="0 0 2 1556">
          <text:p/>
        </draw:connector>
        <draw:connector draw:style-name="gr14" draw:text-style-name="P25" draw:layer="layout" svg:x1="11.019cm" svg:y1="10.51cm" svg:x2="4.591cm" svg:y2="12.284cm" draw:start-shape="id354" draw:start-glue-point="2" draw:end-shape="id355" draw:end-glue-point="0" svg:d="M11019 10510v886h-6428v888" svg:viewBox="0 0 6429 1775">
          <text:p/>
        </draw:connector>
        <draw:g xml:id="id363" draw:id="id363">
          <draw:line draw:style-name="gr15" draw:text-style-name="P60" draw:layer="layout" svg:x1="25.86cm" svg:y1="15.651cm" svg:x2="27.162cm" svg:y2="15.651cm">
            <text:p/>
          </draw:line>
          <draw:line draw:style-name="gr15" draw:text-style-name="P60" draw:layer="layout" svg:x1="26.138cm" svg:y1="15.847cm" svg:x2="26.946cm" svg:y2="15.851cm">
            <text:p/>
          </draw:line>
          <draw:line draw:style-name="gr15" draw:text-style-name="P60" draw:layer="layout" svg:x1="26.349cm" svg:y1="16.051cm" svg:x2="26.846cm" svg:y2="16.051cm">
            <text:p/>
          </draw:line>
        </draw:g>
        <draw:custom-shape draw:style-name="gr51" draw:text-style-name="P39" draw:layer="layout" svg:width="1.324cm" svg:height="1.223cm" svg:x="11.681cm" svg:y="9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54" draw:id="id354" draw:layer="layout" svg:width="1.324cm" svg:height="1.223cm" svg:x="10.357cm" svg:y="9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56" draw:id="id356" draw:layer="layout" svg:width="1.324cm" svg:height="1.223cm" svg:x="15.505cm" svg:y="9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0.51cm" svg:x2="23.415cm" svg:y2="12.275cm" draw:start-shape="id356" draw:start-glue-point="2" draw:end-shape="id357" draw:end-glue-point="0" svg:d="M16167 10510v882h7248v883" svg:viewBox="0 0 7249 1766">
          <text:p/>
        </draw:connector>
        <draw:connector draw:style-name="gr14" draw:text-style-name="P25" draw:layer="layout" svg:x1="7.129cm" svg:y1="13.507cm" svg:x2="9.395cm" svg:y2="15.188cm" draw:start-shape="id358" draw:start-glue-point="2" draw:end-shape="id359" draw:end-glue-point="0" svg:d="M7129 13507v840h2266v841" svg:viewBox="0 0 2267 1682">
          <text:p/>
        </draw:connector>
        <draw:connector draw:style-name="gr14" draw:text-style-name="P25" draw:layer="layout" svg:x1="1.981cm" svg:y1="13.507cm" svg:x2="1.571cm" svg:y2="15.654cm" draw:start-shape="id360" draw:start-glue-point="2" draw:end-shape="id361" draw:end-glue-point="0" svg:d="M1981 13507v1073h-410v1074" svg:viewBox="0 0 411 2148">
          <text:p/>
        </draw:connector>
        <draw:connector draw:style-name="gr14" draw:text-style-name="P25" draw:layer="layout" svg:x1="25.953cm" svg:y1="13.498cm" svg:x2="26.511cm" svg:y2="15.651cm" draw:start-shape="id362" draw:start-glue-point="2" draw:end-shape="id363" draw:end-glue-point="0" svg:d="M25953 13498v1076h558v1077" svg:viewBox="0 0 559 2154">
          <text:p/>
        </draw:connector>
        <draw:connector draw:style-name="gr14" draw:text-style-name="P25" draw:layer="layout" svg:x1="20.805cm" svg:y1="13.498cm" svg:x2="18.415cm" svg:y2="15.175cm" draw:start-shape="id364" draw:start-glue-point="2" draw:end-shape="id365" draw:end-glue-point="0" svg:d="M20805 13498v838h-2390v839" svg:viewBox="0 0 2391 1678">
          <text:p/>
        </draw:connector>
        <draw:connector draw:style-name="gr14" draw:text-style-name="P25" draw:layer="layout" svg:x1="6.785cm" svg:y1="16.411cm" svg:x2="6.441cm" svg:y2="18.213cm" draw:start-shape="id366" draw:start-glue-point="2" draw:end-shape="id367" draw:end-glue-point="0" svg:d="M6785 16411v901h-344v901" svg:viewBox="0 0 345 1803">
          <text:p/>
        </draw:connector>
        <draw:connector draw:style-name="gr14" draw:text-style-name="P25" draw:layer="layout" svg:x1="11.933cm" svg:y1="16.411cm" svg:x2="12.239cm" svg:y2="18.172cm" draw:start-shape="id368" draw:start-glue-point="2" draw:end-shape="id369" draw:end-glue-point="0" svg:d="M11933 16411v880h306v881" svg:viewBox="0 0 307 1762">
          <text:p/>
        </draw:connector>
        <draw:connector draw:style-name="gr14" draw:text-style-name="P25" draw:layer="layout" svg:x1="15.805cm" svg:y1="16.398cm" svg:x2="15.541cm" svg:y2="18.114cm" draw:start-shape="id370" draw:start-glue-point="2" draw:end-shape="id371" draw:end-glue-point="0" svg:d="M15805 16398v858h-264v858" svg:viewBox="0 0 265 1717">
          <text:p/>
        </draw:connector>
        <draw:connector draw:style-name="gr14" draw:text-style-name="P25" draw:layer="layout" svg:x1="20.953cm" svg:y1="16.398cm" svg:x2="21.339cm" svg:y2="18.073cm" draw:start-shape="id372" draw:start-glue-point="2" draw:end-shape="id373" draw:end-glue-point="0" svg:d="M20953 16398v837h386v838" svg:viewBox="0 0 387 1676">
          <text:p/>
        </draw:connector>
        <draw:g xml:id="id361" draw:id="id361">
          <draw:line draw:style-name="gr15" draw:text-style-name="P60" draw:layer="layout" svg:x1="0.92cm" svg:y1="15.654cm" svg:x2="2.222cm" svg:y2="15.654cm">
            <text:p/>
          </draw:line>
          <draw:line draw:style-name="gr15" draw:text-style-name="P60" draw:layer="layout" svg:x1="1.198cm" svg:y1="15.85cm" svg:x2="2.006cm" svg:y2="15.854cm">
            <text:p/>
          </draw:line>
          <draw:line draw:style-name="gr15" draw:text-style-name="P60" draw:layer="layout" svg:x1="1.409cm" svg:y1="16.054cm" svg:x2="1.906cm" svg:y2="16.054cm">
            <text:p/>
          </draw:line>
        </draw:g>
        <draw:g xml:id="id367" draw:id="id367">
          <draw:line draw:style-name="gr15" draw:text-style-name="P60" draw:layer="layout" svg:x1="5.79cm" svg:y1="18.213cm" svg:x2="7.092cm" svg:y2="18.213cm">
            <text:p/>
          </draw:line>
          <draw:line draw:style-name="gr15" draw:text-style-name="P60" draw:layer="layout" svg:x1="6.068cm" svg:y1="18.409cm" svg:x2="6.876cm" svg:y2="18.413cm">
            <text:p/>
          </draw:line>
          <draw:line draw:style-name="gr15" draw:text-style-name="P60" draw:layer="layout" svg:x1="6.279cm" svg:y1="18.613cm" svg:x2="6.776cm" svg:y2="18.613cm">
            <text:p/>
          </draw:line>
        </draw:g>
        <draw:g xml:id="id369" draw:id="id369">
          <draw:line draw:style-name="gr15" draw:text-style-name="P60" draw:layer="layout" svg:x1="11.588cm" svg:y1="18.172cm" svg:x2="12.89cm" svg:y2="18.172cm">
            <text:p/>
          </draw:line>
          <draw:line draw:style-name="gr15" draw:text-style-name="P60" draw:layer="layout" svg:x1="11.866cm" svg:y1="18.368cm" svg:x2="12.674cm" svg:y2="18.372cm">
            <text:p/>
          </draw:line>
          <draw:line draw:style-name="gr15" draw:text-style-name="P60" draw:layer="layout" svg:x1="12.077cm" svg:y1="18.572cm" svg:x2="12.574cm" svg:y2="18.572cm">
            <text:p/>
          </draw:line>
        </draw:g>
        <draw:g xml:id="id371" draw:id="id371">
          <draw:line draw:style-name="gr15" draw:text-style-name="P60" draw:layer="layout" svg:x1="14.89cm" svg:y1="18.114cm" svg:x2="16.192cm" svg:y2="18.114cm">
            <text:p/>
          </draw:line>
          <draw:line draw:style-name="gr15" draw:text-style-name="P60" draw:layer="layout" svg:x1="15.168cm" svg:y1="18.31cm" svg:x2="15.976cm" svg:y2="18.314cm">
            <text:p/>
          </draw:line>
          <draw:line draw:style-name="gr15" draw:text-style-name="P60" draw:layer="layout" svg:x1="15.379cm" svg:y1="18.514cm" svg:x2="15.876cm" svg:y2="18.514cm">
            <text:p/>
          </draw:line>
        </draw:g>
        <draw:g xml:id="id373" draw:id="id373">
          <draw:line draw:style-name="gr15" draw:text-style-name="P60" draw:layer="layout" svg:x1="20.688cm" svg:y1="18.073cm" svg:x2="21.99cm" svg:y2="18.073cm">
            <text:p/>
          </draw:line>
          <draw:line draw:style-name="gr15" draw:text-style-name="P60" draw:layer="layout" svg:x1="20.966cm" svg:y1="18.269cm" svg:x2="21.774cm" svg:y2="18.273cm">
            <text:p/>
          </draw:line>
          <draw:line draw:style-name="gr15" draw:text-style-name="P60" draw:layer="layout" svg:x1="21.177cm" svg:y1="18.473cm" svg:x2="21.674cm" svg:y2="18.473cm">
            <text:p/>
          </draw:line>
        </draw:g>
        <draw:custom-shape draw:style-name="gr51" draw:text-style-name="P39" xml:id="id353" draw:id="id353" draw:layer="layout" svg:width="1.324cm" svg:height="1.223cm" svg:x="12.967cm" svg:y="9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9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2.2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60" draw:id="id360" draw:layer="layout" svg:width="1.324cm" svg:height="1.223cm" svg:x="1.319cm" svg:y="12.2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58" draw:id="id358" draw:layer="layout" svg:width="1.324cm" svg:height="1.223cm" svg:x="6.467cm" svg:y="12.2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355" draw:id="id355" draw:layer="layout" svg:width="1.324cm" svg:height="1.223cm" svg:x="3.929cm" svg:y="12.2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2.2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2.2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64" draw:id="id364" draw:layer="layout" svg:width="1.324cm" svg:height="1.223cm" svg:x="20.143cm" svg:y="12.2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62" draw:id="id362" draw:layer="layout" svg:width="1.324cm" svg:height="1.223cm" svg:x="25.291cm" svg:y="12.2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357" draw:id="id357" draw:layer="layout" svg:width="1.324cm" svg:height="1.223cm" svg:x="22.753cm" svg:y="12.2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2.2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7.447cm" svg:y="15.188cm">
          <text:p text:style-name="P59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66" draw:id="id366" draw:layer="layout" svg:width="1.324cm" svg:height="1.223cm" svg:x="6.123cm" svg:y="15.188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68" draw:id="id368" draw:layer="layout" svg:width="1.324cm" svg:height="1.223cm" svg:x="11.271cm" svg:y="15.188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359" draw:id="id359" draw:layer="layout" svg:width="1.324cm" svg:height="1.223cm" svg:x="8.733cm" svg:y="15.188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0.033cm" svg:y="15.188cm">
          <text:p text:style-name="P59">2,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5.175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70" draw:id="id370" draw:layer="layout" svg:width="1.324cm" svg:height="1.223cm" svg:x="15.143cm" svg:y="15.1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72" draw:id="id372" draw:layer="layout" svg:width="1.324cm" svg:height="1.223cm" svg:x="20.291cm" svg:y="15.1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365" draw:id="id365" draw:layer="layout" svg:width="1.324cm" svg:height="1.223cm" svg:x="17.753cm" svg:y="15.1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5.1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4" draw:text-style-name="P58" draw:layer="layout" svg:width="25.5cm" svg:height="2.927cm" svg:x="1.319cm" svg:y="3.582cm" presentation:class="outline" presentation:user-transformed="true">
          <draw:text-box>
            <text:list text:style-name="L2">
              <text:list-item>
                <text:p text:style-name="P58"><text:span text:style-name="T119">Exemplo de árvore binária de coordenadas no R</text:span><text:span text:style-name="T120">2</text:span><text:span text:style-name="T119"> ordenada pela distância euclidiana em relação à origem (0,0)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Declaração de uma árvore binária vazia</text:p>
          </draw:text-box>
        </draw:frame>
        <draw:frame draw:style-name="gr6" draw:text-style-name="P12" draw:layer="layout" svg:width="19.767cm" svg:height="13.282cm" svg:x="1.992cm" svg:y="5.991cm">
          <draw:text-box>
            <text:p text:style-name="P61"><text:span text:style-name="T46">struct</text:span><text:span text:style-name="T47"> </text:span><text:span text:style-name="T48">coord</text:span></text:p>
            <text:p text:style-name="P61"><text:span text:style-name="T49">{</text:span></text:p>
            <text:p text:style-name="P61"><text:span text:style-name="T50"><text:s text:c="4"/></text:span><text:span text:style-name="T49">short</text:span><text:span text:style-name="T50"> </text:span><text:span text:style-name="T51">x</text:span><text:span text:style-name="T49">,</text:span><text:span text:style-name="T51">y</text:span><text:span text:style-name="T49">;</text:span></text:p>
            <text:p><text:span text:style-name="T49"><text:tab/></text:span><text:span text:style-name="T49"><text:tab/></text:span><text:span text:style-name="T49">float</text:span><text:span text:style-name="T121"> </text:span><text:span text:style-name="T122">d</text:span><text:span text:style-name="T49">;</text:span></text:p>
            <text:p text:style-name="P61"><text:span text:style-name="T50"><text:s text:c="4"/></text:span><text:span text:style-name="T49">struct</text:span><text:span text:style-name="T50"> </text:span><text:span text:style-name="T51">coord</text:span><text:span text:style-name="T50"> </text:span><text:span text:style-name="T49">*</text:span><text:span text:style-name="T50"> </text:span><text:span text:style-name="T51">esq</text:span><text:span text:style-name="T49">;</text:span></text:p>
            <text:p><text:span text:style-name="T49"><text:tab/></text:span><text:span text:style-name="T49"><text:tab/></text:span><text:span text:style-name="T49">struct</text:span><text:span text:style-name="T121"> </text:span><text:span text:style-name="T122">coord</text:span><text:span text:style-name="T121"> </text:span><text:span text:style-name="T49">*</text:span><text:span text:style-name="T121"> </text:span><text:span text:style-name="T122">dir</text:span><text:span text:style-name="T49">;</text:span></text:p>
            <text:p text:style-name="P61"><text:span text:style-name="T49">};</text:span></text:p>
            <text:p text:style-name="P61"><text:span text:style-name="T52"/></text:p>
            <text:p text:style-name="P61"><text:span text:style-name="T46">struct</text:span><text:span text:style-name="T47"> </text:span><text:span text:style-name="T48">coord</text:span><text:span text:style-name="T47"> </text:span><text:span text:style-name="T46">*</text:span><text:span text:style-name="T47"> </text:span><text:span text:style-name="T48">phead</text:span><text:span text:style-name="T47"> </text:span><text:span text:style-name="T46">=</text:span><text:span text:style-name="T47"> </text:span><text:span text:style-name="T53">NULL</text:span><text:span text:style-name="T46">;</text:span></text:p>
            <text:p text:style-name="P61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Criando um elemento</text:p>
          </draw:text-box>
        </draw:frame>
        <draw:frame draw:style-name="gr6" draw:text-style-name="P35" draw:layer="layout" svg:width="26.342cm" svg:height="13.282cm" svg:x="0.917cm" svg:y="5.191cm">
          <draw:text-box>
            <text:p text:style-name="P61"><text:span text:style-name="T54">struct</text:span><text:span text:style-name="T55"> </text:span><text:span text:style-name="T56">coord</text:span><text:span text:style-name="T55"> </text:span><text:span text:style-name="T54">*</text:span><text:span text:style-name="T55"> </text:span><text:span text:style-name="T56">criaElem</text:span><text:span text:style-name="T54">( short </text:span><text:span text:style-name="T57">x</text:span><text:span text:style-name="T54">, short </text:span><text:span text:style-name="T57">y</text:span><text:span text:style-name="T54">)</text:span></text:p>
            <text:p text:style-name="P61"><text:span text:style-name="T54">{</text:span></text:p>
            <text:p text:style-name="P61"><text:span text:style-name="T55"><text:s text:c="4"/></text:span><text:span text:style-name="T54">struct</text:span><text:span text:style-name="T55"> </text:span><text:span text:style-name="T56">coord</text:span><text:span text:style-name="T55"> </text:span><text:span text:style-name="T54">*</text:span><text:span text:style-name="T55"> </text:span><text:span text:style-name="T56">p</text:span><text:span text:style-name="T55"> </text:span><text:span text:style-name="T54">=</text:span><text:span text:style-name="T55"> </text:span><text:span text:style-name="T54">(struct</text:span><text:span text:style-name="T55"> </text:span><text:span text:style-name="T56">coord</text:span><text:span text:style-name="T55"> </text:span><text:span text:style-name="T54">*)</text:span><text:span text:style-name="T55"> </text:span><text:span text:style-name="T58"><text:tab/></text:span><text:span text:style-name="T55"> <text:s text:c="15"/></text:span><text:span text:style-name="T56">malloc</text:span><text:span text:style-name="T54">(sizeof(struct</text:span><text:span text:style-name="T55"> </text:span><text:span text:style-name="T56">coord</text:span><text:span text:style-name="T54">));</text:span></text:p>
            <text:p text:style-name="P61"><text:span text:style-name="T55"><text:s text:c="4"/></text:span><text:span text:style-name="T56">p</text:span><text:span text:style-name="T54">-&gt;</text:span><text:span text:style-name="T56">x </text:span><text:span text:style-name="T59">=</text:span><text:span text:style-name="T56"> x</text:span><text:span text:style-name="T54">;</text:span><text:span text:style-name="T55"> </text:span></text:p>
            <text:p text:style-name="P61"><text:span text:style-name="T60"><text:tab/></text:span><text:span text:style-name="T60"> <text:s/></text:span><text:span text:style-name="T56">p</text:span><text:span text:style-name="T54">-&gt;</text:span><text:span text:style-name="T56">y </text:span><text:span text:style-name="T59">= </text:span><text:span text:style-name="T56">y</text:span><text:span text:style-name="T54">;</text:span></text:p>
            <text:p text:style-name="P1"><text:span text:style-name="T54"><text:s text:c="4"/></text:span><text:span text:style-name="T57">p</text:span><text:span text:style-name="T54">-&gt;</text:span><text:span text:style-name="T57">d </text:span><text:span text:style-name="T54">= </text:span><text:span text:style-name="T123">distEuclid</text:span><text:span text:style-name="T54">(</text:span><text:span text:style-name="T57">p</text:span><text:span text:style-name="T54">-&gt;</text:span><text:span text:style-name="T57">x</text:span><text:span text:style-name="T54">,</text:span><text:span text:style-name="T57">p</text:span><text:span text:style-name="T54">-&gt;</text:span><text:span text:style-name="T57">y</text:span><text:span text:style-name="T54">);</text:span></text:p>
            <text:p text:style-name="P1"><text:span text:style-name="T54"><text:tab/></text:span><text:span text:style-name="T54"><text:tab/></text:span><text:span text:style-name="T57">p</text:span><text:span text:style-name="T54">-&gt;</text:span><text:span text:style-name="T57">esq </text:span><text:span text:style-name="T54">=</text:span><text:span text:style-name="T124"> </text:span><text:span text:style-name="T125">NULL</text:span><text:span text:style-name="T46">;</text:span><text:span text:style-name="T54"> </text:span></text:p>
            <text:p text:style-name="P1"><text:span text:style-name="T54"><text:tab/></text:span><text:span text:style-name="T54"><text:tab/></text:span><text:span text:style-name="T57">p</text:span><text:span text:style-name="T54">-&gt;</text:span><text:span text:style-name="T57">dir </text:span><text:span text:style-name="T46">=</text:span><text:span text:style-name="T124"> </text:span><text:span text:style-name="T125">NULL</text:span><text:span text:style-name="T46">;</text:span></text:p>
            <text:p text:style-name="P61"><text:span text:style-name="T55"><text:s text:c="4"/></text:span><text:span text:style-name="T54">return</text:span><text:span text:style-name="T55"> </text:span><text:span text:style-name="T56">p</text:span><text:span text:style-name="T54">;</text:span></text:p>
            <text:p text:style-name="P61"><text:span text:style-name="T54">}</text:span></text:p>
            <text:p text:style-name="P61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use-footer-name="ftr1">
        <office:forms form:automatic-focus="false" form:apply-design-mode="false"/>
        <draw:frame draw:style-name="gr19" draw:text-style-name="P11" draw:layer="layout" svg:width="27.49cm" svg:height="5.679cm" svg:x="0.308cm" svg:y="9.085cm">
          <draw:text-box>
            <text:p text:style-name="P57"><text:span text:style-name="T21">Inserção em Árvores</text:span></text:p>
            <text:p text:style-name="P57"><text:span text:style-name="T21">Binária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sem balancear a árvore</text:p>
          </draw:text-box>
        </draw:frame>
        <draw:frame draw:style-name="gr6" draw:text-style-name="P35" draw:layer="layout" svg:width="26.342cm" svg:height="13.282cm" svg:x="1.192cm" svg:y="4.891cm">
          <draw:text-box>
            <text:p><text:span text:style-name="T126">void</text:span><text:span text:style-name="T127"> </text:span><text:span text:style-name="T128">insereDesbalanceado</text:span><text:span text:style-name="T126">(struct</text:span><text:span text:style-name="T127"> </text:span><text:span text:style-name="T128">coord</text:span><text:span text:style-name="T127"> </text:span><text:span text:style-name="T126">*</text:span><text:span text:style-name="T127"> </text:span><text:span text:style-name="T128">e</text:span><text:span text:style-name="T129">, </text:span><text:span text:style-name="T126">struct</text:span><text:span text:style-name="T127"> </text:span><text:span text:style-name="T128">coord</text:span><text:span text:style-name="T127"> </text:span><text:span text:style-name="T126">**</text:span><text:span text:style-name="T127"> </text:span><text:span text:style-name="T128">p</text:span><text:span text:style-name="T126">)</text:span></text:p>
            <text:p text:style-name="P61"><text:span text:style-name="T126">{</text:span></text:p>
            <text:p><text:span text:style-name="T127"><text:s text:c="4"/></text:span><text:span text:style-name="T126">if</text:span><text:span text:style-name="T127"> </text:span><text:span text:style-name="T126">(*</text:span><text:span text:style-name="T128">p</text:span><text:span text:style-name="T126">)</text:span></text:p>
            <text:p><text:span text:style-name="T126"><text:tab/></text:span><text:span text:style-name="T126"><text:tab/></text:span><text:span text:style-name="T126">{</text:span></text:p>
            <text:p><text:span text:style-name="T130"><text:s text:c="8"/></text:span><text:span text:style-name="T126">if</text:span><text:span text:style-name="T127"> </text:span><text:span text:style-name="T126">( </text:span><text:span text:style-name="T128">e</text:span><text:span text:style-name="T126">-&gt;</text:span><text:span text:style-name="T131">d </text:span><text:span text:style-name="T126">&gt; (*</text:span><text:span text:style-name="T131">p</text:span><text:span text:style-name="T126">)-&gt;d</text:span><text:span text:style-name="T126"> )</text:span></text:p>
            <text:p><text:span text:style-name="T127"><text:s text:c="8"/></text:span><text:span text:style-name="T127"><text:tab/></text:span><text:span text:style-name="T127"><text:tab/></text:span><text:span text:style-name="T128">insereDesbalanceado</text:span><text:span text:style-name="T126">(</text:span><text:span text:style-name="T131">e</text:span><text:span text:style-name="T126">, &amp;((*</text:span><text:span text:style-name="T128">p</text:span><text:span text:style-name="T126">)-&gt;</text:span><text:span text:style-name="T128">dir</text:span><text:span text:style-name="T126">));</text:span></text:p>
            <text:p><text:span text:style-name="T130"><text:s text:c="8"/></text:span><text:span text:style-name="T126">else</text:span></text:p>
            <text:p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31">insereDesbalanceado</text:span><text:span text:style-name="T126">(</text:span><text:span text:style-name="T131">e</text:span><text:span text:style-name="T126">, &amp;((*</text:span><text:span text:style-name="T131">p</text:span><text:span text:style-name="T126">)-&gt;</text:span><text:span text:style-name="T131">esq</text:span><text:span text:style-name="T126">));</text:span></text:p>
            <text:p><text:span text:style-name="T127"><text:s text:c="4"/></text:span><text:span text:style-name="T129">}</text:span></text:p>
            <text:p><text:span text:style-name="T130"><text:tab/></text:span><text:span text:style-name="T130"> <text:s/></text:span><text:span text:style-name="T126">else</text:span></text:p>
            <text:p><text:span text:style-name="T127"><text:s text:c="8"/></text:span><text:span text:style-name="T129">*</text:span><text:span text:style-name="T128">p</text:span><text:span text:style-name="T129">=</text:span><text:span text:style-name="T128">e</text:span><text:span text:style-name="T129">;</text:span></text:p>
            <text:p text:style-name="P61"><text:span text:style-name="T126">}</text:span></text:p>
            <text:p text:style-name="P61"><text:span text:style-name="T22"/></text:p>
            <text:p text:style-name="P61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sem balancear a árvore</text:p>
          </draw:text-box>
        </draw:frame>
        <draw:frame draw:style-name="gr6" draw:text-style-name="P43" draw:layer="layout" svg:width="27.75cm" svg:height="8.516cm" svg:x="0.819cm" svg:y="3.4cm">
          <draw:text-box>
            <text:p><text:span text:style-name="T84">insereDesbalanceado</text:span><text:span text:style-name="T85">(</text:span><text:span text:style-name="T132">e </text:span><text:span text:style-name="T85">,&amp;</text:span><text:span text:style-name="T84">phead</text:span><text:span text:style-name="T85">);</text:span></text:p>
            <text:p text:style-name="P62"><text:span text:style-name="T87"/></text:p>
            <text:p text:style-name="P62"><text:span text:style-name="T87"><text:s text:c="4"/></text:span></text:p>
            <text:p text:style-name="P62"><text:span text:style-name="T88"/></text:p>
            <text:p text:style-name="P62"><text:span text:style-name="T87"><text:s text:c="4"/></text:span></text:p>
          </draw:text-box>
        </draw:frame>
        <draw:frame draw:style-name="gr6" draw:text-style-name="P44" draw:layer="layout" svg:width="26.342cm" svg:height="8.996cm" svg:x="0.87cm" svg:y="4.491cm">
          <draw:text-box>
            <text:p><text:span text:style-name="T72">void</text:span><text:span text:style-name="T73"> </text:span><text:span text:style-name="T74">insereDesbalanceado</text:span><text:span text:style-name="T72">(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</text:span><text:span text:style-name="T89">, </text:span><text:span text:style-name="T72">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72">)</text:span></text:p>
            <text:p><text:span text:style-name="T72">{</text:span></text:p>
            <text:p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/text:p>
            <text:p><text:span text:style-name="T72"><text:tab/></text:span><text:span text:style-name="T72"><text:tab/></text:span><text:span text:style-name="T72">{</text:span></text:p>
            <text:p><text:span text:style-name="T133"><text:s text:c="8"/></text:span><text:span text:style-name="T72">if</text:span><text:span text:style-name="T73"> </text:span><text:span text:style-name="T72">( </text:span><text:span text:style-name="T74">e</text:span><text:span text:style-name="T72">-&gt;</text:span><text:span text:style-name="T75">d </text:span><text:span text:style-name="T72">&gt; (*</text:span><text:span text:style-name="T75">p</text:span><text:span text:style-name="T72">)-&gt;d</text:span><text:span text:style-name="T72"> )</text:span></text:p>
            <text:p><text:span text:style-name="T73"><text:s text:c="8"/></text:span><text:span text:style-name="T73"><text:tab/></text:span><text:span text:style-name="T73"><text:tab/></text:span><text:span text:style-name="T74">insereDesbalanceado</text:span><text:span text:style-name="T72">(</text:span><text:span text:style-name="T75">e</text:span><text:span text:style-name="T72">, &amp;((*</text:span><text:span text:style-name="T74">p</text:span><text:span text:style-name="T72">)-&gt;</text:span><text:span text:style-name="T74">dir</text:span><text:span text:style-name="T72">));</text:span></text:p>
            <text:p><text:span text:style-name="T133"><text:s text:c="8"/></text:span><text:span text:style-name="T72">else</text:span></text:p>
            <text:p><text:span text:style-name="T72"><text:tab/></text:span><text:span text:style-name="T72"><text:tab/></text:span><text:span text:style-name="T72"><text:tab/></text:span><text:span text:style-name="T72"><text:tab/></text:span><text:span text:style-name="T75">insereDesbalanceado</text:span><text:span text:style-name="T72">(</text:span><text:span text:style-name="T75">e</text:span><text:span text:style-name="T72">, &amp;((*</text:span><text:span text:style-name="T75">p</text:span><text:span text:style-name="T72">)-&gt;</text:span><text:span text:style-name="T75">esq</text:span><text:span text:style-name="T72">));</text:span></text:p>
            <text:p><text:span text:style-name="T73"><text:s text:c="4"/></text:span><text:span text:style-name="T89">}</text:span></text:p>
            <text:p><text:span text:style-name="T133"><text:tab/></text:span><text:span text:style-name="T133"> </text:span><text:span text:style-name="T72">else</text:span></text:p>
            <text:p><text:span text:style-name="T73"><text:s text:c="8"/></text:span><text:span text:style-name="T89">*</text:span><text:span text:style-name="T74">p</text:span><text:span text:style-name="T89">=</text:span><text:span text:style-name="T74">e</text:span><text:span text:style-name="T89">;</text:span></text:p>
            <text:p><text:span text:style-name="T72">}</text:span></text:p>
            <text:p text:style-name="P61"><text:span text:style-name="T22"/></text:p>
          </draw:text-box>
        </draw:frame>
        <draw:custom-shape draw:style-name="gr50" draw:text-style-name="P38" xml:id="id374" draw:id="id374" draw:layer="layout" svg:width="3.786cm" svg:height="1.223cm" svg:x="11.556cm" svg:y="11.916cm">
          <text:p text:style-name="P59">phead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draw:type="line" svg:x1="13.449cm" svg:y1="13.139cm" svg:x2="13.418cm" svg:y2="14.572cm" draw:start-shape="id374" draw:start-glue-point="2" draw:end-shape="id375" draw:end-glue-point="0" svg:d="M13449 13139l-31 1433" svg:viewBox="0 0 32 1434">
          <text:p/>
        </draw:connector>
        <draw:connector draw:style-name="gr14" draw:text-style-name="P25" draw:layer="layout" svg:x1="10.808cm" svg:y1="15.795cm" svg:x2="4.38cm" svg:y2="17.569cm" draw:start-shape="id376" draw:start-glue-point="2" draw:end-shape="id377" draw:end-glue-point="0" svg:d="M10808 15795v886h-6428v888" svg:viewBox="0 0 6429 1775">
          <text:p/>
        </draw:connector>
        <draw:g xml:id="id385" draw:id="id385">
          <draw:line draw:style-name="gr15" draw:text-style-name="P60" draw:layer="layout" svg:x1="24.275cm" svg:y1="20.349cm" svg:x2="25.577cm" svg:y2="20.349cm">
            <text:p/>
          </draw:line>
          <draw:line draw:style-name="gr15" draw:text-style-name="P60" draw:layer="layout" svg:x1="24.553cm" svg:y1="20.545cm" svg:x2="25.361cm" svg:y2="20.549cm">
            <text:p/>
          </draw:line>
          <draw:line draw:style-name="gr15" draw:text-style-name="P60" draw:layer="layout" svg:x1="24.764cm" svg:y1="20.749cm" svg:x2="25.261cm" svg:y2="20.749cm">
            <text:p/>
          </draw:line>
        </draw:g>
        <draw:custom-shape draw:style-name="gr51" draw:text-style-name="P39" draw:layer="layout" svg:width="1.324cm" svg:height="1.223cm" svg:x="11.47cm" svg:y="14.572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76" draw:id="id376" draw:layer="layout" svg:width="1.324cm" svg:height="1.223cm" svg:x="10.146cm" svg:y="14.572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78" draw:id="id378" draw:layer="layout" svg:width="1.324cm" svg:height="1.223cm" svg:x="15.294cm" svg:y="14.572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5.956cm" svg:y1="15.795cm" svg:x2="16.7cm" svg:y2="17.937cm" draw:start-shape="id378" draw:start-glue-point="2" draw:end-shape="id379" draw:end-glue-point="0" svg:d="M15956 15795v1071h744v1071" svg:viewBox="0 0 745 2143">
          <text:p/>
        </draw:connector>
        <draw:connector draw:style-name="gr14" draw:text-style-name="P25" draw:layer="layout" svg:x1="6.918cm" svg:y1="18.792cm" svg:x2="7.33cm" svg:y2="20.298cm" draw:start-shape="id380" draw:start-glue-point="2" draw:end-shape="id381" draw:end-glue-point="0" svg:d="M6918 18792v753h412v753" svg:viewBox="0 0 413 1507">
          <text:p/>
        </draw:connector>
        <draw:connector draw:style-name="gr14" draw:text-style-name="P25" draw:layer="layout" svg:x1="1.77cm" svg:y1="18.792cm" svg:x2="1.36cm" svg:y2="20.239cm" draw:start-shape="id382" draw:start-glue-point="2" draw:end-shape="id383" draw:end-glue-point="0" svg:d="M1770 18792v723h-410v724" svg:viewBox="0 0 411 1448">
          <text:p/>
        </draw:connector>
        <draw:connector draw:style-name="gr14" draw:text-style-name="P25" draw:layer="layout" svg:x1="24.368cm" svg:y1="18.796cm" svg:x2="24.926cm" svg:y2="20.349cm" draw:start-shape="id384" draw:start-glue-point="2" draw:end-shape="id385" draw:end-glue-point="0" svg:d="M24368 18796v776h558v777" svg:viewBox="0 0 559 1554">
          <text:p/>
        </draw:connector>
        <draw:g xml:id="id383" draw:id="id383">
          <draw:line draw:style-name="gr15" draw:text-style-name="P60" draw:layer="layout" svg:x1="0.709cm" svg:y1="20.239cm" svg:x2="2.011cm" svg:y2="20.239cm">
            <text:p/>
          </draw:line>
          <draw:line draw:style-name="gr15" draw:text-style-name="P60" draw:layer="layout" svg:x1="0.987cm" svg:y1="20.435cm" svg:x2="1.795cm" svg:y2="20.439cm">
            <text:p/>
          </draw:line>
          <draw:line draw:style-name="gr15" draw:text-style-name="P60" draw:layer="layout" svg:x1="1.198cm" svg:y1="20.639cm" svg:x2="1.695cm" svg:y2="20.639cm">
            <text:p/>
          </draw:line>
        </draw:g>
        <draw:g xml:id="id381" draw:id="id381">
          <draw:line draw:style-name="gr15" draw:text-style-name="P60" draw:layer="layout" svg:x1="6.679cm" svg:y1="20.298cm" svg:x2="7.981cm" svg:y2="20.298cm">
            <text:p/>
          </draw:line>
          <draw:line draw:style-name="gr15" draw:text-style-name="P60" draw:layer="layout" svg:x1="6.957cm" svg:y1="20.494cm" svg:x2="7.765cm" svg:y2="20.498cm">
            <text:p/>
          </draw:line>
          <draw:line draw:style-name="gr15" draw:text-style-name="P60" draw:layer="layout" svg:x1="7.168cm" svg:y1="20.698cm" svg:x2="7.665cm" svg:y2="20.698cm">
            <text:p/>
          </draw:line>
        </draw:g>
        <draw:custom-shape draw:style-name="gr51" draw:text-style-name="P39" xml:id="id375" draw:id="id375" draw:layer="layout" svg:width="1.324cm" svg:height="1.223cm" svg:x="12.756cm" svg:y="14.572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056cm" svg:y="14.572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432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82" draw:id="id382" draw:layer="layout" svg:width="1.324cm" svg:height="1.223cm" svg:x="1.108cm" svg:y="17.569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80" draw:id="id380" draw:layer="layout" svg:width="1.324cm" svg:height="1.223cm" svg:x="6.256cm" svg:y="17.569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377" draw:id="id377" draw:layer="layout" svg:width="1.324cm" svg:height="1.223cm" svg:x="3.718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018cm" svg:y="17.569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882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86" draw:id="id386" draw:layer="layout" svg:width="1.324cm" svg:height="1.223cm" svg:x="18.558cm" svg:y="17.573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84" draw:id="id384" draw:layer="layout" svg:width="1.324cm" svg:height="1.223cm" svg:x="23.706cm" svg:y="17.573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389" draw:id="id389" draw:layer="layout" svg:width="1.324cm" svg:height="1.223cm" svg:x="21.168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2.468cm" svg:y="17.573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g xml:id="id387" draw:id="id387">
          <draw:line draw:style-name="gr15" draw:text-style-name="P60" draw:layer="layout" svg:x1="17.975cm" svg:y1="20.35cm" svg:x2="19.277cm" svg:y2="20.35cm">
            <text:p/>
          </draw:line>
          <draw:line draw:style-name="gr15" draw:text-style-name="P60" draw:layer="layout" svg:x1="18.253cm" svg:y1="20.546cm" svg:x2="19.061cm" svg:y2="20.55cm">
            <text:p/>
          </draw:line>
          <draw:line draw:style-name="gr15" draw:text-style-name="P60" draw:layer="layout" svg:x1="18.464cm" svg:y1="20.75cm" svg:x2="18.961cm" svg:y2="20.75cm">
            <text:p/>
          </draw:line>
        </draw:g>
        <draw:connector draw:style-name="gr14" draw:text-style-name="P25" draw:layer="layout" draw:line-skew="-0.226cm" svg:x1="19.22cm" svg:y1="18.796cm" svg:x2="18.626cm" svg:y2="20.35cm" draw:start-shape="id386" draw:start-glue-point="2" draw:end-shape="id387" draw:end-glue-point="0" svg:d="M19220 18796v551h-594v1003" svg:viewBox="0 0 595 1555">
          <text:p/>
        </draw:connector>
        <draw:g xml:id="id379" draw:id="id379">
          <draw:line draw:style-name="gr15" draw:text-style-name="P60" draw:layer="layout" svg:x1="16.049cm" svg:y1="17.937cm" svg:x2="17.351cm" svg:y2="17.937cm">
            <text:p/>
          </draw:line>
          <draw:line draw:style-name="gr15" draw:text-style-name="P60" draw:layer="layout" svg:x1="16.327cm" svg:y1="18.133cm" svg:x2="17.135cm" svg:y2="18.137cm">
            <text:p/>
          </draw:line>
          <draw:line draw:style-name="gr15" draw:text-style-name="P60" draw:layer="layout" svg:x1="16.538cm" svg:y1="18.337cm" svg:x2="17.035cm" svg:y2="18.337cm">
            <text:p/>
          </draw:line>
        </draw:g>
        <draw:custom-shape draw:style-name="gr53" draw:text-style-name="P38" xml:id="id388" draw:id="id388" draw:layer="layout" svg:width="1.468cm" svg:height="1.223cm" svg:x="19.324cm" svg:y="14.264cm">
          <text:p text:style-name="P59">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5" draw:layer="layout" svg:x1="20.058cm" svg:y1="15.487cm" svg:x2="21.83cm" svg:y2="17.573cm" draw:start-shape="id388" draw:start-glue-point="2" draw:end-shape="id389" draw:end-glue-point="0" svg:d="M20058 15487v1042h1772v1044" svg:viewBox="0 0 1773 2087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sem balancear a árvore</text:p>
          </draw:text-box>
        </draw:frame>
        <draw:frame draw:style-name="gr6" draw:text-style-name="P43" draw:layer="layout" svg:width="27.75cm" svg:height="8.516cm" svg:x="0.819cm" svg:y="3.4cm">
          <draw:text-box>
            <text:p text:style-name="P63"><text:span text:style-name="T84">insereDesbalanceado</text:span><text:span text:style-name="T85">(</text:span><text:span text:style-name="T132">e </text:span><text:span text:style-name="T85">,&amp;</text:span><text:span text:style-name="T84">phead</text:span><text:span text:style-name="T85">);</text:span></text:p>
            <text:p text:style-name="P62"><text:span text:style-name="T87"/></text:p>
            <text:p text:style-name="P62"><text:span text:style-name="T87"><text:s text:c="4"/></text:span></text:p>
            <text:p text:style-name="P62"><text:span text:style-name="T88"/></text:p>
            <text:p text:style-name="P62"><text:span text:style-name="T87"><text:s text:c="4"/></text:span></text:p>
          </draw:text-box>
        </draw:frame>
        <draw:frame draw:style-name="gr6" draw:text-style-name="P44" draw:layer="layout" svg:width="26.342cm" svg:height="8.996cm" svg:x="0.87cm" svg:y="4.491cm">
          <draw:text-box>
            <text:p text:style-name="P61"><text:span text:style-name="T72">void</text:span><text:span text:style-name="T73"> </text:span><text:span text:style-name="T74">insereDesbalanceado</text:span><text:span text:style-name="T72">(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</text:span><text:span text:style-name="T89">, </text:span><text:span text:style-name="T72">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72">)</text:span></text:p>
            <text:p text:style-name="P61"><text:span text:style-name="T72">{</text:span></text:p>
            <text:p text:style-name="P61"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/text:p>
            <text:p text:style-name="P61"><text:span text:style-name="T72"><text:tab/></text:span><text:span text:style-name="T72"><text:tab/></text:span><text:span text:style-name="T72">{</text:span></text:p>
            <text:p text:style-name="P61"><text:span text:style-name="T133"><text:s text:c="8"/></text:span><text:span text:style-name="T72">if</text:span><text:span text:style-name="T73"> </text:span><text:span text:style-name="T72">( </text:span><text:span text:style-name="T74">e</text:span><text:span text:style-name="T72">-&gt;</text:span><text:span text:style-name="T75">d </text:span><text:span text:style-name="T72">&gt; (*</text:span><text:span text:style-name="T75">p</text:span><text:span text:style-name="T72">)-&gt;d</text:span><text:span text:style-name="T72"> )</text:span></text:p>
            <text:p text:style-name="P61"><text:span text:style-name="T73"><text:s text:c="8"/></text:span><text:span text:style-name="T73"><text:tab/></text:span><text:span text:style-name="T73"><text:tab/></text:span><text:span text:style-name="T74">insereDesbalanceado</text:span><text:span text:style-name="T72">(</text:span><text:span text:style-name="T75">e</text:span><text:span text:style-name="T72">, &amp;((*</text:span><text:span text:style-name="T74">p</text:span><text:span text:style-name="T72">)-&gt;</text:span><text:span text:style-name="T74">dir</text:span><text:span text:style-name="T72">));</text:span></text:p>
            <text:p text:style-name="P61"><text:span text:style-name="T133"><text:s text:c="8"/></text:span><text:span text:style-name="T72">else</text:span></text:p>
            <text:p text:style-name="P61"><text:span text:style-name="T72"><text:tab/></text:span><text:span text:style-name="T72"><text:tab/></text:span><text:span text:style-name="T72"><text:tab/></text:span><text:span text:style-name="T72"><text:tab/></text:span><text:span text:style-name="T75">insereDesbalanceado</text:span><text:span text:style-name="T72">(</text:span><text:span text:style-name="T75">e</text:span><text:span text:style-name="T72">, &amp;((*</text:span><text:span text:style-name="T75">p</text:span><text:span text:style-name="T72">)-&gt;</text:span><text:span text:style-name="T75">esq</text:span><text:span text:style-name="T72">));</text:span></text:p>
            <text:p text:style-name="P61"><text:span text:style-name="T73"><text:s text:c="4"/></text:span><text:span text:style-name="T89">}</text:span></text:p>
            <text:p text:style-name="P61"><text:span text:style-name="T133"><text:tab/></text:span><text:span text:style-name="T133"> </text:span><text:span text:style-name="T72">else</text:span></text:p>
            <text:p text:style-name="P61"><text:span text:style-name="T73"><text:s text:c="8"/></text:span><text:span text:style-name="T89">*</text:span><text:span text:style-name="T74">p</text:span><text:span text:style-name="T89">=</text:span><text:span text:style-name="T74">e</text:span><text:span text:style-name="T89">;</text:span></text:p>
            <text:p text:style-name="P61"><text:span text:style-name="T72">}</text:span></text:p>
            <text:p text:style-name="P61"><text:span text:style-name="T22"/></text:p>
          </draw:text-box>
        </draw:frame>
        <draw:custom-shape draw:style-name="gr50" draw:text-style-name="P38" xml:id="id390" draw:id="id390" draw:layer="layout" svg:width="3.786cm" svg:height="1.223cm" svg:x="11.496cm" svg:y="11.916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389cm" svg:y1="13.139cm" svg:x2="13.418cm" svg:y2="14.572cm" draw:start-shape="id390" draw:start-glue-point="2" draw:end-shape="id391" draw:end-glue-point="0" svg:d="M13389 13139l29 1433" svg:viewBox="0 0 30 1434">
          <text:p/>
        </draw:connector>
        <draw:connector draw:style-name="gr14" draw:text-style-name="P25" draw:layer="layout" svg:x1="10.808cm" svg:y1="15.795cm" svg:x2="4.38cm" svg:y2="17.569cm" draw:start-shape="id392" draw:start-glue-point="2" draw:end-shape="id393" draw:end-glue-point="0" svg:d="M10808 15795v886h-6428v888" svg:viewBox="0 0 6429 1775">
          <text:p/>
        </draw:connector>
        <draw:g xml:id="id401" draw:id="id401">
          <draw:line draw:style-name="gr15" draw:text-style-name="P60" draw:layer="layout" svg:x1="24.275cm" svg:y1="20.349cm" svg:x2="25.577cm" svg:y2="20.349cm">
            <text:p/>
          </draw:line>
          <draw:line draw:style-name="gr15" draw:text-style-name="P60" draw:layer="layout" svg:x1="24.553cm" svg:y1="20.545cm" svg:x2="25.361cm" svg:y2="20.549cm">
            <text:p/>
          </draw:line>
          <draw:line draw:style-name="gr15" draw:text-style-name="P60" draw:layer="layout" svg:x1="24.764cm" svg:y1="20.749cm" svg:x2="25.261cm" svg:y2="20.749cm">
            <text:p/>
          </draw:line>
        </draw:g>
        <draw:custom-shape draw:style-name="gr51" draw:text-style-name="P39" draw:layer="layout" svg:width="1.324cm" svg:height="1.223cm" svg:x="11.47cm" svg:y="14.572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92" draw:id="id392" draw:layer="layout" svg:width="1.324cm" svg:height="1.223cm" svg:x="10.146cm" svg:y="14.572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94" draw:id="id394" draw:layer="layout" svg:width="1.324cm" svg:height="1.223cm" svg:x="15.294cm" svg:y="14.572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5.956cm" svg:y1="15.795cm" svg:x2="16.7cm" svg:y2="17.937cm" draw:start-shape="id394" draw:start-glue-point="2" draw:end-shape="id395" draw:end-glue-point="0" svg:d="M15956 15795v1071h744v1071" svg:viewBox="0 0 745 2143">
          <text:p/>
        </draw:connector>
        <draw:connector draw:style-name="gr14" draw:text-style-name="P25" draw:layer="layout" svg:x1="6.918cm" svg:y1="18.792cm" svg:x2="7.33cm" svg:y2="20.298cm" draw:start-shape="id396" draw:start-glue-point="2" draw:end-shape="id397" draw:end-glue-point="0" svg:d="M6918 18792v753h412v753" svg:viewBox="0 0 413 1507">
          <text:p/>
        </draw:connector>
        <draw:connector draw:style-name="gr14" draw:text-style-name="P25" draw:layer="layout" svg:x1="1.77cm" svg:y1="18.792cm" svg:x2="1.36cm" svg:y2="20.239cm" draw:start-shape="id398" draw:start-glue-point="2" draw:end-shape="id399" draw:end-glue-point="0" svg:d="M1770 18792v723h-410v724" svg:viewBox="0 0 411 1448">
          <text:p/>
        </draw:connector>
        <draw:connector draw:style-name="gr14" draw:text-style-name="P25" draw:layer="layout" svg:x1="24.368cm" svg:y1="18.796cm" svg:x2="24.926cm" svg:y2="20.349cm" draw:start-shape="id400" draw:start-glue-point="2" draw:end-shape="id401" draw:end-glue-point="0" svg:d="M24368 18796v776h558v777" svg:viewBox="0 0 559 1554">
          <text:p/>
        </draw:connector>
        <draw:g xml:id="id399" draw:id="id399">
          <draw:line draw:style-name="gr15" draw:text-style-name="P60" draw:layer="layout" svg:x1="0.709cm" svg:y1="20.239cm" svg:x2="2.011cm" svg:y2="20.239cm">
            <text:p/>
          </draw:line>
          <draw:line draw:style-name="gr15" draw:text-style-name="P60" draw:layer="layout" svg:x1="0.987cm" svg:y1="20.435cm" svg:x2="1.795cm" svg:y2="20.439cm">
            <text:p/>
          </draw:line>
          <draw:line draw:style-name="gr15" draw:text-style-name="P60" draw:layer="layout" svg:x1="1.198cm" svg:y1="20.639cm" svg:x2="1.695cm" svg:y2="20.639cm">
            <text:p/>
          </draw:line>
        </draw:g>
        <draw:g xml:id="id397" draw:id="id397">
          <draw:line draw:style-name="gr15" draw:text-style-name="P60" draw:layer="layout" svg:x1="6.679cm" svg:y1="20.298cm" svg:x2="7.981cm" svg:y2="20.298cm">
            <text:p/>
          </draw:line>
          <draw:line draw:style-name="gr15" draw:text-style-name="P60" draw:layer="layout" svg:x1="6.957cm" svg:y1="20.494cm" svg:x2="7.765cm" svg:y2="20.498cm">
            <text:p/>
          </draw:line>
          <draw:line draw:style-name="gr15" draw:text-style-name="P60" draw:layer="layout" svg:x1="7.168cm" svg:y1="20.698cm" svg:x2="7.665cm" svg:y2="20.698cm">
            <text:p/>
          </draw:line>
        </draw:g>
        <draw:custom-shape draw:style-name="gr51" draw:text-style-name="P39" xml:id="id391" draw:id="id391" draw:layer="layout" svg:width="1.324cm" svg:height="1.223cm" svg:x="12.756cm" svg:y="14.572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056cm" svg:y="14.572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432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98" draw:id="id398" draw:layer="layout" svg:width="1.324cm" svg:height="1.223cm" svg:x="1.108cm" svg:y="17.569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396" draw:id="id396" draw:layer="layout" svg:width="1.324cm" svg:height="1.223cm" svg:x="6.256cm" svg:y="17.569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393" draw:id="id393" draw:layer="layout" svg:width="1.324cm" svg:height="1.223cm" svg:x="3.718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018cm" svg:y="17.569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882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02" draw:id="id402" draw:layer="layout" svg:width="1.324cm" svg:height="1.223cm" svg:x="18.558cm" svg:y="17.573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00" draw:id="id400" draw:layer="layout" svg:width="1.324cm" svg:height="1.223cm" svg:x="23.706cm" svg:y="17.573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05" draw:id="id405" draw:layer="layout" svg:width="1.324cm" svg:height="1.223cm" svg:x="21.168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2.468cm" svg:y="17.573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g xml:id="id403" draw:id="id403">
          <draw:line draw:style-name="gr15" draw:text-style-name="P60" draw:layer="layout" svg:x1="17.975cm" svg:y1="20.35cm" svg:x2="19.277cm" svg:y2="20.35cm">
            <text:p/>
          </draw:line>
          <draw:line draw:style-name="gr15" draw:text-style-name="P60" draw:layer="layout" svg:x1="18.253cm" svg:y1="20.546cm" svg:x2="19.061cm" svg:y2="20.55cm">
            <text:p/>
          </draw:line>
          <draw:line draw:style-name="gr15" draw:text-style-name="P60" draw:layer="layout" svg:x1="18.464cm" svg:y1="20.75cm" svg:x2="18.961cm" svg:y2="20.75cm">
            <text:p/>
          </draw:line>
        </draw:g>
        <draw:connector draw:style-name="gr14" draw:text-style-name="P25" draw:layer="layout" draw:line-skew="-0.226cm" svg:x1="19.22cm" svg:y1="18.796cm" svg:x2="18.626cm" svg:y2="20.35cm" draw:start-shape="id402" draw:start-glue-point="2" draw:end-shape="id403" draw:end-glue-point="0" svg:d="M19220 18796v551h-594v1003" svg:viewBox="0 0 595 1555">
          <text:p/>
        </draw:connector>
        <draw:g xml:id="id395" draw:id="id395">
          <draw:line draw:style-name="gr15" draw:text-style-name="P60" draw:layer="layout" svg:x1="16.049cm" svg:y1="17.937cm" svg:x2="17.351cm" svg:y2="17.937cm">
            <text:p/>
          </draw:line>
          <draw:line draw:style-name="gr15" draw:text-style-name="P60" draw:layer="layout" svg:x1="16.327cm" svg:y1="18.133cm" svg:x2="17.135cm" svg:y2="18.137cm">
            <text:p/>
          </draw:line>
          <draw:line draw:style-name="gr15" draw:text-style-name="P60" draw:layer="layout" svg:x1="16.538cm" svg:y1="18.337cm" svg:x2="17.035cm" svg:y2="18.337cm">
            <text:p/>
          </draw:line>
        </draw:g>
        <draw:custom-shape draw:style-name="gr53" draw:text-style-name="P38" xml:id="id404" draw:id="id404" draw:layer="layout" svg:width="1.468cm" svg:height="1.223cm" svg:x="19.324cm" svg:y="14.264cm">
          <text:p text:style-name="P59">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5" draw:layer="layout" svg:x1="20.058cm" svg:y1="15.487cm" svg:x2="21.83cm" svg:y2="17.573cm" draw:start-shape="id404" draw:start-glue-point="2" draw:end-shape="id405" draw:end-glue-point="0" svg:d="M20058 15487v1042h1772v1044" svg:viewBox="0 0 1773 2087">
          <text:p/>
        </draw:connector>
        <draw:custom-shape draw:style-name="gr54" draw:text-style-name="P38" xml:id="id406" draw:id="id406" draw:layer="layout" svg:width="1.497cm" svg:height="1.223cm" svg:x="1.475cm" svg:y="12.999cm">
          <text:p text:style-name="P59"><text:span text:style-name="T67">p</text:span></text:p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1.757cm" svg:height="0.839cm" svg:x="0.713cm" svg:y="5.9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2.972cm" svg:y1="13.61cm" svg:x2="11.496cm" svg:y2="12.527cm" draw:start-shape="id406" draw:start-glue-point="1" draw:end-shape="id390" draw:end-glue-point="3" svg:d="M2972 13610h4262v-1083h4262" svg:viewBox="0 0 8525 1084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sem balancear a árvore</text:p>
          </draw:text-box>
        </draw:frame>
        <draw:frame draw:style-name="gr6" draw:text-style-name="P43" draw:layer="layout" svg:width="27.75cm" svg:height="8.516cm" svg:x="0.819cm" svg:y="3.4cm">
          <draw:text-box>
            <text:p text:style-name="P63"><text:span text:style-name="T84">insereDesbalanceado</text:span><text:span text:style-name="T85">(</text:span><text:span text:style-name="T132">e </text:span><text:span text:style-name="T85">,&amp;</text:span><text:span text:style-name="T84">phead</text:span><text:span text:style-name="T85">);</text:span></text:p>
            <text:p text:style-name="P62"><text:span text:style-name="T87"/></text:p>
            <text:p text:style-name="P62"><text:span text:style-name="T87"><text:s text:c="4"/></text:span></text:p>
            <text:p text:style-name="P62"><text:span text:style-name="T88"/></text:p>
            <text:p text:style-name="P62"><text:span text:style-name="T87"><text:s text:c="4"/></text:span></text:p>
          </draw:text-box>
        </draw:frame>
        <draw:frame draw:style-name="gr6" draw:text-style-name="P44" draw:layer="layout" svg:width="26.342cm" svg:height="8.996cm" svg:x="0.87cm" svg:y="4.491cm">
          <draw:text-box>
            <text:p text:style-name="P61"><text:span text:style-name="T72">void</text:span><text:span text:style-name="T73"> </text:span><text:span text:style-name="T74">insereDesbalanceado</text:span><text:span text:style-name="T72">(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</text:span><text:span text:style-name="T89">, </text:span><text:span text:style-name="T72">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72">)</text:span></text:p>
            <text:p text:style-name="P61"><text:span text:style-name="T72">{</text:span></text:p>
            <text:p text:style-name="P61"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/text:p>
            <text:p text:style-name="P61"><text:span text:style-name="T72"><text:tab/></text:span><text:span text:style-name="T72"><text:tab/></text:span><text:span text:style-name="T72">{</text:span></text:p>
            <text:p text:style-name="P61"><text:span text:style-name="T133"><text:s text:c="8"/></text:span><text:span text:style-name="T72">if</text:span><text:span text:style-name="T73"> </text:span><text:span text:style-name="T72">( </text:span><text:span text:style-name="T74">e</text:span><text:span text:style-name="T72">-&gt;</text:span><text:span text:style-name="T75">d </text:span><text:span text:style-name="T72">&gt; (*</text:span><text:span text:style-name="T75">p</text:span><text:span text:style-name="T72">)-&gt;d</text:span><text:span text:style-name="T72"> )</text:span></text:p>
            <text:p text:style-name="P61"><text:span text:style-name="T73"><text:s text:c="8"/></text:span><text:span text:style-name="T73"><text:tab/></text:span><text:span text:style-name="T73"><text:tab/></text:span><text:span text:style-name="T74">insereDesbalanceado</text:span><text:span text:style-name="T72">(</text:span><text:span text:style-name="T75">e</text:span><text:span text:style-name="T72">, &amp;((*</text:span><text:span text:style-name="T74">p</text:span><text:span text:style-name="T72">)-&gt;</text:span><text:span text:style-name="T74">dir</text:span><text:span text:style-name="T72">));</text:span></text:p>
            <text:p text:style-name="P61"><text:span text:style-name="T133"><text:s text:c="8"/></text:span><text:span text:style-name="T72">else</text:span></text:p>
            <text:p text:style-name="P61"><text:span text:style-name="T72"><text:tab/></text:span><text:span text:style-name="T72"><text:tab/></text:span><text:span text:style-name="T72"><text:tab/></text:span><text:span text:style-name="T72"><text:tab/></text:span><text:span text:style-name="T75">insereDesbalanceado</text:span><text:span text:style-name="T72">(</text:span><text:span text:style-name="T75">e</text:span><text:span text:style-name="T72">, &amp;((*</text:span><text:span text:style-name="T75">p</text:span><text:span text:style-name="T72">)-&gt;</text:span><text:span text:style-name="T75">esq</text:span><text:span text:style-name="T72">));</text:span></text:p>
            <text:p text:style-name="P61"><text:span text:style-name="T73"><text:s text:c="4"/></text:span><text:span text:style-name="T89">}</text:span></text:p>
            <text:p text:style-name="P61"><text:span text:style-name="T133"><text:tab/></text:span><text:span text:style-name="T133"> </text:span><text:span text:style-name="T72">else</text:span></text:p>
            <text:p text:style-name="P61"><text:span text:style-name="T73"><text:s text:c="8"/></text:span><text:span text:style-name="T89">*</text:span><text:span text:style-name="T74">p</text:span><text:span text:style-name="T89">=</text:span><text:span text:style-name="T74">e</text:span><text:span text:style-name="T89">;</text:span></text:p>
            <text:p text:style-name="P61"><text:span text:style-name="T72">}</text:span></text:p>
            <text:p text:style-name="P61"><text:span text:style-name="T22"/></text:p>
          </draw:text-box>
        </draw:frame>
        <draw:connector draw:style-name="gr14" draw:text-style-name="P25" draw:layer="layout" svg:x1="10.808cm" svg:y1="15.795cm" svg:x2="4.38cm" svg:y2="17.569cm" draw:start-shape="id407" draw:start-glue-point="2" draw:end-shape="id408" draw:end-glue-point="0" svg:d="M10808 15795v886h-6428v888" svg:viewBox="0 0 6429 1775">
          <text:p/>
        </draw:connector>
        <draw:g xml:id="id416" draw:id="id416">
          <draw:line draw:style-name="gr15" draw:text-style-name="P60" draw:layer="layout" svg:x1="24.275cm" svg:y1="20.349cm" svg:x2="25.577cm" svg:y2="20.349cm">
            <text:p/>
          </draw:line>
          <draw:line draw:style-name="gr15" draw:text-style-name="P60" draw:layer="layout" svg:x1="24.553cm" svg:y1="20.545cm" svg:x2="25.361cm" svg:y2="20.549cm">
            <text:p/>
          </draw:line>
          <draw:line draw:style-name="gr15" draw:text-style-name="P60" draw:layer="layout" svg:x1="24.764cm" svg:y1="20.749cm" svg:x2="25.261cm" svg:y2="20.749cm">
            <text:p/>
          </draw:line>
        </draw:g>
        <draw:custom-shape draw:style-name="gr51" draw:text-style-name="P39" draw:layer="layout" svg:width="1.324cm" svg:height="1.223cm" svg:x="11.47cm" svg:y="14.572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07" draw:id="id407" draw:layer="layout" svg:width="1.324cm" svg:height="1.223cm" svg:x="10.146cm" svg:y="14.572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09" draw:id="id409" draw:layer="layout" svg:width="1.324cm" svg:height="1.223cm" svg:x="15.294cm" svg:y="14.572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5.956cm" svg:y1="15.795cm" svg:x2="16.7cm" svg:y2="17.937cm" draw:start-shape="id409" draw:start-glue-point="2" draw:end-shape="id410" draw:end-glue-point="0" svg:d="M15956 15795v1071h744v1071" svg:viewBox="0 0 745 2143">
          <text:p/>
        </draw:connector>
        <draw:connector draw:style-name="gr14" draw:text-style-name="P25" draw:layer="layout" svg:x1="6.918cm" svg:y1="18.792cm" svg:x2="7.33cm" svg:y2="20.298cm" draw:start-shape="id411" draw:start-glue-point="2" draw:end-shape="id412" draw:end-glue-point="0" svg:d="M6918 18792v753h412v753" svg:viewBox="0 0 413 1507">
          <text:p/>
        </draw:connector>
        <draw:connector draw:style-name="gr14" draw:text-style-name="P25" draw:layer="layout" svg:x1="1.77cm" svg:y1="18.792cm" svg:x2="1.36cm" svg:y2="20.239cm" draw:start-shape="id413" draw:start-glue-point="2" draw:end-shape="id414" draw:end-glue-point="0" svg:d="M1770 18792v723h-410v724" svg:viewBox="0 0 411 1448">
          <text:p/>
        </draw:connector>
        <draw:connector draw:style-name="gr14" draw:text-style-name="P25" draw:layer="layout" svg:x1="24.368cm" svg:y1="18.796cm" svg:x2="24.926cm" svg:y2="20.349cm" draw:start-shape="id415" draw:start-glue-point="2" draw:end-shape="id416" draw:end-glue-point="0" svg:d="M24368 18796v776h558v777" svg:viewBox="0 0 559 1554">
          <text:p/>
        </draw:connector>
        <draw:g xml:id="id414" draw:id="id414">
          <draw:line draw:style-name="gr15" draw:text-style-name="P60" draw:layer="layout" svg:x1="0.709cm" svg:y1="20.239cm" svg:x2="2.011cm" svg:y2="20.239cm">
            <text:p/>
          </draw:line>
          <draw:line draw:style-name="gr15" draw:text-style-name="P60" draw:layer="layout" svg:x1="0.987cm" svg:y1="20.435cm" svg:x2="1.795cm" svg:y2="20.439cm">
            <text:p/>
          </draw:line>
          <draw:line draw:style-name="gr15" draw:text-style-name="P60" draw:layer="layout" svg:x1="1.198cm" svg:y1="20.639cm" svg:x2="1.695cm" svg:y2="20.639cm">
            <text:p/>
          </draw:line>
        </draw:g>
        <draw:g xml:id="id412" draw:id="id412">
          <draw:line draw:style-name="gr15" draw:text-style-name="P60" draw:layer="layout" svg:x1="6.679cm" svg:y1="20.298cm" svg:x2="7.981cm" svg:y2="20.298cm">
            <text:p/>
          </draw:line>
          <draw:line draw:style-name="gr15" draw:text-style-name="P60" draw:layer="layout" svg:x1="6.957cm" svg:y1="20.494cm" svg:x2="7.765cm" svg:y2="20.498cm">
            <text:p/>
          </draw:line>
          <draw:line draw:style-name="gr15" draw:text-style-name="P60" draw:layer="layout" svg:x1="7.168cm" svg:y1="20.698cm" svg:x2="7.665cm" svg:y2="20.698cm">
            <text:p/>
          </draw:line>
        </draw:g>
        <draw:custom-shape draw:style-name="gr51" draw:text-style-name="P39" xml:id="id423" draw:id="id423" draw:layer="layout" svg:width="1.324cm" svg:height="1.223cm" svg:x="12.756cm" svg:y="14.572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5" draw:layer="layout" svg:width="1.324cm" svg:height="1.223cm" svg:x="14.056cm" svg:y="14.572cm">
          <text:p text:style-name="P64"><text:span text:style-name="T134">5,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432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13" draw:id="id413" draw:layer="layout" svg:width="1.324cm" svg:height="1.223cm" svg:x="1.108cm" svg:y="17.569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11" draw:id="id411" draw:layer="layout" svg:width="1.324cm" svg:height="1.223cm" svg:x="6.256cm" svg:y="17.569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08" draw:id="id408" draw:layer="layout" svg:width="1.324cm" svg:height="1.223cm" svg:x="3.718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018cm" svg:y="17.569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882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17" draw:id="id417" draw:layer="layout" svg:width="1.324cm" svg:height="1.223cm" svg:x="18.558cm" svg:y="17.573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15" draw:id="id415" draw:layer="layout" svg:width="1.324cm" svg:height="1.223cm" svg:x="23.706cm" svg:y="17.573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20" draw:id="id420" draw:layer="layout" svg:width="1.324cm" svg:height="1.223cm" svg:x="21.168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5" draw:layer="layout" svg:width="1.324cm" svg:height="1.223cm" svg:x="22.468cm" svg:y="17.573cm">
          <text:p text:style-name="P64"><text:span text:style-name="T134">14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18" draw:id="id418">
          <draw:line draw:style-name="gr15" draw:text-style-name="P60" draw:layer="layout" svg:x1="17.975cm" svg:y1="20.35cm" svg:x2="19.277cm" svg:y2="20.35cm">
            <text:p/>
          </draw:line>
          <draw:line draw:style-name="gr15" draw:text-style-name="P60" draw:layer="layout" svg:x1="18.253cm" svg:y1="20.546cm" svg:x2="19.061cm" svg:y2="20.55cm">
            <text:p/>
          </draw:line>
          <draw:line draw:style-name="gr15" draw:text-style-name="P60" draw:layer="layout" svg:x1="18.464cm" svg:y1="20.75cm" svg:x2="18.961cm" svg:y2="20.75cm">
            <text:p/>
          </draw:line>
        </draw:g>
        <draw:connector draw:style-name="gr14" draw:text-style-name="P25" draw:layer="layout" draw:line-skew="-0.226cm" svg:x1="19.22cm" svg:y1="18.796cm" svg:x2="18.626cm" svg:y2="20.35cm" draw:start-shape="id417" draw:start-glue-point="2" draw:end-shape="id418" draw:end-glue-point="0" svg:d="M19220 18796v551h-594v1003" svg:viewBox="0 0 595 1555">
          <text:p/>
        </draw:connector>
        <draw:g xml:id="id410" draw:id="id410">
          <draw:line draw:style-name="gr15" draw:text-style-name="P60" draw:layer="layout" svg:x1="16.049cm" svg:y1="17.937cm" svg:x2="17.351cm" svg:y2="17.937cm">
            <text:p/>
          </draw:line>
          <draw:line draw:style-name="gr15" draw:text-style-name="P60" draw:layer="layout" svg:x1="16.327cm" svg:y1="18.133cm" svg:x2="17.135cm" svg:y2="18.137cm">
            <text:p/>
          </draw:line>
          <draw:line draw:style-name="gr15" draw:text-style-name="P60" draw:layer="layout" svg:x1="16.538cm" svg:y1="18.337cm" svg:x2="17.035cm" svg:y2="18.337cm">
            <text:p/>
          </draw:line>
        </draw:g>
        <draw:custom-shape draw:style-name="gr53" draw:text-style-name="P38" xml:id="id419" draw:id="id419" draw:layer="layout" svg:width="1.468cm" svg:height="1.223cm" svg:x="19.324cm" svg:y="14.264cm">
          <text:p text:style-name="P59">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5" draw:layer="layout" svg:x1="20.058cm" svg:y1="15.487cm" svg:x2="21.83cm" svg:y2="17.573cm" draw:start-shape="id419" draw:start-glue-point="2" draw:end-shape="id420" draw:end-glue-point="0" svg:d="M20058 15487v1042h1772v1044" svg:viewBox="0 0 1773 2087">
          <text:p/>
        </draw:connector>
        <draw:custom-shape draw:style-name="gr54" draw:text-style-name="P38" xml:id="id421" draw:id="id421" draw:layer="layout" svg:width="1.497cm" svg:height="1.223cm" svg:x="1.475cm" svg:y="12.999cm">
          <text:p text:style-name="P59"><text:span text:style-name="T67">p</text:span></text:p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1.757cm" svg:height="0.839cm" svg:x="2.313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2.972cm" svg:y1="13.61cm" svg:x2="11.496cm" svg:y2="12.514cm" draw:start-shape="id421" draw:start-glue-point="1" draw:end-shape="id422" draw:end-glue-point="3" svg:d="M2972 13610h4262v-1096h4262" svg:viewBox="0 0 8525 1097">
          <text:p/>
        </draw:connector>
        <draw:custom-shape draw:style-name="gr50" draw:text-style-name="P38" xml:id="id422" draw:id="id422" draw:layer="layout" svg:width="3.786cm" svg:height="1.223cm" svg:x="11.496cm" svg:y="11.9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389cm" svg:y1="13.126cm" svg:x2="13.418cm" svg:y2="14.572cm" draw:start-shape="id422" draw:start-glue-point="2" draw:end-shape="id423" draw:end-glue-point="0" svg:d="M13389 13126l29 1446" svg:viewBox="0 0 30 1447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sem balancear a árvore</text:p>
          </draw:text-box>
        </draw:frame>
        <draw:frame draw:style-name="gr6" draw:text-style-name="P43" draw:layer="layout" svg:width="27.75cm" svg:height="8.516cm" svg:x="0.819cm" svg:y="3.4cm">
          <draw:text-box>
            <text:p text:style-name="P63"><text:span text:style-name="T84">insereDesbalanceado</text:span><text:span text:style-name="T85">(</text:span><text:span text:style-name="T132">e </text:span><text:span text:style-name="T85">,&amp;</text:span><text:span text:style-name="T84">phead</text:span><text:span text:style-name="T85">);</text:span></text:p>
            <text:p text:style-name="P62"><text:span text:style-name="T87"/></text:p>
            <text:p text:style-name="P62"><text:span text:style-name="T87"><text:s text:c="4"/></text:span></text:p>
            <text:p text:style-name="P62"><text:span text:style-name="T88"/></text:p>
            <text:p text:style-name="P62"><text:span text:style-name="T87"><text:s text:c="4"/></text:span></text:p>
          </draw:text-box>
        </draw:frame>
        <draw:frame draw:style-name="gr6" draw:text-style-name="P44" draw:layer="layout" svg:width="26.342cm" svg:height="8.996cm" svg:x="0.87cm" svg:y="4.491cm">
          <draw:text-box>
            <text:p text:style-name="P61"><text:span text:style-name="T72">void</text:span><text:span text:style-name="T73"> </text:span><text:span text:style-name="T74">insereDesbalanceado</text:span><text:span text:style-name="T72">(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</text:span><text:span text:style-name="T89">, </text:span><text:span text:style-name="T72">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72">)</text:span></text:p>
            <text:p text:style-name="P61"><text:span text:style-name="T72">{</text:span></text:p>
            <text:p text:style-name="P61"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/text:p>
            <text:p text:style-name="P61"><text:span text:style-name="T72"><text:tab/></text:span><text:span text:style-name="T72"><text:tab/></text:span><text:span text:style-name="T72">{</text:span></text:p>
            <text:p text:style-name="P61"><text:span text:style-name="T133"><text:s text:c="8"/></text:span><text:span text:style-name="T72">if</text:span><text:span text:style-name="T73"> </text:span><text:span text:style-name="T72">( </text:span><text:span text:style-name="T74">e</text:span><text:span text:style-name="T72">-&gt;</text:span><text:span text:style-name="T75">d </text:span><text:span text:style-name="T72">&gt; (*</text:span><text:span text:style-name="T75">p</text:span><text:span text:style-name="T72">)-&gt;d</text:span><text:span text:style-name="T72"> )</text:span></text:p>
            <text:p text:style-name="P61"><text:span text:style-name="T73"><text:s text:c="8"/></text:span><text:span text:style-name="T73"><text:tab/></text:span><text:span text:style-name="T73"><text:tab/></text:span><text:span text:style-name="T74">insereDesbalanceado</text:span><text:span text:style-name="T72">(</text:span><text:span text:style-name="T75">e</text:span><text:span text:style-name="T72">, &amp;((*</text:span><text:span text:style-name="T74">p</text:span><text:span text:style-name="T72">)-&gt;</text:span><text:span text:style-name="T74">dir</text:span><text:span text:style-name="T72">));</text:span></text:p>
            <text:p text:style-name="P61"><text:span text:style-name="T133"><text:s text:c="8"/></text:span><text:span text:style-name="T72">else</text:span></text:p>
            <text:p text:style-name="P61"><text:span text:style-name="T72"><text:tab/></text:span><text:span text:style-name="T72"><text:tab/></text:span><text:span text:style-name="T72"><text:tab/></text:span><text:span text:style-name="T72"><text:tab/></text:span><text:span text:style-name="T75">insereDesbalanceado</text:span><text:span text:style-name="T72">(</text:span><text:span text:style-name="T75">e</text:span><text:span text:style-name="T72">, &amp;((*</text:span><text:span text:style-name="T75">p</text:span><text:span text:style-name="T72">)-&gt;</text:span><text:span text:style-name="T75">esq</text:span><text:span text:style-name="T72">));</text:span></text:p>
            <text:p text:style-name="P61"><text:span text:style-name="T73"><text:s text:c="4"/></text:span><text:span text:style-name="T89">}</text:span></text:p>
            <text:p text:style-name="P61"><text:span text:style-name="T133"><text:tab/></text:span><text:span text:style-name="T133"> </text:span><text:span text:style-name="T72">else</text:span></text:p>
            <text:p text:style-name="P61"><text:span text:style-name="T73"><text:s text:c="8"/></text:span><text:span text:style-name="T89">*</text:span><text:span text:style-name="T74">p</text:span><text:span text:style-name="T89">=</text:span><text:span text:style-name="T74">e</text:span><text:span text:style-name="T89">;</text:span></text:p>
            <text:p text:style-name="P61"><text:span text:style-name="T72">}</text:span></text:p>
            <text:p text:style-name="P61"><text:span text:style-name="T22"/></text:p>
          </draw:text-box>
        </draw:frame>
        <draw:connector draw:style-name="gr14" draw:text-style-name="P25" draw:layer="layout" svg:x1="10.808cm" svg:y1="15.795cm" svg:x2="4.38cm" svg:y2="17.569cm" draw:start-shape="id424" draw:start-glue-point="2" draw:end-shape="id425" draw:end-glue-point="0" svg:d="M10808 15795v886h-6428v888" svg:viewBox="0 0 6429 1775">
          <text:p/>
        </draw:connector>
        <draw:g xml:id="id433" draw:id="id433">
          <draw:line draw:style-name="gr15" draw:text-style-name="P60" draw:layer="layout" svg:x1="24.275cm" svg:y1="20.349cm" svg:x2="25.577cm" svg:y2="20.349cm">
            <text:p/>
          </draw:line>
          <draw:line draw:style-name="gr15" draw:text-style-name="P60" draw:layer="layout" svg:x1="24.553cm" svg:y1="20.545cm" svg:x2="25.361cm" svg:y2="20.549cm">
            <text:p/>
          </draw:line>
          <draw:line draw:style-name="gr15" draw:text-style-name="P60" draw:layer="layout" svg:x1="24.764cm" svg:y1="20.749cm" svg:x2="25.261cm" svg:y2="20.749cm">
            <text:p/>
          </draw:line>
        </draw:g>
        <draw:custom-shape draw:style-name="gr51" draw:text-style-name="P39" draw:layer="layout" svg:width="1.324cm" svg:height="1.223cm" svg:x="11.47cm" svg:y="14.572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24" draw:id="id424" draw:layer="layout" svg:width="1.324cm" svg:height="1.223cm" svg:x="10.146cm" svg:y="14.572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26" draw:id="id426" draw:layer="layout" svg:width="1.324cm" svg:height="1.223cm" svg:x="15.294cm" svg:y="14.572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5.956cm" svg:y1="15.795cm" svg:x2="16.7cm" svg:y2="17.937cm" draw:start-shape="id426" draw:start-glue-point="2" draw:end-shape="id427" draw:end-glue-point="0" svg:d="M15956 15795v1071h744v1071" svg:viewBox="0 0 745 2143">
          <text:p/>
        </draw:connector>
        <draw:connector draw:style-name="gr14" draw:text-style-name="P25" draw:layer="layout" svg:x1="6.918cm" svg:y1="18.792cm" svg:x2="7.33cm" svg:y2="20.298cm" draw:start-shape="id428" draw:start-glue-point="2" draw:end-shape="id429" draw:end-glue-point="0" svg:d="M6918 18792v753h412v753" svg:viewBox="0 0 413 1507">
          <text:p/>
        </draw:connector>
        <draw:connector draw:style-name="gr14" draw:text-style-name="P25" draw:layer="layout" svg:x1="1.77cm" svg:y1="18.792cm" svg:x2="1.36cm" svg:y2="20.239cm" draw:start-shape="id430" draw:start-glue-point="2" draw:end-shape="id431" draw:end-glue-point="0" svg:d="M1770 18792v723h-410v724" svg:viewBox="0 0 411 1448">
          <text:p/>
        </draw:connector>
        <draw:connector draw:style-name="gr14" draw:text-style-name="P25" draw:layer="layout" svg:x1="24.368cm" svg:y1="18.796cm" svg:x2="24.926cm" svg:y2="20.349cm" draw:start-shape="id432" draw:start-glue-point="2" draw:end-shape="id433" draw:end-glue-point="0" svg:d="M24368 18796v776h558v777" svg:viewBox="0 0 559 1554">
          <text:p/>
        </draw:connector>
        <draw:g xml:id="id431" draw:id="id431">
          <draw:line draw:style-name="gr15" draw:text-style-name="P60" draw:layer="layout" svg:x1="0.709cm" svg:y1="20.239cm" svg:x2="2.011cm" svg:y2="20.239cm">
            <text:p/>
          </draw:line>
          <draw:line draw:style-name="gr15" draw:text-style-name="P60" draw:layer="layout" svg:x1="0.987cm" svg:y1="20.435cm" svg:x2="1.795cm" svg:y2="20.439cm">
            <text:p/>
          </draw:line>
          <draw:line draw:style-name="gr15" draw:text-style-name="P60" draw:layer="layout" svg:x1="1.198cm" svg:y1="20.639cm" svg:x2="1.695cm" svg:y2="20.639cm">
            <text:p/>
          </draw:line>
        </draw:g>
        <draw:g xml:id="id429" draw:id="id429">
          <draw:line draw:style-name="gr15" draw:text-style-name="P60" draw:layer="layout" svg:x1="6.679cm" svg:y1="20.298cm" svg:x2="7.981cm" svg:y2="20.298cm">
            <text:p/>
          </draw:line>
          <draw:line draw:style-name="gr15" draw:text-style-name="P60" draw:layer="layout" svg:x1="6.957cm" svg:y1="20.494cm" svg:x2="7.765cm" svg:y2="20.498cm">
            <text:p/>
          </draw:line>
          <draw:line draw:style-name="gr15" draw:text-style-name="P60" draw:layer="layout" svg:x1="7.168cm" svg:y1="20.698cm" svg:x2="7.665cm" svg:y2="20.698cm">
            <text:p/>
          </draw:line>
        </draw:g>
        <draw:custom-shape draw:style-name="gr51" draw:text-style-name="P39" xml:id="id440" draw:id="id440" draw:layer="layout" svg:width="1.324cm" svg:height="1.223cm" svg:x="12.756cm" svg:y="14.572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5" draw:layer="layout" svg:width="1.324cm" svg:height="1.223cm" svg:x="14.056cm" svg:y="14.572cm">
          <text:p text:style-name="P64"><text:span text:style-name="T134">5,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432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30" draw:id="id430" draw:layer="layout" svg:width="1.324cm" svg:height="1.223cm" svg:x="1.108cm" svg:y="17.569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28" draw:id="id428" draw:layer="layout" svg:width="1.324cm" svg:height="1.223cm" svg:x="6.256cm" svg:y="17.569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25" draw:id="id425" draw:layer="layout" svg:width="1.324cm" svg:height="1.223cm" svg:x="3.718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018cm" svg:y="17.569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882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34" draw:id="id434" draw:layer="layout" svg:width="1.324cm" svg:height="1.223cm" svg:x="18.558cm" svg:y="17.573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32" draw:id="id432" draw:layer="layout" svg:width="1.324cm" svg:height="1.223cm" svg:x="23.706cm" svg:y="17.573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37" draw:id="id437" draw:layer="layout" svg:width="1.324cm" svg:height="1.223cm" svg:x="21.168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5" draw:layer="layout" svg:width="1.324cm" svg:height="1.223cm" svg:x="22.468cm" svg:y="17.573cm">
          <text:p text:style-name="P64"><text:span text:style-name="T134">14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35" draw:id="id435">
          <draw:line draw:style-name="gr15" draw:text-style-name="P60" draw:layer="layout" svg:x1="17.975cm" svg:y1="20.35cm" svg:x2="19.277cm" svg:y2="20.35cm">
            <text:p/>
          </draw:line>
          <draw:line draw:style-name="gr15" draw:text-style-name="P60" draw:layer="layout" svg:x1="18.253cm" svg:y1="20.546cm" svg:x2="19.061cm" svg:y2="20.55cm">
            <text:p/>
          </draw:line>
          <draw:line draw:style-name="gr15" draw:text-style-name="P60" draw:layer="layout" svg:x1="18.464cm" svg:y1="20.75cm" svg:x2="18.961cm" svg:y2="20.75cm">
            <text:p/>
          </draw:line>
        </draw:g>
        <draw:connector draw:style-name="gr14" draw:text-style-name="P25" draw:layer="layout" draw:line-skew="-0.226cm" svg:x1="19.22cm" svg:y1="18.796cm" svg:x2="18.626cm" svg:y2="20.35cm" draw:start-shape="id434" draw:start-glue-point="2" draw:end-shape="id435" draw:end-glue-point="0" svg:d="M19220 18796v551h-594v1003" svg:viewBox="0 0 595 1555">
          <text:p/>
        </draw:connector>
        <draw:g xml:id="id427" draw:id="id427">
          <draw:line draw:style-name="gr15" draw:text-style-name="P60" draw:layer="layout" svg:x1="16.049cm" svg:y1="17.937cm" svg:x2="17.351cm" svg:y2="17.937cm">
            <text:p/>
          </draw:line>
          <draw:line draw:style-name="gr15" draw:text-style-name="P60" draw:layer="layout" svg:x1="16.327cm" svg:y1="18.133cm" svg:x2="17.135cm" svg:y2="18.137cm">
            <text:p/>
          </draw:line>
          <draw:line draw:style-name="gr15" draw:text-style-name="P60" draw:layer="layout" svg:x1="16.538cm" svg:y1="18.337cm" svg:x2="17.035cm" svg:y2="18.337cm">
            <text:p/>
          </draw:line>
        </draw:g>
        <draw:custom-shape draw:style-name="gr53" draw:text-style-name="P38" xml:id="id436" draw:id="id436" draw:layer="layout" svg:width="1.468cm" svg:height="1.223cm" svg:x="19.324cm" svg:y="14.264cm">
          <text:p text:style-name="P59">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5" draw:layer="layout" svg:x1="20.058cm" svg:y1="15.487cm" svg:x2="21.83cm" svg:y2="17.573cm" draw:start-shape="id436" draw:start-glue-point="2" draw:end-shape="id437" draw:end-glue-point="0" svg:d="M20058 15487v1042h1772v1044" svg:viewBox="0 0 1773 2087">
          <text:p/>
        </draw:connector>
        <draw:custom-shape draw:style-name="gr54" draw:text-style-name="P38" xml:id="id438" draw:id="id438" draw:layer="layout" svg:width="1.497cm" svg:height="1.223cm" svg:x="1.475cm" svg:y="12.999cm">
          <text:p text:style-name="P59"><text:span text:style-name="T67">p</text:span></text:p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1.757cm" svg:height="0.839cm" svg:x="3.913cm" svg:y="8.1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2.972cm" svg:y1="13.61cm" svg:x2="11.496cm" svg:y2="12.514cm" draw:start-shape="id438" draw:start-glue-point="1" draw:end-shape="id439" draw:end-glue-point="3" svg:d="M2972 13610h4262v-1096h4262" svg:viewBox="0 0 8525 1097">
          <text:p/>
        </draw:connector>
        <draw:custom-shape draw:style-name="gr50" draw:text-style-name="P38" xml:id="id439" draw:id="id439" draw:layer="layout" svg:width="3.786cm" svg:height="1.223cm" svg:x="11.496cm" svg:y="11.9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389cm" svg:y1="13.126cm" svg:x2="13.418cm" svg:y2="14.572cm" draw:start-shape="id439" draw:start-glue-point="2" draw:end-shape="id440" draw:end-glue-point="0" svg:d="M13389 13126l29 1446" svg:viewBox="0 0 30 1447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sem balancear a árvore</text:p>
          </draw:text-box>
        </draw:frame>
        <draw:frame draw:style-name="gr6" draw:text-style-name="P43" draw:layer="layout" svg:width="27.75cm" svg:height="8.516cm" svg:x="0.819cm" svg:y="3.4cm">
          <draw:text-box>
            <text:p text:style-name="P63"><text:span text:style-name="T84">insereDesbalanceado</text:span><text:span text:style-name="T85">(</text:span><text:span text:style-name="T132">e </text:span><text:span text:style-name="T85">,&amp;</text:span><text:span text:style-name="T84">phead</text:span><text:span text:style-name="T85">);</text:span></text:p>
            <text:p text:style-name="P62"><text:span text:style-name="T87"/></text:p>
            <text:p text:style-name="P62"><text:span text:style-name="T87"><text:s text:c="4"/></text:span></text:p>
            <text:p text:style-name="P62"><text:span text:style-name="T88"/></text:p>
            <text:p text:style-name="P62"><text:span text:style-name="T87"><text:s text:c="4"/></text:span></text:p>
          </draw:text-box>
        </draw:frame>
        <draw:frame draw:style-name="gr6" draw:text-style-name="P44" draw:layer="layout" svg:width="26.342cm" svg:height="8.996cm" svg:x="0.87cm" svg:y="4.491cm">
          <draw:text-box>
            <text:p text:style-name="P61"><text:span text:style-name="T72">void</text:span><text:span text:style-name="T73"> </text:span><text:span text:style-name="T74">insereDesbalanceado</text:span><text:span text:style-name="T72">(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</text:span><text:span text:style-name="T89">, </text:span><text:span text:style-name="T72">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72">)</text:span></text:p>
            <text:p text:style-name="P61"><text:span text:style-name="T72">{</text:span></text:p>
            <text:p text:style-name="P61"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/text:p>
            <text:p text:style-name="P61"><text:span text:style-name="T72"><text:tab/></text:span><text:span text:style-name="T72"><text:tab/></text:span><text:span text:style-name="T72">{</text:span></text:p>
            <text:p text:style-name="P61"><text:span text:style-name="T133"><text:s text:c="8"/></text:span><text:span text:style-name="T72">if</text:span><text:span text:style-name="T73"> </text:span><text:span text:style-name="T72">( </text:span><text:span text:style-name="T74">e</text:span><text:span text:style-name="T72">-&gt;</text:span><text:span text:style-name="T75">d </text:span><text:span text:style-name="T72">&gt; (*</text:span><text:span text:style-name="T75">p</text:span><text:span text:style-name="T72">)-&gt;d</text:span><text:span text:style-name="T72"> )</text:span></text:p>
            <text:p text:style-name="P61"><text:span text:style-name="T73"><text:s text:c="8"/></text:span><text:span text:style-name="T73"><text:tab/></text:span><text:span text:style-name="T73"><text:tab/></text:span><text:span text:style-name="T74">insereDesbalanceado</text:span><text:span text:style-name="T72">(</text:span><text:span text:style-name="T75">e</text:span><text:span text:style-name="T72">, &amp;((*</text:span><text:span text:style-name="T74">p</text:span><text:span text:style-name="T72">)-&gt;</text:span><text:span text:style-name="T74">dir</text:span><text:span text:style-name="T72">));</text:span></text:p>
            <text:p text:style-name="P61"><text:span text:style-name="T133"><text:s text:c="8"/></text:span><text:span text:style-name="T72">else</text:span></text:p>
            <text:p text:style-name="P61"><text:span text:style-name="T72"><text:tab/></text:span><text:span text:style-name="T72"><text:tab/></text:span><text:span text:style-name="T72"><text:tab/></text:span><text:span text:style-name="T72"><text:tab/></text:span><text:span text:style-name="T75">insereDesbalanceado</text:span><text:span text:style-name="T72">(</text:span><text:span text:style-name="T75">e</text:span><text:span text:style-name="T72">, &amp;((*</text:span><text:span text:style-name="T75">p</text:span><text:span text:style-name="T72">)-&gt;</text:span><text:span text:style-name="T75">esq</text:span><text:span text:style-name="T72">));</text:span></text:p>
            <text:p text:style-name="P61"><text:span text:style-name="T73"><text:s text:c="4"/></text:span><text:span text:style-name="T89">}</text:span></text:p>
            <text:p text:style-name="P61"><text:span text:style-name="T133"><text:tab/></text:span><text:span text:style-name="T133"> </text:span><text:span text:style-name="T72">else</text:span></text:p>
            <text:p text:style-name="P61"><text:span text:style-name="T73"><text:s text:c="8"/></text:span><text:span text:style-name="T89">*</text:span><text:span text:style-name="T74">p</text:span><text:span text:style-name="T89">=</text:span><text:span text:style-name="T74">e</text:span><text:span text:style-name="T89">;</text:span></text:p>
            <text:p text:style-name="P61"><text:span text:style-name="T72">}</text:span></text:p>
            <text:p text:style-name="P61"><text:span text:style-name="T22"/></text:p>
          </draw:text-box>
        </draw:frame>
        <draw:connector draw:style-name="gr14" draw:text-style-name="P25" draw:layer="layout" svg:x1="10.808cm" svg:y1="15.795cm" svg:x2="4.38cm" svg:y2="17.569cm" draw:start-shape="id441" draw:start-glue-point="2" draw:end-shape="id442" draw:end-glue-point="0" svg:d="M10808 15795v886h-6428v888" svg:viewBox="0 0 6429 1775">
          <text:p/>
        </draw:connector>
        <draw:g xml:id="id450" draw:id="id450">
          <draw:line draw:style-name="gr15" draw:text-style-name="P60" draw:layer="layout" svg:x1="24.275cm" svg:y1="20.349cm" svg:x2="25.577cm" svg:y2="20.349cm">
            <text:p/>
          </draw:line>
          <draw:line draw:style-name="gr15" draw:text-style-name="P60" draw:layer="layout" svg:x1="24.553cm" svg:y1="20.545cm" svg:x2="25.361cm" svg:y2="20.549cm">
            <text:p/>
          </draw:line>
          <draw:line draw:style-name="gr15" draw:text-style-name="P60" draw:layer="layout" svg:x1="24.764cm" svg:y1="20.749cm" svg:x2="25.261cm" svg:y2="20.749cm">
            <text:p/>
          </draw:line>
        </draw:g>
        <draw:custom-shape draw:style-name="gr51" draw:text-style-name="P39" draw:layer="layout" svg:width="1.324cm" svg:height="1.223cm" svg:x="11.47cm" svg:y="14.572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41" draw:id="id441" draw:layer="layout" svg:width="1.324cm" svg:height="1.223cm" svg:x="10.146cm" svg:y="14.572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43" draw:id="id443" draw:layer="layout" svg:width="1.324cm" svg:height="1.223cm" svg:x="15.294cm" svg:y="14.572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5.956cm" svg:y1="15.795cm" svg:x2="16.7cm" svg:y2="17.937cm" draw:start-shape="id443" draw:start-glue-point="2" draw:end-shape="id444" draw:end-glue-point="0" svg:d="M15956 15795v1071h744v1071" svg:viewBox="0 0 745 2143">
          <text:p/>
        </draw:connector>
        <draw:connector draw:style-name="gr14" draw:text-style-name="P25" draw:layer="layout" svg:x1="6.918cm" svg:y1="18.792cm" svg:x2="7.33cm" svg:y2="20.298cm" draw:start-shape="id445" draw:start-glue-point="2" draw:end-shape="id446" draw:end-glue-point="0" svg:d="M6918 18792v753h412v753" svg:viewBox="0 0 413 1507">
          <text:p/>
        </draw:connector>
        <draw:connector draw:style-name="gr14" draw:text-style-name="P25" draw:layer="layout" svg:x1="1.77cm" svg:y1="18.792cm" svg:x2="1.36cm" svg:y2="20.239cm" draw:start-shape="id447" draw:start-glue-point="2" draw:end-shape="id448" draw:end-glue-point="0" svg:d="M1770 18792v723h-410v724" svg:viewBox="0 0 411 1448">
          <text:p/>
        </draw:connector>
        <draw:connector draw:style-name="gr14" draw:text-style-name="P25" draw:layer="layout" svg:x1="24.368cm" svg:y1="18.796cm" svg:x2="24.926cm" svg:y2="20.349cm" draw:start-shape="id449" draw:start-glue-point="2" draw:end-shape="id450" draw:end-glue-point="0" svg:d="M24368 18796v776h558v777" svg:viewBox="0 0 559 1554">
          <text:p/>
        </draw:connector>
        <draw:g xml:id="id448" draw:id="id448">
          <draw:line draw:style-name="gr15" draw:text-style-name="P60" draw:layer="layout" svg:x1="0.709cm" svg:y1="20.239cm" svg:x2="2.011cm" svg:y2="20.239cm">
            <text:p/>
          </draw:line>
          <draw:line draw:style-name="gr15" draw:text-style-name="P60" draw:layer="layout" svg:x1="0.987cm" svg:y1="20.435cm" svg:x2="1.795cm" svg:y2="20.439cm">
            <text:p/>
          </draw:line>
          <draw:line draw:style-name="gr15" draw:text-style-name="P60" draw:layer="layout" svg:x1="1.198cm" svg:y1="20.639cm" svg:x2="1.695cm" svg:y2="20.639cm">
            <text:p/>
          </draw:line>
        </draw:g>
        <draw:g xml:id="id446" draw:id="id446">
          <draw:line draw:style-name="gr15" draw:text-style-name="P60" draw:layer="layout" svg:x1="6.679cm" svg:y1="20.298cm" svg:x2="7.981cm" svg:y2="20.298cm">
            <text:p/>
          </draw:line>
          <draw:line draw:style-name="gr15" draw:text-style-name="P60" draw:layer="layout" svg:x1="6.957cm" svg:y1="20.494cm" svg:x2="7.765cm" svg:y2="20.498cm">
            <text:p/>
          </draw:line>
          <draw:line draw:style-name="gr15" draw:text-style-name="P60" draw:layer="layout" svg:x1="7.168cm" svg:y1="20.698cm" svg:x2="7.665cm" svg:y2="20.698cm">
            <text:p/>
          </draw:line>
        </draw:g>
        <draw:custom-shape draw:style-name="gr51" draw:text-style-name="P39" xml:id="id457" draw:id="id457" draw:layer="layout" svg:width="1.324cm" svg:height="1.223cm" svg:x="12.756cm" svg:y="14.572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7" draw:layer="layout" svg:width="1.324cm" svg:height="1.223cm" svg:x="14.056cm" svg:y="14.572cm">
          <text:p text:style-name="P66"><text:span text:style-name="T135">5,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432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47" draw:id="id447" draw:layer="layout" svg:width="1.324cm" svg:height="1.223cm" svg:x="1.108cm" svg:y="17.569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45" draw:id="id445" draw:layer="layout" svg:width="1.324cm" svg:height="1.223cm" svg:x="6.256cm" svg:y="17.569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42" draw:id="id442" draw:layer="layout" svg:width="1.324cm" svg:height="1.223cm" svg:x="3.718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018cm" svg:y="17.569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882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51" draw:id="id451" draw:layer="layout" svg:width="1.324cm" svg:height="1.223cm" svg:x="18.558cm" svg:y="17.573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49" draw:id="id449" draw:layer="layout" svg:width="1.324cm" svg:height="1.223cm" svg:x="23.706cm" svg:y="17.573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54" draw:id="id454" draw:layer="layout" svg:width="1.324cm" svg:height="1.223cm" svg:x="21.168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5" draw:layer="layout" svg:width="1.324cm" svg:height="1.223cm" svg:x="22.468cm" svg:y="17.573cm">
          <text:p text:style-name="P64"><text:span text:style-name="T134">14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52" draw:id="id452">
          <draw:line draw:style-name="gr15" draw:text-style-name="P60" draw:layer="layout" svg:x1="17.975cm" svg:y1="20.35cm" svg:x2="19.277cm" svg:y2="20.35cm">
            <text:p/>
          </draw:line>
          <draw:line draw:style-name="gr15" draw:text-style-name="P60" draw:layer="layout" svg:x1="18.253cm" svg:y1="20.546cm" svg:x2="19.061cm" svg:y2="20.55cm">
            <text:p/>
          </draw:line>
          <draw:line draw:style-name="gr15" draw:text-style-name="P60" draw:layer="layout" svg:x1="18.464cm" svg:y1="20.75cm" svg:x2="18.961cm" svg:y2="20.75cm">
            <text:p/>
          </draw:line>
        </draw:g>
        <draw:connector draw:style-name="gr14" draw:text-style-name="P25" draw:layer="layout" draw:line-skew="-0.226cm" svg:x1="19.22cm" svg:y1="18.796cm" svg:x2="18.626cm" svg:y2="20.35cm" draw:start-shape="id451" draw:start-glue-point="2" draw:end-shape="id452" draw:end-glue-point="0" svg:d="M19220 18796v551h-594v1003" svg:viewBox="0 0 595 1555">
          <text:p/>
        </draw:connector>
        <draw:g xml:id="id444" draw:id="id444">
          <draw:line draw:style-name="gr15" draw:text-style-name="P60" draw:layer="layout" svg:x1="16.049cm" svg:y1="17.937cm" svg:x2="17.351cm" svg:y2="17.937cm">
            <text:p/>
          </draw:line>
          <draw:line draw:style-name="gr15" draw:text-style-name="P60" draw:layer="layout" svg:x1="16.327cm" svg:y1="18.133cm" svg:x2="17.135cm" svg:y2="18.137cm">
            <text:p/>
          </draw:line>
          <draw:line draw:style-name="gr15" draw:text-style-name="P60" draw:layer="layout" svg:x1="16.538cm" svg:y1="18.337cm" svg:x2="17.035cm" svg:y2="18.337cm">
            <text:p/>
          </draw:line>
        </draw:g>
        <draw:custom-shape draw:style-name="gr53" draw:text-style-name="P38" xml:id="id453" draw:id="id453" draw:layer="layout" svg:width="1.468cm" svg:height="1.223cm" svg:x="19.324cm" svg:y="14.264cm">
          <text:p text:style-name="P59">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5" draw:layer="layout" svg:x1="20.058cm" svg:y1="15.487cm" svg:x2="21.83cm" svg:y2="17.573cm" draw:start-shape="id453" draw:start-glue-point="2" draw:end-shape="id454" draw:end-glue-point="0" svg:d="M20058 15487v1042h1772v1044" svg:viewBox="0 0 1773 2087">
          <text:p/>
        </draw:connector>
        <draw:custom-shape draw:style-name="gr54" draw:text-style-name="P38" xml:id="id455" draw:id="id455" draw:layer="layout" svg:width="1.497cm" svg:height="1.223cm" svg:x="1.475cm" svg:y="12.999cm">
          <text:p text:style-name="P59"><text:span text:style-name="T67">p</text:span></text:p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1.757cm" svg:height="0.839cm" svg:x="0.613cm" svg:y="5.8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2.972cm" svg:y1="13.61cm" svg:x2="15.956cm" svg:y2="14.572cm" draw:start-shape="id455" draw:start-glue-point="1" draw:end-shape="id443" draw:end-glue-point="0" svg:d="M2972 13610h12984v962" svg:viewBox="0 0 12985 963">
          <text:p/>
        </draw:connector>
        <draw:custom-shape draw:style-name="gr50" draw:text-style-name="P38" xml:id="id456" draw:id="id456" draw:layer="layout" svg:width="3.786cm" svg:height="1.223cm" svg:x="11.496cm" svg:y="11.9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389cm" svg:y1="13.126cm" svg:x2="13.418cm" svg:y2="14.572cm" draw:start-shape="id456" draw:start-glue-point="2" draw:end-shape="id457" draw:end-glue-point="0" svg:d="M13389 13126l29 1446" svg:viewBox="0 0 30 1447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nserindo um elemento sem balancear a árvore</text:p>
          </draw:text-box>
        </draw:frame>
        <draw:frame draw:style-name="gr6" draw:text-style-name="P43" draw:layer="layout" svg:width="27.75cm" svg:height="8.516cm" svg:x="0.819cm" svg:y="3.4cm">
          <draw:text-box>
            <text:p text:style-name="P63"><text:span text:style-name="T84">insereDesbalanceado</text:span><text:span text:style-name="T85">(</text:span><text:span text:style-name="T132">e </text:span><text:span text:style-name="T85">,&amp;</text:span><text:span text:style-name="T84">phead</text:span><text:span text:style-name="T85">);</text:span></text:p>
            <text:p text:style-name="P62"><text:span text:style-name="T87"/></text:p>
            <text:p text:style-name="P62"><text:span text:style-name="T87"><text:s text:c="4"/></text:span></text:p>
            <text:p text:style-name="P62"><text:span text:style-name="T88"/></text:p>
            <text:p text:style-name="P62"><text:span text:style-name="T87"><text:s text:c="4"/></text:span></text:p>
          </draw:text-box>
        </draw:frame>
        <draw:frame draw:style-name="gr6" draw:text-style-name="P44" draw:layer="layout" svg:width="26.342cm" svg:height="8.996cm" svg:x="0.87cm" svg:y="4.491cm">
          <draw:text-box>
            <text:p text:style-name="P61"><text:span text:style-name="T72">void</text:span><text:span text:style-name="T73"> </text:span><text:span text:style-name="T74">insereDesbalanceado</text:span><text:span text:style-name="T72">(struct</text:span><text:span text:style-name="T73"> </text:span><text:span text:style-name="T74">coord</text:span><text:span text:style-name="T73"> </text:span><text:span text:style-name="T72">*</text:span><text:span text:style-name="T73"> </text:span><text:span text:style-name="T74">e</text:span><text:span text:style-name="T89">, </text:span><text:span text:style-name="T72">struct</text:span><text:span text:style-name="T73"> </text:span><text:span text:style-name="T74">coord</text:span><text:span text:style-name="T73"> </text:span><text:span text:style-name="T72">**</text:span><text:span text:style-name="T73"> </text:span><text:span text:style-name="T74">p</text:span><text:span text:style-name="T72">)</text:span></text:p>
            <text:p text:style-name="P61"><text:span text:style-name="T72">{</text:span></text:p>
            <text:p text:style-name="P61"><text:span text:style-name="T73"><text:s text:c="4"/></text:span><text:span text:style-name="T72">if</text:span><text:span text:style-name="T73"> </text:span><text:span text:style-name="T72">(*</text:span><text:span text:style-name="T74">p</text:span><text:span text:style-name="T72">)</text:span></text:p>
            <text:p text:style-name="P61"><text:span text:style-name="T72"><text:tab/></text:span><text:span text:style-name="T72"><text:tab/></text:span><text:span text:style-name="T72">{</text:span></text:p>
            <text:p text:style-name="P61"><text:span text:style-name="T133"><text:s text:c="8"/></text:span><text:span text:style-name="T72">if</text:span><text:span text:style-name="T73"> </text:span><text:span text:style-name="T72">( </text:span><text:span text:style-name="T74">e</text:span><text:span text:style-name="T72">-&gt;</text:span><text:span text:style-name="T75">d </text:span><text:span text:style-name="T72">&gt; (*</text:span><text:span text:style-name="T75">p</text:span><text:span text:style-name="T72">)-&gt;d</text:span><text:span text:style-name="T72"> )</text:span></text:p>
            <text:p text:style-name="P61"><text:span text:style-name="T73"><text:s text:c="8"/></text:span><text:span text:style-name="T73"><text:tab/></text:span><text:span text:style-name="T73"><text:tab/></text:span><text:span text:style-name="T74">insereDesbalanceado</text:span><text:span text:style-name="T72">(</text:span><text:span text:style-name="T75">e</text:span><text:span text:style-name="T72">, &amp;((*</text:span><text:span text:style-name="T74">p</text:span><text:span text:style-name="T72">)-&gt;</text:span><text:span text:style-name="T74">dir</text:span><text:span text:style-name="T72">));</text:span></text:p>
            <text:p text:style-name="P61"><text:span text:style-name="T133"><text:s text:c="8"/></text:span><text:span text:style-name="T72">else</text:span></text:p>
            <text:p text:style-name="P61"><text:span text:style-name="T72"><text:tab/></text:span><text:span text:style-name="T72"><text:tab/></text:span><text:span text:style-name="T72"><text:tab/></text:span><text:span text:style-name="T72"><text:tab/></text:span><text:span text:style-name="T75">insereDesbalanceado</text:span><text:span text:style-name="T72">(</text:span><text:span text:style-name="T75">e</text:span><text:span text:style-name="T72">, &amp;((*</text:span><text:span text:style-name="T75">p</text:span><text:span text:style-name="T72">)-&gt;</text:span><text:span text:style-name="T75">esq</text:span><text:span text:style-name="T72">));</text:span></text:p>
            <text:p text:style-name="P61"><text:span text:style-name="T73"><text:s text:c="4"/></text:span><text:span text:style-name="T89">}</text:span></text:p>
            <text:p text:style-name="P61"><text:span text:style-name="T133"><text:tab/></text:span><text:span text:style-name="T133"> </text:span><text:span text:style-name="T72">else</text:span></text:p>
            <text:p text:style-name="P61"><text:span text:style-name="T73"><text:s text:c="8"/></text:span><text:span text:style-name="T89">*</text:span><text:span text:style-name="T74">p</text:span><text:span text:style-name="T89">=</text:span><text:span text:style-name="T74">e</text:span><text:span text:style-name="T89">;</text:span></text:p>
            <text:p text:style-name="P61"><text:span text:style-name="T72">}</text:span></text:p>
            <text:p text:style-name="P61"><text:span text:style-name="T22"/></text:p>
          </draw:text-box>
        </draw:frame>
        <draw:connector draw:style-name="gr14" draw:text-style-name="P25" draw:layer="layout" svg:x1="10.808cm" svg:y1="15.795cm" svg:x2="4.38cm" svg:y2="17.569cm" draw:start-shape="id458" draw:start-glue-point="2" draw:end-shape="id459" draw:end-glue-point="0" svg:d="M10808 15795v886h-6428v888" svg:viewBox="0 0 6429 1775">
          <text:p/>
        </draw:connector>
        <draw:g xml:id="id467" draw:id="id467">
          <draw:line draw:style-name="gr15" draw:text-style-name="P60" draw:layer="layout" svg:x1="24.275cm" svg:y1="20.349cm" svg:x2="25.577cm" svg:y2="20.349cm">
            <text:p/>
          </draw:line>
          <draw:line draw:style-name="gr15" draw:text-style-name="P60" draw:layer="layout" svg:x1="24.553cm" svg:y1="20.545cm" svg:x2="25.361cm" svg:y2="20.549cm">
            <text:p/>
          </draw:line>
          <draw:line draw:style-name="gr15" draw:text-style-name="P60" draw:layer="layout" svg:x1="24.764cm" svg:y1="20.749cm" svg:x2="25.261cm" svg:y2="20.749cm">
            <text:p/>
          </draw:line>
        </draw:g>
        <draw:custom-shape draw:style-name="gr51" draw:text-style-name="P39" draw:layer="layout" svg:width="1.324cm" svg:height="1.223cm" svg:x="11.47cm" svg:y="14.572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58" draw:id="id458" draw:layer="layout" svg:width="1.324cm" svg:height="1.223cm" svg:x="10.146cm" svg:y="14.572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60" draw:id="id460" draw:layer="layout" svg:width="1.324cm" svg:height="1.223cm" svg:x="15.294cm" svg:y="14.572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5.956cm" svg:y1="15.795cm" svg:x2="21.83cm" svg:y2="17.573cm" draw:start-shape="id460" draw:start-glue-point="2" draw:end-shape="id461" draw:end-glue-point="0" svg:d="M15956 15795v888h5874v890" svg:viewBox="0 0 5875 1779">
          <text:p/>
        </draw:connector>
        <draw:connector draw:style-name="gr14" draw:text-style-name="P25" draw:layer="layout" svg:x1="6.918cm" svg:y1="18.792cm" svg:x2="7.33cm" svg:y2="20.298cm" draw:start-shape="id462" draw:start-glue-point="2" draw:end-shape="id463" draw:end-glue-point="0" svg:d="M6918 18792v753h412v753" svg:viewBox="0 0 413 1507">
          <text:p/>
        </draw:connector>
        <draw:connector draw:style-name="gr14" draw:text-style-name="P25" draw:layer="layout" svg:x1="1.77cm" svg:y1="18.792cm" svg:x2="1.36cm" svg:y2="20.239cm" draw:start-shape="id464" draw:start-glue-point="2" draw:end-shape="id465" draw:end-glue-point="0" svg:d="M1770 18792v723h-410v724" svg:viewBox="0 0 411 1448">
          <text:p/>
        </draw:connector>
        <draw:connector draw:style-name="gr14" draw:text-style-name="P25" draw:layer="layout" svg:x1="24.368cm" svg:y1="18.796cm" svg:x2="24.926cm" svg:y2="20.349cm" draw:start-shape="id466" draw:start-glue-point="2" draw:end-shape="id467" draw:end-glue-point="0" svg:d="M24368 18796v776h558v777" svg:viewBox="0 0 559 1554">
          <text:p/>
        </draw:connector>
        <draw:g xml:id="id465" draw:id="id465">
          <draw:line draw:style-name="gr15" draw:text-style-name="P60" draw:layer="layout" svg:x1="0.709cm" svg:y1="20.239cm" svg:x2="2.011cm" svg:y2="20.239cm">
            <text:p/>
          </draw:line>
          <draw:line draw:style-name="gr15" draw:text-style-name="P60" draw:layer="layout" svg:x1="0.987cm" svg:y1="20.435cm" svg:x2="1.795cm" svg:y2="20.439cm">
            <text:p/>
          </draw:line>
          <draw:line draw:style-name="gr15" draw:text-style-name="P60" draw:layer="layout" svg:x1="1.198cm" svg:y1="20.639cm" svg:x2="1.695cm" svg:y2="20.639cm">
            <text:p/>
          </draw:line>
        </draw:g>
        <draw:g xml:id="id463" draw:id="id463">
          <draw:line draw:style-name="gr15" draw:text-style-name="P60" draw:layer="layout" svg:x1="6.679cm" svg:y1="20.298cm" svg:x2="7.981cm" svg:y2="20.298cm">
            <text:p/>
          </draw:line>
          <draw:line draw:style-name="gr15" draw:text-style-name="P60" draw:layer="layout" svg:x1="6.957cm" svg:y1="20.494cm" svg:x2="7.765cm" svg:y2="20.498cm">
            <text:p/>
          </draw:line>
          <draw:line draw:style-name="gr15" draw:text-style-name="P60" draw:layer="layout" svg:x1="7.168cm" svg:y1="20.698cm" svg:x2="7.665cm" svg:y2="20.698cm">
            <text:p/>
          </draw:line>
        </draw:g>
        <draw:custom-shape draw:style-name="gr51" draw:text-style-name="P39" draw:layer="layout" svg:width="1.324cm" svg:height="1.223cm" svg:x="12.756cm" svg:y="14.572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7" draw:layer="layout" svg:width="1.324cm" svg:height="1.223cm" svg:x="14.056cm" svg:y="14.572cm">
          <text:p text:style-name="P66"><text:span text:style-name="T135">5,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432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64" draw:id="id464" draw:layer="layout" svg:width="1.324cm" svg:height="1.223cm" svg:x="1.108cm" svg:y="17.569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62" draw:id="id462" draw:layer="layout" svg:width="1.324cm" svg:height="1.223cm" svg:x="6.256cm" svg:y="17.569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59" draw:id="id459" draw:layer="layout" svg:width="1.324cm" svg:height="1.223cm" svg:x="3.718cm" svg:y="17.569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018cm" svg:y="17.569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882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68" draw:id="id468" draw:layer="layout" svg:width="1.324cm" svg:height="1.223cm" svg:x="18.558cm" svg:y="17.573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66" draw:id="id466" draw:layer="layout" svg:width="1.324cm" svg:height="1.223cm" svg:x="23.706cm" svg:y="17.573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61" draw:id="id461" draw:layer="layout" svg:width="1.324cm" svg:height="1.223cm" svg:x="21.168cm" svg:y="17.573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5" draw:layer="layout" svg:width="1.324cm" svg:height="1.223cm" svg:x="22.468cm" svg:y="17.573cm">
          <text:p text:style-name="P64"><text:span text:style-name="T134">14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69" draw:id="id469">
          <draw:line draw:style-name="gr15" draw:text-style-name="P60" draw:layer="layout" svg:x1="17.975cm" svg:y1="20.35cm" svg:x2="19.277cm" svg:y2="20.35cm">
            <text:p/>
          </draw:line>
          <draw:line draw:style-name="gr15" draw:text-style-name="P60" draw:layer="layout" svg:x1="18.253cm" svg:y1="20.546cm" svg:x2="19.061cm" svg:y2="20.55cm">
            <text:p/>
          </draw:line>
          <draw:line draw:style-name="gr15" draw:text-style-name="P60" draw:layer="layout" svg:x1="18.464cm" svg:y1="20.75cm" svg:x2="18.961cm" svg:y2="20.75cm">
            <text:p/>
          </draw:line>
        </draw:g>
        <draw:connector draw:style-name="gr14" draw:text-style-name="P25" draw:layer="layout" draw:line-skew="-0.226cm" svg:x1="19.22cm" svg:y1="18.796cm" svg:x2="18.626cm" svg:y2="20.35cm" draw:start-shape="id468" draw:start-glue-point="2" draw:end-shape="id469" draw:end-glue-point="0" svg:d="M19220 18796v551h-594v1003" svg:viewBox="0 0 595 1555">
          <text:p/>
        </draw:connector>
        <draw:custom-shape draw:style-name="gr53" draw:text-style-name="P38" xml:id="id470" draw:id="id470" draw:layer="layout" svg:width="1.468cm" svg:height="1.223cm" svg:x="19.324cm" svg:y="14.264cm">
          <text:p text:style-name="P59">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5" draw:layer="layout" svg:x1="20.058cm" svg:y1="15.487cm" svg:x2="21.83cm" svg:y2="17.573cm" draw:start-shape="id470" draw:start-glue-point="2" draw:end-shape="id461" draw:end-glue-point="0" svg:d="M20058 15487v1042h1772v1044" svg:viewBox="0 0 1773 2087">
          <text:p/>
        </draw:connector>
        <draw:custom-shape draw:style-name="gr54" draw:text-style-name="P38" xml:id="id471" draw:id="id471" draw:layer="layout" svg:width="1.497cm" svg:height="1.223cm" svg:x="1.475cm" svg:y="12.999cm">
          <text:p text:style-name="P59"><text:span text:style-name="T67">p</text:span></text:p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1.757cm" svg:height="0.839cm" svg:x="2.213cm" svg:y="11.6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2.972cm" svg:y1="13.61cm" svg:x2="15.956cm" svg:y2="14.572cm" draw:start-shape="id471" draw:start-glue-point="1" draw:end-shape="id460" draw:end-glue-point="0" svg:d="M2972 13610h12984v962" svg:viewBox="0 0 12985 963">
          <text:p/>
        </draw:connector>
        <draw:custom-shape draw:style-name="gr50" draw:text-style-name="P38" xml:id="id472" draw:id="id472" draw:layer="layout" svg:width="3.786cm" svg:height="1.223cm" svg:x="11.496cm" svg:y="11.9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389cm" svg:y1="13.126cm" svg:x2="13.418cm" svg:y2="14.559cm" draw:start-shape="id472" draw:start-glue-point="2" svg:d="M13389 13126l29 1433" svg:viewBox="0 0 30 1434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use-footer-name="ftr1">
        <office:forms form:automatic-focus="false" form:apply-design-mode="false"/>
        <draw:frame draw:style-name="gr23" draw:text-style-name="P11" draw:layer="layout" svg:width="27.701cm" svg:height="5.679cm" svg:x="0.171cm" svg:y="9.085cm">
          <draw:text-box>
            <text:p text:style-name="P57"><text:span text:style-name="T21">Percorrendo Árvores</text:span></text:p>
            <text:p text:style-name="P57"><text:span text:style-name="T21">Binária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um elemento</text:p>
          </draw:text-box>
        </draw:frame>
        <draw:frame draw:style-name="gr6" draw:text-style-name="P44" draw:layer="layout" svg:width="27.338cm" svg:height="13.282cm" svg:x="0.738cm" svg:y="4.081cm">
          <draw:text-box>
            <text:p text:style-name="P61"><text:span text:style-name="T126">void</text:span><text:span text:style-name="T127"> </text:span><text:span text:style-name="T128">imprimeElemento</text:span><text:span text:style-name="T126">(struct</text:span><text:span text:style-name="T127"> </text:span><text:span text:style-name="T128">coord</text:span><text:span text:style-name="T127"> </text:span><text:span text:style-name="T126">*</text:span><text:span text:style-name="T127"> </text:span><text:span text:style-name="T128">e</text:span><text:span text:style-name="T126">)</text:span></text:p>
            <text:p text:style-name="P61"><text:span text:style-name="T126">{</text:span></text:p>
            <text:p text:style-name="P61"><text:span text:style-name="T127"><text:s text:c="4"/></text:span><text:span text:style-name="T126">if</text:span><text:span text:style-name="T127"> </text:span><text:span text:style-name="T126">(</text:span><text:span text:style-name="T128">e</text:span><text:span text:style-name="T126">)</text:span></text:p>
            <text:p text:style-name="P61"><text:span text:style-name="T127"><text:s text:c="8"/></text:span><text:span text:style-name="T128">printf</text:span><text:span text:style-name="T126">(</text:span><text:span text:style-name="T136">"(%hd,%hd) %f\n"</text:span><text:span text:style-name="T126">,</text:span><text:span text:style-name="T127"> </text:span><text:span text:style-name="T128">e</text:span><text:span text:style-name="T126">-&gt;</text:span><text:span text:style-name="T128">x</text:span><text:span text:style-name="T126">,</text:span><text:span text:style-name="T127"> </text:span><text:span text:style-name="T128">e</text:span><text:span text:style-name="T126">-&gt;</text:span><text:span text:style-name="T128">y</text:span><text:span text:style-name="T126">,</text:span><text:span text:style-name="T127"> </text:span><text:span text:style-name="T128">e</text:span><text:span text:style-name="T126">-&gt;</text:span><text:span text:style-name="T131">d</text:span><text:span text:style-name="T126">);</text:span></text:p>
            <text:p text:style-name="P61"><text:span text:style-name="T127"><text:s text:c="4"/></text:span><text:span text:style-name="T126">else</text:span></text:p>
            <text:p text:style-name="P61"><text:span text:style-name="T127"><text:s text:c="8"/></text:span><text:span text:style-name="T128">printf</text:span><text:span text:style-name="T126">(</text:span><text:span text:style-name="T136">"Elemento inexistente!\n"</text:span><text:span text:style-name="T126">);</text:span></text:p>
            <text:p text:style-name="P61"><text:span text:style-name="T126">}</text:span></text:p>
            <text:p text:style-name="P61"><text:span text:style-name="T58"/></text:p>
            <text:p text:style-name="P61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12" draw:layer="layout" svg:width="26.342cm" svg:height="13.282cm" svg:x="1.824cm" svg:y="3.991cm">
          <draw:text-box>
            <text:p text:style-name="P61"><text:span text:style-name="T80">void</text:span><text:span text:style-name="T91"> </text:span><text:span text:style-name="T79">imprimeArvoreBin</text:span><text:span text:style-name="T80">(struct</text:span><text:span text:style-name="T91"> </text:span><text:span text:style-name="T79">coord</text:span><text:span text:style-name="T91"> </text:span><text:span text:style-name="T80">*</text:span><text:span text:style-name="T91"> </text:span><text:span text:style-name="T79">p</text:span><text:span text:style-name="T80">)</text:span></text:p>
            <text:p text:style-name="P61"><text:span text:style-name="T54">{</text:span></text:p>
            <text:p text:style-name="P61"><text:span text:style-name="T55"><text:s text:c="4"/></text:span><text:span text:style-name="T54">if</text:span><text:span text:style-name="T55"> </text:span><text:span text:style-name="T54">(</text:span><text:span text:style-name="T56">p</text:span><text:span text:style-name="T54">)</text:span></text:p>
            <text:p text:style-name="P61"><text:span text:style-name="T55"><text:s text:c="4"/></text:span><text:span text:style-name="T54">{</text:span></text:p>
            <text:p><text:span text:style-name="T60"><text:s text:c="8"/></text:span><text:span text:style-name="T57">imprimeArvoreBin</text:span><text:span text:style-name="T54">(</text:span><text:span text:style-name="T57">p</text:span><text:span text:style-name="T54">-&gt;</text:span><text:span text:style-name="T57">esq</text:span><text:span text:style-name="T54">);</text:span></text:p>
            <text:p text:style-name="P61"><text:span text:style-name="T55"><text:s text:c="8"/></text:span><text:span text:style-name="T56">imprimeElemento</text:span><text:span text:style-name="T54">(</text:span><text:span text:style-name="T56">p</text:span><text:span text:style-name="T54">);</text:span></text:p>
            <text:p text:style-name="P61"><text:span text:style-name="T55"><text:s text:c="8"/></text:span><text:span text:style-name="T56">imprimeArvoreBin</text:span><text:span text:style-name="T54">(</text:span><text:span text:style-name="T56">p</text:span><text:span text:style-name="T54">-&gt;</text:span><text:span text:style-name="T57">dir</text:span><text:span text:style-name="T54">);</text:span></text:p>
            <text:p text:style-name="P61"><text:span text:style-name="T55"><text:s text:c="4"/></text:span><text:span text:style-name="T54">}</text:span></text:p>
            <text:p text:style-name="P61"><text:span text:style-name="T54">}</text:span></text:p>
            <text:p text:style-name="P61"><text:span text:style-name="T58"/></text:p>
            <text:p text:style-name="P61"><text:span text:style-name="T58"/></text:p>
            <text:p text:style-name="P61"><text:span text:style-name="T92"/></text:p>
            <text:p text:style-name="P61"><text:span text:style-name="T92"/></text:p>
            <text:p text:style-name="P61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1.973cm" svg:y="7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473" draw:start-glue-point="2" draw:end-shape="id474" draw:end-glue-point="0" svg:d="M11019 14110v736h-6428v738" svg:viewBox="0 0 6429 1475">
          <text:p/>
        </draw:connector>
        <draw:g xml:id="id482" draw:id="id482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73" draw:id="id473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75" draw:id="id475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475" draw:start-glue-point="2" draw:end-shape="id476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477" draw:start-glue-point="2" draw:end-shape="id478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479" draw:start-glue-point="2" draw:end-shape="id480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481" draw:start-glue-point="2" draw:end-shape="id482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483" draw:start-glue-point="2" draw:end-shape="id484" draw:end-glue-point="0" svg:d="M20805 16798v958h-364v958" svg:viewBox="0 0 365 1917">
          <text:p/>
        </draw:connector>
        <draw:g xml:id="id480" draw:id="id480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486" draw:id="id486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79" draw:id="id479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77" draw:id="id477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74" draw:id="id474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83" draw:id="id483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81" draw:id="id481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76" draw:id="id476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485" draw:id="id485" draw:layer="layout" svg:width="1.314cm" svg:height="1.223cm" svg:x="8.02cm" svg:y="11.5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9.334cm" svg:y1="12.198cm" svg:x2="13.629cm" svg:y2="12.887cm" draw:start-shape="id485" draw:start-glue-point="1" draw:end-shape="id486" draw:end-glue-point="0" svg:d="M9334 12198h4295v689" svg:viewBox="0 0 4296 690">
          <text:p/>
        </draw:connector>
        <draw:custom-shape draw:style-name="gr50" draw:text-style-name="P38" xml:id="id487" draw:id="id487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487" draw:start-glue-point="2" draw:end-shape="id486" draw:end-glue-point="0" svg:d="M13582 12026l47 861" svg:viewBox="0 0 48 862">
          <text:p/>
        </draw:connector>
        <draw:g xml:id="id484" draw:id="id484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478" draw:id="id478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1.973cm" svg:y="7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488" draw:start-glue-point="2" draw:end-shape="id489" draw:end-glue-point="0" svg:d="M11019 14110v736h-6428v738" svg:viewBox="0 0 6429 1475">
          <text:p/>
        </draw:connector>
        <draw:g xml:id="id497" draw:id="id497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88" draw:id="id488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90" draw:id="id490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490" draw:start-glue-point="2" draw:end-shape="id491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492" draw:start-glue-point="2" draw:end-shape="id493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494" draw:start-glue-point="2" draw:end-shape="id495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496" draw:start-glue-point="2" draw:end-shape="id497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498" draw:start-glue-point="2" draw:end-shape="id499" draw:end-glue-point="0" svg:d="M20805 16798v958h-364v958" svg:viewBox="0 0 365 1917">
          <text:p/>
        </draw:connector>
        <draw:g xml:id="id495" draw:id="id495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502" draw:id="id502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94" draw:id="id494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92" draw:id="id492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89" draw:id="id489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98" draw:id="id498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496" draw:id="id496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491" draw:id="id491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500" draw:id="id500" draw:layer="layout" svg:width="1.314cm" svg:height="1.223cm" svg:x="8.02cm" svg:y="11.5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677cm" svg:y1="12.81cm" svg:x2="4.591cm" svg:y2="15.584cm" draw:start-shape="id500" draw:start-glue-point="2" draw:end-shape="id489" draw:end-glue-point="0" svg:d="M8677 12810v1386h-4086v1388" svg:viewBox="0 0 4087 2775">
          <text:p/>
        </draw:connector>
        <draw:custom-shape draw:style-name="gr50" draw:text-style-name="P38" xml:id="id501" draw:id="id501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501" draw:start-glue-point="2" draw:end-shape="id502" draw:end-glue-point="0" svg:d="M13582 12026l47 861" svg:viewBox="0 0 48 862">
          <text:p/>
        </draw:connector>
        <draw:g xml:id="id499" draw:id="id499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493" draw:id="id493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0.573cm" svg:y="9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503" draw:start-glue-point="2" draw:end-shape="id504" draw:end-glue-point="0" svg:d="M11019 14110v736h-6428v738" svg:viewBox="0 0 6429 1475">
          <text:p/>
        </draw:connector>
        <draw:g xml:id="id512" draw:id="id512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03" draw:id="id503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05" draw:id="id505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505" draw:start-glue-point="2" draw:end-shape="id506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507" draw:start-glue-point="2" draw:end-shape="id508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509" draw:start-glue-point="2" draw:end-shape="id510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511" draw:start-glue-point="2" draw:end-shape="id512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513" draw:start-glue-point="2" draw:end-shape="id514" draw:end-glue-point="0" svg:d="M20805 16798v958h-364v958" svg:viewBox="0 0 365 1917">
          <text:p/>
        </draw:connector>
        <draw:g xml:id="id510" draw:id="id510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517" draw:id="id517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09" draw:id="id509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07" draw:id="id507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04" draw:id="id504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13" draw:id="id513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11" draw:id="id511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06" draw:id="id506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515" draw:id="id515" draw:layer="layout" svg:width="1.314cm" svg:height="1.223cm" svg:x="0.32cm" svg:y="13.8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0.977cm" svg:y1="15.11cm" svg:x2="1.571cm" svg:y2="18.954cm" draw:start-shape="id515" draw:start-glue-point="2" draw:end-shape="id510" draw:end-glue-point="0" svg:d="M977 15110v1922h594v1922" svg:viewBox="0 0 595 3845">
          <text:p/>
        </draw:connector>
        <draw:custom-shape draw:style-name="gr50" draw:text-style-name="P38" xml:id="id516" draw:id="id516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516" draw:start-glue-point="2" draw:end-shape="id517" draw:end-glue-point="0" svg:d="M13582 12026l47 861" svg:viewBox="0 0 48 862">
          <text:p/>
        </draw:connector>
        <draw:g xml:id="id514" draw:id="id514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508" draw:id="id508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1.973cm" svg:y="8.0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518" draw:start-glue-point="2" draw:end-shape="id519" draw:end-glue-point="0" svg:d="M11019 14110v736h-6428v738" svg:viewBox="0 0 6429 1475">
          <text:p/>
        </draw:connector>
        <draw:g xml:id="id527" draw:id="id527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18" draw:id="id518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20" draw:id="id520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520" draw:start-glue-point="2" draw:end-shape="id521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522" draw:start-glue-point="2" draw:end-shape="id523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524" draw:start-glue-point="2" draw:end-shape="id525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526" draw:start-glue-point="2" draw:end-shape="id527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528" draw:start-glue-point="2" draw:end-shape="id529" draw:end-glue-point="0" svg:d="M20805 16798v958h-364v958" svg:viewBox="0 0 365 1917">
          <text:p/>
        </draw:connector>
        <draw:g xml:id="id525" draw:id="id525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532" draw:id="id532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24" draw:id="id524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22" draw:id="id522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19" draw:id="id519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28" draw:id="id528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26" draw:id="id526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21" draw:id="id521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530" draw:id="id530" draw:layer="layout" svg:width="1.314cm" svg:height="1.223cm" svg:x="8.02cm" svg:y="11.587cm">
          <text:p text:style-name="P59">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svg:x1="8.677cm" svg:y1="12.81cm" svg:x2="4.591cm" svg:y2="15.584cm" draw:start-shape="id530" draw:start-glue-point="2" draw:end-shape="id519" draw:end-glue-point="0" svg:d="M8677 12810v1386h-4086v1388" svg:viewBox="0 0 4087 2775">
          <text:p/>
        </draw:connector>
        <draw:custom-shape draw:style-name="gr50" draw:text-style-name="P38" xml:id="id531" draw:id="id531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531" draw:start-glue-point="2" draw:end-shape="id532" draw:end-glue-point="0" svg:d="M13582 12026l47 861" svg:viewBox="0 0 48 862">
          <text:p/>
        </draw:connector>
        <draw:frame draw:style-name="gr26" draw:text-style-name="P48" draw:layer="layout" svg:width="4.312cm" svg:height="1.06cm" svg:x="16.535cm" svg:y="3.788cm">
          <draw:text-box>
            <text:p text:style-name="P69"><text:span text:style-name="T96">(1,1) 1.4</text:span></text:p>
          </draw:text-box>
        </draw:frame>
        <draw:g xml:id="id529" draw:id="id529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523" draw:id="id523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1.973cm" svg:y="8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533" draw:start-glue-point="2" draw:end-shape="id534" draw:end-glue-point="0" svg:d="M11019 14110v736h-6428v738" svg:viewBox="0 0 6429 1475">
          <text:p/>
        </draw:connector>
        <draw:g xml:id="id542" draw:id="id542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33" draw:id="id533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35" draw:id="id535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535" draw:start-glue-point="2" draw:end-shape="id536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537" draw:start-glue-point="2" draw:end-shape="id538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539" draw:start-glue-point="2" draw:end-shape="id540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541" draw:start-glue-point="2" draw:end-shape="id542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543" draw:start-glue-point="2" draw:end-shape="id544" draw:end-glue-point="0" svg:d="M20805 16798v958h-364v958" svg:viewBox="0 0 365 1917">
          <text:p/>
        </draw:connector>
        <draw:g xml:id="id540" draw:id="id540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547" draw:id="id547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39" draw:id="id539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37" draw:id="id537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34" draw:id="id534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43" draw:id="id543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41" draw:id="id541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36" draw:id="id536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545" draw:id="id545" draw:layer="layout" svg:width="1.314cm" svg:height="1.223cm" svg:x="8.02cm" svg:y="11.5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677cm" svg:y1="12.81cm" svg:x2="4.591cm" svg:y2="15.584cm" draw:start-shape="id545" draw:start-glue-point="2" draw:end-shape="id534" draw:end-glue-point="0" svg:d="M8677 12810v1386h-4086v1388" svg:viewBox="0 0 4087 2775">
          <text:p/>
        </draw:connector>
        <draw:custom-shape draw:style-name="gr50" draw:text-style-name="P38" xml:id="id546" draw:id="id546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546" draw:start-glue-point="2" draw:end-shape="id547" draw:end-glue-point="0" svg:d="M13582 12026l47 861" svg:viewBox="0 0 48 862">
          <text:p/>
        </draw:connector>
        <draw:frame draw:style-name="gr26" draw:text-style-name="P48" draw:layer="layout" svg:width="4.312cm" svg:height="1.06cm" svg:x="16.535cm" svg:y="3.788cm">
          <draw:text-box>
            <text:p text:style-name="P69"><text:span text:style-name="T96">(1,1) 1.4</text:span></text:p>
          </draw:text-box>
        </draw:frame>
        <draw:g xml:id="id544" draw:id="id544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538" draw:id="id538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0.473cm" svg:y="9.5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548" draw:start-glue-point="2" draw:end-shape="id549" draw:end-glue-point="0" svg:d="M11019 14110v736h-6428v738" svg:viewBox="0 0 6429 1475">
          <text:p/>
        </draw:connector>
        <draw:g xml:id="id557" draw:id="id557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48" draw:id="id548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50" draw:id="id550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550" draw:start-glue-point="2" draw:end-shape="id551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552" draw:start-glue-point="2" draw:end-shape="id553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554" draw:start-glue-point="2" draw:end-shape="id555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556" draw:start-glue-point="2" draw:end-shape="id557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558" draw:start-glue-point="2" draw:end-shape="id559" draw:end-glue-point="0" svg:d="M20805 16798v958h-364v958" svg:viewBox="0 0 365 1917">
          <text:p/>
        </draw:connector>
        <draw:g xml:id="id555" draw:id="id555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562" draw:id="id562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54" draw:id="id554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52" draw:id="id552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49" draw:id="id549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58" draw:id="id558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56" draw:id="id556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51" draw:id="id551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560" draw:id="id560" draw:layer="layout" svg:width="1.314cm" svg:height="1.223cm" svg:x="9.705cm" svg:y="15.584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0.362cm" svg:y1="16.807cm" svg:x2="7.541cm" svg:y2="18.714cm" draw:start-shape="id560" draw:start-glue-point="2" draw:end-shape="id553" draw:end-glue-point="0" svg:d="M10362 16807v953h-2821v954" svg:viewBox="0 0 2822 1908">
          <text:p/>
        </draw:connector>
        <draw:custom-shape draw:style-name="gr50" draw:text-style-name="P38" xml:id="id561" draw:id="id561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561" draw:start-glue-point="2" draw:end-shape="id562" draw:end-glue-point="0" svg:d="M13582 12026l47 861" svg:viewBox="0 0 48 862">
          <text:p/>
        </draw:connector>
        <draw:frame draw:style-name="gr26" draw:text-style-name="P48" draw:layer="layout" svg:width="4.312cm" svg:height="1.06cm" svg:x="16.535cm" svg:y="3.788cm">
          <draw:text-box>
            <text:p text:style-name="P69"><text:span text:style-name="T96">(1,1) 1.4</text:span></text:p>
          </draw:text-box>
        </draw:frame>
        <draw:g xml:id="id559" draw:id="id559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553" draw:id="id553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0.473cm" svg:y="9.5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563" draw:start-glue-point="2" draw:end-shape="id564" draw:end-glue-point="0" svg:d="M11019 14110v736h-6428v738" svg:viewBox="0 0 6429 1475">
          <text:p/>
        </draw:connector>
        <draw:g xml:id="id572" draw:id="id572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63" draw:id="id563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65" draw:id="id565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565" draw:start-glue-point="2" draw:end-shape="id566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567" draw:start-glue-point="2" draw:end-shape="id568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569" draw:start-glue-point="2" draw:end-shape="id570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571" draw:start-glue-point="2" draw:end-shape="id572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573" draw:start-glue-point="2" draw:end-shape="id574" draw:end-glue-point="0" svg:d="M20805 16798v958h-364v958" svg:viewBox="0 0 365 1917">
          <text:p/>
        </draw:connector>
        <draw:g xml:id="id570" draw:id="id570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577" draw:id="id577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69" draw:id="id569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67" draw:id="id567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64" draw:id="id564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73" draw:id="id573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71" draw:id="id571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66" draw:id="id566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575" draw:id="id575" draw:layer="layout" svg:width="1.314cm" svg:height="1.223cm" svg:x="8.02cm" svg:y="11.5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677cm" svg:y1="12.81cm" svg:x2="4.591cm" svg:y2="15.584cm" draw:start-shape="id575" draw:start-glue-point="2" draw:end-shape="id564" draw:end-glue-point="0" svg:d="M8677 12810v1386h-4086v1388" svg:viewBox="0 0 4087 2775">
          <text:p/>
        </draw:connector>
        <draw:custom-shape draw:style-name="gr50" draw:text-style-name="P38" xml:id="id576" draw:id="id576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576" draw:start-glue-point="2" draw:end-shape="id577" draw:end-glue-point="0" svg:d="M13582 12026l47 861" svg:viewBox="0 0 48 862">
          <text:p/>
        </draw:connector>
        <draw:frame draw:style-name="gr26" draw:text-style-name="P48" draw:layer="layout" svg:width="4.312cm" svg:height="1.06cm" svg:x="16.535cm" svg:y="3.788cm">
          <draw:text-box>
            <text:p text:style-name="P69"><text:span text:style-name="T96">(1,1) 1.4</text:span></text:p>
          </draw:text-box>
        </draw:frame>
        <draw:g xml:id="id574" draw:id="id574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568" draw:id="id568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1.973cm" svg:y="8.0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578" draw:start-glue-point="2" draw:end-shape="id579" draw:end-glue-point="0" svg:d="M11019 14110v736h-6428v738" svg:viewBox="0 0 6429 1475">
          <text:p/>
        </draw:connector>
        <draw:g xml:id="id587" draw:id="id587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78" draw:id="id578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80" draw:id="id580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580" draw:start-glue-point="2" draw:end-shape="id581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582" draw:start-glue-point="2" draw:end-shape="id583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584" draw:start-glue-point="2" draw:end-shape="id585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586" draw:start-glue-point="2" draw:end-shape="id587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588" draw:start-glue-point="2" draw:end-shape="id589" draw:end-glue-point="0" svg:d="M20805 16798v958h-364v958" svg:viewBox="0 0 365 1917">
          <text:p/>
        </draw:connector>
        <draw:g xml:id="id585" draw:id="id585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591" draw:id="id591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84" draw:id="id584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82" draw:id="id582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79" draw:id="id579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88" draw:id="id588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86" draw:id="id586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81" draw:id="id581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590" draw:id="id590" draw:layer="layout" svg:width="1.314cm" svg:height="1.223cm" svg:x="8.02cm" svg:y="11.5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9.334cm" svg:y1="12.198cm" svg:x2="13.629cm" svg:y2="12.887cm" draw:start-shape="id590" draw:start-glue-point="1" draw:end-shape="id591" draw:end-glue-point="0" svg:d="M9334 12198h4295v689" svg:viewBox="0 0 4296 690">
          <text:p/>
        </draw:connector>
        <draw:custom-shape draw:style-name="gr50" draw:text-style-name="P38" xml:id="id592" draw:id="id592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592" draw:start-glue-point="2" draw:end-shape="id591" draw:end-glue-point="0" svg:d="M13582 12026l47 861" svg:viewBox="0 0 48 862">
          <text:p/>
        </draw:connector>
        <draw:g xml:id="id589" draw:id="id589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583" draw:id="id583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draw:frame draw:style-name="gr26" draw:text-style-name="P48" draw:layer="layout" svg:width="4.312cm" svg:height="1.843cm" svg:x="16.535cm" svg:y="3.788cm">
          <draw:text-box>
            <text:p text:style-name="P69"><text:span text:style-name="T96">(1,1) 1.4</text:span></text:p>
            <text:p text:style-name="P69"><text:span text:style-name="T96">(5,3) 5.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1.973cm" svg:y="8.7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593" draw:start-glue-point="2" draw:end-shape="id594" draw:end-glue-point="0" svg:d="M11019 14110v736h-6428v738" svg:viewBox="0 0 6429 1475">
          <text:p/>
        </draw:connector>
        <draw:g xml:id="id602" draw:id="id602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93" draw:id="id593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95" draw:id="id595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595" draw:start-glue-point="2" draw:end-shape="id596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597" draw:start-glue-point="2" draw:end-shape="id598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599" draw:start-glue-point="2" draw:end-shape="id600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601" draw:start-glue-point="2" draw:end-shape="id602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603" draw:start-glue-point="2" draw:end-shape="id604" draw:end-glue-point="0" svg:d="M20805 16798v958h-364v958" svg:viewBox="0 0 365 1917">
          <text:p/>
        </draw:connector>
        <draw:g xml:id="id600" draw:id="id600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606" draw:id="id606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99" draw:id="id599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597" draw:id="id597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94" draw:id="id594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03" draw:id="id603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01" draw:id="id601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596" draw:id="id596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605" draw:id="id605" draw:layer="layout" svg:width="1.314cm" svg:height="1.223cm" svg:x="8.02cm" svg:y="11.5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9.334cm" svg:y1="12.198cm" svg:x2="13.629cm" svg:y2="12.887cm" draw:start-shape="id605" draw:start-glue-point="1" draw:end-shape="id606" draw:end-glue-point="0" svg:d="M9334 12198h4295v689" svg:viewBox="0 0 4296 690">
          <text:p/>
        </draw:connector>
        <draw:custom-shape draw:style-name="gr50" draw:text-style-name="P38" xml:id="id607" draw:id="id607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607" draw:start-glue-point="2" draw:end-shape="id606" draw:end-glue-point="0" svg:d="M13582 12026l47 861" svg:viewBox="0 0 48 862">
          <text:p/>
        </draw:connector>
        <draw:g xml:id="id604" draw:id="id604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598" draw:id="id598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draw:frame draw:style-name="gr26" draw:text-style-name="P48" draw:layer="layout" svg:width="4.312cm" svg:height="1.843cm" svg:x="16.535cm" svg:y="3.788cm">
          <draw:text-box>
            <text:p text:style-name="P69"><text:span text:style-name="T96">(1,1) 1.4</text:span></text:p>
            <text:p text:style-name="P69"><text:span text:style-name="T96">(5,3) 5.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1.973cm" svg:y="7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608" draw:start-glue-point="2" draw:end-shape="id609" draw:end-glue-point="0" svg:d="M11019 14110v736h-6428v738" svg:viewBox="0 0 6429 1475">
          <text:p/>
        </draw:connector>
        <draw:g xml:id="id617" draw:id="id617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08" draw:id="id608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10" draw:id="id610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610" draw:start-glue-point="2" draw:end-shape="id611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612" draw:start-glue-point="2" draw:end-shape="id613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614" draw:start-glue-point="2" draw:end-shape="id615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616" draw:start-glue-point="2" draw:end-shape="id617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618" draw:start-glue-point="2" draw:end-shape="id619" draw:end-glue-point="0" svg:d="M20805 16798v958h-364v958" svg:viewBox="0 0 365 1917">
          <text:p/>
        </draw:connector>
        <draw:g xml:id="id615" draw:id="id615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622" draw:id="id622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14" draw:id="id614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12" draw:id="id612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09" draw:id="id609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18" draw:id="id618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16" draw:id="id616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11" draw:id="id611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620" draw:id="id620" draw:layer="layout" svg:width="1.314cm" svg:height="1.223cm" svg:x="25.02cm" svg:y="12.5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5.677cm" svg:y1="13.81cm" svg:x2="23.415cm" svg:y2="15.575cm" draw:start-shape="id620" draw:start-glue-point="2" draw:end-shape="id611" draw:end-glue-point="0" svg:d="M25677 13810v882h-2262v883" svg:viewBox="0 0 2263 1766">
          <text:p/>
        </draw:connector>
        <draw:custom-shape draw:style-name="gr50" draw:text-style-name="P38" xml:id="id621" draw:id="id621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621" draw:start-glue-point="2" draw:end-shape="id622" draw:end-glue-point="0" svg:d="M13582 12026l47 861" svg:viewBox="0 0 48 862">
          <text:p/>
        </draw:connector>
        <draw:g xml:id="id619" draw:id="id619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613" draw:id="id613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draw:frame draw:style-name="gr26" draw:text-style-name="P48" draw:layer="layout" svg:width="4.312cm" svg:height="1.843cm" svg:x="16.535cm" svg:y="3.788cm">
          <draw:text-box>
            <text:p text:style-name="P69"><text:span text:style-name="T96">(1,1) 1.4</text:span></text:p>
            <text:p text:style-name="P69"><text:span text:style-name="T96">(5,3) 5.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0.473cm" svg:y="9.5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623" draw:start-glue-point="2" draw:end-shape="id624" draw:end-glue-point="0" svg:d="M11019 14110v736h-6428v738" svg:viewBox="0 0 6429 1475">
          <text:p/>
        </draw:connector>
        <draw:g xml:id="id632" draw:id="id632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23" draw:id="id623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25" draw:id="id625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625" draw:start-glue-point="2" draw:end-shape="id626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627" draw:start-glue-point="2" draw:end-shape="id628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629" draw:start-glue-point="2" draw:end-shape="id630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631" draw:start-glue-point="2" draw:end-shape="id632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633" draw:start-glue-point="2" draw:end-shape="id634" draw:end-glue-point="0" svg:d="M20805 16798v958h-364v958" svg:viewBox="0 0 365 1917">
          <text:p/>
        </draw:connector>
        <draw:g xml:id="id630" draw:id="id630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637" draw:id="id637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29" draw:id="id629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27" draw:id="id627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24" draw:id="id624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33" draw:id="id633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31" draw:id="id631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26" draw:id="id626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635" draw:id="id635" draw:layer="layout" svg:width="1.314cm" svg:height="1.223cm" svg:x="17.02cm" svg:y="15.587cm">
          <text:p text:style-name="P59">p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25" draw:layer="layout" svg:x1="17.677cm" svg:y1="16.81cm" svg:x2="20.441cm" svg:y2="18.714cm" draw:start-shape="id635" draw:start-glue-point="2" draw:end-shape="id634" draw:end-glue-point="0" svg:d="M17677 16810v952h2764v952" svg:viewBox="0 0 2765 1905">
          <text:p/>
        </draw:connector>
        <draw:custom-shape draw:style-name="gr50" draw:text-style-name="P38" xml:id="id636" draw:id="id636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636" draw:start-glue-point="2" draw:end-shape="id637" draw:end-glue-point="0" svg:d="M13582 12026l47 861" svg:viewBox="0 0 48 862">
          <text:p/>
        </draw:connector>
        <draw:g xml:id="id634" draw:id="id634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628" draw:id="id628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draw:frame draw:style-name="gr26" draw:text-style-name="P48" draw:layer="layout" svg:width="4.312cm" svg:height="1.843cm" svg:x="16.535cm" svg:y="3.788cm">
          <draw:text-box>
            <text:p text:style-name="P69"><text:span text:style-name="T96">(1,1) 1.4</text:span></text:p>
            <text:p text:style-name="P69"><text:span text:style-name="T96">(5,3) 5.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1.973cm" svg:y="8.0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638" draw:start-glue-point="2" draw:end-shape="id639" draw:end-glue-point="0" svg:d="M11019 14110v736h-6428v738" svg:viewBox="0 0 6429 1475">
          <text:p/>
        </draw:connector>
        <draw:g xml:id="id647" draw:id="id647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38" draw:id="id638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40" draw:id="id640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640" draw:start-glue-point="2" draw:end-shape="id641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642" draw:start-glue-point="2" draw:end-shape="id643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644" draw:start-glue-point="2" draw:end-shape="id645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646" draw:start-glue-point="2" draw:end-shape="id647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648" draw:start-glue-point="2" draw:end-shape="id649" draw:end-glue-point="0" svg:d="M20805 16798v958h-364v958" svg:viewBox="0 0 365 1917">
          <text:p/>
        </draw:connector>
        <draw:g xml:id="id645" draw:id="id645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652" draw:id="id652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44" draw:id="id644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42" draw:id="id642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39" draw:id="id639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48" draw:id="id648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46" draw:id="id646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41" draw:id="id641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650" draw:id="id650" draw:layer="layout" svg:width="1.314cm" svg:height="1.223cm" svg:x="25.02cm" svg:y="12.5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5.677cm" svg:y1="13.81cm" svg:x2="23.415cm" svg:y2="15.575cm" draw:start-shape="id650" draw:start-glue-point="2" draw:end-shape="id641" draw:end-glue-point="0" svg:d="M25677 13810v882h-2262v883" svg:viewBox="0 0 2263 1766">
          <text:p/>
        </draw:connector>
        <draw:custom-shape draw:style-name="gr50" draw:text-style-name="P38" xml:id="id651" draw:id="id651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651" draw:start-glue-point="2" draw:end-shape="id652" draw:end-glue-point="0" svg:d="M13582 12026l47 861" svg:viewBox="0 0 48 862">
          <text:p/>
        </draw:connector>
        <draw:g xml:id="id649" draw:id="id649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643" draw:id="id643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draw:frame draw:style-name="gr26" draw:text-style-name="P48" draw:layer="layout" svg:width="5.582cm" svg:height="2.639cm" svg:x="16.535cm" svg:y="3.788cm">
          <draw:text-box>
            <text:p text:style-name="P69"><text:span text:style-name="T96">(1,1) 1.4</text:span></text:p>
            <text:p text:style-name="P69"><text:span text:style-name="T96">(5,3) 5.8</text:span></text:p>
            <text:p text:style-name="P69"><text:span text:style-name="T96">(10,10) 14.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1.973cm" svg:y="8.7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653" draw:start-glue-point="2" draw:end-shape="id654" draw:end-glue-point="0" svg:d="M11019 14110v736h-6428v738" svg:viewBox="0 0 6429 1475">
          <text:p/>
        </draw:connector>
        <draw:g xml:id="id662" draw:id="id662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53" draw:id="id653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55" draw:id="id655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655" draw:start-glue-point="2" draw:end-shape="id656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657" draw:start-glue-point="2" draw:end-shape="id658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659" draw:start-glue-point="2" draw:end-shape="id660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661" draw:start-glue-point="2" draw:end-shape="id662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663" draw:start-glue-point="2" draw:end-shape="id664" draw:end-glue-point="0" svg:d="M20805 16798v958h-364v958" svg:viewBox="0 0 365 1917">
          <text:p/>
        </draw:connector>
        <draw:g xml:id="id660" draw:id="id660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667" draw:id="id667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59" draw:id="id659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57" draw:id="id657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54" draw:id="id654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63" draw:id="id663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61" draw:id="id661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56" draw:id="id656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665" draw:id="id665" draw:layer="layout" svg:width="1.314cm" svg:height="1.223cm" svg:x="25.02cm" svg:y="12.5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5.677cm" svg:y1="13.81cm" svg:x2="23.415cm" svg:y2="15.575cm" draw:start-shape="id665" draw:start-glue-point="2" draw:end-shape="id656" draw:end-glue-point="0" svg:d="M25677 13810v882h-2262v883" svg:viewBox="0 0 2263 1766">
          <text:p/>
        </draw:connector>
        <draw:custom-shape draw:style-name="gr50" draw:text-style-name="P38" xml:id="id666" draw:id="id666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666" draw:start-glue-point="2" draw:end-shape="id667" draw:end-glue-point="0" svg:d="M13582 12026l47 861" svg:viewBox="0 0 48 862">
          <text:p/>
        </draw:connector>
        <draw:g xml:id="id664" draw:id="id664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658" draw:id="id658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draw:frame draw:style-name="gr26" draw:text-style-name="P48" draw:layer="layout" svg:width="5.582cm" svg:height="2.639cm" svg:x="16.535cm" svg:y="3.788cm">
          <draw:text-box>
            <text:p text:style-name="P69"><text:span text:style-name="T96">(1,1) 1.4</text:span></text:p>
            <text:p text:style-name="P69"><text:span text:style-name="T96">(5,3) 5.8</text:span></text:p>
            <text:p text:style-name="P69"><text:span text:style-name="T96">(10,10) 14.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1.973cm" svg:y="8.7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668" draw:start-glue-point="2" draw:end-shape="id669" draw:end-glue-point="0" svg:d="M11019 14110v736h-6428v738" svg:viewBox="0 0 6429 1475">
          <text:p/>
        </draw:connector>
        <draw:g xml:id="id677" draw:id="id677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68" draw:id="id668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70" draw:id="id670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670" draw:start-glue-point="2" draw:end-shape="id671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672" draw:start-glue-point="2" draw:end-shape="id673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674" draw:start-glue-point="2" draw:end-shape="id675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676" draw:start-glue-point="2" draw:end-shape="id677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678" draw:start-glue-point="2" draw:end-shape="id679" draw:end-glue-point="0" svg:d="M20805 16798v958h-364v958" svg:viewBox="0 0 365 1917">
          <text:p/>
        </draw:connector>
        <draw:g xml:id="id675" draw:id="id675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682" draw:id="id682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74" draw:id="id674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72" draw:id="id672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69" draw:id="id669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78" draw:id="id678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76" draw:id="id676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71" draw:id="id671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680" draw:id="id680" draw:layer="layout" svg:width="1.314cm" svg:height="1.223cm" svg:x="26.22cm" svg:y="13.8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6.877cm" svg:y1="15.11cm" svg:x2="26.511cm" svg:y2="18.951cm" draw:start-shape="id680" draw:start-glue-point="2" draw:end-shape="id677" draw:end-glue-point="0" svg:d="M26877 15110v1920h-366v1921" svg:viewBox="0 0 367 3842">
          <text:p/>
        </draw:connector>
        <draw:custom-shape draw:style-name="gr50" draw:text-style-name="P38" xml:id="id681" draw:id="id681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681" draw:start-glue-point="2" draw:end-shape="id682" draw:end-glue-point="0" svg:d="M13582 12026l47 861" svg:viewBox="0 0 48 862">
          <text:p/>
        </draw:connector>
        <draw:g xml:id="id679" draw:id="id679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673" draw:id="id673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draw:frame draw:style-name="gr26" draw:text-style-name="P48" draw:layer="layout" svg:width="5.582cm" svg:height="2.639cm" svg:x="16.535cm" svg:y="3.788cm">
          <draw:text-box>
            <text:p text:style-name="P69"><text:span text:style-name="T96">(1,1) 1.4</text:span></text:p>
            <text:p text:style-name="P69"><text:span text:style-name="T96">(5,3) 5.8</text:span></text:p>
            <text:p text:style-name="P69"><text:span text:style-name="T96">(10,10) 14.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0.573cm" svg:y="9.5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683" draw:start-glue-point="2" draw:end-shape="id684" draw:end-glue-point="0" svg:d="M11019 14110v736h-6428v738" svg:viewBox="0 0 6429 1475">
          <text:p/>
        </draw:connector>
        <draw:g xml:id="id692" draw:id="id692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83" draw:id="id683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85" draw:id="id685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685" draw:start-glue-point="2" draw:end-shape="id686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687" draw:start-glue-point="2" draw:end-shape="id688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689" draw:start-glue-point="2" draw:end-shape="id690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691" draw:start-glue-point="2" draw:end-shape="id692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693" draw:start-glue-point="2" draw:end-shape="id694" draw:end-glue-point="0" svg:d="M20805 16798v958h-364v958" svg:viewBox="0 0 365 1917">
          <text:p/>
        </draw:connector>
        <draw:g xml:id="id690" draw:id="id690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697" draw:id="id697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89" draw:id="id689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87" draw:id="id687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84" draw:id="id684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93" draw:id="id693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91" draw:id="id691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86" draw:id="id686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695" draw:id="id695" draw:layer="layout" svg:width="1.314cm" svg:height="1.223cm" svg:x="25.02cm" svg:y="12.5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25.677cm" svg:y1="13.81cm" svg:x2="23.415cm" svg:y2="15.575cm" draw:start-shape="id695" draw:start-glue-point="2" draw:end-shape="id686" draw:end-glue-point="0" svg:d="M25677 13810v882h-2262v883" svg:viewBox="0 0 2263 1766">
          <text:p/>
        </draw:connector>
        <draw:custom-shape draw:style-name="gr50" draw:text-style-name="P38" xml:id="id696" draw:id="id696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696" draw:start-glue-point="2" draw:end-shape="id697" draw:end-glue-point="0" svg:d="M13582 12026l47 861" svg:viewBox="0 0 48 862">
          <text:p/>
        </draw:connector>
        <draw:g xml:id="id694" draw:id="id694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688" draw:id="id688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draw:frame draw:style-name="gr26" draw:text-style-name="P48" draw:layer="layout" svg:width="5.582cm" svg:height="2.639cm" svg:x="16.535cm" svg:y="3.788cm">
          <draw:text-box>
            <text:p text:style-name="P69"><text:span text:style-name="T96">(1,1) 1.4</text:span></text:p>
            <text:p text:style-name="P69"><text:span text:style-name="T96">(5,3) 5.8</text:span></text:p>
            <text:p text:style-name="P69"><text:span text:style-name="T96">(10,10) 14.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Imprimindo a árvore</text:p>
          </draw:text-box>
        </draw:frame>
        <draw:frame draw:style-name="gr6" draw:text-style-name="P37" draw:layer="layout" svg:width="16.211cm" svg:height="1.31cm" svg:x="0.223cm" svg:y="3.427cm">
          <draw:text-box>
            <text:p text:style-name="P63"><text:span text:style-name="T95">imprimeArvoreBin</text:span><text:span text:style-name="T62">(</text:span><text:span text:style-name="T61">phead</text:span><text:span text:style-name="T62">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434cm" svg:y="3.6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309cm" svg:y="11.0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8.962cm" svg:y="11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0.573cm" svg:y="9.5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0" draw:layer="layout" svg:width="15.81cm" svg:height="13.282cm" svg:x="0.624cm" svg:y="4.291cm">
          <draw:text-box>
            <text:p text:style-name="P68"><text:span text:style-name="T68">void</text:span><text:span text:style-name="T69"> </text:span><text:span text:style-name="T70">imprimeArvoreBin</text:span><text:span text:style-name="T68">(struct</text:span><text:span text:style-name="T69"> </text:span><text:span text:style-name="T70">coord</text:span><text:span text:style-name="T69"> </text:span><text:span text:style-name="T68">*</text:span><text:span text:style-name="T69"> </text:span><text:span text:style-name="T70">p</text:span><text:span text:style-name="T68">)</text:span></text:p>
            <text:p text:style-name="P68"><text:span text:style-name="T72">{</text:span></text:p>
            <text:p text:style-name="P68"><text:span text:style-name="T73"><text:s text:c="4"/></text:span><text:span text:style-name="T72">if</text:span><text:span text:style-name="T73"> </text:span><text:span text:style-name="T72">(</text:span><text:span text:style-name="T74">p</text:span><text:span text:style-name="T72">)</text:span></text:p>
            <text:p text:style-name="P68"><text:span text:style-name="T73"><text:s text:c="4"/></text:span><text:span text:style-name="T72">{</text:span></text:p>
            <text:p text:style-name="P68"><text:span text:style-name="T133"><text:s text:c="8"/></text:span><text:span text:style-name="T75">imprimeArvoreBin</text:span><text:span text:style-name="T72">(</text:span><text:span text:style-name="T75">p</text:span><text:span text:style-name="T72">-&gt;</text:span><text:span text:style-name="T75">esq</text:span><text:span text:style-name="T72">);</text:span></text:p>
            <text:p text:style-name="P68"><text:span text:style-name="T73"><text:s text:c="8"/></text:span><text:span text:style-name="T74">imprimeElemento</text:span><text:span text:style-name="T72">(</text:span><text:span text:style-name="T74">p</text:span><text:span text:style-name="T72">);</text:span></text:p>
            <text:p text:style-name="P68"><text:span text:style-name="T73"><text:s text:c="8"/></text:span><text:span text:style-name="T74">imprimeArvoreBin</text:span><text:span text:style-name="T72">(</text:span><text:span text:style-name="T74">p</text:span><text:span text:style-name="T72">-&gt;</text:span><text:span text:style-name="T75">dir</text:span><text:span text:style-name="T72">);</text:span></text:p>
            <text:p text:style-name="P68"><text:span text:style-name="T73"><text:s text:c="4"/></text:span><text:span text:style-name="T72">}</text:span></text:p>
            <text:p text:style-name="P68"><text:span text:style-name="T72">}</text:span></text:p>
            <text:p text:style-name="P68"><text:span text:style-name="T137"/></text:p>
            <text:p text:style-name="P68"><text:span text:style-name="T137"/></text:p>
            <text:p text:style-name="P68"><text:span text:style-name="T94"/></text:p>
            <text:p text:style-name="P68"><text:span text:style-name="T94"/></text:p>
            <text:p text:style-name="P68"><text:span text:style-name="T36"/></text:p>
          </draw:text-box>
        </draw:frame>
        <draw:connector draw:style-name="gr14" draw:text-style-name="P25" draw:layer="layout" svg:x1="11.019cm" svg:y1="14.11cm" svg:x2="4.591cm" svg:y2="15.584cm" draw:start-shape="id698" draw:start-glue-point="2" draw:end-shape="id699" draw:end-glue-point="0" svg:d="M11019 14110v736h-6428v738" svg:viewBox="0 0 6429 1475">
          <text:p/>
        </draw:connector>
        <draw:g xml:id="id707" draw:id="id707">
          <draw:line draw:style-name="gr15" draw:text-style-name="P60" draw:layer="layout" svg:x1="25.86cm" svg:y1="18.951cm" svg:x2="27.162cm" svg:y2="18.951cm">
            <text:p/>
          </draw:line>
          <draw:line draw:style-name="gr15" draw:text-style-name="P60" draw:layer="layout" svg:x1="26.138cm" svg:y1="19.147cm" svg:x2="26.946cm" svg:y2="19.151cm">
            <text:p/>
          </draw:line>
          <draw:line draw:style-name="gr15" draw:text-style-name="P60" draw:layer="layout" svg:x1="26.349cm" svg:y1="19.351cm" svg:x2="26.846cm" svg:y2="19.351cm">
            <text:p/>
          </draw:line>
        </draw:g>
        <draw:custom-shape draw:style-name="gr51" draw:text-style-name="P39" draw:layer="layout" svg:width="1.324cm" svg:height="1.223cm" svg:x="11.681cm" svg:y="12.8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698" draw:id="id698" draw:layer="layout" svg:width="1.324cm" svg:height="1.223cm" svg:x="10.357cm" svg:y="12.8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00" draw:id="id700" draw:layer="layout" svg:width="1.324cm" svg:height="1.223cm" svg:x="15.505cm" svg:y="12.8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11cm" svg:x2="23.415cm" svg:y2="15.575cm" draw:start-shape="id700" draw:start-glue-point="2" draw:end-shape="id701" draw:end-glue-point="0" svg:d="M16167 14110v732h7248v733" svg:viewBox="0 0 7249 1466">
          <text:p/>
        </draw:connector>
        <draw:connector draw:style-name="gr14" draw:text-style-name="P25" draw:layer="layout" svg:x1="7.129cm" svg:y1="16.807cm" svg:x2="7.541cm" svg:y2="18.714cm" draw:start-shape="id702" draw:start-glue-point="2" draw:end-shape="id703" draw:end-glue-point="0" svg:d="M7129 16807v953h412v954" svg:viewBox="0 0 413 1908">
          <text:p/>
        </draw:connector>
        <draw:connector draw:style-name="gr14" draw:text-style-name="P25" draw:layer="layout" svg:x1="1.981cm" svg:y1="16.807cm" svg:x2="1.571cm" svg:y2="18.954cm" draw:start-shape="id704" draw:start-glue-point="2" draw:end-shape="id705" draw:end-glue-point="0" svg:d="M1981 16807v1073h-410v1074" svg:viewBox="0 0 411 2148">
          <text:p/>
        </draw:connector>
        <draw:connector draw:style-name="gr14" draw:text-style-name="P25" draw:layer="layout" svg:x1="25.953cm" svg:y1="16.798cm" svg:x2="26.511cm" svg:y2="18.951cm" draw:start-shape="id706" draw:start-glue-point="2" draw:end-shape="id707" draw:end-glue-point="0" svg:d="M25953 16798v1076h558v1077" svg:viewBox="0 0 559 2154">
          <text:p/>
        </draw:connector>
        <draw:connector draw:style-name="gr14" draw:text-style-name="P25" draw:layer="layout" svg:x1="20.805cm" svg:y1="16.798cm" svg:x2="20.441cm" svg:y2="18.714cm" draw:start-shape="id708" draw:start-glue-point="2" draw:end-shape="id709" draw:end-glue-point="0" svg:d="M20805 16798v958h-364v958" svg:viewBox="0 0 365 1917">
          <text:p/>
        </draw:connector>
        <draw:g xml:id="id705" draw:id="id705">
          <draw:line draw:style-name="gr15" draw:text-style-name="P60" draw:layer="layout" svg:x1="0.92cm" svg:y1="18.954cm" svg:x2="2.222cm" svg:y2="18.954cm">
            <text:p/>
          </draw:line>
          <draw:line draw:style-name="gr15" draw:text-style-name="P60" draw:layer="layout" svg:x1="1.198cm" svg:y1="19.15cm" svg:x2="2.006cm" svg:y2="19.154cm">
            <text:p/>
          </draw:line>
          <draw:line draw:style-name="gr15" draw:text-style-name="P60" draw:layer="layout" svg:x1="1.409cm" svg:y1="19.354cm" svg:x2="1.906cm" svg:y2="19.354cm">
            <text:p/>
          </draw:line>
        </draw:g>
        <draw:custom-shape draw:style-name="gr51" draw:text-style-name="P39" xml:id="id711" draw:id="id711" draw:layer="layout" svg:width="1.324cm" svg:height="1.223cm" svg:x="12.967cm" svg:y="12.8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2.8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04" draw:id="id704" draw:layer="layout" svg:width="1.324cm" svg:height="1.223cm" svg:x="1.319cm" svg:y="15.5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02" draw:id="id702" draw:layer="layout" svg:width="1.324cm" svg:height="1.223cm" svg:x="6.467cm" svg:y="15.5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699" draw:id="id699" draw:layer="layout" svg:width="1.324cm" svg:height="1.223cm" svg:x="3.929cm" svg:y="15.5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5.5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08" draw:id="id708" draw:layer="layout" svg:width="1.324cm" svg:height="1.223cm" svg:x="20.143cm" svg:y="15.5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06" draw:id="id706" draw:layer="layout" svg:width="1.324cm" svg:height="1.223cm" svg:x="25.291cm" svg:y="15.5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01" draw:id="id701" draw:layer="layout" svg:width="1.324cm" svg:height="1.223cm" svg:x="22.753cm" svg:y="15.5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5.5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710" draw:id="id710" draw:layer="layout" svg:width="1.314cm" svg:height="1.223cm" svg:x="8.02cm" svg:y="11.5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9.334cm" svg:y1="12.198cm" svg:x2="13.629cm" svg:y2="12.887cm" draw:start-shape="id710" draw:start-glue-point="1" draw:end-shape="id711" draw:end-glue-point="0" svg:d="M9334 12198h4295v689" svg:viewBox="0 0 4296 690">
          <text:p/>
        </draw:connector>
        <draw:custom-shape draw:style-name="gr50" draw:text-style-name="P38" xml:id="id712" draw:id="id712" draw:layer="layout" svg:width="3.786cm" svg:height="1.223cm" svg:x="11.689cm" svg:y="10.8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026cm" svg:x2="13.629cm" svg:y2="12.887cm" draw:start-shape="id712" draw:start-glue-point="2" draw:end-shape="id711" draw:end-glue-point="0" svg:d="M13582 12026l47 861" svg:viewBox="0 0 48 862">
          <text:p/>
        </draw:connector>
        <draw:g xml:id="id709" draw:id="id709">
          <draw:line draw:style-name="gr15" draw:text-style-name="P60" draw:layer="layout" svg:x1="19.79cm" svg:y1="18.714cm" svg:x2="21.092cm" svg:y2="18.714cm">
            <text:p/>
          </draw:line>
          <draw:line draw:style-name="gr15" draw:text-style-name="P60" draw:layer="layout" svg:x1="20.068cm" svg:y1="18.91cm" svg:x2="20.876cm" svg:y2="18.914cm">
            <text:p/>
          </draw:line>
          <draw:line draw:style-name="gr15" draw:text-style-name="P60" draw:layer="layout" svg:x1="20.279cm" svg:y1="19.114cm" svg:x2="20.776cm" svg:y2="19.114cm">
            <text:p/>
          </draw:line>
        </draw:g>
        <draw:g xml:id="id703" draw:id="id703">
          <draw:line draw:style-name="gr15" draw:text-style-name="P60" draw:layer="layout" svg:x1="6.89cm" svg:y1="18.714cm" svg:x2="8.192cm" svg:y2="18.714cm">
            <text:p/>
          </draw:line>
          <draw:line draw:style-name="gr15" draw:text-style-name="P60" draw:layer="layout" svg:x1="7.168cm" svg:y1="18.91cm" svg:x2="7.976cm" svg:y2="18.914cm">
            <text:p/>
          </draw:line>
          <draw:line draw:style-name="gr15" draw:text-style-name="P60" draw:layer="layout" svg:x1="7.379cm" svg:y1="19.114cm" svg:x2="7.876cm" svg:y2="19.114cm">
            <text:p/>
          </draw:line>
        </draw:g>
        <draw:frame draw:style-name="gr26" draw:text-style-name="P48" draw:layer="layout" svg:width="5.582cm" svg:height="2.639cm" svg:x="16.535cm" svg:y="3.788cm">
          <draw:text-box>
            <text:p text:style-name="P69"><text:span text:style-name="T96">(1,1) 1.4</text:span></text:p>
            <text:p text:style-name="P69"><text:span text:style-name="T96">(5,3) 5.8</text:span></text:p>
            <text:p text:style-name="P69"><text:span text:style-name="T96">(10,10) 14.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frame draw:style-name="gr6" draw:text-style-name="P52" draw:layer="layout" svg:width="27.153cm" svg:height="13.282cm" svg:x="0.43cm" svg:y="3.991cm">
          <draw:text-box>
            <text:p text:style-name="P70"><text:span text:style-name="T104">struct</text:span><text:span text:style-name="T111"> </text:span><text:span text:style-name="T112">coord</text:span><text:span text:style-name="T111"> </text:span><text:span text:style-name="T104">*</text:span><text:span text:style-name="T111"> </text:span><text:span text:style-name="T112">buscaCoord</text:span><text:span text:style-name="T104">(int</text:span><text:span text:style-name="T111"> </text:span><text:span text:style-name="T112">x</text:span><text:span text:style-name="T104">,</text:span><text:span text:style-name="T111"> </text:span><text:span text:style-name="T104">int</text:span><text:span text:style-name="T111"> </text:span><text:span text:style-name="T112">y</text:span><text:span text:style-name="T104">,</text:span><text:span text:style-name="T111"> </text:span><text:span text:style-name="T104">struct</text:span><text:span text:style-name="T111"> </text:span><text:span text:style-name="T112">coord</text:span><text:span text:style-name="T111"> </text:span><text:span text:style-name="T104">*</text:span><text:span text:style-name="T111"> </text:span><text:span text:style-name="T112">p</text:span><text:span text:style-name="T104">)</text:span></text:p>
            <text:p text:style-name="P70"><text:span text:style-name="T104">{</text:span></text:p>
            <text:p text:style-name="P70"><text:span text:style-name="T111"><text:s text:c="4"/></text:span><text:span text:style-name="T104">if</text:span><text:span text:style-name="T111"> </text:span><text:span text:style-name="T104">(</text:span><text:span text:style-name="T112">p</text:span><text:span text:style-name="T104">)</text:span></text:p>
            <text:p text:style-name="P70"><text:span text:style-name="T111"><text:s text:c="8"/></text:span><text:span text:style-name="T104">if</text:span><text:span text:style-name="T111"> </text:span><text:span text:style-name="T104">((</text:span><text:span text:style-name="T112">x</text:span><text:span text:style-name="T104">==</text:span><text:span text:style-name="T112">p</text:span><text:span text:style-name="T104">-&gt;</text:span><text:span text:style-name="T112">x</text:span><text:span text:style-name="T104">)</text:span><text:span text:style-name="T111"> </text:span><text:span text:style-name="T104">&amp;&amp;</text:span><text:span text:style-name="T111"> </text:span><text:span text:style-name="T104">(</text:span><text:span text:style-name="T112">y</text:span><text:span text:style-name="T104">==</text:span><text:span text:style-name="T112">p</text:span><text:span text:style-name="T104">-&gt;</text:span><text:span text:style-name="T112">y</text:span><text:span text:style-name="T104">))</text:span></text:p>
            <text:p text:style-name="P70"><text:span text:style-name="T111"><text:s text:c="12"/></text:span><text:span text:style-name="T104">return</text:span><text:span text:style-name="T111"> </text:span><text:span text:style-name="T112">p</text:span><text:span text:style-name="T104">;</text:span></text:p>
            <text:p text:style-name="P70"><text:span text:style-name="T111"><text:s text:c="8"/></text:span><text:span text:style-name="T104">else</text:span></text:p>
            <text:p text:style-name="P70"><text:span text:style-name="T138"><text:s text:c="8"/></text:span><text:span text:style-name="T104">{</text:span></text:p>
            <text:p text:style-name="P71"><text:span text:style-name="T139"><text:s text:c="12"/></text:span><text:span text:style-name="T139"><text:tab/></text:span><text:span text:style-name="T139"><text:tab/></text:span><text:span text:style-name="T104">float </text:span><text:span text:style-name="T139"><text:s/></text:span><text:span text:style-name="T114">d </text:span><text:span text:style-name="T104">= </text:span><text:span text:style-name="T114">distEuclid</text:span><text:span text:style-name="T104">(</text:span><text:span text:style-name="T114">x,y</text:span><text:span text:style-name="T104">);</text:span></text:p>
            <text:p text:style-name="P71"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if</text:span><text:span text:style-name="T138"> </text:span><text:span text:style-name="T104">(</text:span><text:span text:style-name="T114">d </text:span><text:span text:style-name="T104">&gt; </text:span><text:span text:style-name="T114">p</text:span><text:span text:style-name="T104">-&gt;</text:span><text:span text:style-name="T114">d</text:span><text:span text:style-name="T104">)</text:span></text:p>
            <text:p text:style-name="P71"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return </text:span><text:span text:style-name="T114">buscaCoord</text:span><text:span text:style-name="T104">(</text:span><text:span text:style-name="T114">x</text:span><text:span text:style-name="T104">,</text:span><text:span text:style-name="T138"> </text:span><text:span text:style-name="T114">y</text:span><text:span text:style-name="T104">,</text:span><text:span text:style-name="T138"> </text:span><text:span text:style-name="T114">p</text:span><text:span text:style-name="T104">-&gt;</text:span><text:span text:style-name="T114">dir</text:span><text:span text:style-name="T104">);</text:span></text:p>
            <text:p text:style-name="P71"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else</text:span></text:p>
            <text:p text:style-name="P71"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return </text:span><text:span text:style-name="T114">buscaCoord</text:span><text:span text:style-name="T104">(</text:span><text:span text:style-name="T114">x</text:span><text:span text:style-name="T104">,</text:span><text:span text:style-name="T138"> </text:span><text:span text:style-name="T114">y</text:span><text:span text:style-name="T104">,</text:span><text:span text:style-name="T138"> </text:span><text:span text:style-name="T114">p</text:span><text:span text:style-name="T104">-&gt;</text:span><text:span text:style-name="T114">esq</text:span><text:span text:style-name="T104">);</text:span></text:p>
            <text:p text:style-name="P71"><text:span text:style-name="T104"><text:tab/></text:span><text:span text:style-name="T104"> <text:s text:c="6"/></text:span><text:span text:style-name="T104">}</text:span></text:p>
            <text:p text:style-name="P70"><text:span text:style-name="T111"><text:s text:c="4"/></text:span><text:span text:style-name="T104">else</text:span></text:p>
            <text:p text:style-name="P70"><text:span text:style-name="T111"><text:s text:c="8"/></text:span><text:span text:style-name="T104">return</text:span><text:span text:style-name="T111"> </text:span><text:span text:style-name="T113">NULL</text:span><text:span text:style-name="T104">;</text:span></text:p>
            <text:p text:style-name="P70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frame draw:style-name="gr6" draw:text-style-name="P37" draw:layer="layout" svg:width="19.526cm" svg:height="1.31cm" svg:x="0.223cm" svg:y="3.427cm">
          <draw:text-box>
            <text:p><text:span text:style-name="T95">imprimeElemento</text:span><text:span text:style-name="T62">(</text:span><text:span text:style-name="T95">buscaCoord</text:span><text:span text:style-name="T62">(</text:span><text:span text:style-name="T98">1</text:span><text:span text:style-name="T62">,</text:span><text:span text:style-name="T98">1</text:span><text:span text:style-name="T62">,</text:span><text:span text:style-name="T61">phead</text:span><text:span text:style-name="T62">)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634cm" svg:y="5.2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509cm" svg:y="12.6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9.162cm" svg:y="13.3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2.073cm" svg:y="10.5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4" draw:layer="layout" svg:width="18.803cm" svg:height="13.282cm" svg:x="0.224cm" svg:y="4.291cm">
          <draw:text-box>
            <text:p text:style-name="P72"><text:span text:style-name="T140">struct</text:span><text:span text:style-name="T141"> </text:span><text:span text:style-name="T142">coord</text:span><text:span text:style-name="T141"> </text:span><text:span text:style-name="T140">*</text:span><text:span text:style-name="T141"> </text:span><text:span text:style-name="T142">buscaCoord</text:span><text:span text:style-name="T140">(int</text:span><text:span text:style-name="T141"> </text:span><text:span text:style-name="T142">x</text:span><text:span text:style-name="T140">,</text:span><text:span text:style-name="T141"> </text:span><text:span text:style-name="T140">int</text:span><text:span text:style-name="T141"> </text:span><text:span text:style-name="T142">y</text:span><text:span text:style-name="T140">,</text:span><text:span text:style-name="T141"> </text:span><text:span text:style-name="T140">struct</text:span><text:span text:style-name="T141"> </text:span><text:span text:style-name="T142">coord</text:span><text:span text:style-name="T141"> </text:span><text:span text:style-name="T140">*</text:span><text:span text:style-name="T141"> </text:span><text:span text:style-name="T142">p</text:span><text:span text:style-name="T140">)</text:span></text:p>
            <text:p text:style-name="P72"><text:span text:style-name="T140">{</text:span></text:p>
            <text:p text:style-name="P72"><text:span text:style-name="T143"><text:s text:c="4"/></text:span><text:span text:style-name="T140">if</text:span><text:span text:style-name="T143"> </text:span><text:span text:style-name="T140">(</text:span><text:span text:style-name="T144">p</text:span><text:span text:style-name="T140">)</text:span></text:p>
            <text:p text:style-name="P72"><text:span text:style-name="T143"><text:s text:c="8"/></text:span><text:span text:style-name="T140">if</text:span><text:span text:style-name="T143"> </text:span><text:span text:style-name="T140">((</text:span><text:span text:style-name="T144">x</text:span><text:span text:style-name="T140">==</text:span><text:span text:style-name="T144">p</text:span><text:span text:style-name="T140">-&gt;</text:span><text:span text:style-name="T144">x</text:span><text:span text:style-name="T140">)</text:span><text:span text:style-name="T143"> </text:span><text:span text:style-name="T140">&amp;&amp;</text:span><text:span text:style-name="T143"> </text:span><text:span text:style-name="T140">(</text:span><text:span text:style-name="T144">y</text:span><text:span text:style-name="T140">==</text:span><text:span text:style-name="T144">p</text:span><text:span text:style-name="T140">-&gt;</text:span><text:span text:style-name="T144">y</text:span><text:span text:style-name="T140">))</text:span></text:p>
            <text:p text:style-name="P72"><text:span text:style-name="T143"><text:s text:c="12"/></text:span><text:span text:style-name="T140">return</text:span><text:span text:style-name="T143"> </text:span><text:span text:style-name="T144">p</text:span><text:span text:style-name="T140">;</text:span></text:p>
            <text:p text:style-name="P72"><text:span text:style-name="T143"><text:s text:c="8"/></text:span><text:span text:style-name="T140">else</text:span></text:p>
            <text:p text:style-name="P73"><text:span text:style-name="T141"><text:s text:c="8"/></text:span><text:span text:style-name="T140">{</text:span></text:p>
            <text:p text:style-name="P73"><text:span text:style-name="T140"><text:tab/></text:span><text:span text:style-name="T140"><text:tab/></text:span><text:span text:style-name="T140"><text:tab/></text:span><text:span text:style-name="T140"> <text:s/></text:span><text:span text:style-name="T140">float </text:span><text:span text:style-name="T145"><text:s/></text:span><text:span text:style-name="T142">d </text:span><text:span text:style-name="T140">= </text:span><text:span text:style-name="T142">distEuclid</text:span><text:span text:style-name="T140">(</text:span><text:span text:style-name="T142">x,y</text:span><text:span text:style-name="T140">);</text:span></text:p>
            <text:p text:style-name="P73"><text:span text:style-name="T140"><text:tab/></text:span><text:span text:style-name="T140"><text:tab/></text:span><text:span text:style-name="T140"><text:tab/></text:span><text:span text:style-name="T140"> <text:s/></text:span><text:span text:style-name="T140">if</text:span><text:span text:style-name="T141"> </text:span><text:span text:style-name="T140">(</text:span><text:span text:style-name="T142">d </text:span><text:span text:style-name="T140">&gt; </text:span><text:span text:style-name="T142">p</text:span><text:span text:style-name="T140">-&gt;</text:span><text:span text:style-name="T142">d</text:span><text:span text:style-name="T140">)</text:span></text:p>
            <text:p text:style-name="P73"><text:span text:style-name="T140"><text:tab/></text:span><text:span text:style-name="T140"><text:tab/></text:span><text:span text:style-name="T140"><text:tab/></text:span><text:span text:style-name="T140"><text:tab/></text:span><text:span text:style-name="T140">return </text:span><text:span text:style-name="T142">buscaCoord</text:span><text:span text:style-name="T140">(</text:span><text:span text:style-name="T142">x</text:span><text:span text:style-name="T140">,</text:span><text:span text:style-name="T141"> </text:span><text:span text:style-name="T142">y</text:span><text:span text:style-name="T140">,</text:span><text:span text:style-name="T141"> </text:span><text:span text:style-name="T142">p</text:span><text:span text:style-name="T140">-&gt;</text:span><text:span text:style-name="T142">dir</text:span><text:span text:style-name="T140">);</text:span></text:p>
            <text:p text:style-name="P73"><text:span text:style-name="T140"><text:tab/></text:span><text:span text:style-name="T140"><text:tab/></text:span><text:span text:style-name="T140"><text:tab/></text:span><text:span text:style-name="T140"> <text:s/></text:span><text:span text:style-name="T140">else</text:span></text:p>
            <text:p text:style-name="P73"><text:span text:style-name="T140"><text:tab/></text:span><text:span text:style-name="T140"><text:tab/></text:span><text:span text:style-name="T140"><text:tab/></text:span><text:span text:style-name="T140"><text:tab/></text:span><text:span text:style-name="T140">return </text:span><text:span text:style-name="T142">buscaCoord</text:span><text:span text:style-name="T140">(</text:span><text:span text:style-name="T142">x</text:span><text:span text:style-name="T140">,</text:span><text:span text:style-name="T141"> </text:span><text:span text:style-name="T142">y</text:span><text:span text:style-name="T140">,</text:span><text:span text:style-name="T141"> </text:span><text:span text:style-name="T142">p</text:span><text:span text:style-name="T140">-&gt;</text:span><text:span text:style-name="T142">esq</text:span><text:span text:style-name="T140">);</text:span></text:p>
            <text:p text:style-name="P73"><text:span text:style-name="T140"><text:tab/></text:span><text:span text:style-name="T140"> <text:s text:c="2"/></text:span><text:span text:style-name="T140">}</text:span></text:p>
            <text:p text:style-name="P72"><text:span text:style-name="T143"><text:s text:c="4"/></text:span><text:span text:style-name="T140">else</text:span></text:p>
            <text:p text:style-name="P72"><text:span text:style-name="T143"><text:s text:c="8"/></text:span><text:span text:style-name="T140">return</text:span><text:span text:style-name="T143"> </text:span><text:span text:style-name="T146">NULL</text:span><text:span text:style-name="T140">;</text:span></text:p>
            <text:p text:style-name="P72"><text:span text:style-name="T140">}</text:span></text:p>
            <text:p text:style-name="P72"><text:span text:style-name="T147"/></text:p>
            <text:p text:style-name="P72"><text:span text:style-name="T147"/></text:p>
            <text:p text:style-name="P72"><text:span text:style-name="T148"/></text:p>
            <text:p text:style-name="P72"><text:span text:style-name="T148"/></text:p>
            <text:p text:style-name="P72"><text:span text:style-name="T149"/></text:p>
          </draw:text-box>
        </draw:frame>
        <draw:connector draw:style-name="gr14" draw:text-style-name="P25" draw:layer="layout" svg:x1="11.019cm" svg:y1="14.61cm" svg:x2="4.591cm" svg:y2="16.084cm" draw:start-shape="id713" draw:start-glue-point="2" draw:end-shape="id714" draw:end-glue-point="0" svg:d="M11019 14610v736h-6428v738" svg:viewBox="0 0 6429 1475">
          <text:p/>
        </draw:connector>
        <draw:g xml:id="id722" draw:id="id722">
          <draw:line draw:style-name="gr15" draw:text-style-name="P60" draw:layer="layout" svg:x1="25.86cm" svg:y1="19.451cm" svg:x2="27.162cm" svg:y2="19.451cm">
            <text:p/>
          </draw:line>
          <draw:line draw:style-name="gr15" draw:text-style-name="P60" draw:layer="layout" svg:x1="26.138cm" svg:y1="19.647cm" svg:x2="26.946cm" svg:y2="19.651cm">
            <text:p/>
          </draw:line>
          <draw:line draw:style-name="gr15" draw:text-style-name="P60" draw:layer="layout" svg:x1="26.349cm" svg:y1="19.851cm" svg:x2="26.846cm" svg:y2="19.851cm">
            <text:p/>
          </draw:line>
        </draw:g>
        <draw:custom-shape draw:style-name="gr51" draw:text-style-name="P39" draw:layer="layout" svg:width="1.324cm" svg:height="1.223cm" svg:x="11.681cm" svg:y="13.3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13" draw:id="id713" draw:layer="layout" svg:width="1.324cm" svg:height="1.223cm" svg:x="10.357cm" svg:y="13.3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15" draw:id="id715" draw:layer="layout" svg:width="1.324cm" svg:height="1.223cm" svg:x="15.505cm" svg:y="13.3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61cm" svg:x2="23.415cm" svg:y2="16.075cm" draw:start-shape="id715" draw:start-glue-point="2" draw:end-shape="id716" draw:end-glue-point="0" svg:d="M16167 14610v732h7248v733" svg:viewBox="0 0 7249 1466">
          <text:p/>
        </draw:connector>
        <draw:connector draw:style-name="gr14" draw:text-style-name="P25" draw:layer="layout" svg:x1="7.129cm" svg:y1="17.307cm" svg:x2="7.541cm" svg:y2="19.214cm" draw:start-shape="id717" draw:start-glue-point="2" draw:end-shape="id718" draw:end-glue-point="0" svg:d="M7129 17307v953h412v954" svg:viewBox="0 0 413 1908">
          <text:p/>
        </draw:connector>
        <draw:connector draw:style-name="gr14" draw:text-style-name="P25" draw:layer="layout" svg:x1="1.981cm" svg:y1="17.307cm" svg:x2="1.571cm" svg:y2="19.454cm" draw:start-shape="id719" draw:start-glue-point="2" draw:end-shape="id720" draw:end-glue-point="0" svg:d="M1981 17307v1073h-410v1074" svg:viewBox="0 0 411 2148">
          <text:p/>
        </draw:connector>
        <draw:connector draw:style-name="gr14" draw:text-style-name="P25" draw:layer="layout" svg:x1="25.953cm" svg:y1="17.298cm" svg:x2="26.511cm" svg:y2="19.451cm" draw:start-shape="id721" draw:start-glue-point="2" draw:end-shape="id722" draw:end-glue-point="0" svg:d="M25953 17298v1076h558v1077" svg:viewBox="0 0 559 2154">
          <text:p/>
        </draw:connector>
        <draw:connector draw:style-name="gr14" draw:text-style-name="P25" draw:layer="layout" svg:x1="20.805cm" svg:y1="17.298cm" svg:x2="20.441cm" svg:y2="19.214cm" draw:start-shape="id723" draw:start-glue-point="2" draw:end-shape="id724" draw:end-glue-point="0" svg:d="M20805 17298v958h-364v958" svg:viewBox="0 0 365 1917">
          <text:p/>
        </draw:connector>
        <draw:g xml:id="id720" draw:id="id720">
          <draw:line draw:style-name="gr15" draw:text-style-name="P60" draw:layer="layout" svg:x1="0.92cm" svg:y1="19.454cm" svg:x2="2.222cm" svg:y2="19.454cm">
            <text:p/>
          </draw:line>
          <draw:line draw:style-name="gr15" draw:text-style-name="P60" draw:layer="layout" svg:x1="1.198cm" svg:y1="19.65cm" svg:x2="2.006cm" svg:y2="19.654cm">
            <text:p/>
          </draw:line>
          <draw:line draw:style-name="gr15" draw:text-style-name="P60" draw:layer="layout" svg:x1="1.409cm" svg:y1="19.854cm" svg:x2="1.906cm" svg:y2="19.854cm">
            <text:p/>
          </draw:line>
        </draw:g>
        <draw:custom-shape draw:style-name="gr51" draw:text-style-name="P39" xml:id="id726" draw:id="id726" draw:layer="layout" svg:width="1.324cm" svg:height="1.223cm" svg:x="12.967cm" svg:y="13.3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3.3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6.0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19" draw:id="id719" draw:layer="layout" svg:width="1.324cm" svg:height="1.223cm" svg:x="1.319cm" svg:y="16.0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17" draw:id="id717" draw:layer="layout" svg:width="1.324cm" svg:height="1.223cm" svg:x="6.467cm" svg:y="16.0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14" draw:id="id714" draw:layer="layout" svg:width="1.324cm" svg:height="1.223cm" svg:x="3.929cm" svg:y="16.0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6.0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6.0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23" draw:id="id723" draw:layer="layout" svg:width="1.324cm" svg:height="1.223cm" svg:x="20.143cm" svg:y="16.0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21" draw:id="id721" draw:layer="layout" svg:width="1.324cm" svg:height="1.223cm" svg:x="25.291cm" svg:y="16.0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16" draw:id="id716" draw:layer="layout" svg:width="1.324cm" svg:height="1.223cm" svg:x="22.753cm" svg:y="16.0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6.0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725" draw:id="id725" draw:layer="layout" svg:width="1.314cm" svg:height="1.223cm" svg:x="8.02cm" svg:y="12.0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9.334cm" svg:y1="12.698cm" svg:x2="13.629cm" svg:y2="13.387cm" draw:start-shape="id725" draw:start-glue-point="1" draw:end-shape="id726" draw:end-glue-point="0" svg:d="M9334 12698h4295v689" svg:viewBox="0 0 4296 690">
          <text:p/>
        </draw:connector>
        <draw:custom-shape draw:style-name="gr50" draw:text-style-name="P38" xml:id="id727" draw:id="id727" draw:layer="layout" svg:width="3.786cm" svg:height="1.223cm" svg:x="11.689cm" svg:y="11.3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526cm" svg:x2="13.629cm" svg:y2="13.387cm" draw:start-shape="id727" draw:start-glue-point="2" draw:end-shape="id726" draw:end-glue-point="0" svg:d="M13582 12526l47 861" svg:viewBox="0 0 48 862">
          <text:p/>
        </draw:connector>
        <draw:g xml:id="id724" draw:id="id724">
          <draw:line draw:style-name="gr15" draw:text-style-name="P60" draw:layer="layout" svg:x1="19.79cm" svg:y1="19.214cm" svg:x2="21.092cm" svg:y2="19.214cm">
            <text:p/>
          </draw:line>
          <draw:line draw:style-name="gr15" draw:text-style-name="P60" draw:layer="layout" svg:x1="20.068cm" svg:y1="19.41cm" svg:x2="20.876cm" svg:y2="19.414cm">
            <text:p/>
          </draw:line>
          <draw:line draw:style-name="gr15" draw:text-style-name="P60" draw:layer="layout" svg:x1="20.279cm" svg:y1="19.614cm" svg:x2="20.776cm" svg:y2="19.614cm">
            <text:p/>
          </draw:line>
        </draw:g>
        <draw:g xml:id="id718" draw:id="id718">
          <draw:line draw:style-name="gr15" draw:text-style-name="P60" draw:layer="layout" svg:x1="6.89cm" svg:y1="19.214cm" svg:x2="8.192cm" svg:y2="19.214cm">
            <text:p/>
          </draw:line>
          <draw:line draw:style-name="gr15" draw:text-style-name="P60" draw:layer="layout" svg:x1="7.168cm" svg:y1="19.41cm" svg:x2="7.976cm" svg:y2="19.414cm">
            <text:p/>
          </draw:line>
          <draw:line draw:style-name="gr15" draw:text-style-name="P60" draw:layer="layout" svg:x1="7.379cm" svg:y1="19.614cm" svg:x2="7.876cm" svg:y2="19.6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frame draw:style-name="gr6" draw:text-style-name="P37" draw:layer="layout" svg:width="19.526cm" svg:height="1.31cm" svg:x="0.223cm" svg:y="3.427cm">
          <draw:text-box>
            <text:p text:style-name="P63"><text:span text:style-name="T95">imprimeElemento</text:span><text:span text:style-name="T62">(</text:span><text:span text:style-name="T95">buscaCoord</text:span><text:span text:style-name="T62">(</text:span><text:span text:style-name="T98">1</text:span><text:span text:style-name="T62">,</text:span><text:span text:style-name="T98">1</text:span><text:span text:style-name="T62">,</text:span><text:span text:style-name="T61">phead</text:span><text:span text:style-name="T62">)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634cm" svg:y="5.2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509cm" svg:y="12.6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9.162cm" svg:y="13.3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757cm" svg:height="0.568cm" svg:x="1.973cm" svg:y="6.5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4" draw:layer="layout" svg:width="18.803cm" svg:height="13.282cm" svg:x="0.224cm" svg:y="4.291cm">
          <draw:text-box>
            <text:p text:style-name="P72"><text:span text:style-name="T140">struct</text:span><text:span text:style-name="T141"> </text:span><text:span text:style-name="T142">coord</text:span><text:span text:style-name="T141"> </text:span><text:span text:style-name="T140">*</text:span><text:span text:style-name="T141"> </text:span><text:span text:style-name="T142">buscaCoord</text:span><text:span text:style-name="T140">(int</text:span><text:span text:style-name="T141"> </text:span><text:span text:style-name="T142">x</text:span><text:span text:style-name="T140">,</text:span><text:span text:style-name="T141"> </text:span><text:span text:style-name="T140">int</text:span><text:span text:style-name="T141"> </text:span><text:span text:style-name="T142">y</text:span><text:span text:style-name="T140">,</text:span><text:span text:style-name="T141"> </text:span><text:span text:style-name="T140">struct</text:span><text:span text:style-name="T141"> </text:span><text:span text:style-name="T142">coord</text:span><text:span text:style-name="T141"> </text:span><text:span text:style-name="T140">*</text:span><text:span text:style-name="T141"> </text:span><text:span text:style-name="T142">p</text:span><text:span text:style-name="T140">)</text:span></text:p>
            <text:p text:style-name="P72"><text:span text:style-name="T140">{</text:span></text:p>
            <text:p text:style-name="P72"><text:span text:style-name="T143"><text:s text:c="4"/></text:span><text:span text:style-name="T140">if</text:span><text:span text:style-name="T143"> </text:span><text:span text:style-name="T140">(</text:span><text:span text:style-name="T144">p</text:span><text:span text:style-name="T140">)</text:span></text:p>
            <text:p text:style-name="P72"><text:span text:style-name="T143"><text:s text:c="8"/></text:span><text:span text:style-name="T140">if</text:span><text:span text:style-name="T143"> </text:span><text:span text:style-name="T140">((</text:span><text:span text:style-name="T144">x</text:span><text:span text:style-name="T140">==</text:span><text:span text:style-name="T144">p</text:span><text:span text:style-name="T140">-&gt;</text:span><text:span text:style-name="T144">x</text:span><text:span text:style-name="T140">)</text:span><text:span text:style-name="T143"> </text:span><text:span text:style-name="T140">&amp;&amp;</text:span><text:span text:style-name="T143"> </text:span><text:span text:style-name="T140">(</text:span><text:span text:style-name="T144">y</text:span><text:span text:style-name="T140">==</text:span><text:span text:style-name="T144">p</text:span><text:span text:style-name="T140">-&gt;</text:span><text:span text:style-name="T144">y</text:span><text:span text:style-name="T140">))</text:span></text:p>
            <text:p text:style-name="P72"><text:span text:style-name="T143"><text:s text:c="12"/></text:span><text:span text:style-name="T140">return</text:span><text:span text:style-name="T143"> </text:span><text:span text:style-name="T144">p</text:span><text:span text:style-name="T140">;</text:span></text:p>
            <text:p text:style-name="P72"><text:span text:style-name="T143"><text:s text:c="8"/></text:span><text:span text:style-name="T140">else</text:span></text:p>
            <text:p text:style-name="P73"><text:span text:style-name="T141"><text:s text:c="8"/></text:span><text:span text:style-name="T140">{</text:span></text:p>
            <text:p text:style-name="P73"><text:span text:style-name="T140"><text:tab/></text:span><text:span text:style-name="T140"><text:tab/></text:span><text:span text:style-name="T140"><text:tab/></text:span><text:span text:style-name="T140"> <text:s/></text:span><text:span text:style-name="T140">float </text:span><text:span text:style-name="T145"><text:s/></text:span><text:span text:style-name="T142">d </text:span><text:span text:style-name="T140">= </text:span><text:span text:style-name="T142">distEuclid</text:span><text:span text:style-name="T140">(</text:span><text:span text:style-name="T142">x,y</text:span><text:span text:style-name="T140">);</text:span></text:p>
            <text:p text:style-name="P73"><text:span text:style-name="T140"><text:tab/></text:span><text:span text:style-name="T140"><text:tab/></text:span><text:span text:style-name="T140"><text:tab/></text:span><text:span text:style-name="T140"> <text:s/></text:span><text:span text:style-name="T140">if</text:span><text:span text:style-name="T141"> </text:span><text:span text:style-name="T140">(</text:span><text:span text:style-name="T142">d </text:span><text:span text:style-name="T140">&gt; </text:span><text:span text:style-name="T142">p</text:span><text:span text:style-name="T140">-&gt;</text:span><text:span text:style-name="T142">d</text:span><text:span text:style-name="T140">)</text:span></text:p>
            <text:p text:style-name="P73"><text:span text:style-name="T140"><text:tab/></text:span><text:span text:style-name="T140"><text:tab/></text:span><text:span text:style-name="T140"><text:tab/></text:span><text:span text:style-name="T140"><text:tab/></text:span><text:span text:style-name="T140">return </text:span><text:span text:style-name="T142">buscaCoord</text:span><text:span text:style-name="T140">(</text:span><text:span text:style-name="T142">x</text:span><text:span text:style-name="T140">,</text:span><text:span text:style-name="T141"> </text:span><text:span text:style-name="T142">y</text:span><text:span text:style-name="T140">,</text:span><text:span text:style-name="T141"> </text:span><text:span text:style-name="T142">p</text:span><text:span text:style-name="T140">-&gt;</text:span><text:span text:style-name="T142">dir</text:span><text:span text:style-name="T140">);</text:span></text:p>
            <text:p text:style-name="P73"><text:span text:style-name="T140"><text:tab/></text:span><text:span text:style-name="T140"><text:tab/></text:span><text:span text:style-name="T140"><text:tab/></text:span><text:span text:style-name="T140"> <text:s/></text:span><text:span text:style-name="T140">else</text:span></text:p>
            <text:p text:style-name="P73"><text:span text:style-name="T140"><text:tab/></text:span><text:span text:style-name="T140"><text:tab/></text:span><text:span text:style-name="T140"><text:tab/></text:span><text:span text:style-name="T140"><text:tab/></text:span><text:span text:style-name="T140">return </text:span><text:span text:style-name="T142">buscaCoord</text:span><text:span text:style-name="T140">(</text:span><text:span text:style-name="T142">x</text:span><text:span text:style-name="T140">,</text:span><text:span text:style-name="T141"> </text:span><text:span text:style-name="T142">y</text:span><text:span text:style-name="T140">,</text:span><text:span text:style-name="T141"> </text:span><text:span text:style-name="T142">p</text:span><text:span text:style-name="T140">-&gt;</text:span><text:span text:style-name="T142">esq</text:span><text:span text:style-name="T140">);</text:span></text:p>
            <text:p text:style-name="P73"><text:span text:style-name="T140"><text:tab/></text:span><text:span text:style-name="T140"> <text:s text:c="2"/></text:span><text:span text:style-name="T140">}</text:span></text:p>
            <text:p text:style-name="P72"><text:span text:style-name="T143"><text:s text:c="4"/></text:span><text:span text:style-name="T140">else</text:span></text:p>
            <text:p text:style-name="P72"><text:span text:style-name="T143"><text:s text:c="8"/></text:span><text:span text:style-name="T140">return</text:span><text:span text:style-name="T143"> </text:span><text:span text:style-name="T146">NULL</text:span><text:span text:style-name="T140">;</text:span></text:p>
            <text:p text:style-name="P72"><text:span text:style-name="T140">}</text:span></text:p>
            <text:p text:style-name="P72"><text:span text:style-name="T147"/></text:p>
            <text:p text:style-name="P72"><text:span text:style-name="T147"/></text:p>
            <text:p text:style-name="P72"><text:span text:style-name="T148"/></text:p>
            <text:p text:style-name="P72"><text:span text:style-name="T148"/></text:p>
            <text:p text:style-name="P72"><text:span text:style-name="T149"/></text:p>
          </draw:text-box>
        </draw:frame>
        <draw:connector draw:style-name="gr14" draw:text-style-name="P25" draw:layer="layout" svg:x1="11.019cm" svg:y1="14.61cm" svg:x2="4.591cm" svg:y2="16.084cm" draw:start-shape="id728" draw:start-glue-point="2" draw:end-shape="id729" draw:end-glue-point="0" svg:d="M11019 14610v736h-6428v738" svg:viewBox="0 0 6429 1475">
          <text:p/>
        </draw:connector>
        <draw:g xml:id="id737" draw:id="id737">
          <draw:line draw:style-name="gr15" draw:text-style-name="P60" draw:layer="layout" svg:x1="25.86cm" svg:y1="19.451cm" svg:x2="27.162cm" svg:y2="19.451cm">
            <text:p/>
          </draw:line>
          <draw:line draw:style-name="gr15" draw:text-style-name="P60" draw:layer="layout" svg:x1="26.138cm" svg:y1="19.647cm" svg:x2="26.946cm" svg:y2="19.651cm">
            <text:p/>
          </draw:line>
          <draw:line draw:style-name="gr15" draw:text-style-name="P60" draw:layer="layout" svg:x1="26.349cm" svg:y1="19.851cm" svg:x2="26.846cm" svg:y2="19.851cm">
            <text:p/>
          </draw:line>
        </draw:g>
        <draw:custom-shape draw:style-name="gr51" draw:text-style-name="P39" draw:layer="layout" svg:width="1.324cm" svg:height="1.223cm" svg:x="11.681cm" svg:y="13.3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28" draw:id="id728" draw:layer="layout" svg:width="1.324cm" svg:height="1.223cm" svg:x="10.357cm" svg:y="13.3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30" draw:id="id730" draw:layer="layout" svg:width="1.324cm" svg:height="1.223cm" svg:x="15.505cm" svg:y="13.3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61cm" svg:x2="23.415cm" svg:y2="16.075cm" draw:start-shape="id730" draw:start-glue-point="2" draw:end-shape="id731" draw:end-glue-point="0" svg:d="M16167 14610v732h7248v733" svg:viewBox="0 0 7249 1466">
          <text:p/>
        </draw:connector>
        <draw:connector draw:style-name="gr14" draw:text-style-name="P25" draw:layer="layout" svg:x1="7.129cm" svg:y1="17.307cm" svg:x2="7.541cm" svg:y2="19.214cm" draw:start-shape="id732" draw:start-glue-point="2" draw:end-shape="id733" draw:end-glue-point="0" svg:d="M7129 17307v953h412v954" svg:viewBox="0 0 413 1908">
          <text:p/>
        </draw:connector>
        <draw:connector draw:style-name="gr14" draw:text-style-name="P25" draw:layer="layout" svg:x1="1.981cm" svg:y1="17.307cm" svg:x2="1.571cm" svg:y2="19.454cm" draw:start-shape="id734" draw:start-glue-point="2" draw:end-shape="id735" draw:end-glue-point="0" svg:d="M1981 17307v1073h-410v1074" svg:viewBox="0 0 411 2148">
          <text:p/>
        </draw:connector>
        <draw:connector draw:style-name="gr14" draw:text-style-name="P25" draw:layer="layout" svg:x1="25.953cm" svg:y1="17.298cm" svg:x2="26.511cm" svg:y2="19.451cm" draw:start-shape="id736" draw:start-glue-point="2" draw:end-shape="id737" draw:end-glue-point="0" svg:d="M25953 17298v1076h558v1077" svg:viewBox="0 0 559 2154">
          <text:p/>
        </draw:connector>
        <draw:connector draw:style-name="gr14" draw:text-style-name="P25" draw:layer="layout" svg:x1="20.805cm" svg:y1="17.298cm" svg:x2="20.441cm" svg:y2="19.214cm" draw:start-shape="id738" draw:start-glue-point="2" draw:end-shape="id739" draw:end-glue-point="0" svg:d="M20805 17298v958h-364v958" svg:viewBox="0 0 365 1917">
          <text:p/>
        </draw:connector>
        <draw:g xml:id="id735" draw:id="id735">
          <draw:line draw:style-name="gr15" draw:text-style-name="P60" draw:layer="layout" svg:x1="0.92cm" svg:y1="19.454cm" svg:x2="2.222cm" svg:y2="19.454cm">
            <text:p/>
          </draw:line>
          <draw:line draw:style-name="gr15" draw:text-style-name="P60" draw:layer="layout" svg:x1="1.198cm" svg:y1="19.65cm" svg:x2="2.006cm" svg:y2="19.654cm">
            <text:p/>
          </draw:line>
          <draw:line draw:style-name="gr15" draw:text-style-name="P60" draw:layer="layout" svg:x1="1.409cm" svg:y1="19.854cm" svg:x2="1.906cm" svg:y2="19.854cm">
            <text:p/>
          </draw:line>
        </draw:g>
        <draw:custom-shape draw:style-name="gr51" draw:text-style-name="P39" xml:id="id742" draw:id="id742" draw:layer="layout" svg:width="1.324cm" svg:height="1.223cm" svg:x="12.967cm" svg:y="13.3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3.3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6.0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34" draw:id="id734" draw:layer="layout" svg:width="1.324cm" svg:height="1.223cm" svg:x="1.319cm" svg:y="16.0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32" draw:id="id732" draw:layer="layout" svg:width="1.324cm" svg:height="1.223cm" svg:x="6.467cm" svg:y="16.0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29" draw:id="id729" draw:layer="layout" svg:width="1.324cm" svg:height="1.223cm" svg:x="3.929cm" svg:y="16.0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6.0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6.0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38" draw:id="id738" draw:layer="layout" svg:width="1.324cm" svg:height="1.223cm" svg:x="20.143cm" svg:y="16.0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36" draw:id="id736" draw:layer="layout" svg:width="1.324cm" svg:height="1.223cm" svg:x="25.291cm" svg:y="16.0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31" draw:id="id731" draw:layer="layout" svg:width="1.324cm" svg:height="1.223cm" svg:x="22.753cm" svg:y="16.0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6.0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740" draw:id="id740" draw:layer="layout" svg:width="1.314cm" svg:height="1.223cm" svg:x="8.02cm" svg:y="12.0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677cm" svg:y1="13.31cm" svg:x2="4.591cm" svg:y2="16.084cm" draw:start-shape="id740" draw:start-glue-point="2" draw:end-shape="id729" draw:end-glue-point="0" svg:d="M8677 13310v1386h-4086v1388" svg:viewBox="0 0 4087 2775">
          <text:p/>
        </draw:connector>
        <draw:custom-shape draw:style-name="gr50" draw:text-style-name="P38" xml:id="id741" draw:id="id741" draw:layer="layout" svg:width="3.786cm" svg:height="1.223cm" svg:x="11.689cm" svg:y="11.3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526cm" svg:x2="13.629cm" svg:y2="13.387cm" draw:start-shape="id741" draw:start-glue-point="2" draw:end-shape="id742" draw:end-glue-point="0" svg:d="M13582 12526l47 861" svg:viewBox="0 0 48 862">
          <text:p/>
        </draw:connector>
        <draw:g xml:id="id739" draw:id="id739">
          <draw:line draw:style-name="gr15" draw:text-style-name="P60" draw:layer="layout" svg:x1="19.79cm" svg:y1="19.214cm" svg:x2="21.092cm" svg:y2="19.214cm">
            <text:p/>
          </draw:line>
          <draw:line draw:style-name="gr15" draw:text-style-name="P60" draw:layer="layout" svg:x1="20.068cm" svg:y1="19.41cm" svg:x2="20.876cm" svg:y2="19.414cm">
            <text:p/>
          </draw:line>
          <draw:line draw:style-name="gr15" draw:text-style-name="P60" draw:layer="layout" svg:x1="20.279cm" svg:y1="19.614cm" svg:x2="20.776cm" svg:y2="19.614cm">
            <text:p/>
          </draw:line>
        </draw:g>
        <draw:g xml:id="id733" draw:id="id733">
          <draw:line draw:style-name="gr15" draw:text-style-name="P60" draw:layer="layout" svg:x1="6.89cm" svg:y1="19.214cm" svg:x2="8.192cm" svg:y2="19.214cm">
            <text:p/>
          </draw:line>
          <draw:line draw:style-name="gr15" draw:text-style-name="P60" draw:layer="layout" svg:x1="7.168cm" svg:y1="19.41cm" svg:x2="7.976cm" svg:y2="19.414cm">
            <text:p/>
          </draw:line>
          <draw:line draw:style-name="gr15" draw:text-style-name="P60" draw:layer="layout" svg:x1="7.379cm" svg:y1="19.614cm" svg:x2="7.876cm" svg:y2="19.6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scando Elemento</text:p>
          </draw:text-box>
        </draw:frame>
        <draw:frame draw:style-name="gr6" draw:text-style-name="P37" draw:layer="layout" svg:width="19.526cm" svg:height="1.31cm" svg:x="0.223cm" svg:y="3.427cm">
          <draw:text-box>
            <text:p text:style-name="P63"><text:span text:style-name="T95">imprimeElemento</text:span><text:span text:style-name="T62">(</text:span><text:span text:style-name="T95">buscaCoord</text:span><text:span text:style-name="T62">(</text:span><text:span text:style-name="T98">1</text:span><text:span text:style-name="T62">,</text:span><text:span text:style-name="T98">1</text:span><text:span text:style-name="T62">,</text:span><text:span text:style-name="T61">phead</text:span><text:span text:style-name="T62">));</text:span></text:p>
            <text:p text:style-name="P62"><text:span text:style-name="T65"/></text:p>
            <text:p text:style-name="P62"><text:span text:style-name="T65"><text:s text:c="4"/></text:span></text:p>
            <text:p text:style-name="P62"><text:span text:style-name="T66"/></text:p>
            <text:p text:style-name="P62"><text:span text:style-name="T65"><text:s text:c="4"/></text:span></text:p>
          </draw:text-box>
        </draw:frame>
        <draw:custom-shape draw:style-name="gr56" draw:text-style-name="P46" draw:layer="layout" svg:width="10.939cm" svg:height="7.313cm" svg:x="16.634cm" svg:y="5.2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1.289cm" svg:height="0.689cm" svg:x="21.509cm" svg:y="12.6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5.954cm" svg:height="0.278cm" svg:x="19.162cm" svg:y="13.33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0" draw:layer="layout" svg:width="2.291cm" svg:height="0.568cm" svg:x="18.728cm" svg:y="3.593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4" draw:layer="layout" svg:width="18.803cm" svg:height="13.282cm" svg:x="0.224cm" svg:y="4.291cm">
          <draw:text-box>
            <text:p text:style-name="P72"><text:span text:style-name="T140">struct</text:span><text:span text:style-name="T141"> </text:span><text:span text:style-name="T142">coord</text:span><text:span text:style-name="T141"> </text:span><text:span text:style-name="T140">*</text:span><text:span text:style-name="T141"> </text:span><text:span text:style-name="T142">buscaCoord</text:span><text:span text:style-name="T140">(int</text:span><text:span text:style-name="T141"> </text:span><text:span text:style-name="T142">x</text:span><text:span text:style-name="T140">,</text:span><text:span text:style-name="T141"> </text:span><text:span text:style-name="T140">int</text:span><text:span text:style-name="T141"> </text:span><text:span text:style-name="T142">y</text:span><text:span text:style-name="T140">,</text:span><text:span text:style-name="T141"> </text:span><text:span text:style-name="T140">struct</text:span><text:span text:style-name="T141"> </text:span><text:span text:style-name="T142">coord</text:span><text:span text:style-name="T141"> </text:span><text:span text:style-name="T140">*</text:span><text:span text:style-name="T141"> </text:span><text:span text:style-name="T142">p</text:span><text:span text:style-name="T140">)</text:span></text:p>
            <text:p text:style-name="P72"><text:span text:style-name="T140">{</text:span></text:p>
            <text:p text:style-name="P72"><text:span text:style-name="T143"><text:s text:c="4"/></text:span><text:span text:style-name="T140">if</text:span><text:span text:style-name="T143"> </text:span><text:span text:style-name="T140">(</text:span><text:span text:style-name="T144">p</text:span><text:span text:style-name="T140">)</text:span></text:p>
            <text:p text:style-name="P72"><text:span text:style-name="T143"><text:s text:c="8"/></text:span><text:span text:style-name="T140">if</text:span><text:span text:style-name="T143"> </text:span><text:span text:style-name="T140">((</text:span><text:span text:style-name="T144">x</text:span><text:span text:style-name="T140">==</text:span><text:span text:style-name="T144">p</text:span><text:span text:style-name="T140">-&gt;</text:span><text:span text:style-name="T144">x</text:span><text:span text:style-name="T140">)</text:span><text:span text:style-name="T143"> </text:span><text:span text:style-name="T140">&amp;&amp;</text:span><text:span text:style-name="T143"> </text:span><text:span text:style-name="T140">(</text:span><text:span text:style-name="T144">y</text:span><text:span text:style-name="T140">==</text:span><text:span text:style-name="T144">p</text:span><text:span text:style-name="T140">-&gt;</text:span><text:span text:style-name="T144">y</text:span><text:span text:style-name="T140">))</text:span></text:p>
            <text:p text:style-name="P72"><text:span text:style-name="T143"><text:s text:c="12"/></text:span><text:span text:style-name="T140">return</text:span><text:span text:style-name="T143"> </text:span><text:span text:style-name="T144">p</text:span><text:span text:style-name="T140">;</text:span></text:p>
            <text:p text:style-name="P72"><text:span text:style-name="T143"><text:s text:c="8"/></text:span><text:span text:style-name="T140">else</text:span></text:p>
            <text:p text:style-name="P73"><text:span text:style-name="T141"><text:s text:c="8"/></text:span><text:span text:style-name="T140">{</text:span></text:p>
            <text:p text:style-name="P73"><text:span text:style-name="T140"><text:tab/></text:span><text:span text:style-name="T140"><text:tab/></text:span><text:span text:style-name="T140"><text:tab/></text:span><text:span text:style-name="T140"> <text:s/></text:span><text:span text:style-name="T140">float </text:span><text:span text:style-name="T145"><text:s/></text:span><text:span text:style-name="T142">d </text:span><text:span text:style-name="T140">= </text:span><text:span text:style-name="T142">distEuclid</text:span><text:span text:style-name="T140">(</text:span><text:span text:style-name="T142">x,y</text:span><text:span text:style-name="T140">);</text:span></text:p>
            <text:p text:style-name="P73"><text:span text:style-name="T140"><text:tab/></text:span><text:span text:style-name="T140"><text:tab/></text:span><text:span text:style-name="T140"><text:tab/></text:span><text:span text:style-name="T140"> <text:s/></text:span><text:span text:style-name="T140">if</text:span><text:span text:style-name="T141"> </text:span><text:span text:style-name="T140">(</text:span><text:span text:style-name="T142">d </text:span><text:span text:style-name="T140">&gt; </text:span><text:span text:style-name="T142">p</text:span><text:span text:style-name="T140">-&gt;</text:span><text:span text:style-name="T142">d</text:span><text:span text:style-name="T140">)</text:span></text:p>
            <text:p text:style-name="P73"><text:span text:style-name="T140"><text:tab/></text:span><text:span text:style-name="T140"><text:tab/></text:span><text:span text:style-name="T140"><text:tab/></text:span><text:span text:style-name="T140"><text:tab/></text:span><text:span text:style-name="T140">return </text:span><text:span text:style-name="T142">buscaCoord</text:span><text:span text:style-name="T140">(</text:span><text:span text:style-name="T142">x</text:span><text:span text:style-name="T140">,</text:span><text:span text:style-name="T141"> </text:span><text:span text:style-name="T142">y</text:span><text:span text:style-name="T140">,</text:span><text:span text:style-name="T141"> </text:span><text:span text:style-name="T142">p</text:span><text:span text:style-name="T140">-&gt;</text:span><text:span text:style-name="T142">dir</text:span><text:span text:style-name="T140">);</text:span></text:p>
            <text:p text:style-name="P73"><text:span text:style-name="T140"><text:tab/></text:span><text:span text:style-name="T140"><text:tab/></text:span><text:span text:style-name="T140"><text:tab/></text:span><text:span text:style-name="T140"> <text:s/></text:span><text:span text:style-name="T140">else</text:span></text:p>
            <text:p text:style-name="P73"><text:span text:style-name="T140"><text:tab/></text:span><text:span text:style-name="T140"><text:tab/></text:span><text:span text:style-name="T140"><text:tab/></text:span><text:span text:style-name="T140"><text:tab/></text:span><text:span text:style-name="T140">return </text:span><text:span text:style-name="T142">buscaCoord</text:span><text:span text:style-name="T140">(</text:span><text:span text:style-name="T142">x</text:span><text:span text:style-name="T140">,</text:span><text:span text:style-name="T141"> </text:span><text:span text:style-name="T142">y</text:span><text:span text:style-name="T140">,</text:span><text:span text:style-name="T141"> </text:span><text:span text:style-name="T142">p</text:span><text:span text:style-name="T140">-&gt;</text:span><text:span text:style-name="T142">esq</text:span><text:span text:style-name="T140">);</text:span></text:p>
            <text:p text:style-name="P73"><text:span text:style-name="T140"><text:tab/></text:span><text:span text:style-name="T140"> <text:s text:c="2"/></text:span><text:span text:style-name="T140">}</text:span></text:p>
            <text:p text:style-name="P72"><text:span text:style-name="T143"><text:s text:c="4"/></text:span><text:span text:style-name="T140">else</text:span></text:p>
            <text:p text:style-name="P72"><text:span text:style-name="T143"><text:s text:c="8"/></text:span><text:span text:style-name="T140">return</text:span><text:span text:style-name="T143"> </text:span><text:span text:style-name="T146">NULL</text:span><text:span text:style-name="T140">;</text:span></text:p>
            <text:p text:style-name="P72"><text:span text:style-name="T140">}</text:span></text:p>
            <text:p text:style-name="P72"><text:span text:style-name="T147"/></text:p>
            <text:p text:style-name="P72"><text:span text:style-name="T147"/></text:p>
            <text:p text:style-name="P72"><text:span text:style-name="T148"/></text:p>
            <text:p text:style-name="P72"><text:span text:style-name="T148"/></text:p>
            <text:p text:style-name="P72"><text:span text:style-name="T149"/></text:p>
          </draw:text-box>
        </draw:frame>
        <draw:connector draw:style-name="gr14" draw:text-style-name="P25" draw:layer="layout" svg:x1="11.019cm" svg:y1="14.61cm" svg:x2="4.591cm" svg:y2="16.084cm" draw:start-shape="id743" draw:start-glue-point="2" draw:end-shape="id744" draw:end-glue-point="0" svg:d="M11019 14610v736h-6428v738" svg:viewBox="0 0 6429 1475">
          <text:p/>
        </draw:connector>
        <draw:g xml:id="id752" draw:id="id752">
          <draw:line draw:style-name="gr15" draw:text-style-name="P60" draw:layer="layout" svg:x1="25.86cm" svg:y1="19.451cm" svg:x2="27.162cm" svg:y2="19.451cm">
            <text:p/>
          </draw:line>
          <draw:line draw:style-name="gr15" draw:text-style-name="P60" draw:layer="layout" svg:x1="26.138cm" svg:y1="19.647cm" svg:x2="26.946cm" svg:y2="19.651cm">
            <text:p/>
          </draw:line>
          <draw:line draw:style-name="gr15" draw:text-style-name="P60" draw:layer="layout" svg:x1="26.349cm" svg:y1="19.851cm" svg:x2="26.846cm" svg:y2="19.851cm">
            <text:p/>
          </draw:line>
        </draw:g>
        <draw:custom-shape draw:style-name="gr51" draw:text-style-name="P39" draw:layer="layout" svg:width="1.324cm" svg:height="1.223cm" svg:x="11.681cm" svg:y="13.3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43" draw:id="id743" draw:layer="layout" svg:width="1.324cm" svg:height="1.223cm" svg:x="10.357cm" svg:y="13.3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45" draw:id="id745" draw:layer="layout" svg:width="1.324cm" svg:height="1.223cm" svg:x="15.505cm" svg:y="13.3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4.61cm" svg:x2="23.415cm" svg:y2="16.075cm" draw:start-shape="id745" draw:start-glue-point="2" draw:end-shape="id746" draw:end-glue-point="0" svg:d="M16167 14610v732h7248v733" svg:viewBox="0 0 7249 1466">
          <text:p/>
        </draw:connector>
        <draw:connector draw:style-name="gr14" draw:text-style-name="P25" draw:layer="layout" svg:x1="7.129cm" svg:y1="17.307cm" svg:x2="7.541cm" svg:y2="19.214cm" draw:start-shape="id747" draw:start-glue-point="2" draw:end-shape="id748" draw:end-glue-point="0" svg:d="M7129 17307v953h412v954" svg:viewBox="0 0 413 1908">
          <text:p/>
        </draw:connector>
        <draw:connector draw:style-name="gr14" draw:text-style-name="P25" draw:layer="layout" svg:x1="1.981cm" svg:y1="17.307cm" svg:x2="1.571cm" svg:y2="19.454cm" draw:start-shape="id749" draw:start-glue-point="2" draw:end-shape="id750" draw:end-glue-point="0" svg:d="M1981 17307v1073h-410v1074" svg:viewBox="0 0 411 2148">
          <text:p/>
        </draw:connector>
        <draw:connector draw:style-name="gr14" draw:text-style-name="P25" draw:layer="layout" svg:x1="25.953cm" svg:y1="17.298cm" svg:x2="26.511cm" svg:y2="19.451cm" draw:start-shape="id751" draw:start-glue-point="2" draw:end-shape="id752" draw:end-glue-point="0" svg:d="M25953 17298v1076h558v1077" svg:viewBox="0 0 559 2154">
          <text:p/>
        </draw:connector>
        <draw:connector draw:style-name="gr14" draw:text-style-name="P25" draw:layer="layout" svg:x1="20.805cm" svg:y1="17.298cm" svg:x2="20.441cm" svg:y2="19.214cm" draw:start-shape="id753" draw:start-glue-point="2" draw:end-shape="id754" draw:end-glue-point="0" svg:d="M20805 17298v958h-364v958" svg:viewBox="0 0 365 1917">
          <text:p/>
        </draw:connector>
        <draw:g xml:id="id750" draw:id="id750">
          <draw:line draw:style-name="gr15" draw:text-style-name="P60" draw:layer="layout" svg:x1="0.92cm" svg:y1="19.454cm" svg:x2="2.222cm" svg:y2="19.454cm">
            <text:p/>
          </draw:line>
          <draw:line draw:style-name="gr15" draw:text-style-name="P60" draw:layer="layout" svg:x1="1.198cm" svg:y1="19.65cm" svg:x2="2.006cm" svg:y2="19.654cm">
            <text:p/>
          </draw:line>
          <draw:line draw:style-name="gr15" draw:text-style-name="P60" draw:layer="layout" svg:x1="1.409cm" svg:y1="19.854cm" svg:x2="1.906cm" svg:y2="19.854cm">
            <text:p/>
          </draw:line>
        </draw:g>
        <draw:custom-shape draw:style-name="gr51" draw:text-style-name="P39" xml:id="id756" draw:id="id756" draw:layer="layout" svg:width="1.324cm" svg:height="1.223cm" svg:x="12.967cm" svg:y="13.3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3.3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.643cm" svg:y="16.0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49" draw:id="id749" draw:layer="layout" svg:width="1.324cm" svg:height="1.223cm" svg:x="1.319cm" svg:y="16.0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47" draw:id="id747" draw:layer="layout" svg:width="1.324cm" svg:height="1.223cm" svg:x="6.467cm" svg:y="16.0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44" draw:id="id744" draw:layer="layout" svg:width="1.324cm" svg:height="1.223cm" svg:x="3.929cm" svg:y="16.0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5.229cm" svg:y="16.0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1.467cm" svg:y="16.0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53" draw:id="id753" draw:layer="layout" svg:width="1.324cm" svg:height="1.223cm" svg:x="20.143cm" svg:y="16.0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51" draw:id="id751" draw:layer="layout" svg:width="1.324cm" svg:height="1.223cm" svg:x="25.291cm" svg:y="16.0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46" draw:id="id746" draw:layer="layout" svg:width="1.324cm" svg:height="1.223cm" svg:x="22.753cm" svg:y="16.0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24.053cm" svg:y="16.0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8" xml:id="id755" draw:id="id755" draw:layer="layout" svg:width="3.786cm" svg:height="1.223cm" svg:x="11.689cm" svg:y="11.3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2.526cm" svg:x2="13.629cm" svg:y2="13.387cm" draw:start-shape="id755" draw:start-glue-point="2" draw:end-shape="id756" draw:end-glue-point="0" svg:d="M13582 12526l47 861" svg:viewBox="0 0 48 862">
          <text:p/>
        </draw:connector>
        <draw:g xml:id="id754" draw:id="id754">
          <draw:line draw:style-name="gr15" draw:text-style-name="P60" draw:layer="layout" svg:x1="19.79cm" svg:y1="19.214cm" svg:x2="21.092cm" svg:y2="19.214cm">
            <text:p/>
          </draw:line>
          <draw:line draw:style-name="gr15" draw:text-style-name="P60" draw:layer="layout" svg:x1="20.068cm" svg:y1="19.41cm" svg:x2="20.876cm" svg:y2="19.414cm">
            <text:p/>
          </draw:line>
          <draw:line draw:style-name="gr15" draw:text-style-name="P60" draw:layer="layout" svg:x1="20.279cm" svg:y1="19.614cm" svg:x2="20.776cm" svg:y2="19.614cm">
            <text:p/>
          </draw:line>
        </draw:g>
        <draw:g xml:id="id748" draw:id="id748">
          <draw:line draw:style-name="gr15" draw:text-style-name="P60" draw:layer="layout" svg:x1="6.89cm" svg:y1="19.214cm" svg:x2="8.192cm" svg:y2="19.214cm">
            <text:p/>
          </draw:line>
          <draw:line draw:style-name="gr15" draw:text-style-name="P60" draw:layer="layout" svg:x1="7.168cm" svg:y1="19.41cm" svg:x2="7.976cm" svg:y2="19.414cm">
            <text:p/>
          </draw:line>
          <draw:line draw:style-name="gr15" draw:text-style-name="P60" draw:layer="layout" svg:x1="7.379cm" svg:y1="19.614cm" svg:x2="7.876cm" svg:y2="19.614cm">
            <text:p/>
          </draw:line>
        </draw:g>
        <draw:frame draw:style-name="gr26" draw:text-style-name="P48" draw:layer="layout" svg:width="4.312cm" svg:height="1.06cm" svg:x="16.735cm" svg:y="5.388cm">
          <draw:text-box>
            <text:p text:style-name="P69"><text:span text:style-name="T96">(1,1) 1.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use-footer-name="ftr1">
        <office:forms form:automatic-focus="false" form:apply-design-mode="false"/>
        <draw:frame draw:style-name="gr30" draw:text-style-name="P11" draw:layer="layout" svg:width="24.687cm" svg:height="5.679cm" svg:x="2.254cm" svg:y="8.485cm">
          <draw:text-box>
            <text:p text:style-name="P57"><text:span text:style-name="T21">Exclusão em</text:span><text:span text:style-name="T21"><text:line-break/></text:span><text:span text:style-name="T21">Árvores Binária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42" draw:layer="layout" svg:width="26.342cm" svg:height="13.282cm" svg:x="1.824cm" svg:y="5.191cm">
          <draw:text-box>
            <text:p text:style-name="P58"><text:span text:style-name="T54">void</text:span><text:span text:style-name="T55"> </text:span><text:span text:style-name="T56">limparArvoreBin</text:span><text:span text:style-name="T54">(struct</text:span><text:span text:style-name="T55"> </text:span><text:span text:style-name="T56">coord</text:span><text:span text:style-name="T55"> </text:span><text:span text:style-name="T54">**</text:span><text:span text:style-name="T55"> </text:span><text:span text:style-name="T56">p</text:span><text:span text:style-name="T54">)</text:span></text:p>
            <text:p text:style-name="P58"><text:span text:style-name="T54">{</text:span></text:p>
            <text:p text:style-name="P58"><text:span text:style-name="T55"><text:s text:c="4"/></text:span><text:span text:style-name="T54">if</text:span><text:span text:style-name="T55"> </text:span><text:span text:style-name="T54">(*</text:span><text:span text:style-name="T56">p</text:span><text:span text:style-name="T54">)</text:span></text:p>
            <text:p text:style-name="P58"><text:span text:style-name="T59"><text:s text:c="4"/></text:span><text:span text:style-name="T54">{</text:span></text:p>
            <text:p text:style-name="P58"><text:span text:style-name="T55"><text:s text:c="8"/></text:span><text:span text:style-name="T56">limparArvoreBin</text:span><text:span text:style-name="T55">(</text:span><text:span text:style-name="T54">&amp;((*</text:span><text:span text:style-name="T56">p</text:span><text:span text:style-name="T54">)-&gt;</text:span><text:span text:style-name="T57">esq</text:span><text:span text:style-name="T59">)</text:span><text:span text:style-name="T54">)</text:span><text:span text:style-name="T54">;</text:span></text:p>
            <text:p text:style-name="P58"><text:span text:style-name="T60"><text:s text:c="8"/></text:span><text:span text:style-name="T57">limparArvoreBin</text:span><text:span text:style-name="T60">(</text:span><text:span text:style-name="T54">&amp;((*</text:span><text:span text:style-name="T57">p</text:span><text:span text:style-name="T54">)-&gt;</text:span><text:span text:style-name="T57">dir</text:span><text:span text:style-name="T54">));</text:span></text:p>
            <text:p text:style-name="P58"><text:span text:style-name="T59"><text:s text:c="8"/></text:span><text:span text:style-name="T56">libera</text:span><text:span text:style-name="T54">(*</text:span><text:span text:style-name="T56">p</text:span><text:span text:style-name="T54">);</text:span></text:p>
            <text:p text:style-name="P58"><text:span text:style-name="T54"><text:tab/></text:span><text:span text:style-name="T54"><text:tab/></text:span><text:span text:style-name="T54"><text:tab/></text:span><text:span text:style-name="T54">*</text:span><text:span text:style-name="T57">p</text:span><text:span text:style-name="T54"> = </text:span><text:span text:style-name="T150">NULL</text:span><text:span text:style-name="T54">;</text:span></text:p>
            <text:p text:style-name="P58"><text:span text:style-name="T55"><text:s text:c="4"/></text:span><text:span text:style-name="T54">}</text:span></text:p>
            <text:p text:style-name="P58"><text:span text:style-name="T54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91cm" svg:y2="16.984cm" draw:start-shape="id757" draw:start-glue-point="2" draw:end-shape="id758" draw:end-glue-point="0" svg:d="M11019 15510v736h-2428v738" svg:viewBox="0 0 2429 1475">
          <text:p/>
        </draw:connector>
        <draw:g xml:id="id766" draw:id="id766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57" draw:id="id757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59" draw:id="id759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759" draw:start-glue-point="2" draw:end-shape="id760" draw:end-glue-point="0" svg:d="M16167 15510v732h2248v733" svg:viewBox="0 0 2249 1466">
          <text:p/>
        </draw:connector>
        <draw:connector draw:style-name="gr14" draw:text-style-name="P25" draw:layer="layout" svg:x1="11.129cm" svg:y1="18.207cm" svg:x2="11.541cm" svg:y2="20.114cm" draw:start-shape="id761" draw:start-glue-point="2" draw:end-shape="id762" draw:end-glue-point="0" svg:d="M11129 18207v953h412v954" svg:viewBox="0 0 413 1908">
          <text:p/>
        </draw:connector>
        <draw:connector draw:style-name="gr14" draw:text-style-name="P25" draw:layer="layout" svg:x1="5.981cm" svg:y1="18.207cm" svg:x2="5.571cm" svg:y2="20.354cm" draw:start-shape="id763" draw:start-glue-point="2" draw:end-shape="id764" draw:end-glue-point="0" svg:d="M5981 18207v1073h-410v1074" svg:viewBox="0 0 411 2148">
          <text:p/>
        </draw:connector>
        <draw:connector draw:style-name="gr14" draw:text-style-name="P25" draw:layer="layout" svg:x1="20.953cm" svg:y1="18.198cm" svg:x2="21.511cm" svg:y2="20.351cm" draw:start-shape="id765" draw:start-glue-point="2" draw:end-shape="id766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767" draw:start-glue-point="2" draw:end-shape="id768" draw:end-glue-point="0" svg:d="M15805 18198v958h-364v958" svg:viewBox="0 0 365 1917">
          <text:p/>
        </draw:connector>
        <draw:g xml:id="id764" draw:id="id764">
          <draw:line draw:style-name="gr15" draw:text-style-name="P60" draw:layer="layout" svg:x1="4.92cm" svg:y1="20.354cm" svg:x2="6.222cm" svg:y2="20.354cm">
            <text:p/>
          </draw:line>
          <draw:line draw:style-name="gr15" draw:text-style-name="P60" draw:layer="layout" svg:x1="5.198cm" svg:y1="20.55cm" svg:x2="6.006cm" svg:y2="20.554cm">
            <text:p/>
          </draw:line>
          <draw:line draw:style-name="gr15" draw:text-style-name="P60" draw:layer="layout" svg:x1="5.409cm" svg:y1="20.754cm" svg:x2="5.906cm" svg:y2="20.754cm">
            <text:p/>
          </draw:line>
        </draw:g>
        <draw:custom-shape draw:style-name="gr51" draw:text-style-name="P39" xml:id="id771" draw:id="id771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6.643cm" svg:y="16.9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63" draw:id="id763" draw:layer="layout" svg:width="1.324cm" svg:height="1.223cm" svg:x="5.319cm" svg:y="16.9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61" draw:id="id761" draw:layer="layout" svg:width="1.324cm" svg:height="1.223cm" svg:x="10.467cm" svg:y="16.9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58" draw:id="id758" draw:layer="layout" svg:width="1.324cm" svg:height="1.223cm" svg:x="7.929cm" svg:y="16.9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9.229cm" svg:y="16.9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67" draw:id="id767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65" draw:id="id765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60" draw:id="id760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769" draw:id="id769" draw:layer="layout" svg:width="1.314cm" svg:height="1.223cm" svg:x="8.02cm" svg:y="12.9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9.334cm" svg:y1="13.598cm" svg:x2="11.689cm" svg:y2="12.814cm" draw:start-shape="id769" draw:start-glue-point="1" draw:end-shape="id770" draw:end-glue-point="3" svg:d="M9334 13598h1178v-784h1177" svg:viewBox="0 0 2356 785">
          <text:p/>
        </draw:connector>
        <draw:custom-shape draw:style-name="gr50" draw:text-style-name="P38" xml:id="id770" draw:id="id770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770" draw:start-glue-point="2" draw:end-shape="id771" draw:end-glue-point="0" svg:d="M13582 13426l47 861" svg:viewBox="0 0 48 862">
          <text:p/>
        </draw:connector>
        <draw:g xml:id="id768" draw:id="id768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draw:g xml:id="id762" draw:id="id762">
          <draw:line draw:style-name="gr15" draw:text-style-name="P60" draw:layer="layout" svg:x1="10.89cm" svg:y1="20.114cm" svg:x2="12.192cm" svg:y2="20.114cm">
            <text:p/>
          </draw:line>
          <draw:line draw:style-name="gr15" draw:text-style-name="P60" draw:layer="layout" svg:x1="11.168cm" svg:y1="20.31cm" svg:x2="11.976cm" svg:y2="20.314cm">
            <text:p/>
          </draw:line>
          <draw:line draw:style-name="gr15" draw:text-style-name="P60" draw:layer="layout" svg:x1="11.379cm" svg:y1="20.514cm" svg:x2="11.876cm" svg:y2="20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91cm" svg:y2="16.984cm" draw:start-shape="id772" draw:start-glue-point="2" draw:end-shape="id773" draw:end-glue-point="0" svg:d="M11019 15510v736h-2428v738" svg:viewBox="0 0 2429 1475">
          <text:p/>
        </draw:connector>
        <draw:g xml:id="id781" draw:id="id781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72" draw:id="id772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74" draw:id="id774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774" draw:start-glue-point="2" draw:end-shape="id775" draw:end-glue-point="0" svg:d="M16167 15510v732h2248v733" svg:viewBox="0 0 2249 1466">
          <text:p/>
        </draw:connector>
        <draw:connector draw:style-name="gr14" draw:text-style-name="P25" draw:layer="layout" svg:x1="11.129cm" svg:y1="18.207cm" svg:x2="11.541cm" svg:y2="20.114cm" draw:start-shape="id776" draw:start-glue-point="2" draw:end-shape="id777" draw:end-glue-point="0" svg:d="M11129 18207v953h412v954" svg:viewBox="0 0 413 1908">
          <text:p/>
        </draw:connector>
        <draw:connector draw:style-name="gr14" draw:text-style-name="P25" draw:layer="layout" svg:x1="5.981cm" svg:y1="18.207cm" svg:x2="5.571cm" svg:y2="20.354cm" draw:start-shape="id778" draw:start-glue-point="2" draw:end-shape="id779" draw:end-glue-point="0" svg:d="M5981 18207v1073h-410v1074" svg:viewBox="0 0 411 2148">
          <text:p/>
        </draw:connector>
        <draw:connector draw:style-name="gr14" draw:text-style-name="P25" draw:layer="layout" svg:x1="20.953cm" svg:y1="18.198cm" svg:x2="21.511cm" svg:y2="20.351cm" draw:start-shape="id780" draw:start-glue-point="2" draw:end-shape="id781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782" draw:start-glue-point="2" draw:end-shape="id783" draw:end-glue-point="0" svg:d="M15805 18198v958h-364v958" svg:viewBox="0 0 365 1917">
          <text:p/>
        </draw:connector>
        <draw:g xml:id="id779" draw:id="id779">
          <draw:line draw:style-name="gr15" draw:text-style-name="P60" draw:layer="layout" svg:x1="4.92cm" svg:y1="20.354cm" svg:x2="6.222cm" svg:y2="20.354cm">
            <text:p/>
          </draw:line>
          <draw:line draw:style-name="gr15" draw:text-style-name="P60" draw:layer="layout" svg:x1="5.198cm" svg:y1="20.55cm" svg:x2="6.006cm" svg:y2="20.554cm">
            <text:p/>
          </draw:line>
          <draw:line draw:style-name="gr15" draw:text-style-name="P60" draw:layer="layout" svg:x1="5.409cm" svg:y1="20.754cm" svg:x2="5.906cm" svg:y2="20.754cm">
            <text:p/>
          </draw:line>
        </draw:g>
        <draw:custom-shape draw:style-name="gr51" draw:text-style-name="P39" xml:id="id786" draw:id="id786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6.643cm" svg:y="16.9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78" draw:id="id778" draw:layer="layout" svg:width="1.324cm" svg:height="1.223cm" svg:x="5.319cm" svg:y="16.9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76" draw:id="id776" draw:layer="layout" svg:width="1.324cm" svg:height="1.223cm" svg:x="10.467cm" svg:y="16.9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73" draw:id="id773" draw:layer="layout" svg:width="1.324cm" svg:height="1.223cm" svg:x="7.929cm" svg:y="16.9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9.229cm" svg:y="16.9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82" draw:id="id782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80" draw:id="id780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75" draw:id="id775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784" draw:id="id784" draw:layer="layout" svg:width="1.314cm" svg:height="1.223cm" svg:x="8.02cm" svg:y="12.9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677cm" svg:y1="14.21cm" svg:x2="10.357cm" svg:y2="14.898cm" draw:start-shape="id784" draw:start-glue-point="2" draw:end-shape="id772" draw:end-glue-point="3" svg:d="M8677 14210v688h1680" svg:viewBox="0 0 1681 689">
          <text:p/>
        </draw:connector>
        <draw:custom-shape draw:style-name="gr50" draw:text-style-name="P38" xml:id="id785" draw:id="id785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785" draw:start-glue-point="2" draw:end-shape="id786" draw:end-glue-point="0" svg:d="M13582 13426l47 861" svg:viewBox="0 0 48 862">
          <text:p/>
        </draw:connector>
        <draw:g xml:id="id783" draw:id="id783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draw:g xml:id="id777" draw:id="id777">
          <draw:line draw:style-name="gr15" draw:text-style-name="P60" draw:layer="layout" svg:x1="10.89cm" svg:y1="20.114cm" svg:x2="12.192cm" svg:y2="20.114cm">
            <text:p/>
          </draw:line>
          <draw:line draw:style-name="gr15" draw:text-style-name="P60" draw:layer="layout" svg:x1="11.168cm" svg:y1="20.31cm" svg:x2="11.976cm" svg:y2="20.314cm">
            <text:p/>
          </draw:line>
          <draw:line draw:style-name="gr15" draw:text-style-name="P60" draw:layer="layout" svg:x1="11.379cm" svg:y1="20.514cm" svg:x2="11.876cm" svg:y2="20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2.004cm" svg:y="12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91cm" svg:y2="16.984cm" draw:start-shape="id787" draw:start-glue-point="2" draw:end-shape="id788" draw:end-glue-point="0" svg:d="M11019 15510v736h-2428v738" svg:viewBox="0 0 2429 1475">
          <text:p/>
        </draw:connector>
        <draw:g xml:id="id796" draw:id="id796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87" draw:id="id787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89" draw:id="id789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789" draw:start-glue-point="2" draw:end-shape="id790" draw:end-glue-point="0" svg:d="M16167 15510v732h2248v733" svg:viewBox="0 0 2249 1466">
          <text:p/>
        </draw:connector>
        <draw:connector draw:style-name="gr14" draw:text-style-name="P25" draw:layer="layout" svg:x1="11.129cm" svg:y1="18.207cm" svg:x2="11.541cm" svg:y2="20.114cm" draw:start-shape="id791" draw:start-glue-point="2" draw:end-shape="id792" draw:end-glue-point="0" svg:d="M11129 18207v953h412v954" svg:viewBox="0 0 413 1908">
          <text:p/>
        </draw:connector>
        <draw:connector draw:style-name="gr14" draw:text-style-name="P25" draw:layer="layout" svg:x1="5.981cm" svg:y1="18.207cm" svg:x2="5.571cm" svg:y2="20.354cm" draw:start-shape="id793" draw:start-glue-point="2" draw:end-shape="id794" draw:end-glue-point="0" svg:d="M5981 18207v1073h-410v1074" svg:viewBox="0 0 411 2148">
          <text:p/>
        </draw:connector>
        <draw:connector draw:style-name="gr14" draw:text-style-name="P25" draw:layer="layout" svg:x1="20.953cm" svg:y1="18.198cm" svg:x2="21.511cm" svg:y2="20.351cm" draw:start-shape="id795" draw:start-glue-point="2" draw:end-shape="id796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797" draw:start-glue-point="2" draw:end-shape="id798" draw:end-glue-point="0" svg:d="M15805 18198v958h-364v958" svg:viewBox="0 0 365 1917">
          <text:p/>
        </draw:connector>
        <draw:g xml:id="id794" draw:id="id794">
          <draw:line draw:style-name="gr15" draw:text-style-name="P60" draw:layer="layout" svg:x1="4.92cm" svg:y1="20.354cm" svg:x2="6.222cm" svg:y2="20.354cm">
            <text:p/>
          </draw:line>
          <draw:line draw:style-name="gr15" draw:text-style-name="P60" draw:layer="layout" svg:x1="5.198cm" svg:y1="20.55cm" svg:x2="6.006cm" svg:y2="20.554cm">
            <text:p/>
          </draw:line>
          <draw:line draw:style-name="gr15" draw:text-style-name="P60" draw:layer="layout" svg:x1="5.409cm" svg:y1="20.754cm" svg:x2="5.906cm" svg:y2="20.754cm">
            <text:p/>
          </draw:line>
        </draw:g>
        <draw:custom-shape draw:style-name="gr51" draw:text-style-name="P39" xml:id="id801" draw:id="id801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6.643cm" svg:y="16.9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93" draw:id="id793" draw:layer="layout" svg:width="1.324cm" svg:height="1.223cm" svg:x="5.319cm" svg:y="16.9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91" draw:id="id791" draw:layer="layout" svg:width="1.324cm" svg:height="1.223cm" svg:x="10.467cm" svg:y="16.9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88" draw:id="id788" draw:layer="layout" svg:width="1.324cm" svg:height="1.223cm" svg:x="7.929cm" svg:y="16.9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9.229cm" svg:y="16.9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97" draw:id="id797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795" draw:id="id795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790" draw:id="id790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799" draw:id="id799" draw:layer="layout" svg:width="1.314cm" svg:height="1.223cm" svg:x="3.02cm" svg:y="15.9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677cm" svg:y1="17.21cm" svg:x2="5.319cm" svg:y2="17.595cm" draw:start-shape="id799" draw:start-glue-point="2" draw:end-shape="id793" draw:end-glue-point="3" svg:d="M3677 17210v385h1642" svg:viewBox="0 0 1643 386">
          <text:p/>
        </draw:connector>
        <draw:custom-shape draw:style-name="gr50" draw:text-style-name="P38" xml:id="id800" draw:id="id800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800" draw:start-glue-point="2" draw:end-shape="id801" draw:end-glue-point="0" svg:d="M13582 13426l47 861" svg:viewBox="0 0 48 862">
          <text:p/>
        </draw:connector>
        <draw:g xml:id="id798" draw:id="id798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draw:g xml:id="id792" draw:id="id792">
          <draw:line draw:style-name="gr15" draw:text-style-name="P60" draw:layer="layout" svg:x1="10.89cm" svg:y1="20.114cm" svg:x2="12.192cm" svg:y2="20.114cm">
            <text:p/>
          </draw:line>
          <draw:line draw:style-name="gr15" draw:text-style-name="P60" draw:layer="layout" svg:x1="11.168cm" svg:y1="20.31cm" svg:x2="11.976cm" svg:y2="20.314cm">
            <text:p/>
          </draw:line>
          <draw:line draw:style-name="gr15" draw:text-style-name="P60" draw:layer="layout" svg:x1="11.379cm" svg:y1="20.514cm" svg:x2="11.876cm" svg:y2="20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9.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91cm" svg:y2="16.984cm" draw:start-shape="id802" draw:start-glue-point="2" draw:end-shape="id803" draw:end-glue-point="0" svg:d="M11019 15510v736h-2428v738" svg:viewBox="0 0 2429 1475">
          <text:p/>
        </draw:connector>
        <draw:g xml:id="id811" draw:id="id811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02" draw:id="id802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04" draw:id="id804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804" draw:start-glue-point="2" draw:end-shape="id805" draw:end-glue-point="0" svg:d="M16167 15510v732h2248v733" svg:viewBox="0 0 2249 1466">
          <text:p/>
        </draw:connector>
        <draw:connector draw:style-name="gr14" draw:text-style-name="P25" draw:layer="layout" svg:x1="11.129cm" svg:y1="18.207cm" svg:x2="11.541cm" svg:y2="20.114cm" draw:start-shape="id806" draw:start-glue-point="2" draw:end-shape="id807" draw:end-glue-point="0" svg:d="M11129 18207v953h412v954" svg:viewBox="0 0 413 1908">
          <text:p/>
        </draw:connector>
        <draw:connector draw:style-name="gr14" draw:text-style-name="P25" draw:layer="layout" svg:x1="5.981cm" svg:y1="18.207cm" svg:x2="5.571cm" svg:y2="20.354cm" draw:start-shape="id808" draw:start-glue-point="2" draw:end-shape="id809" draw:end-glue-point="0" svg:d="M5981 18207v1073h-410v1074" svg:viewBox="0 0 411 2148">
          <text:p/>
        </draw:connector>
        <draw:connector draw:style-name="gr14" draw:text-style-name="P25" draw:layer="layout" svg:x1="20.953cm" svg:y1="18.198cm" svg:x2="21.511cm" svg:y2="20.351cm" draw:start-shape="id810" draw:start-glue-point="2" draw:end-shape="id811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812" draw:start-glue-point="2" draw:end-shape="id813" draw:end-glue-point="0" svg:d="M15805 18198v958h-364v958" svg:viewBox="0 0 365 1917">
          <text:p/>
        </draw:connector>
        <draw:g xml:id="id809" draw:id="id809">
          <draw:line draw:style-name="gr15" draw:text-style-name="P60" draw:layer="layout" svg:x1="4.92cm" svg:y1="20.354cm" svg:x2="6.222cm" svg:y2="20.354cm">
            <text:p/>
          </draw:line>
          <draw:line draw:style-name="gr15" draw:text-style-name="P60" draw:layer="layout" svg:x1="5.198cm" svg:y1="20.55cm" svg:x2="6.006cm" svg:y2="20.554cm">
            <text:p/>
          </draw:line>
          <draw:line draw:style-name="gr15" draw:text-style-name="P60" draw:layer="layout" svg:x1="5.409cm" svg:y1="20.754cm" svg:x2="5.906cm" svg:y2="20.754cm">
            <text:p/>
          </draw:line>
        </draw:g>
        <draw:custom-shape draw:style-name="gr51" draw:text-style-name="P39" xml:id="id816" draw:id="id816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6.643cm" svg:y="16.9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08" draw:id="id808" draw:layer="layout" svg:width="1.324cm" svg:height="1.223cm" svg:x="5.319cm" svg:y="16.9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06" draw:id="id806" draw:layer="layout" svg:width="1.324cm" svg:height="1.223cm" svg:x="10.467cm" svg:y="16.9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803" draw:id="id803" draw:layer="layout" svg:width="1.324cm" svg:height="1.223cm" svg:x="7.929cm" svg:y="16.9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9.229cm" svg:y="16.9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12" draw:id="id812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10" draw:id="id810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805" draw:id="id805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814" draw:id="id814" draw:layer="layout" svg:width="1.314cm" svg:height="1.223cm" svg:x="8.02cm" svg:y="12.9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677cm" svg:y1="14.21cm" svg:x2="10.357cm" svg:y2="14.898cm" draw:start-shape="id814" draw:start-glue-point="2" draw:end-shape="id802" draw:end-glue-point="3" svg:d="M8677 14210v688h1680" svg:viewBox="0 0 1681 689">
          <text:p/>
        </draw:connector>
        <draw:custom-shape draw:style-name="gr50" draw:text-style-name="P38" xml:id="id815" draw:id="id815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815" draw:start-glue-point="2" draw:end-shape="id816" draw:end-glue-point="0" svg:d="M13582 13426l47 861" svg:viewBox="0 0 48 862">
          <text:p/>
        </draw:connector>
        <draw:g xml:id="id813" draw:id="id813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draw:g xml:id="id807" draw:id="id807">
          <draw:line draw:style-name="gr15" draw:text-style-name="P60" draw:layer="layout" svg:x1="10.89cm" svg:y1="20.114cm" svg:x2="12.192cm" svg:y2="20.114cm">
            <text:p/>
          </draw:line>
          <draw:line draw:style-name="gr15" draw:text-style-name="P60" draw:layer="layout" svg:x1="11.168cm" svg:y1="20.31cm" svg:x2="11.976cm" svg:y2="20.314cm">
            <text:p/>
          </draw:line>
          <draw:line draw:style-name="gr15" draw:text-style-name="P60" draw:layer="layout" svg:x1="11.379cm" svg:y1="20.514cm" svg:x2="11.876cm" svg:y2="20.514cm">
            <text:p/>
          </draw:line>
        </draw:g>
        <draw:custom-shape draw:style-name="gr59" draw:text-style-name="P20" draw:layer="layout" svg:width="1.757cm" svg:height="0.568cm" svg:x="3.504cm" svg:y="9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2.104cm" svg:y="12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91cm" svg:y2="16.984cm" draw:start-shape="id817" draw:start-glue-point="2" draw:end-shape="id818" draw:end-glue-point="0" svg:d="M11019 15510v736h-2428v738" svg:viewBox="0 0 2429 1475">
          <text:p/>
        </draw:connector>
        <draw:g xml:id="id826" draw:id="id826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17" draw:id="id817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19" draw:id="id819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819" draw:start-glue-point="2" draw:end-shape="id820" draw:end-glue-point="0" svg:d="M16167 15510v732h2248v733" svg:viewBox="0 0 2249 1466">
          <text:p/>
        </draw:connector>
        <draw:connector draw:style-name="gr14" draw:text-style-name="P25" draw:layer="layout" svg:x1="11.129cm" svg:y1="18.207cm" svg:x2="11.541cm" svg:y2="20.114cm" draw:start-shape="id821" draw:start-glue-point="2" draw:end-shape="id822" draw:end-glue-point="0" svg:d="M11129 18207v953h412v954" svg:viewBox="0 0 413 1908">
          <text:p/>
        </draw:connector>
        <draw:connector draw:style-name="gr14" draw:text-style-name="P25" draw:layer="layout" svg:x1="5.981cm" svg:y1="18.207cm" svg:x2="5.571cm" svg:y2="20.354cm" draw:start-shape="id823" draw:start-glue-point="2" draw:end-shape="id824" draw:end-glue-point="0" svg:d="M5981 18207v1073h-410v1074" svg:viewBox="0 0 411 2148">
          <text:p/>
        </draw:connector>
        <draw:connector draw:style-name="gr14" draw:text-style-name="P25" draw:layer="layout" svg:x1="20.953cm" svg:y1="18.198cm" svg:x2="21.511cm" svg:y2="20.351cm" draw:start-shape="id825" draw:start-glue-point="2" draw:end-shape="id826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827" draw:start-glue-point="2" draw:end-shape="id828" draw:end-glue-point="0" svg:d="M15805 18198v958h-364v958" svg:viewBox="0 0 365 1917">
          <text:p/>
        </draw:connector>
        <draw:g xml:id="id824" draw:id="id824">
          <draw:line draw:style-name="gr15" draw:text-style-name="P60" draw:layer="layout" svg:x1="4.92cm" svg:y1="20.354cm" svg:x2="6.222cm" svg:y2="20.354cm">
            <text:p/>
          </draw:line>
          <draw:line draw:style-name="gr15" draw:text-style-name="P60" draw:layer="layout" svg:x1="5.198cm" svg:y1="20.55cm" svg:x2="6.006cm" svg:y2="20.554cm">
            <text:p/>
          </draw:line>
          <draw:line draw:style-name="gr15" draw:text-style-name="P60" draw:layer="layout" svg:x1="5.409cm" svg:y1="20.754cm" svg:x2="5.906cm" svg:y2="20.754cm">
            <text:p/>
          </draw:line>
        </draw:g>
        <draw:custom-shape draw:style-name="gr51" draw:text-style-name="P39" xml:id="id831" draw:id="id831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6.643cm" svg:y="16.9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23" draw:id="id823" draw:layer="layout" svg:width="1.324cm" svg:height="1.223cm" svg:x="5.319cm" svg:y="16.984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21" draw:id="id821" draw:layer="layout" svg:width="1.324cm" svg:height="1.223cm" svg:x="10.467cm" svg:y="16.984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818" draw:id="id818" draw:layer="layout" svg:width="1.324cm" svg:height="1.223cm" svg:x="7.929cm" svg:y="16.984cm">
          <text:p text:style-name="P5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9.229cm" svg:y="16.984cm">
          <text:p text:style-name="P59">1,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27" draw:id="id827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25" draw:id="id825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820" draw:id="id820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829" draw:id="id829" draw:layer="layout" svg:width="1.314cm" svg:height="1.223cm" svg:x="12.62cm" svg:y="15.9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3.277cm" svg:y1="17.21cm" svg:x2="11.791cm" svg:y2="17.595cm" draw:start-shape="id829" draw:start-glue-point="2" draw:end-shape="id821" draw:end-glue-point="1" svg:d="M13277 17210v385h-1486" svg:viewBox="0 0 1487 386">
          <text:p/>
        </draw:connector>
        <draw:custom-shape draw:style-name="gr50" draw:text-style-name="P38" xml:id="id830" draw:id="id830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830" draw:start-glue-point="2" draw:end-shape="id831" draw:end-glue-point="0" svg:d="M13582 13426l47 861" svg:viewBox="0 0 48 862">
          <text:p/>
        </draw:connector>
        <draw:g xml:id="id828" draw:id="id828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draw:g xml:id="id822" draw:id="id822">
          <draw:line draw:style-name="gr15" draw:text-style-name="P60" draw:layer="layout" svg:x1="10.89cm" svg:y1="20.114cm" svg:x2="12.192cm" svg:y2="20.114cm">
            <text:p/>
          </draw:line>
          <draw:line draw:style-name="gr15" draw:text-style-name="P60" draw:layer="layout" svg:x1="11.168cm" svg:y1="20.31cm" svg:x2="11.976cm" svg:y2="20.314cm">
            <text:p/>
          </draw:line>
          <draw:line draw:style-name="gr15" draw:text-style-name="P60" draw:layer="layout" svg:x1="11.379cm" svg:y1="20.514cm" svg:x2="11.876cm" svg:y2="20.514cm">
            <text:p/>
          </draw:line>
        </draw:g>
        <draw:custom-shape draw:style-name="gr59" draw:text-style-name="P20" draw:layer="layout" svg:width="1.757cm" svg:height="0.568cm" svg:x="2.104cm" svg:y="12.4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10.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41cm" svg:y2="17.114cm" draw:start-shape="id832" draw:start-glue-point="2" svg:d="M11019 15510v1065h-2478v539" svg:viewBox="0 0 2479 1605">
          <text:p/>
        </draw:connector>
        <draw:g xml:id="id836" draw:id="id836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32" draw:id="id832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33" draw:id="id833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833" draw:start-glue-point="2" draw:end-shape="id834" draw:end-glue-point="0" svg:d="M16167 15510v732h2248v733" svg:viewBox="0 0 2249 1466">
          <text:p/>
        </draw:connector>
        <draw:connector draw:style-name="gr14" draw:text-style-name="P25" draw:layer="layout" svg:x1="20.953cm" svg:y1="18.198cm" svg:x2="21.511cm" svg:y2="20.351cm" draw:start-shape="id835" draw:start-glue-point="2" draw:end-shape="id836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837" draw:start-glue-point="2" draw:end-shape="id838" draw:end-glue-point="0" svg:d="M15805 18198v958h-364v958" svg:viewBox="0 0 365 1917">
          <text:p/>
        </draw:connector>
        <draw:custom-shape draw:style-name="gr51" draw:text-style-name="P39" xml:id="id841" draw:id="id841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37" draw:id="id837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35" draw:id="id835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834" draw:id="id834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839" draw:id="id839" draw:layer="layout" svg:width="1.314cm" svg:height="1.223cm" svg:x="8.02cm" svg:y="12.9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677cm" svg:y1="14.21cm" svg:x2="10.357cm" svg:y2="14.898cm" draw:start-shape="id839" draw:start-glue-point="2" draw:end-shape="id832" draw:end-glue-point="3" svg:d="M8677 14210v688h1680" svg:viewBox="0 0 1681 689">
          <text:p/>
        </draw:connector>
        <draw:custom-shape draw:style-name="gr50" draw:text-style-name="P38" xml:id="id840" draw:id="id840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840" draw:start-glue-point="2" draw:end-shape="id841" draw:end-glue-point="0" svg:d="M13582 13426l47 861" svg:viewBox="0 0 48 862">
          <text:p/>
        </draw:connector>
        <draw:g xml:id="id838" draw:id="id838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11.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41cm" svg:y2="17.114cm" draw:start-shape="id842" draw:start-glue-point="2" draw:end-shape="id843" draw:end-glue-point="0" svg:d="M11019 15510v802h-2478v802" svg:viewBox="0 0 2479 1605">
          <text:p/>
        </draw:connector>
        <draw:g xml:id="id847" draw:id="id847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42" draw:id="id842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44" draw:id="id844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844" draw:start-glue-point="2" draw:end-shape="id845" draw:end-glue-point="0" svg:d="M16167 15510v732h2248v733" svg:viewBox="0 0 2249 1466">
          <text:p/>
        </draw:connector>
        <draw:connector draw:style-name="gr14" draw:text-style-name="P25" draw:layer="layout" svg:x1="20.953cm" svg:y1="18.198cm" svg:x2="21.511cm" svg:y2="20.351cm" draw:start-shape="id846" draw:start-glue-point="2" draw:end-shape="id847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848" draw:start-glue-point="2" draw:end-shape="id849" draw:end-glue-point="0" svg:d="M15805 18198v958h-364v958" svg:viewBox="0 0 365 1917">
          <text:p/>
        </draw:connector>
        <draw:custom-shape draw:style-name="gr51" draw:text-style-name="P39" xml:id="id852" draw:id="id852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48" draw:id="id848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46" draw:id="id846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845" draw:id="id845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850" draw:id="id850" draw:layer="layout" svg:width="1.314cm" svg:height="1.223cm" svg:x="8.02cm" svg:y="12.9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8.677cm" svg:y1="14.21cm" svg:x2="10.357cm" svg:y2="14.898cm" draw:start-shape="id850" draw:start-glue-point="2" draw:end-shape="id842" draw:end-glue-point="3" svg:d="M8677 14210v688h1680" svg:viewBox="0 0 1681 689">
          <text:p/>
        </draw:connector>
        <draw:custom-shape draw:style-name="gr50" draw:text-style-name="P38" xml:id="id851" draw:id="id851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851" draw:start-glue-point="2" draw:end-shape="id852" draw:end-glue-point="0" svg:d="M13582 13426l47 861" svg:viewBox="0 0 48 862">
          <text:p/>
        </draw:connector>
        <draw:g xml:id="id849" draw:id="id849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draw:g xml:id="id843" draw:id="id843">
          <draw:line draw:style-name="gr15" draw:text-style-name="P60" draw:layer="layout" svg:x1="7.89cm" svg:y1="17.114cm" svg:x2="9.192cm" svg:y2="17.114cm">
            <text:p/>
          </draw:line>
          <draw:line draw:style-name="gr15" draw:text-style-name="P60" draw:layer="layout" svg:x1="8.168cm" svg:y1="17.31cm" svg:x2="8.976cm" svg:y2="17.314cm">
            <text:p/>
          </draw:line>
          <draw:line draw:style-name="gr15" draw:text-style-name="P60" draw:layer="layout" svg:x1="8.379cm" svg:y1="17.514cm" svg:x2="8.876cm" svg:y2="17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9.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41cm" svg:y2="17.114cm" draw:start-shape="id853" draw:start-glue-point="2" draw:end-shape="id854" draw:end-glue-point="0" svg:d="M11019 15510v802h-2478v802" svg:viewBox="0 0 2479 1605">
          <text:p/>
        </draw:connector>
        <draw:g xml:id="id858" draw:id="id858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53" draw:id="id853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55" draw:id="id855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855" draw:start-glue-point="2" draw:end-shape="id856" draw:end-glue-point="0" svg:d="M16167 15510v732h2248v733" svg:viewBox="0 0 2249 1466">
          <text:p/>
        </draw:connector>
        <draw:connector draw:style-name="gr14" draw:text-style-name="P25" draw:layer="layout" svg:x1="20.953cm" svg:y1="18.198cm" svg:x2="21.511cm" svg:y2="20.351cm" draw:start-shape="id857" draw:start-glue-point="2" draw:end-shape="id858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859" draw:start-glue-point="2" draw:end-shape="id860" draw:end-glue-point="0" svg:d="M15805 18198v958h-364v958" svg:viewBox="0 0 365 1917">
          <text:p/>
        </draw:connector>
        <draw:custom-shape draw:style-name="gr51" draw:text-style-name="P39" xml:id="id863" draw:id="id863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59" draw:id="id859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57" draw:id="id857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856" draw:id="id856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861" draw:id="id861" draw:layer="layout" svg:width="1.314cm" svg:height="1.223cm" svg:x="8.02cm" svg:y="12.987cm">
          <text:p text:style-name="P59">p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9.334cm" svg:y1="13.598cm" svg:x2="11.689cm" svg:y2="12.814cm" draw:start-shape="id861" draw:start-glue-point="1" draw:end-shape="id862" draw:end-glue-point="3" svg:d="M9334 13598h1178v-784h1177" svg:viewBox="0 0 2356 785">
          <text:p/>
        </draw:connector>
        <draw:custom-shape draw:style-name="gr50" draw:text-style-name="P38" xml:id="id862" draw:id="id862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862" draw:start-glue-point="2" draw:end-shape="id863" draw:end-glue-point="0" svg:d="M13582 13426l47 861" svg:viewBox="0 0 48 862">
          <text:p/>
        </draw:connector>
        <draw:g xml:id="id860" draw:id="id860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draw:g xml:id="id854" draw:id="id854">
          <draw:line draw:style-name="gr15" draw:text-style-name="P60" draw:layer="layout" svg:x1="7.89cm" svg:y1="17.114cm" svg:x2="9.192cm" svg:y2="17.114cm">
            <text:p/>
          </draw:line>
          <draw:line draw:style-name="gr15" draw:text-style-name="P60" draw:layer="layout" svg:x1="8.168cm" svg:y1="17.31cm" svg:x2="8.976cm" svg:y2="17.314cm">
            <text:p/>
          </draw:line>
          <draw:line draw:style-name="gr15" draw:text-style-name="P60" draw:layer="layout" svg:x1="8.379cm" svg:y1="17.514cm" svg:x2="8.876cm" svg:y2="17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41cm" svg:y2="17.114cm" draw:start-shape="id864" draw:start-glue-point="2" draw:end-shape="id865" draw:end-glue-point="0" svg:d="M11019 15510v802h-2478v802" svg:viewBox="0 0 2479 1605">
          <text:p/>
        </draw:connector>
        <draw:g xml:id="id869" draw:id="id869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64" draw:id="id864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66" draw:id="id866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866" draw:start-glue-point="2" draw:end-shape="id867" draw:end-glue-point="0" svg:d="M16167 15510v732h2248v733" svg:viewBox="0 0 2249 1466">
          <text:p/>
        </draw:connector>
        <draw:connector draw:style-name="gr14" draw:text-style-name="P25" draw:layer="layout" svg:x1="20.953cm" svg:y1="18.198cm" svg:x2="21.511cm" svg:y2="20.351cm" draw:start-shape="id868" draw:start-glue-point="2" draw:end-shape="id869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870" draw:start-glue-point="2" draw:end-shape="id871" draw:end-glue-point="0" svg:d="M15805 18198v958h-364v958" svg:viewBox="0 0 365 1917">
          <text:p/>
        </draw:connector>
        <draw:custom-shape draw:style-name="gr51" draw:text-style-name="P39" xml:id="id874" draw:id="id874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70" draw:id="id870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68" draw:id="id868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867" draw:id="id867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872" draw:id="id872" draw:layer="layout" svg:width="1.314cm" svg:height="1.223cm" svg:x="20.02cm" svg:y="11.987cm">
          <text:p text:style-name="P59">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svg:x1="20.677cm" svg:y1="13.21cm" svg:x2="16.829cm" svg:y2="14.898cm" draw:start-shape="id872" draw:start-glue-point="2" draw:end-shape="id866" draw:end-glue-point="1" svg:d="M20677 13210v1688h-3848" svg:viewBox="0 0 3849 1689">
          <text:p/>
        </draw:connector>
        <draw:custom-shape draw:style-name="gr50" draw:text-style-name="P38" xml:id="id873" draw:id="id873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873" draw:start-glue-point="2" draw:end-shape="id874" draw:end-glue-point="0" svg:d="M13582 13426l47 861" svg:viewBox="0 0 48 862">
          <text:p/>
        </draw:connector>
        <draw:g xml:id="id871" draw:id="id871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draw:g xml:id="id865" draw:id="id865">
          <draw:line draw:style-name="gr15" draw:text-style-name="P60" draw:layer="layout" svg:x1="7.89cm" svg:y1="17.114cm" svg:x2="9.192cm" svg:y2="17.114cm">
            <text:p/>
          </draw:line>
          <draw:line draw:style-name="gr15" draw:text-style-name="P60" draw:layer="layout" svg:x1="8.168cm" svg:y1="17.31cm" svg:x2="8.976cm" svg:y2="17.314cm">
            <text:p/>
          </draw:line>
          <draw:line draw:style-name="gr15" draw:text-style-name="P60" draw:layer="layout" svg:x1="8.379cm" svg:y1="17.514cm" svg:x2="8.876cm" svg:y2="17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2.104cm" svg:y="12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41cm" svg:y2="17.114cm" draw:start-shape="id875" draw:start-glue-point="2" draw:end-shape="id876" draw:end-glue-point="0" svg:d="M11019 15510v802h-2478v802" svg:viewBox="0 0 2479 1605">
          <text:p/>
        </draw:connector>
        <draw:g xml:id="id880" draw:id="id880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75" draw:id="id875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77" draw:id="id877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877" draw:start-glue-point="2" draw:end-shape="id878" draw:end-glue-point="0" svg:d="M16167 15510v732h2248v733" svg:viewBox="0 0 2249 1466">
          <text:p/>
        </draw:connector>
        <draw:connector draw:style-name="gr14" draw:text-style-name="P25" draw:layer="layout" svg:x1="20.953cm" svg:y1="18.198cm" svg:x2="21.511cm" svg:y2="20.351cm" draw:start-shape="id879" draw:start-glue-point="2" draw:end-shape="id880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881" draw:start-glue-point="2" draw:end-shape="id882" draw:end-glue-point="0" svg:d="M15805 18198v958h-364v958" svg:viewBox="0 0 365 1917">
          <text:p/>
        </draw:connector>
        <draw:custom-shape draw:style-name="gr51" draw:text-style-name="P39" xml:id="id885" draw:id="id885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81" draw:id="id881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79" draw:id="id879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878" draw:id="id878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883" draw:id="id883" draw:layer="layout" svg:width="1.314cm" svg:height="1.223cm" svg:x="12.02cm" svg:y="15.987cm">
          <text:p text:style-name="P59">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svg:x1="12.677cm" svg:y1="17.21cm" svg:x2="15.143cm" svg:y2="17.586cm" draw:start-shape="id883" draw:start-glue-point="2" draw:end-shape="id881" draw:end-glue-point="3" svg:d="M12677 17210v525h1562v-149h904" svg:viewBox="0 0 2467 526">
          <text:p/>
        </draw:connector>
        <draw:custom-shape draw:style-name="gr50" draw:text-style-name="P38" xml:id="id884" draw:id="id884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884" draw:start-glue-point="2" draw:end-shape="id885" draw:end-glue-point="0" svg:d="M13582 13426l47 861" svg:viewBox="0 0 48 862">
          <text:p/>
        </draw:connector>
        <draw:g xml:id="id882" draw:id="id882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draw:g xml:id="id876" draw:id="id876">
          <draw:line draw:style-name="gr15" draw:text-style-name="P60" draw:layer="layout" svg:x1="7.89cm" svg:y1="17.114cm" svg:x2="9.192cm" svg:y2="17.114cm">
            <text:p/>
          </draw:line>
          <draw:line draw:style-name="gr15" draw:text-style-name="P60" draw:layer="layout" svg:x1="8.168cm" svg:y1="17.31cm" svg:x2="8.976cm" svg:y2="17.314cm">
            <text:p/>
          </draw:line>
          <draw:line draw:style-name="gr15" draw:text-style-name="P60" draw:layer="layout" svg:x1="8.379cm" svg:y1="17.514cm" svg:x2="8.876cm" svg:y2="17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9.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41cm" svg:y2="17.114cm" draw:start-shape="id886" draw:start-glue-point="2" draw:end-shape="id887" draw:end-glue-point="0" svg:d="M11019 15510v802h-2478v802" svg:viewBox="0 0 2479 1605">
          <text:p/>
        </draw:connector>
        <draw:g xml:id="id891" draw:id="id891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86" draw:id="id886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88" draw:id="id888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888" draw:start-glue-point="2" draw:end-shape="id889" draw:end-glue-point="0" svg:d="M16167 15510v732h2248v733" svg:viewBox="0 0 2249 1466">
          <text:p/>
        </draw:connector>
        <draw:connector draw:style-name="gr14" draw:text-style-name="P25" draw:layer="layout" svg:x1="20.953cm" svg:y1="18.198cm" svg:x2="21.511cm" svg:y2="20.351cm" draw:start-shape="id890" draw:start-glue-point="2" draw:end-shape="id891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892" draw:start-glue-point="2" draw:end-shape="id893" draw:end-glue-point="0" svg:d="M15805 18198v958h-364v958" svg:viewBox="0 0 365 1917">
          <text:p/>
        </draw:connector>
        <draw:custom-shape draw:style-name="gr51" draw:text-style-name="P39" xml:id="id896" draw:id="id896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92" draw:id="id892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90" draw:id="id890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889" draw:id="id889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894" draw:id="id894" draw:layer="layout" svg:width="1.314cm" svg:height="1.223cm" svg:x="20.02cm" svg:y="11.987cm">
          <text:p text:style-name="P59">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svg:x1="20.677cm" svg:y1="13.21cm" svg:x2="16.829cm" svg:y2="14.898cm" draw:start-shape="id894" draw:start-glue-point="2" draw:end-shape="id888" draw:end-glue-point="1" svg:d="M20677 13210v1688h-3848" svg:viewBox="0 0 3849 1689">
          <text:p/>
        </draw:connector>
        <draw:custom-shape draw:style-name="gr50" draw:text-style-name="P38" xml:id="id895" draw:id="id895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895" draw:start-glue-point="2" draw:end-shape="id896" draw:end-glue-point="0" svg:d="M13582 13426l47 861" svg:viewBox="0 0 48 862">
          <text:p/>
        </draw:connector>
        <draw:g xml:id="id893" draw:id="id893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draw:g xml:id="id887" draw:id="id887">
          <draw:line draw:style-name="gr15" draw:text-style-name="P60" draw:layer="layout" svg:x1="7.89cm" svg:y1="17.114cm" svg:x2="9.192cm" svg:y2="17.114cm">
            <text:p/>
          </draw:line>
          <draw:line draw:style-name="gr15" draw:text-style-name="P60" draw:layer="layout" svg:x1="8.168cm" svg:y1="17.31cm" svg:x2="8.976cm" svg:y2="17.314cm">
            <text:p/>
          </draw:line>
          <draw:line draw:style-name="gr15" draw:text-style-name="P60" draw:layer="layout" svg:x1="8.379cm" svg:y1="17.514cm" svg:x2="8.876cm" svg:y2="17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1.904cm" svg:y="12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41cm" svg:y2="17.114cm" draw:start-shape="id897" draw:start-glue-point="2" draw:end-shape="id898" draw:end-glue-point="0" svg:d="M11019 15510v802h-2478v802" svg:viewBox="0 0 2479 1605">
          <text:p/>
        </draw:connector>
        <draw:g xml:id="id902" draw:id="id902">
          <draw:line draw:style-name="gr15" draw:text-style-name="P60" draw:layer="layout" svg:x1="20.86cm" svg:y1="20.351cm" svg:x2="22.162cm" svg:y2="20.351cm">
            <text:p/>
          </draw:line>
          <draw:line draw:style-name="gr15" draw:text-style-name="P60" draw:layer="layout" svg:x1="21.138cm" svg:y1="20.547cm" svg:x2="21.946cm" svg:y2="20.551cm">
            <text:p/>
          </draw:line>
          <draw:line draw:style-name="gr15" draw:text-style-name="P60" draw:layer="layout" svg:x1="21.349cm" svg:y1="20.751cm" svg:x2="21.846cm" svg:y2="20.751cm">
            <text:p/>
          </draw:line>
        </draw:g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97" draw:id="id897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899" draw:id="id899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899" draw:start-glue-point="2" draw:end-shape="id900" draw:end-glue-point="0" svg:d="M16167 15510v732h2248v733" svg:viewBox="0 0 2249 1466">
          <text:p/>
        </draw:connector>
        <draw:connector draw:style-name="gr14" draw:text-style-name="P25" draw:layer="layout" svg:x1="20.953cm" svg:y1="18.198cm" svg:x2="21.511cm" svg:y2="20.351cm" draw:start-shape="id901" draw:start-glue-point="2" draw:end-shape="id902" draw:end-glue-point="0" svg:d="M20953 18198v1076h558v1077" svg:viewBox="0 0 559 2154">
          <text:p/>
        </draw:connector>
        <draw:connector draw:style-name="gr14" draw:text-style-name="P25" draw:layer="layout" svg:x1="15.805cm" svg:y1="18.198cm" svg:x2="15.441cm" svg:y2="20.114cm" draw:start-shape="id903" draw:start-glue-point="2" draw:end-shape="id904" draw:end-glue-point="0" svg:d="M15805 18198v958h-364v958" svg:viewBox="0 0 365 1917">
          <text:p/>
        </draw:connector>
        <draw:custom-shape draw:style-name="gr51" draw:text-style-name="P39" xml:id="id907" draw:id="id907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6.467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903" draw:id="id903" draw:layer="layout" svg:width="1.324cm" svg:height="1.223cm" svg:x="15.143cm" svg:y="16.975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901" draw:id="id901" draw:layer="layout" svg:width="1.324cm" svg:height="1.223cm" svg:x="20.291cm" svg:y="16.975cm">
          <text:p text:style-name="P59">dir</text:p>
          <draw:enhanced-geometry svg:viewBox="0 0 21600 21600" draw:type="rectangle" draw:enhanced-path="M 0 0 L 21600 0 21600 21600 0 21600 0 0 Z N"/>
        </draw:custom-shape>
        <draw:custom-shape draw:style-name="gr51" draw:text-style-name="P39" xml:id="id900" draw:id="id900" draw:layer="layout" svg:width="1.324cm" svg:height="1.223cm" svg:x="17.753cm" svg:y="16.975cm">
          <text:p text:style-name="P59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9.053cm" svg:y="16.975cm">
          <text:p text:style-name="P59">14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905" draw:id="id905" draw:layer="layout" svg:width="1.314cm" svg:height="1.223cm" svg:x="20.02cm" svg:y="11.987cm">
          <text:p text:style-name="P59">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svg:x1="20.677cm" svg:y1="13.21cm" svg:x2="20.953cm" svg:y2="16.975cm" draw:start-shape="id905" draw:start-glue-point="2" draw:end-shape="id901" draw:end-glue-point="0" svg:d="M20677 13210v1882h276v1883" svg:viewBox="0 0 277 3766">
          <text:p/>
        </draw:connector>
        <draw:custom-shape draw:style-name="gr50" draw:text-style-name="P38" xml:id="id906" draw:id="id906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906" draw:start-glue-point="2" draw:end-shape="id907" draw:end-glue-point="0" svg:d="M13582 13426l47 861" svg:viewBox="0 0 48 862">
          <text:p/>
        </draw:connector>
        <draw:g xml:id="id904" draw:id="id904">
          <draw:line draw:style-name="gr15" draw:text-style-name="P60" draw:layer="layout" svg:x1="14.79cm" svg:y1="20.114cm" svg:x2="16.092cm" svg:y2="20.114cm">
            <text:p/>
          </draw:line>
          <draw:line draw:style-name="gr15" draw:text-style-name="P60" draw:layer="layout" svg:x1="15.068cm" svg:y1="20.31cm" svg:x2="15.876cm" svg:y2="20.314cm">
            <text:p/>
          </draw:line>
          <draw:line draw:style-name="gr15" draw:text-style-name="P60" draw:layer="layout" svg:x1="15.279cm" svg:y1="20.514cm" svg:x2="15.776cm" svg:y2="20.514cm">
            <text:p/>
          </draw:line>
        </draw:g>
        <draw:g xml:id="id898" draw:id="id898">
          <draw:line draw:style-name="gr15" draw:text-style-name="P60" draw:layer="layout" svg:x1="7.89cm" svg:y1="17.114cm" svg:x2="9.192cm" svg:y2="17.114cm">
            <text:p/>
          </draw:line>
          <draw:line draw:style-name="gr15" draw:text-style-name="P60" draw:layer="layout" svg:x1="8.168cm" svg:y1="17.31cm" svg:x2="8.976cm" svg:y2="17.314cm">
            <text:p/>
          </draw:line>
          <draw:line draw:style-name="gr15" draw:text-style-name="P60" draw:layer="layout" svg:x1="8.379cm" svg:y1="17.514cm" svg:x2="8.876cm" svg:y2="17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10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41cm" svg:y2="17.114cm" draw:start-shape="id908" draw:start-glue-point="2" draw:end-shape="id909" draw:end-glue-point="0" svg:d="M11019 15510v802h-2478v802" svg:viewBox="0 0 2479 1605">
          <text:p/>
        </draw:connector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908" draw:id="id908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910" draw:id="id910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415cm" svg:y2="16.975cm" draw:start-shape="id910" draw:start-glue-point="2" svg:d="M16167 15510v995h2248v470" svg:viewBox="0 0 2249 1466">
          <text:p/>
        </draw:connector>
        <draw:custom-shape draw:style-name="gr51" draw:text-style-name="P39" xml:id="id913" draw:id="id913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911" draw:id="id911" draw:layer="layout" svg:width="1.314cm" svg:height="1.223cm" svg:x="20.02cm" svg:y="11.987cm">
          <text:p text:style-name="P59">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svg:x1="20.677cm" svg:y1="13.21cm" svg:x2="16.829cm" svg:y2="14.898cm" draw:start-shape="id911" draw:start-glue-point="2" draw:end-shape="id910" draw:end-glue-point="1" svg:d="M20677 13210v1688h-3848" svg:viewBox="0 0 3849 1689">
          <text:p/>
        </draw:connector>
        <draw:custom-shape draw:style-name="gr50" draw:text-style-name="P38" xml:id="id912" draw:id="id912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912" draw:start-glue-point="2" draw:end-shape="id913" draw:end-glue-point="0" svg:d="M13582 13426l47 861" svg:viewBox="0 0 48 862">
          <text:p/>
        </draw:connector>
        <draw:g xml:id="id909" draw:id="id909">
          <draw:line draw:style-name="gr15" draw:text-style-name="P60" draw:layer="layout" svg:x1="7.89cm" svg:y1="17.114cm" svg:x2="9.192cm" svg:y2="17.114cm">
            <text:p/>
          </draw:line>
          <draw:line draw:style-name="gr15" draw:text-style-name="P60" draw:layer="layout" svg:x1="8.168cm" svg:y1="17.31cm" svg:x2="8.976cm" svg:y2="17.314cm">
            <text:p/>
          </draw:line>
          <draw:line draw:style-name="gr15" draw:text-style-name="P60" draw:layer="layout" svg:x1="8.379cm" svg:y1="17.514cm" svg:x2="8.876cm" svg:y2="17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11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5" draw:layer="layout" svg:x1="11.019cm" svg:y1="15.51cm" svg:x2="8.541cm" svg:y2="17.114cm" draw:start-shape="id914" draw:start-glue-point="2" draw:end-shape="id915" draw:end-glue-point="0" svg:d="M11019 15510v802h-2478v802" svg:viewBox="0 0 2479 1605">
          <text:p/>
        </draw:connector>
        <draw:custom-shape draw:style-name="gr51" draw:text-style-name="P39" draw:layer="layout" svg:width="1.324cm" svg:height="1.223cm" svg:x="11.681cm" svg:y="14.287cm">
          <text:p text:style-name="P59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914" draw:id="id914" draw:layer="layout" svg:width="1.324cm" svg:height="1.223cm" svg:x="10.357cm" svg:y="14.287cm">
          <text:p text:style-name="P59">es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xml:id="id916" draw:id="id916" draw:layer="layout" svg:width="1.324cm" svg:height="1.223cm" svg:x="15.505cm" svg:y="14.287cm">
          <text:p text:style-name="P59">dir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16.167cm" svg:y1="15.51cm" svg:x2="18.541cm" svg:y2="17.114cm" draw:start-shape="id916" draw:start-glue-point="2" draw:end-shape="id917" draw:end-glue-point="0" svg:d="M16167 15510v802h2374v802" svg:viewBox="0 0 2375 1605">
          <text:p/>
        </draw:connector>
        <draw:custom-shape draw:style-name="gr51" draw:text-style-name="P39" xml:id="id920" draw:id="id920" draw:layer="layout" svg:width="1.324cm" svg:height="1.223cm" svg:x="12.967cm" svg:y="14.287cm">
          <text:p text:style-name="P5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draw:layer="layout" svg:width="1.324cm" svg:height="1.223cm" svg:x="14.267cm" svg:y="14.287cm">
          <text:p text:style-name="P59">5,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918" draw:id="id918" draw:layer="layout" svg:width="1.314cm" svg:height="1.223cm" svg:x="20.02cm" svg:y="11.987cm">
          <text:p text:style-name="P59">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svg:x1="20.677cm" svg:y1="13.21cm" svg:x2="16.829cm" svg:y2="14.898cm" draw:start-shape="id918" draw:start-glue-point="2" draw:end-shape="id916" draw:end-glue-point="1" svg:d="M20677 13210v1688h-3848" svg:viewBox="0 0 3849 1689">
          <text:p/>
        </draw:connector>
        <draw:custom-shape draw:style-name="gr50" draw:text-style-name="P38" xml:id="id919" draw:id="id919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919" draw:start-glue-point="2" draw:end-shape="id920" draw:end-glue-point="0" svg:d="M13582 13426l47 861" svg:viewBox="0 0 48 862">
          <text:p/>
        </draw:connector>
        <draw:g xml:id="id915" draw:id="id915">
          <draw:line draw:style-name="gr15" draw:text-style-name="P60" draw:layer="layout" svg:x1="7.89cm" svg:y1="17.114cm" svg:x2="9.192cm" svg:y2="17.114cm">
            <text:p/>
          </draw:line>
          <draw:line draw:style-name="gr15" draw:text-style-name="P60" draw:layer="layout" svg:x1="8.168cm" svg:y1="17.31cm" svg:x2="8.976cm" svg:y2="17.314cm">
            <text:p/>
          </draw:line>
          <draw:line draw:style-name="gr15" draw:text-style-name="P60" draw:layer="layout" svg:x1="8.379cm" svg:y1="17.514cm" svg:x2="8.876cm" svg:y2="17.514cm">
            <text:p/>
          </draw:line>
        </draw:g>
        <draw:g xml:id="id917" draw:id="id917">
          <draw:line draw:style-name="gr15" draw:text-style-name="P60" draw:layer="layout" svg:x1="17.89cm" svg:y1="17.114cm" svg:x2="19.192cm" svg:y2="17.114cm">
            <text:p/>
          </draw:line>
          <draw:line draw:style-name="gr15" draw:text-style-name="P60" draw:layer="layout" svg:x1="18.168cm" svg:y1="17.31cm" svg:x2="18.976cm" svg:y2="17.314cm">
            <text:p/>
          </draw:line>
          <draw:line draw:style-name="gr15" draw:text-style-name="P60" draw:layer="layout" svg:x1="18.379cm" svg:y1="17.514cm" svg:x2="18.876cm" svg:y2="17.5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10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38" xml:id="id921" draw:id="id921" draw:layer="layout" svg:width="1.314cm" svg:height="1.223cm" svg:x="20.02cm" svg:y="11.987cm">
          <text:p text:style-name="P59">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svg:x1="20.677cm" svg:y1="13.21cm" svg:x2="15.475cm" svg:y2="12.814cm" draw:start-shape="id921" draw:start-glue-point="2" draw:end-shape="id922" draw:end-glue-point="1" svg:d="M20677 13210v525h-2929v-921h-2273" svg:viewBox="0 0 5203 922">
          <text:p/>
        </draw:connector>
        <draw:custom-shape draw:style-name="gr50" draw:text-style-name="P38" xml:id="id922" draw:id="id922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29cm" svg:y2="14.287cm" draw:start-shape="id922" draw:start-glue-point="2" svg:d="M13582 13426l47 861" svg:viewBox="0 0 48 862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cluindo Toda a Árvore</text:p>
          </draw:text-box>
        </draw:frame>
        <draw:frame draw:style-name="gr6" draw:text-style-name="P52" draw:layer="layout" svg:width="26.342cm" svg:height="13.282cm" svg:x="1.824cm" svg:y="5.191cm">
          <draw:text-box>
            <text:p text:style-name="P63"><text:span text:style-name="T104">void</text:span><text:span text:style-name="T138"> </text:span><text:span text:style-name="T114">limparArvoreBin</text:span><text:span text:style-name="T104">(struct</text:span><text:span text:style-name="T138"> </text:span><text:span text:style-name="T114">coord</text:span><text:span text:style-name="T138"> </text:span><text:span text:style-name="T104">**</text:span><text:span text:style-name="T138"> </text:span><text:span text:style-name="T114">p</text:span><text:span text:style-name="T104">)</text:span></text:p>
            <text:p text:style-name="P63"><text:span text:style-name="T104">{</text:span></text:p>
            <text:p text:style-name="P63"><text:span text:style-name="T111"><text:s text:c="4"/></text:span><text:span text:style-name="T104">if</text:span><text:span text:style-name="T111"> </text:span><text:span text:style-name="T104">(*</text:span><text:span text:style-name="T112">p</text:span><text:span text:style-name="T104">)</text:span></text:p>
            <text:p text:style-name="P63"><text:span text:style-name="T87"><text:s text:c="4"/></text:span><text:span text:style-name="T104">{</text:span></text:p>
            <text:p text:style-name="P63"><text:span text:style-name="T111"><text:s text:c="8"/></text:span><text:span text:style-name="T112">limparArvoreBin</text:span><text:span text:style-name="T111">(</text:span><text:span text:style-name="T104">&amp;((*</text:span><text:span text:style-name="T112">p</text:span><text:span text:style-name="T104">)-&gt;</text:span><text:span text:style-name="T114">esq</text:span><text:span text:style-name="T87">)</text:span><text:span text:style-name="T104">)</text:span><text:span text:style-name="T104">;</text:span></text:p>
            <text:p text:style-name="P63"><text:span text:style-name="T138"><text:s text:c="8"/></text:span><text:span text:style-name="T114">limparArvoreBin</text:span><text:span text:style-name="T138">(</text:span><text:span text:style-name="T104">&amp;((*</text:span><text:span text:style-name="T114">p</text:span><text:span text:style-name="T104">)-&gt;</text:span><text:span text:style-name="T114">dir</text:span><text:span text:style-name="T104">));</text:span></text:p>
            <text:p text:style-name="P63"><text:span text:style-name="T87"><text:s text:c="8"/></text:span><text:span text:style-name="T112">libera</text:span><text:span text:style-name="T104">(*</text:span><text:span text:style-name="T112">p</text:span><text:span text:style-name="T104">);</text:span></text:p>
            <text:p text:style-name="P63"><text:span text:style-name="T104"><text:tab/></text:span><text:span text:style-name="T104"><text:tab/></text:span><text:span text:style-name="T104"><text:tab/></text:span><text:span text:style-name="T104">*</text:span><text:span text:style-name="T114">p</text:span><text:span text:style-name="T104"> = </text:span><text:span text:style-name="T115">NULL</text:span><text:span text:style-name="T104">;</text:span></text:p>
            <text:p text:style-name="P63"><text:span text:style-name="T111"><text:s text:c="4"/></text:span><text:span text:style-name="T104">}</text:span></text:p>
            <text:p text:style-name="P63"><text:span text:style-name="T104">}</text:span></text:p>
          </draw:text-box>
        </draw:frame>
        <draw:frame draw:style-name="gr8" draw:text-style-name="P76" draw:layer="layout" svg:width="21.457cm" svg:height="1.126cm" svg:x="1.922cm" svg:y="3.557cm">
          <draw:text-box>
            <text:p text:style-name="P75"><text:span text:style-name="T112">limparArvoreBin</text:span><text:span text:style-name="T104">(&amp;</text:span><text:span text:style-name="T112">phead</text:span><text:span text:style-name="T104">)</text:span></text:p>
          </draw:text-box>
        </draw:frame>
        <draw:custom-shape draw:style-name="gr59" draw:text-style-name="P20" draw:layer="layout" svg:width="1.757cm" svg:height="0.568cm" svg:x="3.504cm" svg:y="11.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38" xml:id="id923" draw:id="id923" draw:layer="layout" svg:width="1.314cm" svg:height="1.223cm" svg:x="20.02cm" svg:y="11.987cm">
          <text:p text:style-name="P59">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svg:x1="20.677cm" svg:y1="13.21cm" svg:x2="15.475cm" svg:y2="12.814cm" draw:start-shape="id923" draw:start-glue-point="2" draw:end-shape="id924" draw:end-glue-point="1" svg:d="M20677 13210v525h-2929v-921h-2273" svg:viewBox="0 0 5203 922">
          <text:p/>
        </draw:connector>
        <draw:custom-shape draw:style-name="gr50" draw:text-style-name="P38" xml:id="id924" draw:id="id924" draw:layer="layout" svg:width="3.786cm" svg:height="1.223cm" svg:x="11.689cm" svg:y="12.203cm">
          <text:p text:style-name="P59">ph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5" draw:layer="layout" draw:type="line" svg:x1="13.582cm" svg:y1="13.426cm" svg:x2="13.641cm" svg:y2="14.414cm" draw:start-shape="id924" draw:start-glue-point="2" draw:end-shape="id925" draw:end-glue-point="0" svg:d="M13582 13426l59 988" svg:viewBox="0 0 60 989">
          <text:p/>
        </draw:connector>
        <draw:g xml:id="id925" draw:id="id925">
          <draw:line draw:style-name="gr15" draw:text-style-name="P60" draw:layer="layout" svg:x1="12.99cm" svg:y1="14.414cm" svg:x2="14.292cm" svg:y2="14.414cm">
            <text:p/>
          </draw:line>
          <draw:line draw:style-name="gr15" draw:text-style-name="P60" draw:layer="layout" svg:x1="13.268cm" svg:y1="14.61cm" svg:x2="14.076cm" svg:y2="14.614cm">
            <text:p/>
          </draw:line>
          <draw:line draw:style-name="gr15" draw:text-style-name="P60" draw:layer="layout" svg:x1="13.479cm" svg:y1="14.814cm" svg:x2="13.976cm" svg:y2="14.8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Usando isso tudo!</text:p>
          </draw:text-box>
        </draw:frame>
        <draw:frame draw:style-name="gr6" draw:text-style-name="P52" draw:layer="layout" svg:width="27.75cm" svg:height="13.282cm" svg:x="0.369cm" svg:y="3.377cm">
          <draw:text-box>
            <text:p text:style-name="P63"><text:span text:style-name="T104">int</text:span><text:span text:style-name="T111"> </text:span><text:span text:style-name="T112">main</text:span><text:span text:style-name="T104">()</text:span></text:p>
            <text:p text:style-name="P63"><text:span text:style-name="T104">{</text:span></text:p>
            <text:p text:style-name="P63"><text:span text:style-name="T111"><text:s text:c="4"/></text:span><text:span text:style-name="T104">struct</text:span><text:span text:style-name="T111"> </text:span><text:span text:style-name="T112">coord</text:span><text:span text:style-name="T111"> </text:span><text:span text:style-name="T104">*</text:span><text:span text:style-name="T111"> </text:span><text:span text:style-name="T112">phead</text:span><text:span text:style-name="T111"> </text:span><text:span text:style-name="T104">=</text:span><text:span text:style-name="T111"> </text:span><text:span text:style-name="T112">NULL</text:span><text:span text:style-name="T104">;</text:span></text:p>
            <text:p text:style-name="P63"><text:span text:style-name="T111"><text:s text:c="4"/></text:span><text:span text:style-name="T104">int</text:span><text:span text:style-name="T111"> </text:span><text:span text:style-name="T112">i</text:span><text:span text:style-name="T104">;</text:span></text:p>
            <text:p text:style-name="P63"><text:span text:style-name="T111"><text:s text:c="4"/></text:span><text:span text:style-name="T116">//Insere 5 elementos na árvore</text:span></text:p>
            <text:p text:style-name="P63"><text:span text:style-name="T111"><text:s text:c="4"/></text:span><text:span text:style-name="T104">for</text:span><text:span text:style-name="T111"> </text:span><text:span text:style-name="T104">(</text:span><text:span text:style-name="T112">i</text:span><text:span text:style-name="T104">=</text:span><text:span text:style-name="T113">0</text:span><text:span text:style-name="T104">;</text:span><text:span text:style-name="T111"> </text:span><text:span text:style-name="T112">i</text:span><text:span text:style-name="T104">&lt;</text:span><text:span text:style-name="T115">5</text:span><text:span text:style-name="T104">;</text:span><text:span text:style-name="T111"> </text:span><text:span text:style-name="T112">i</text:span><text:span text:style-name="T104">++)</text:span></text:p>
            <text:p text:style-name="P63"><text:span text:style-name="T111"><text:s text:c="8"/></text:span><text:span text:style-name="T112">insereArvoreBin</text:span><text:span text:style-name="T104">(&amp;</text:span><text:span text:style-name="T112">phead</text:span><text:span text:style-name="T104">);</text:span></text:p>
            <text:p text:style-name="P63"><text:span text:style-name="T88"><text:s text:c="8"/></text:span></text:p>
            <text:p text:style-name="P63"><text:span text:style-name="T111"><text:s text:c="4"/></text:span><text:span text:style-name="T112">imprimeArvoreBin</text:span><text:span text:style-name="T104">(</text:span><text:span text:style-name="T112">phead</text:span><text:span text:style-name="T104">);</text:span></text:p>
            <text:p text:style-name="P63"><text:span text:style-name="T88"><text:s text:c="4"/></text:span></text:p>
            <text:p text:style-name="P63"><text:span text:style-name="T111"><text:s text:c="4"/></text:span><text:span text:style-name="T116">//Busca e imprime o elemento (1,10)</text:span></text:p>
            <text:p text:style-name="P63"><text:span text:style-name="T111"><text:s text:c="4"/></text:span><text:span text:style-name="T112">imprimeElemento</text:span><text:span text:style-name="T104">(</text:span><text:span text:style-name="T112">buscaCoord</text:span><text:span text:style-name="T104">(</text:span><text:span text:style-name="T113">1</text:span><text:span text:style-name="T104">,</text:span><text:span text:style-name="T111"> </text:span><text:span text:style-name="T113">10</text:span><text:span text:style-name="T104">,</text:span><text:span text:style-name="T111"> </text:span><text:span text:style-name="T112">phead</text:span><text:span text:style-name="T104">));</text:span></text:p>
            <text:p><text:span text:style-name="T87"/></text:p>
            <text:p text:style-name="P63"><text:span text:style-name="T111"><text:s text:c="4"/></text:span><text:span text:style-name="T116">/*Busca e imprime o elemento (2,10);*/</text:span></text:p>
            <text:p text:style-name="P63"><text:span text:style-name="T111"><text:s text:c="4"/></text:span><text:span text:style-name="T112">imprimeElemento</text:span><text:span text:style-name="T104">(</text:span><text:span text:style-name="T112">buscaCoord</text:span><text:span text:style-name="T104">(</text:span><text:span text:style-name="T113">2</text:span><text:span text:style-name="T104">,</text:span><text:span text:style-name="T111"> </text:span><text:span text:style-name="T113">10</text:span><text:span text:style-name="T104">,</text:span><text:span text:style-name="T111"> </text:span><text:span text:style-name="T112">phead</text:span><text:span text:style-name="T104">));</text:span></text:p>
            <text:p text:style-name="P63"><text:span text:style-name="T87"><text:s text:c="7"/></text:span></text:p>
            <text:p text:style-name="P63"><text:span text:style-name="T111"><text:s text:c="4"/></text:span><text:span text:style-name="T112">limparArvoreBin</text:span><text:span text:style-name="T104">(&amp;</text:span><text:span text:style-name="T112">phead</text:span><text:span text:style-name="T104">);</text:span></text:p>
            <text:p text:style-name="P63"><text:span text:style-name="T111"><text:s text:c="4"/></text:span><text:span text:style-name="T112">imprimeArvorebin</text:span><text:span text:style-name="T104">(</text:span><text:span text:style-name="T112">phead</text:span><text:span text:style-name="T87">);</text:span></text:p>
            <text:p text:style-name="P63"><text:span text:style-name="T87">}</text:span><text:span text:style-name="T88"> <text:s text:c="3"/></text:span></text:p>
            <text:p text:style-name="P63"><text:span text:style-name="T88"/></text:p>
            <text:p text:style-name="P62"><text:span text:style-name="T87"><text:s text:c="4"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3" draw:master-page-name="Default" presentation:use-footer-name="ftr1">
        <office:forms form:automatic-focus="false" form:apply-design-mode="false"/>
        <draw:frame draw:style-name="gr62" draw:text-style-name="P77" draw:layer="layout" svg:width="5.32cm" svg:height="3cm" svg:x="11.34cm" svg:y="9.5cm">
          <draw:text-box>
            <text:p text:style-name="P57"><text:span text:style-name="T151">Fi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1" draw:style-name="dp4" draw:master-page-name="Default" presentation:use-footer-name="ftr1">
        <office:forms form:automatic-focus="false" form:apply-design-mode="false"/>
        <draw:frame draw:style-name="gr63" draw:text-style-name="P78" xml:id="id926" draw:id="id926" draw:layer="layout" svg:width="3cm" svg:height="0.975cm" svg:x="3cm" svg:y="3.599cm">
          <draw:text-box>
            <text:p><text:span text:style-name="T152">ABOUT</text:span></text:p>
          </draw:text-box>
        </draw:frame>
        <draw:frame draw:style-name="gr63" draw:text-style-name="P78" xml:id="id927" draw:id="id927" draw:layer="layout" svg:width="3cm" svg:height="0.975cm" svg:x="2.999cm" svg:y="5.798cm">
          <draw:text-box>
            <text:p><text:span text:style-name="T152">ALLAN</text:span></text:p>
          </draw:text-box>
        </draw:frame>
        <draw:frame draw:style-name="gr63" draw:text-style-name="P78" xml:id="id928" draw:id="id928" draw:layer="layout" svg:width="3cm" svg:height="0.975cm" svg:x="2.998cm" svg:y="7.897cm">
          <draw:text-box>
            <text:p><text:span text:style-name="T152">AM</text:span></text:p>
          </draw:text-box>
        </draw:frame>
        <draw:connector draw:style-name="gr64" draw:text-style-name="P25" draw:layer="layout" draw:type="line" svg:x1="4.5cm" svg:y1="4.574cm" svg:x2="4.499cm" svg:y2="5.798cm" draw:start-shape="id926" draw:start-glue-point="2" draw:end-shape="id927" draw:end-glue-point="0" svg:d="M4500 4574l-1 1224" svg:viewBox="0 0 2 1225">
          <text:p/>
        </draw:connector>
        <draw:connector draw:style-name="gr64" draw:text-style-name="P25" draw:layer="layout" draw:type="line" svg:x1="4.499cm" svg:y1="6.773cm" svg:x2="4.498cm" svg:y2="7.897cm" draw:start-shape="id927" draw:start-glue-point="2" draw:end-shape="id928" draw:end-glue-point="0" svg:d="M4499 6773l-1 1124" svg:viewBox="0 0 2 1125">
          <text:p/>
        </draw:connector>
        <draw:frame draw:style-name="gr63" draw:text-style-name="P78" xml:id="id940" draw:id="id940" draw:layer="layout" svg:width="3cm" svg:height="0.975cm" svg:x="2.997cm" svg:y="11.596cm">
          <draw:text-box>
            <text:p><text:span text:style-name="T152">I</text:span></text:p>
          </draw:text-box>
        </draw:frame>
        <draw:connector draw:style-name="gr64" draw:text-style-name="P25" draw:layer="layout" draw:type="line" svg:x1="4.45cm" svg:y1="12.56cm" svg:x2="4.45cm" svg:y2="13.996cm" draw:end-shape="id929" draw:end-glue-point="0" svg:d="M4450 12560v1436" svg:viewBox="0 0 1 1437">
          <text:p/>
        </draw:connector>
        <draw:frame draw:style-name="gr63" draw:text-style-name="P78" xml:id="id929" draw:id="id929" draw:layer="layout" svg:width="3cm" svg:height="0.975cm" svg:x="2.95cm" svg:y="13.996cm">
          <draw:text-box>
            <text:p><text:span text:style-name="T152">MOST</text:span></text:p>
          </draw:text-box>
        </draw:frame>
        <draw:frame draw:style-name="gr65" draw:text-style-name="P79" xml:id="id930" draw:id="id930" draw:layer="layout" svg:width="1cm" svg:height="0.958cm" svg:x="7.2cm" svg:y="3.599cm">
          <draw:text-box>
            <text:p text:style-name="P20">5</text:p>
          </draw:text-box>
        </draw:frame>
        <draw:connector draw:style-name="gr64" draw:text-style-name="P25" draw:layer="layout" draw:type="line" svg:x1="6cm" svg:y1="4.086cm" svg:x2="7.2cm" svg:y2="4.078cm" draw:start-shape="id926" draw:start-glue-point="1" draw:end-shape="id930" draw:end-glue-point="3" svg:d="M6000 4086l1200-8" svg:viewBox="0 0 1201 9">
          <text:p/>
        </draw:connector>
        <draw:g xml:id="id931" draw:id="id931">
          <draw:line draw:style-name="gr15" draw:text-style-name="P25" draw:layer="layout" svg:x1="8.753cm" svg:y1="4.697cm" svg:x2="10.055cm" svg:y2="4.697cm">
            <text:p/>
          </draw:line>
          <draw:line draw:style-name="gr15" draw:text-style-name="P25" draw:layer="layout" svg:x1="9.031cm" svg:y1="4.893cm" svg:x2="9.839cm" svg:y2="4.897cm">
            <text:p/>
          </draw:line>
          <draw:line draw:style-name="gr15" draw:text-style-name="P25" draw:layer="layout" svg:x1="9.242cm" svg:y1="5.097cm" svg:x2="9.739cm" svg:y2="5.097cm">
            <text:p/>
          </draw:line>
        </draw:g>
        <draw:connector draw:style-name="gr64" draw:text-style-name="P25" draw:layer="layout" svg:x1="8.2cm" svg:y1="4.078cm" svg:x2="9.404cm" svg:y2="4.697cm" draw:start-shape="id930" draw:start-glue-point="1" draw:end-shape="id931" draw:end-glue-point="0" svg:d="M8200 4078h1204v619" svg:viewBox="0 0 1205 620">
          <text:p/>
        </draw:connector>
        <draw:frame draw:style-name="gr65" draw:text-style-name="P80" xml:id="id932" draw:id="id932" draw:layer="layout" svg:width="1cm" svg:height="0.958cm" svg:x="7.2cm" svg:y="5.798cm">
          <draw:text-box>
            <text:p text:style-name="P20">1</text:p>
          </draw:text-box>
        </draw:frame>
        <draw:connector draw:style-name="gr64" draw:text-style-name="P25" draw:layer="layout" draw:type="line" svg:x1="5.999cm" svg:y1="6.285cm" svg:x2="7.2cm" svg:y2="6.277cm" draw:start-shape="id927" draw:start-glue-point="1" draw:end-shape="id932" draw:end-glue-point="3" svg:d="M5999 6285l1201-8" svg:viewBox="0 0 1202 9">
          <text:p/>
        </draw:connector>
        <draw:g xml:id="id933" draw:id="id933">
          <draw:line draw:style-name="gr15" draw:text-style-name="P25" draw:layer="layout" svg:x1="8.753cm" svg:y1="7.196cm" svg:x2="10.055cm" svg:y2="7.196cm">
            <text:p/>
          </draw:line>
          <draw:line draw:style-name="gr15" draw:text-style-name="P25" draw:layer="layout" svg:x1="9.031cm" svg:y1="7.392cm" svg:x2="9.839cm" svg:y2="7.396cm">
            <text:p/>
          </draw:line>
          <draw:line draw:style-name="gr15" draw:text-style-name="P25" draw:layer="layout" svg:x1="9.242cm" svg:y1="7.596cm" svg:x2="9.739cm" svg:y2="7.596cm">
            <text:p/>
          </draw:line>
        </draw:g>
        <draw:connector draw:style-name="gr64" draw:text-style-name="P25" draw:layer="layout" svg:x1="8.2cm" svg:y1="6.277cm" svg:x2="9.404cm" svg:y2="7.196cm" draw:start-shape="id932" draw:start-glue-point="1" draw:end-shape="id933" draw:end-glue-point="0" svg:d="M8200 6277h1204v919" svg:viewBox="0 0 1205 920">
          <text:p/>
        </draw:connector>
        <draw:frame draw:style-name="gr66" draw:text-style-name="P81" draw:layer="layout" svg:width="1.119cm" svg:height="1.115cm" draw:transform="rotate (-1.57149445849569) translate (5.2cm 9.669cm)">
          <draw:text-box>
            <text:p><text:span text:style-name="T153">…</text:span></text:p>
          </draw:text-box>
        </draw:frame>
        <draw:frame draw:style-name="gr66" draw:text-style-name="P82" draw:layer="layout" svg:width="1.119cm" svg:height="1.115cm" draw:transform="rotate (-1.57149445849569) translate (5.2cm 16.069cm)">
          <draw:text-box>
            <text:p text:style-name="P20"><text:span text:style-name="T153">…</text:span></text:p>
          </draw:text-box>
        </draw:frame>
        <draw:g xml:id="id934" draw:id="id934">
          <draw:line draw:style-name="gr15" draw:text-style-name="P25" draw:layer="layout" svg:x1="3.698cm" svg:y1="19.199cm" svg:x2="5cm" svg:y2="19.199cm">
            <text:p/>
          </draw:line>
          <draw:line draw:style-name="gr15" draw:text-style-name="P25" draw:layer="layout" svg:x1="3.976cm" svg:y1="19.395cm" svg:x2="4.784cm" svg:y2="19.399cm">
            <text:p/>
          </draw:line>
          <draw:line draw:style-name="gr15" draw:text-style-name="P25" draw:layer="layout" svg:x1="4.187cm" svg:y1="19.599cm" svg:x2="4.684cm" svg:y2="19.599cm">
            <text:p/>
          </draw:line>
        </draw:g>
        <draw:connector draw:style-name="gr64" draw:text-style-name="P25" draw:layer="layout" svg:x1="4.337cm" svg:y1="17.465cm" svg:x2="4.349cm" svg:y2="19.199cm" draw:end-shape="id934" draw:end-glue-point="0" svg:d="M4337 17465v604h12v1130" svg:viewBox="0 0 13 1735">
          <text:p/>
        </draw:connector>
        <draw:frame draw:style-name="gr65" draw:text-style-name="P79" xml:id="id935" draw:id="id935" draw:layer="layout" svg:width="1cm" svg:height="0.958cm" svg:x="7.2cm" svg:y="7.898cm">
          <draw:text-box>
            <text:p text:style-name="P20">5</text:p>
          </draw:text-box>
        </draw:frame>
        <draw:connector draw:style-name="gr64" draw:text-style-name="P25" draw:layer="layout" draw:type="line" svg:x1="5.998cm" svg:y1="8.384cm" svg:x2="7.2cm" svg:y2="8.377cm" draw:start-shape="id928" draw:start-glue-point="1" draw:end-shape="id935" draw:end-glue-point="3" svg:d="M5998 8384l1202-7" svg:viewBox="0 0 1203 8">
          <text:p/>
        </draw:connector>
        <draw:g xml:id="id936" draw:id="id936">
          <draw:line draw:style-name="gr15" draw:text-style-name="P25" draw:layer="layout" svg:x1="8.753cm" svg:y1="8.996cm" svg:x2="10.055cm" svg:y2="8.996cm">
            <text:p/>
          </draw:line>
          <draw:line draw:style-name="gr15" draw:text-style-name="P25" draw:layer="layout" svg:x1="9.031cm" svg:y1="9.192cm" svg:x2="9.839cm" svg:y2="9.196cm">
            <text:p/>
          </draw:line>
          <draw:line draw:style-name="gr15" draw:text-style-name="P25" draw:layer="layout" svg:x1="9.242cm" svg:y1="9.396cm" svg:x2="9.739cm" svg:y2="9.396cm">
            <text:p/>
          </draw:line>
        </draw:g>
        <draw:connector draw:style-name="gr64" draw:text-style-name="P25" draw:layer="layout" svg:x1="8.2cm" svg:y1="8.377cm" svg:x2="9.404cm" svg:y2="8.996cm" draw:start-shape="id935" draw:start-glue-point="1" draw:end-shape="id936" draw:end-glue-point="0" svg:d="M8200 8377h1204v619" svg:viewBox="0 0 1205 620">
          <text:p/>
        </draw:connector>
        <draw:frame draw:style-name="gr65" draw:text-style-name="P79" xml:id="id938" draw:id="id938" draw:layer="layout" svg:width="1cm" svg:height="0.958cm" svg:x="9.37cm" svg:y="11.626cm">
          <draw:text-box>
            <text:p text:style-name="P20">6</text:p>
          </draw:text-box>
        </draw:frame>
        <draw:connector draw:style-name="gr64" draw:text-style-name="P25" draw:layer="layout" draw:type="line" svg:x1="8.2cm" svg:y1="12.097cm" svg:x2="9.37cm" svg:y2="12.105cm" draw:start-shape="id937" draw:start-glue-point="1" draw:end-shape="id938" draw:end-glue-point="3" svg:d="M8200 12097l1170 8" svg:viewBox="0 0 1171 9">
          <text:p/>
        </draw:connector>
        <draw:g xml:id="id939" draw:id="id939">
          <draw:line draw:style-name="gr15" draw:text-style-name="P25" draw:layer="layout" svg:x1="10.635cm" svg:y1="12.778cm" svg:x2="11.937cm" svg:y2="12.778cm">
            <text:p/>
          </draw:line>
          <draw:line draw:style-name="gr15" draw:text-style-name="P25" draw:layer="layout" svg:x1="10.913cm" svg:y1="12.974cm" svg:x2="11.721cm" svg:y2="12.978cm">
            <text:p/>
          </draw:line>
          <draw:line draw:style-name="gr15" draw:text-style-name="P25" draw:layer="layout" svg:x1="11.124cm" svg:y1="13.178cm" svg:x2="11.621cm" svg:y2="13.178cm">
            <text:p/>
          </draw:line>
        </draw:g>
        <draw:connector draw:style-name="gr64" draw:text-style-name="P25" draw:layer="layout" svg:x1="10.37cm" svg:y1="12.105cm" svg:x2="11.286cm" svg:y2="12.778cm" draw:start-shape="id938" draw:start-glue-point="1" draw:end-shape="id939" draw:end-glue-point="0" svg:d="M10370 12105h916v673" svg:viewBox="0 0 917 674">
          <text:p/>
        </draw:connector>
        <draw:frame draw:style-name="gr65" draw:text-style-name="P79" xml:id="id937" draw:id="id937" draw:layer="layout" svg:width="1cm" svg:height="0.958cm" svg:x="7.2cm" svg:y="11.618cm">
          <draw:text-box>
            <text:p text:style-name="P20">5</text:p>
          </draw:text-box>
        </draw:frame>
        <draw:connector draw:style-name="gr64" draw:text-style-name="P25" draw:layer="layout" draw:type="line" svg:x1="5.997cm" svg:y1="12.083cm" svg:x2="7.2cm" svg:y2="12.097cm" draw:start-shape="id940" draw:start-glue-point="1" draw:end-shape="id937" draw:end-glue-point="3" svg:d="M5997 12083l1203 14" svg:viewBox="0 0 1204 15">
          <text:p/>
        </draw:connector>
        <draw:frame draw:style-name="gr65" draw:text-style-name="P79" xml:id="id942" draw:id="id942" draw:layer="layout" svg:width="1cm" svg:height="0.958cm" svg:x="9.369cm" svg:y="14.025cm">
          <draw:text-box>
            <text:p text:style-name="P20">5</text:p>
          </draw:text-box>
        </draw:frame>
        <draw:connector draw:style-name="gr64" draw:text-style-name="P25" draw:layer="layout" draw:type="line" svg:x1="8.199cm" svg:y1="14.496cm" svg:x2="9.369cm" svg:y2="14.504cm" draw:start-shape="id941" draw:start-glue-point="1" draw:end-shape="id942" draw:end-glue-point="3" svg:d="M8199 14496l1170 8" svg:viewBox="0 0 1171 9">
          <text:p/>
        </draw:connector>
        <draw:g xml:id="id943" draw:id="id943">
          <draw:line draw:style-name="gr15" draw:text-style-name="P25" draw:layer="layout" svg:x1="10.634cm" svg:y1="15.177cm" svg:x2="11.936cm" svg:y2="15.177cm">
            <text:p/>
          </draw:line>
          <draw:line draw:style-name="gr15" draw:text-style-name="P25" draw:layer="layout" svg:x1="10.912cm" svg:y1="15.373cm" svg:x2="11.72cm" svg:y2="15.377cm">
            <text:p/>
          </draw:line>
          <draw:line draw:style-name="gr15" draw:text-style-name="P25" draw:layer="layout" svg:x1="11.123cm" svg:y1="15.577cm" svg:x2="11.62cm" svg:y2="15.577cm">
            <text:p/>
          </draw:line>
        </draw:g>
        <draw:connector draw:style-name="gr64" draw:text-style-name="P25" draw:layer="layout" svg:x1="10.369cm" svg:y1="14.504cm" svg:x2="11.285cm" svg:y2="15.177cm" draw:start-shape="id942" draw:start-glue-point="1" draw:end-shape="id943" draw:end-glue-point="0" svg:d="M10369 14504h916v673" svg:viewBox="0 0 917 674">
          <text:p/>
        </draw:connector>
        <draw:frame draw:style-name="gr65" draw:text-style-name="P79" xml:id="id941" draw:id="id941" draw:layer="layout" svg:width="1cm" svg:height="0.958cm" svg:x="7.199cm" svg:y="14.017cm">
          <draw:text-box>
            <text:p text:style-name="P20">4</text:p>
          </draw:text-box>
        </draw:frame>
        <draw:connector draw:style-name="gr64" draw:text-style-name="P25" draw:layer="layout" draw:type="line" svg:x1="5.95cm" svg:y1="14.483cm" svg:x2="7.199cm" svg:y2="14.496cm" draw:start-shape="id929" draw:start-glue-point="1" draw:end-shape="id941" draw:end-glue-point="3" svg:d="M5950 14483l1249 13" svg:viewBox="0 0 1250 14">
          <text:p/>
        </draw:connector>
        <presentation:notes draw:style-name="dp2">
          <draw:page-thumbnail draw:style-name="gr4" draw:layer="layout" svg:width="13.968cm" svg:height="10.476cm" svg:x="3.81cm" svg:y="2.123cm" draw:page-number="13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3" svg:font-family="Menlo-Regular"/>
    <style:font-face style:name="F" svg:font-family="" style:font-family-generic="roman"/>
    <style:font-face style:name="01" svg:font-family="0" style:font-family-generic="roman"/>
    <style:font-face style:name="Menlo-Regular1" svg:font-family="Menlo-Regular" style:font-family-generic="roman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Courier 10 Pitch" svg:font-family="'Courier 10 Pitch'" style:font-pitch="variable"/>
    <style:font-face style:name="DejaVu Sans3" svg:font-family="'DejaVu Sans'" style:font-pitch="variable"/>
    <style:font-face style:name="Menlo-Regular2" svg:font-family="Menlo-Regular" style:font-pitch="variable"/>
    <style:font-face style:name="Times New Roman1" svg:font-family="'Times New Roman'" style:font-pitch="variable"/>
    <style:font-face style:name="Courier New1" svg:font-family="'Courier New'" style:font-family-generic="modern" style:font-pitch="variable"/>
    <style:font-face style:name="DejaVu Sans2" svg:font-family="'DejaVu Sans'" style:font-family-generic="modern" style:font-pitch="variable"/>
    <style:font-face style:name="Times New Roman2" svg:font-family="'Times New Roman'" style:font-family-generic="modern" style:font-pitch="variable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egrito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fundo_20_e-foto" draw:display-name="fundo e-foto" xlink:href="Pictures/1000000000000400000003007D56E87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_5f_OOoComputerBase" style:display-name="_OOoComputerBase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_5f_OOoComputerKeyWord" style:display-name="_OOoComputerKeyWord" style:family="graphic">
      <style:paragraph-properties style:text-autospace="none"/>
      <style:text-properties fo:color="#000080" fo:font-size="12pt" fo:language="zxx" fo:country="none" style:language-asian="en" style:country-asian="US" style:font-size-complex="12pt"/>
    </style:style>
    <style:style style:name="_5f_OOoComputerIdent" style:display-name="_OOoComputerIdent" style:family="graphic">
      <style:paragraph-properties style:text-autospace="none"/>
      <style:text-properties fo:color="#008000" fo:font-size="12pt" fo:language="en" fo:country="US" style:language-asian="en" style:country-asian="US" style:font-size-complex="12pt"/>
    </style:style>
    <style:style style:name="_5f_OOoComputerComment" style:display-name="_OOoComputerComment" style:family="graphic">
      <style:paragraph-properties style:text-autospace="none"/>
      <style:text-properties fo:color="#4c4c4c" fo:font-size="12pt" fo:language="en" fo:country="US" style:language-asian="en" style:country-asian="US" style:font-size-complex="12pt"/>
    </style:style>
    <style:style style:name="_5f_OOoComputerLiteral" style:display-name="_OOoComputerLiteral" style:family="graphic">
      <style:paragraph-properties style:text-autospace="none"/>
      <style:text-properties fo:color="#ff0000"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font-size="16pt" fo:font-weight="bold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size="14pt" fo:font-weight="bold" style:font-size-asian="14pt" style:font-weight-asian="bold" style:font-weight-complex="bold"/>
    </style:style>
    <style:style style:name="_5f_code" style:display-name="_code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text-outline="false" style:text-line-through-style="none" style:text-line-through-type="none" fo:font-size="18pt" fo:font-style="normal" fo:text-shadow="none" style:text-underline-style="none" fo:font-weight="normal" style:font-size-asian="12pt" style:font-style-asian="normal" style:font-weight-asian="normal" style:font-style-complex="normal" style:font-weight-complex="normal" style:text-emphasiz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 draw:fill-image-name="fundo_20_e-foto" draw:fill-image-width="0cm" draw:fill-image-height="0cm" style:repeat="stretch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ff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1pt 1pt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image-name="fundo_20_e-foto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944794" draw:textarea-horizontal-align="center" draw:textarea-vertical-align="middl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 style:list-style-name="ML2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944794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color="#2323dc" style:font-name="Courier 10 Pitch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5" draw:layer="backgroundobjects" svg:width="28cm" svg:height="3.035cm" svg:x="0cm" svg:y="-0.035cm">
        <text:p/>
      </draw:rect>
      <draw:frame presentation:style-name="Mpr2" draw:text-style-name="MP7" draw:layer="backgroundobjects" svg:width="25.199cm" svg:height="3cm" svg:x="1.4cm" svg:y="-0.027cm" presentation:class="title">
        <draw:text-box>
          <text:p text:style-name="MP6">Click to edit the title text format</text:p>
        </draw:text-box>
      </draw:frame>
      <draw:frame presentation:style-name="Mpr3" draw:text-style-name="MP8" draw:layer="backgroundobjects" svg:width="25.199cm" svg:height="13.859cm" svg:x="1.5cm" svg:y="4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  <text:list>
                                    <text:list-item>
                                      <text:p text:style-name="MP6"><text:span text:style-name="MT5">Seventh Outline Level</text:span></text:p>
                                      <text:list>
                                        <text:list-item>
                                          <text:p text:style-name="MP6"><text:span text:style-name="MT5">Eighth Outline Level</text:span></text:p>
                                          <text:list>
                                            <text:list-item>
                                              <text:p text:style-name="MP6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4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4.262cm" svg:height="1.448cm" svg:x="23.3cm" svg:y="19.552cm" presentation:class="page-number">
        <draw:text-box>
          <text:p text:style-name="MP11"><text:span text:style-name="MT6"/></text:p>
          <text:p text:style-name="MP11"><text:span text:style-name="MT6"><text:page-number>&lt;number&gt;</text:page-number></text:span><text:span text:style-name="MT6">/130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4.3$MacOSX_X86_64 LibreOffice_project/2c39ebcf046445232b798108aa8a7e7d89552ea8</meta:generator>
    <meta:initial-creator>Guilherme Mota</meta:initial-creator>
    <meta:creation-date>2006-10-21T11:50:40</meta:creation-date>
    <dc:date>2015-11-29T15:36:46.984155000</dc:date>
    <dc:language>pt-BR</dc:language>
    <meta:editing-cycles>293</meta:editing-cycles>
    <meta:editing-duration>P6DT16H53M38S</meta:editing-duration>
    <meta:document-statistic meta:object-count="33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 mathvariant="italic">DistEuc</mi>
          <mrow>
            <mi>p</mi>
            <mo stretchy="false">→</mo>
            <mi>q</mi>
          </mrow>
        </msub>
        <mo stretchy="false">=</mo>
        <msqrt>
          <mrow>
            <mrow>
              <msup>
                <mrow>
                  <mo stretchy="false">(</mo>
                  <mrow>
                    <mrow>
                      <msub>
                        <mi>p</mi>
                        <mrow>
                          <mi>x</mi>
                        </mrow>
                      </msub>
                      <mo stretchy="false">−</mo>
                      <msub>
                        <mi>q</mi>
                        <mrow>
                          <mi>x</mi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  <mo stretchy="false">+</mo>
              <msup>
                <mrow>
                  <mo stretchy="false">(</mo>
                  <mrow>
                    <mrow>
                      <msub>
                        <mi>p</mi>
                        <mrow>
                          <mi>y</mi>
                        </mrow>
                      </msub>
                      <mo stretchy="false">−</mo>
                      <msub>
                        <mi>q</mi>
                        <mrow>
                          <mi>y</mi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</mrow>
          </mrow>
        </msqrt>
      </mrow>
    </mrow>
    <annotation encoding="StarMath 5.0">DistEuc_{p rightarrow q} = sqrt{(p_{x} - q_{x})^{2}+(p_{y} - q_{y})^{2}} </annotation>
  </semantics>
</math>
</file>